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10" table:style-name="ta1">
        <table:shapes>
          <draw:frame draw:z-index="0" draw:style-name="gr1" draw:text-style-name="P1" svg:width="27.0197in" svg:height="6.163in" svg:x="8.202in" svg:y="3.7669in">
            <draw:object draw:notify-on-update-of-ranges="calibr10.A1:calibr10.A345 calibr10.F1:calibr10.F345 calibr10.A1:calibr10.A345 calibr10.H1:calibr10.H345 calibr10.A1:calibr10.A345 calibr10.G1:calibr10.G345 calibr10.A1:calibr10.A345 calibr10.B1:calibr10.B345 calibr10.A1:calibr10.A345 calibr10.C1:calibr10.C3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7" table:default-cell-style-name="Default"/>
        <table:table-row table:style-name="ro1">
          <table:table-cell office:value-type="float" office:value="485.988" calcext:value-type="float">
            <text:p>485.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H1]" office:value-type="float" office:value="0" calcext:value-type="float">
            <text:p>0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486.053" calcext:value-type="float">
            <text:p>486.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453125" calcext:value-type="float">
            <text:p>8398.39453125</text:p>
          </table:table-cell>
          <table:table-cell/>
          <table:table-cell table:formula="of:=[.F1]-(([.F1]-[.H2])*[.$K$1])" office:value-type="float" office:value="0" calcext:value-type="float">
            <text:p>0</text:p>
          </table:table-cell>
          <table:table-cell table:formula="of:=[.G1]-(([.G1]-[.B2])*[.$I$1])" office:value-type="float" office:value="0" calcext:value-type="float">
            <text:p>0</text:p>
          </table:table-cell>
          <table:table-cell table:formula="of:=[.H1]-(([.H1]-[.G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6.124" calcext:value-type="float">
            <text:p>486.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8671875" calcext:value-type="float">
            <text:p>8398.388671875</text:p>
          </table:table-cell>
          <table:table-cell/>
          <table:table-cell table:formula="of:=[.F2]-(([.F2]-[.H3])*[.$K$1])" office:value-type="float" office:value="0" calcext:value-type="float">
            <text:p>0</text:p>
          </table:table-cell>
          <table:table-cell table:formula="of:=[.G2]-(([.G2]-[.B3])*[.$I$1])" office:value-type="float" office:value="0" calcext:value-type="float">
            <text:p>0</text:p>
          </table:table-cell>
          <table:table-cell table:formula="of:=[.H2]-(([.H2]-[.G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6.196" calcext:value-type="float">
            <text:p>486.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28125" calcext:value-type="float">
            <text:p>8398.3828125</text:p>
          </table:table-cell>
          <table:table-cell/>
          <table:table-cell table:formula="of:=[.F3]-(([.F3]-[.H4])*[.$K$1])" office:value-type="float" office:value="0" calcext:value-type="float">
            <text:p>0</text:p>
          </table:table-cell>
          <table:table-cell table:formula="of:=[.G3]-(([.G3]-[.B4])*[.$I$1])" office:value-type="float" office:value="0" calcext:value-type="float">
            <text:p>0</text:p>
          </table:table-cell>
          <table:table-cell table:formula="of:=[.H3]-(([.H3]-[.G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6.272" calcext:value-type="float">
            <text:p>486.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4]-(([.F4]-[.H5])*[.$K$1])" office:value-type="float" office:value="0" calcext:value-type="float">
            <text:p>0</text:p>
          </table:table-cell>
          <table:table-cell table:formula="of:=[.G4]-(([.G4]-[.B5])*[.$I$1])" office:value-type="float" office:value="0" calcext:value-type="float">
            <text:p>0</text:p>
          </table:table-cell>
          <table:table-cell table:formula="of:=[.H4]-(([.H4]-[.G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6.344" calcext:value-type="float">
            <text:p>486.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5]-(([.F5]-[.H6])*[.$K$1])" office:value-type="float" office:value="0" calcext:value-type="float">
            <text:p>0</text:p>
          </table:table-cell>
          <table:table-cell table:formula="of:=[.G5]-(([.G5]-[.B6])*[.$I$1])" office:value-type="float" office:value="0" calcext:value-type="float">
            <text:p>0</text:p>
          </table:table-cell>
          <table:table-cell table:formula="of:=[.H5]-(([.H5]-[.G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6.426" calcext:value-type="float">
            <text:p>486.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6]-(([.F6]-[.H7])*[.$K$1])" office:value-type="float" office:value="0" calcext:value-type="float">
            <text:p>0</text:p>
          </table:table-cell>
          <table:table-cell table:formula="of:=[.G6]-(([.G6]-[.B7])*[.$I$1])" office:value-type="float" office:value="0" calcext:value-type="float">
            <text:p>0</text:p>
          </table:table-cell>
          <table:table-cell table:formula="of:=[.H6]-(([.H6]-[.G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6.497" calcext:value-type="float">
            <text:p>486.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7]-(([.F7]-[.H8])*[.$K$1])" office:value-type="float" office:value="0" calcext:value-type="float">
            <text:p>0</text:p>
          </table:table-cell>
          <table:table-cell table:formula="of:=[.G7]-(([.G7]-[.B8])*[.$I$1])" office:value-type="float" office:value="0" calcext:value-type="float">
            <text:p>0</text:p>
          </table:table-cell>
          <table:table-cell table:formula="of:=[.H7]-(([.H7]-[.G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6.569" calcext:value-type="float">
            <text:p>486.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8]-(([.F8]-[.H9])*[.$K$1])" office:value-type="float" office:value="0" calcext:value-type="float">
            <text:p>0</text:p>
          </table:table-cell>
          <table:table-cell table:formula="of:=[.G8]-(([.G8]-[.B9])*[.$I$1])" office:value-type="float" office:value="0" calcext:value-type="float">
            <text:p>0</text:p>
          </table:table-cell>
          <table:table-cell table:formula="of:=[.H8]-(([.H8]-[.G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6.642" calcext:value-type="float">
            <text:p>486.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9]-(([.F9]-[.H10])*[.$K$1])" office:value-type="float" office:value="0" calcext:value-type="float">
            <text:p>0</text:p>
          </table:table-cell>
          <table:table-cell table:formula="of:=[.G9]-(([.G9]-[.B10])*[.$I$1])" office:value-type="float" office:value="0" calcext:value-type="float">
            <text:p>0</text:p>
          </table:table-cell>
          <table:table-cell table:formula="of:=[.H9]-(([.H9]-[.G1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6.722" calcext:value-type="float">
            <text:p>486.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0]-(([.F10]-[.H11])*[.$K$1])" office:value-type="float" office:value="0" calcext:value-type="float">
            <text:p>0</text:p>
          </table:table-cell>
          <table:table-cell table:formula="of:=[.G10]-(([.G10]-[.B11])*[.$I$1])" office:value-type="float" office:value="0" calcext:value-type="float">
            <text:p>0</text:p>
          </table:table-cell>
          <table:table-cell table:formula="of:=[.H10]-(([.H10]-[.G1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6.789" calcext:value-type="float">
            <text:p>486.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1]-(([.F11]-[.H12])*[.$K$1])" office:value-type="float" office:value="0" calcext:value-type="float">
            <text:p>0</text:p>
          </table:table-cell>
          <table:table-cell table:formula="of:=[.G11]-(([.G11]-[.B12])*[.$I$1])" office:value-type="float" office:value="0" calcext:value-type="float">
            <text:p>0</text:p>
          </table:table-cell>
          <table:table-cell table:formula="of:=[.H11]-(([.H11]-[.G1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6.861" calcext:value-type="float">
            <text:p>486.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2]-(([.F12]-[.H13])*[.$K$1])" office:value-type="float" office:value="0" calcext:value-type="float">
            <text:p>0</text:p>
          </table:table-cell>
          <table:table-cell table:formula="of:=[.G12]-(([.G12]-[.B13])*[.$I$1])" office:value-type="float" office:value="0" calcext:value-type="float">
            <text:p>0</text:p>
          </table:table-cell>
          <table:table-cell table:formula="of:=[.H12]-(([.H12]-[.G1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6.932" calcext:value-type="float">
            <text:p>486.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3]-(([.F13]-[.H14])*[.$K$1])" office:value-type="float" office:value="0" calcext:value-type="float">
            <text:p>0</text:p>
          </table:table-cell>
          <table:table-cell table:formula="of:=[.G13]-(([.G13]-[.B14])*[.$I$1])" office:value-type="float" office:value="0" calcext:value-type="float">
            <text:p>0</text:p>
          </table:table-cell>
          <table:table-cell table:formula="of:=[.H13]-(([.H13]-[.G1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008" calcext:value-type="float">
            <text:p>487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4]-(([.F14]-[.H15])*[.$K$1])" office:value-type="float" office:value="0" calcext:value-type="float">
            <text:p>0</text:p>
          </table:table-cell>
          <table:table-cell table:formula="of:=[.G14]-(([.G14]-[.B15])*[.$I$1])" office:value-type="float" office:value="0" calcext:value-type="float">
            <text:p>0</text:p>
          </table:table-cell>
          <table:table-cell table:formula="of:=[.H14]-(([.H14]-[.G1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079" calcext:value-type="float">
            <text:p>487.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5]-(([.F15]-[.H16])*[.$K$1])" office:value-type="float" office:value="0" calcext:value-type="float">
            <text:p>0</text:p>
          </table:table-cell>
          <table:table-cell table:formula="of:=[.G15]-(([.G15]-[.B16])*[.$I$1])" office:value-type="float" office:value="0" calcext:value-type="float">
            <text:p>0</text:p>
          </table:table-cell>
          <table:table-cell table:formula="of:=[.H15]-(([.H15]-[.G1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152" calcext:value-type="float">
            <text:p>487.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6]-(([.F16]-[.H17])*[.$K$1])" office:value-type="float" office:value="0" calcext:value-type="float">
            <text:p>0</text:p>
          </table:table-cell>
          <table:table-cell table:formula="of:=[.G16]-(([.G16]-[.B17])*[.$I$1])" office:value-type="float" office:value="0" calcext:value-type="float">
            <text:p>0</text:p>
          </table:table-cell>
          <table:table-cell table:formula="of:=[.H16]-(([.H16]-[.G1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224" calcext:value-type="float">
            <text:p>487.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7]-(([.F17]-[.H18])*[.$K$1])" office:value-type="float" office:value="0" calcext:value-type="float">
            <text:p>0</text:p>
          </table:table-cell>
          <table:table-cell table:formula="of:=[.G17]-(([.G17]-[.B18])*[.$I$1])" office:value-type="float" office:value="0" calcext:value-type="float">
            <text:p>0</text:p>
          </table:table-cell>
          <table:table-cell table:formula="of:=[.H17]-(([.H17]-[.G1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296" calcext:value-type="float">
            <text:p>487.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8]-(([.F18]-[.H19])*[.$K$1])" office:value-type="float" office:value="0" calcext:value-type="float">
            <text:p>0</text:p>
          </table:table-cell>
          <table:table-cell table:formula="of:=[.G18]-(([.G18]-[.B19])*[.$I$1])" office:value-type="float" office:value="0" calcext:value-type="float">
            <text:p>0</text:p>
          </table:table-cell>
          <table:table-cell table:formula="of:=[.H18]-(([.H18]-[.G1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369" calcext:value-type="float">
            <text:p>487.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9]-(([.F19]-[.H20])*[.$K$1])" office:value-type="float" office:value="0" calcext:value-type="float">
            <text:p>0</text:p>
          </table:table-cell>
          <table:table-cell table:formula="of:=[.G19]-(([.G19]-[.B20])*[.$I$1])" office:value-type="float" office:value="0" calcext:value-type="float">
            <text:p>0</text:p>
          </table:table-cell>
          <table:table-cell table:formula="of:=[.H19]-(([.H19]-[.G2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471" calcext:value-type="float">
            <text:p>487.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20]-(([.F20]-[.H21])*[.$K$1])" office:value-type="float" office:value="0" calcext:value-type="float">
            <text:p>0</text:p>
          </table:table-cell>
          <table:table-cell table:formula="of:=[.G20]-(([.G20]-[.B21])*[.$I$1])" office:value-type="float" office:value="0" calcext:value-type="float">
            <text:p>0</text:p>
          </table:table-cell>
          <table:table-cell table:formula="of:=[.H20]-(([.H20]-[.G2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544" calcext:value-type="float">
            <text:p>487.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21]-(([.F21]-[.H22])*[.$K$1])" office:value-type="float" office:value="0" calcext:value-type="float">
            <text:p>0</text:p>
          </table:table-cell>
          <table:table-cell table:formula="of:=[.G21]-(([.G21]-[.B22])*[.$I$1])" office:value-type="float" office:value="0" calcext:value-type="float">
            <text:p>0</text:p>
          </table:table-cell>
          <table:table-cell table:formula="of:=[.H21]-(([.H21]-[.G2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612" calcext:value-type="float">
            <text:p>487.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22]-(([.F22]-[.H23])*[.$K$1])" office:value-type="float" office:value="0" calcext:value-type="float">
            <text:p>0</text:p>
          </table:table-cell>
          <table:table-cell table:formula="of:=[.G22]-(([.G22]-[.B23])*[.$I$1])" office:value-type="float" office:value="0" calcext:value-type="float">
            <text:p>0</text:p>
          </table:table-cell>
          <table:table-cell table:formula="of:=[.H22]-(([.H22]-[.G2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681" calcext:value-type="float">
            <text:p>487.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23]-(([.F23]-[.H24])*[.$K$1])" office:value-type="float" office:value="0" calcext:value-type="float">
            <text:p>0</text:p>
          </table:table-cell>
          <table:table-cell table:formula="of:=[.G23]-(([.G23]-[.B24])*[.$I$1])" office:value-type="float" office:value="0" calcext:value-type="float">
            <text:p>0</text:p>
          </table:table-cell>
          <table:table-cell table:formula="of:=[.H23]-(([.H23]-[.G2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751" calcext:value-type="float">
            <text:p>487.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24]-(([.F24]-[.H25])*[.$K$1])" office:value-type="float" office:value="0" calcext:value-type="float">
            <text:p>0</text:p>
          </table:table-cell>
          <table:table-cell table:formula="of:=[.G24]-(([.G24]-[.B25])*[.$I$1])" office:value-type="float" office:value="0" calcext:value-type="float">
            <text:p>0</text:p>
          </table:table-cell>
          <table:table-cell table:formula="of:=[.H24]-(([.H24]-[.G2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88" calcext:value-type="float">
            <text:p>487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25]-(([.F25]-[.H26])*[.$K$1])" office:value-type="float" office:value="0" calcext:value-type="float">
            <text:p>0</text:p>
          </table:table-cell>
          <table:table-cell table:formula="of:=[.G25]-(([.G25]-[.B26])*[.$I$1])" office:value-type="float" office:value="0" calcext:value-type="float">
            <text:p>0</text:p>
          </table:table-cell>
          <table:table-cell table:formula="of:=[.H25]-(([.H25]-[.G2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7.952" calcext:value-type="float">
            <text:p>487.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26]-(([.F26]-[.H27])*[.$K$1])" office:value-type="float" office:value="0" calcext:value-type="float">
            <text:p>0</text:p>
          </table:table-cell>
          <table:table-cell table:formula="of:=[.G26]-(([.G26]-[.B27])*[.$I$1])" office:value-type="float" office:value="0" calcext:value-type="float">
            <text:p>0</text:p>
          </table:table-cell>
          <table:table-cell table:formula="of:=[.H26]-(([.H26]-[.G2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021" calcext:value-type="float">
            <text:p>488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27]-(([.F27]-[.H28])*[.$K$1])" office:value-type="float" office:value="0" calcext:value-type="float">
            <text:p>0</text:p>
          </table:table-cell>
          <table:table-cell table:formula="of:=[.G27]-(([.G27]-[.B28])*[.$I$1])" office:value-type="float" office:value="0" calcext:value-type="float">
            <text:p>0</text:p>
          </table:table-cell>
          <table:table-cell table:formula="of:=[.H27]-(([.H27]-[.G2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091" calcext:value-type="float">
            <text:p>488.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28]-(([.F28]-[.H29])*[.$K$1])" office:value-type="float" office:value="0" calcext:value-type="float">
            <text:p>0</text:p>
          </table:table-cell>
          <table:table-cell table:formula="of:=[.G28]-(([.G28]-[.B29])*[.$I$1])" office:value-type="float" office:value="0" calcext:value-type="float">
            <text:p>0</text:p>
          </table:table-cell>
          <table:table-cell table:formula="of:=[.H28]-(([.H28]-[.G2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164" calcext:value-type="float">
            <text:p>488.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29]-(([.F29]-[.H30])*[.$K$1])" office:value-type="float" office:value="0" calcext:value-type="float">
            <text:p>0</text:p>
          </table:table-cell>
          <table:table-cell table:formula="of:=[.G29]-(([.G29]-[.B30])*[.$I$1])" office:value-type="float" office:value="0" calcext:value-type="float">
            <text:p>0</text:p>
          </table:table-cell>
          <table:table-cell table:formula="of:=[.H29]-(([.H29]-[.G3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234" calcext:value-type="float">
            <text:p>488.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30]-(([.F30]-[.H31])*[.$K$1])" office:value-type="float" office:value="0" calcext:value-type="float">
            <text:p>0</text:p>
          </table:table-cell>
          <table:table-cell table:formula="of:=[.G30]-(([.G30]-[.B31])*[.$I$1])" office:value-type="float" office:value="0" calcext:value-type="float">
            <text:p>0</text:p>
          </table:table-cell>
          <table:table-cell table:formula="of:=[.H30]-(([.H30]-[.G3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309" calcext:value-type="float">
            <text:p>488.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31]-(([.F31]-[.H32])*[.$K$1])" office:value-type="float" office:value="0" calcext:value-type="float">
            <text:p>0</text:p>
          </table:table-cell>
          <table:table-cell table:formula="of:=[.G31]-(([.G31]-[.B32])*[.$I$1])" office:value-type="float" office:value="0" calcext:value-type="float">
            <text:p>0</text:p>
          </table:table-cell>
          <table:table-cell table:formula="of:=[.H31]-(([.H31]-[.G3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38" calcext:value-type="float">
            <text:p>488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32]-(([.F32]-[.H33])*[.$K$1])" office:value-type="float" office:value="0" calcext:value-type="float">
            <text:p>0</text:p>
          </table:table-cell>
          <table:table-cell table:formula="of:=[.G32]-(([.G32]-[.B33])*[.$I$1])" office:value-type="float" office:value="0" calcext:value-type="float">
            <text:p>0</text:p>
          </table:table-cell>
          <table:table-cell table:formula="of:=[.H32]-(([.H32]-[.G3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448" calcext:value-type="float">
            <text:p>488.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33]-(([.F33]-[.H34])*[.$K$1])" office:value-type="float" office:value="0" calcext:value-type="float">
            <text:p>0</text:p>
          </table:table-cell>
          <table:table-cell table:formula="of:=[.G33]-(([.G33]-[.B34])*[.$I$1])" office:value-type="float" office:value="0" calcext:value-type="float">
            <text:p>0</text:p>
          </table:table-cell>
          <table:table-cell table:formula="of:=[.H33]-(([.H33]-[.G3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518" calcext:value-type="float">
            <text:p>488.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34]-(([.F34]-[.H35])*[.$K$1])" office:value-type="float" office:value="0" calcext:value-type="float">
            <text:p>0</text:p>
          </table:table-cell>
          <table:table-cell table:formula="of:=[.G34]-(([.G34]-[.B35])*[.$I$1])" office:value-type="float" office:value="0" calcext:value-type="float">
            <text:p>0</text:p>
          </table:table-cell>
          <table:table-cell table:formula="of:=[.H34]-(([.H34]-[.G3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585" calcext:value-type="float">
            <text:p>488.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37890625" calcext:value-type="float">
            <text:p>8398.3837890625</text:p>
          </table:table-cell>
          <table:table-cell/>
          <table:table-cell table:formula="of:=[.F35]-(([.F35]-[.H36])*[.$K$1])" office:value-type="float" office:value="0" calcext:value-type="float">
            <text:p>0</text:p>
          </table:table-cell>
          <table:table-cell table:formula="of:=[.G35]-(([.G35]-[.B36])*[.$I$1])" office:value-type="float" office:value="0" calcext:value-type="float">
            <text:p>0</text:p>
          </table:table-cell>
          <table:table-cell table:formula="of:=[.H35]-(([.H35]-[.G3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656" calcext:value-type="float">
            <text:p>488.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36]-(([.F36]-[.H37])*[.$K$1])" office:value-type="float" office:value="0" calcext:value-type="float">
            <text:p>0</text:p>
          </table:table-cell>
          <table:table-cell table:formula="of:=[.G36]-(([.G36]-[.B37])*[.$I$1])" office:value-type="float" office:value="0" calcext:value-type="float">
            <text:p>0</text:p>
          </table:table-cell>
          <table:table-cell table:formula="of:=[.H36]-(([.H36]-[.G3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728" calcext:value-type="float">
            <text:p>488.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37]-(([.F37]-[.H38])*[.$K$1])" office:value-type="float" office:value="0" calcext:value-type="float">
            <text:p>0</text:p>
          </table:table-cell>
          <table:table-cell table:formula="of:=[.G37]-(([.G37]-[.B38])*[.$I$1])" office:value-type="float" office:value="0" calcext:value-type="float">
            <text:p>0</text:p>
          </table:table-cell>
          <table:table-cell table:formula="of:=[.H37]-(([.H37]-[.G3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804" calcext:value-type="float">
            <text:p>488.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38]-(([.F38]-[.H39])*[.$K$1])" office:value-type="float" office:value="0" calcext:value-type="float">
            <text:p>0</text:p>
          </table:table-cell>
          <table:table-cell table:formula="of:=[.G38]-(([.G38]-[.B39])*[.$I$1])" office:value-type="float" office:value="0" calcext:value-type="float">
            <text:p>0</text:p>
          </table:table-cell>
          <table:table-cell table:formula="of:=[.H38]-(([.H38]-[.G3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875" calcext:value-type="float">
            <text:p>488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39]-(([.F39]-[.H40])*[.$K$1])" office:value-type="float" office:value="0" calcext:value-type="float">
            <text:p>0</text:p>
          </table:table-cell>
          <table:table-cell table:formula="of:=[.G39]-(([.G39]-[.B40])*[.$I$1])" office:value-type="float" office:value="0" calcext:value-type="float">
            <text:p>0</text:p>
          </table:table-cell>
          <table:table-cell table:formula="of:=[.H39]-(([.H39]-[.G4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8.946" calcext:value-type="float">
            <text:p>488.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40]-(([.F40]-[.H41])*[.$K$1])" office:value-type="float" office:value="0" calcext:value-type="float">
            <text:p>0</text:p>
          </table:table-cell>
          <table:table-cell table:formula="of:=[.G40]-(([.G40]-[.B41])*[.$I$1])" office:value-type="float" office:value="0" calcext:value-type="float">
            <text:p>0</text:p>
          </table:table-cell>
          <table:table-cell table:formula="of:=[.H40]-(([.H40]-[.G4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016" calcext:value-type="float">
            <text:p>489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41]-(([.F41]-[.H42])*[.$K$1])" office:value-type="float" office:value="0" calcext:value-type="float">
            <text:p>0</text:p>
          </table:table-cell>
          <table:table-cell table:formula="of:=[.G41]-(([.G41]-[.B42])*[.$I$1])" office:value-type="float" office:value="0" calcext:value-type="float">
            <text:p>0</text:p>
          </table:table-cell>
          <table:table-cell table:formula="of:=[.H41]-(([.H41]-[.G4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185" calcext:value-type="float">
            <text:p>489.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42]-(([.F42]-[.H43])*[.$K$1])" office:value-type="float" office:value="0" calcext:value-type="float">
            <text:p>0</text:p>
          </table:table-cell>
          <table:table-cell table:formula="of:=[.G42]-(([.G42]-[.B43])*[.$I$1])" office:value-type="float" office:value="0" calcext:value-type="float">
            <text:p>0</text:p>
          </table:table-cell>
          <table:table-cell table:formula="of:=[.H42]-(([.H42]-[.G4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257" calcext:value-type="float">
            <text:p>489.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43]-(([.F43]-[.H44])*[.$K$1])" office:value-type="float" office:value="0" calcext:value-type="float">
            <text:p>0</text:p>
          </table:table-cell>
          <table:table-cell table:formula="of:=[.G43]-(([.G43]-[.B44])*[.$I$1])" office:value-type="float" office:value="0" calcext:value-type="float">
            <text:p>0</text:p>
          </table:table-cell>
          <table:table-cell table:formula="of:=[.H43]-(([.H43]-[.G4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328" calcext:value-type="float">
            <text:p>489.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44]-(([.F44]-[.H45])*[.$K$1])" office:value-type="float" office:value="0" calcext:value-type="float">
            <text:p>0</text:p>
          </table:table-cell>
          <table:table-cell table:formula="of:=[.G44]-(([.G44]-[.B45])*[.$I$1])" office:value-type="float" office:value="0" calcext:value-type="float">
            <text:p>0</text:p>
          </table:table-cell>
          <table:table-cell table:formula="of:=[.H44]-(([.H44]-[.G4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4" calcext:value-type="float">
            <text:p>48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45]-(([.F45]-[.H46])*[.$K$1])" office:value-type="float" office:value="0" calcext:value-type="float">
            <text:p>0</text:p>
          </table:table-cell>
          <table:table-cell table:formula="of:=[.G45]-(([.G45]-[.B46])*[.$I$1])" office:value-type="float" office:value="0" calcext:value-type="float">
            <text:p>0</text:p>
          </table:table-cell>
          <table:table-cell table:formula="of:=[.H45]-(([.H45]-[.G4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469" calcext:value-type="float">
            <text:p>489.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46]-(([.F46]-[.H47])*[.$K$1])" office:value-type="float" office:value="0" calcext:value-type="float">
            <text:p>0</text:p>
          </table:table-cell>
          <table:table-cell table:formula="of:=[.G46]-(([.G46]-[.B47])*[.$I$1])" office:value-type="float" office:value="0" calcext:value-type="float">
            <text:p>0</text:p>
          </table:table-cell>
          <table:table-cell table:formula="of:=[.H46]-(([.H46]-[.G4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542" calcext:value-type="float">
            <text:p>489.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47]-(([.F47]-[.H48])*[.$K$1])" office:value-type="float" office:value="0" calcext:value-type="float">
            <text:p>0</text:p>
          </table:table-cell>
          <table:table-cell table:formula="of:=[.G47]-(([.G47]-[.B48])*[.$I$1])" office:value-type="float" office:value="0" calcext:value-type="float">
            <text:p>0</text:p>
          </table:table-cell>
          <table:table-cell table:formula="of:=[.H47]-(([.H47]-[.G4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612" calcext:value-type="float">
            <text:p>489.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48]-(([.F48]-[.H49])*[.$K$1])" office:value-type="float" office:value="0" calcext:value-type="float">
            <text:p>0</text:p>
          </table:table-cell>
          <table:table-cell table:formula="of:=[.G48]-(([.G48]-[.B49])*[.$I$1])" office:value-type="float" office:value="0" calcext:value-type="float">
            <text:p>0</text:p>
          </table:table-cell>
          <table:table-cell table:formula="of:=[.H48]-(([.H48]-[.G4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684" calcext:value-type="float">
            <text:p>489.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49]-(([.F49]-[.H50])*[.$K$1])" office:value-type="float" office:value="0" calcext:value-type="float">
            <text:p>0</text:p>
          </table:table-cell>
          <table:table-cell table:formula="of:=[.G49]-(([.G49]-[.B50])*[.$I$1])" office:value-type="float" office:value="0" calcext:value-type="float">
            <text:p>0</text:p>
          </table:table-cell>
          <table:table-cell table:formula="of:=[.H49]-(([.H49]-[.G5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757" calcext:value-type="float">
            <text:p>489.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50]-(([.F50]-[.H51])*[.$K$1])" office:value-type="float" office:value="0" calcext:value-type="float">
            <text:p>0</text:p>
          </table:table-cell>
          <table:table-cell table:formula="of:=[.G50]-(([.G50]-[.B51])*[.$I$1])" office:value-type="float" office:value="0" calcext:value-type="float">
            <text:p>0</text:p>
          </table:table-cell>
          <table:table-cell table:formula="of:=[.H50]-(([.H50]-[.G5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842" calcext:value-type="float">
            <text:p>489.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51]-(([.F51]-[.H52])*[.$K$1])" office:value-type="float" office:value="0" calcext:value-type="float">
            <text:p>0</text:p>
          </table:table-cell>
          <table:table-cell table:formula="of:=[.G51]-(([.G51]-[.B52])*[.$I$1])" office:value-type="float" office:value="0" calcext:value-type="float">
            <text:p>0</text:p>
          </table:table-cell>
          <table:table-cell table:formula="of:=[.H51]-(([.H51]-[.G5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916" calcext:value-type="float">
            <text:p>489.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52]-(([.F52]-[.H53])*[.$K$1])" office:value-type="float" office:value="0" calcext:value-type="float">
            <text:p>0</text:p>
          </table:table-cell>
          <table:table-cell table:formula="of:=[.G52]-(([.G52]-[.B53])*[.$I$1])" office:value-type="float" office:value="0" calcext:value-type="float">
            <text:p>0</text:p>
          </table:table-cell>
          <table:table-cell table:formula="of:=[.H52]-(([.H52]-[.G5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89.988" calcext:value-type="float">
            <text:p>489.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53]-(([.F53]-[.H54])*[.$K$1])" office:value-type="float" office:value="0" calcext:value-type="float">
            <text:p>0</text:p>
          </table:table-cell>
          <table:table-cell table:formula="of:=[.G53]-(([.G53]-[.B54])*[.$I$1])" office:value-type="float" office:value="0" calcext:value-type="float">
            <text:p>0</text:p>
          </table:table-cell>
          <table:table-cell table:formula="of:=[.H53]-(([.H53]-[.G5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06" calcext:value-type="float">
            <text:p>49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54]-(([.F54]-[.H55])*[.$K$1])" office:value-type="float" office:value="0" calcext:value-type="float">
            <text:p>0</text:p>
          </table:table-cell>
          <table:table-cell table:formula="of:=[.G54]-(([.G54]-[.B55])*[.$I$1])" office:value-type="float" office:value="0" calcext:value-type="float">
            <text:p>0</text:p>
          </table:table-cell>
          <table:table-cell table:formula="of:=[.H54]-(([.H54]-[.G5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131" calcext:value-type="float">
            <text:p>490.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55]-(([.F55]-[.H56])*[.$K$1])" office:value-type="float" office:value="0" calcext:value-type="float">
            <text:p>0</text:p>
          </table:table-cell>
          <table:table-cell table:formula="of:=[.G55]-(([.G55]-[.B56])*[.$I$1])" office:value-type="float" office:value="0" calcext:value-type="float">
            <text:p>0</text:p>
          </table:table-cell>
          <table:table-cell table:formula="of:=[.H55]-(([.H55]-[.G5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197" calcext:value-type="float">
            <text:p>490.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56]-(([.F56]-[.H57])*[.$K$1])" office:value-type="float" office:value="0" calcext:value-type="float">
            <text:p>0</text:p>
          </table:table-cell>
          <table:table-cell table:formula="of:=[.G56]-(([.G56]-[.B57])*[.$I$1])" office:value-type="float" office:value="0" calcext:value-type="float">
            <text:p>0</text:p>
          </table:table-cell>
          <table:table-cell table:formula="of:=[.H56]-(([.H56]-[.G5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264" calcext:value-type="float">
            <text:p>490.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57]-(([.F57]-[.H58])*[.$K$1])" office:value-type="float" office:value="0" calcext:value-type="float">
            <text:p>0</text:p>
          </table:table-cell>
          <table:table-cell table:formula="of:=[.G57]-(([.G57]-[.B58])*[.$I$1])" office:value-type="float" office:value="0" calcext:value-type="float">
            <text:p>0</text:p>
          </table:table-cell>
          <table:table-cell table:formula="of:=[.H57]-(([.H57]-[.G5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332" calcext:value-type="float">
            <text:p>490.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58]-(([.F58]-[.H59])*[.$K$1])" office:value-type="float" office:value="0" calcext:value-type="float">
            <text:p>0</text:p>
          </table:table-cell>
          <table:table-cell table:formula="of:=[.G58]-(([.G58]-[.B59])*[.$I$1])" office:value-type="float" office:value="0" calcext:value-type="float">
            <text:p>0</text:p>
          </table:table-cell>
          <table:table-cell table:formula="of:=[.H58]-(([.H58]-[.G5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397" calcext:value-type="float">
            <text:p>490.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59]-(([.F59]-[.H60])*[.$K$1])" office:value-type="float" office:value="0" calcext:value-type="float">
            <text:p>0</text:p>
          </table:table-cell>
          <table:table-cell table:formula="of:=[.G59]-(([.G59]-[.B60])*[.$I$1])" office:value-type="float" office:value="0" calcext:value-type="float">
            <text:p>0</text:p>
          </table:table-cell>
          <table:table-cell table:formula="of:=[.H59]-(([.H59]-[.G6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464" calcext:value-type="float">
            <text:p>490.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60]-(([.F60]-[.H61])*[.$K$1])" office:value-type="float" office:value="0" calcext:value-type="float">
            <text:p>0</text:p>
          </table:table-cell>
          <table:table-cell table:formula="of:=[.G60]-(([.G60]-[.B61])*[.$I$1])" office:value-type="float" office:value="0" calcext:value-type="float">
            <text:p>0</text:p>
          </table:table-cell>
          <table:table-cell table:formula="of:=[.H60]-(([.H60]-[.G6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536" calcext:value-type="float">
            <text:p>490.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61]-(([.F61]-[.H62])*[.$K$1])" office:value-type="float" office:value="0" calcext:value-type="float">
            <text:p>0</text:p>
          </table:table-cell>
          <table:table-cell table:formula="of:=[.G61]-(([.G61]-[.B62])*[.$I$1])" office:value-type="float" office:value="0" calcext:value-type="float">
            <text:p>0</text:p>
          </table:table-cell>
          <table:table-cell table:formula="of:=[.H61]-(([.H61]-[.G6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608" calcext:value-type="float">
            <text:p>490.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62]-(([.F62]-[.H63])*[.$K$1])" office:value-type="float" office:value="0" calcext:value-type="float">
            <text:p>0</text:p>
          </table:table-cell>
          <table:table-cell table:formula="of:=[.G62]-(([.G62]-[.B63])*[.$I$1])" office:value-type="float" office:value="0" calcext:value-type="float">
            <text:p>0</text:p>
          </table:table-cell>
          <table:table-cell table:formula="of:=[.H62]-(([.H62]-[.G6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68" calcext:value-type="float">
            <text:p>490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63]-(([.F63]-[.H64])*[.$K$1])" office:value-type="float" office:value="0" calcext:value-type="float">
            <text:p>0</text:p>
          </table:table-cell>
          <table:table-cell table:formula="of:=[.G63]-(([.G63]-[.B64])*[.$I$1])" office:value-type="float" office:value="0" calcext:value-type="float">
            <text:p>0</text:p>
          </table:table-cell>
          <table:table-cell table:formula="of:=[.H63]-(([.H63]-[.G6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748" calcext:value-type="float">
            <text:p>490.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64]-(([.F64]-[.H65])*[.$K$1])" office:value-type="float" office:value="0" calcext:value-type="float">
            <text:p>0</text:p>
          </table:table-cell>
          <table:table-cell table:formula="of:=[.G64]-(([.G64]-[.B65])*[.$I$1])" office:value-type="float" office:value="0" calcext:value-type="float">
            <text:p>0</text:p>
          </table:table-cell>
          <table:table-cell table:formula="of:=[.H64]-(([.H64]-[.G6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813" calcext:value-type="float">
            <text:p>490.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57421875" calcext:value-type="float">
            <text:p>8398.3857421875</text:p>
          </table:table-cell>
          <table:table-cell/>
          <table:table-cell table:formula="of:=[.F65]-(([.F65]-[.H66])*[.$K$1])" office:value-type="float" office:value="0" calcext:value-type="float">
            <text:p>0</text:p>
          </table:table-cell>
          <table:table-cell table:formula="of:=[.G65]-(([.G65]-[.B66])*[.$I$1])" office:value-type="float" office:value="0" calcext:value-type="float">
            <text:p>0</text:p>
          </table:table-cell>
          <table:table-cell table:formula="of:=[.H65]-(([.H65]-[.G6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884" calcext:value-type="float">
            <text:p>490.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76953125" calcext:value-type="float">
            <text:p>8398.3876953125</text:p>
          </table:table-cell>
          <table:table-cell/>
          <table:table-cell table:formula="of:=[.F66]-(([.F66]-[.H67])*[.$K$1])" office:value-type="float" office:value="0" calcext:value-type="float">
            <text:p>0</text:p>
          </table:table-cell>
          <table:table-cell table:formula="of:=[.G66]-(([.G66]-[.B67])*[.$I$1])" office:value-type="float" office:value="0" calcext:value-type="float">
            <text:p>0</text:p>
          </table:table-cell>
          <table:table-cell table:formula="of:=[.H66]-(([.H66]-[.G6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0.953" calcext:value-type="float">
            <text:p>490.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67]-(([.F67]-[.H68])*[.$K$1])" office:value-type="float" office:value="0" calcext:value-type="float">
            <text:p>0</text:p>
          </table:table-cell>
          <table:table-cell table:formula="of:=[.G67]-(([.G67]-[.B68])*[.$I$1])" office:value-type="float" office:value="0" calcext:value-type="float">
            <text:p>0</text:p>
          </table:table-cell>
          <table:table-cell table:formula="of:=[.H67]-(([.H67]-[.G6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024" calcext:value-type="float">
            <text:p>491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68]-(([.F68]-[.H69])*[.$K$1])" office:value-type="float" office:value="0" calcext:value-type="float">
            <text:p>0</text:p>
          </table:table-cell>
          <table:table-cell table:formula="of:=[.G68]-(([.G68]-[.B69])*[.$I$1])" office:value-type="float" office:value="0" calcext:value-type="float">
            <text:p>0</text:p>
          </table:table-cell>
          <table:table-cell table:formula="of:=[.H68]-(([.H68]-[.G6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089" calcext:value-type="float">
            <text:p>491.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69]-(([.F69]-[.H70])*[.$K$1])" office:value-type="float" office:value="0" calcext:value-type="float">
            <text:p>0</text:p>
          </table:table-cell>
          <table:table-cell table:formula="of:=[.G69]-(([.G69]-[.B70])*[.$I$1])" office:value-type="float" office:value="0" calcext:value-type="float">
            <text:p>0</text:p>
          </table:table-cell>
          <table:table-cell table:formula="of:=[.H69]-(([.H69]-[.G7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157" calcext:value-type="float">
            <text:p>491.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70]-(([.F70]-[.H71])*[.$K$1])" office:value-type="float" office:value="0" calcext:value-type="float">
            <text:p>0</text:p>
          </table:table-cell>
          <table:table-cell table:formula="of:=[.G70]-(([.G70]-[.B71])*[.$I$1])" office:value-type="float" office:value="0" calcext:value-type="float">
            <text:p>0</text:p>
          </table:table-cell>
          <table:table-cell table:formula="of:=[.H70]-(([.H70]-[.G7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227" calcext:value-type="float">
            <text:p>491.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71]-(([.F71]-[.H72])*[.$K$1])" office:value-type="float" office:value="0" calcext:value-type="float">
            <text:p>0</text:p>
          </table:table-cell>
          <table:table-cell table:formula="of:=[.G71]-(([.G71]-[.B72])*[.$I$1])" office:value-type="float" office:value="0" calcext:value-type="float">
            <text:p>0</text:p>
          </table:table-cell>
          <table:table-cell table:formula="of:=[.H71]-(([.H71]-[.G7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3" calcext:value-type="float">
            <text:p>49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72]-(([.F72]-[.H73])*[.$K$1])" office:value-type="float" office:value="0" calcext:value-type="float">
            <text:p>0</text:p>
          </table:table-cell>
          <table:table-cell table:formula="of:=[.G72]-(([.G72]-[.B73])*[.$I$1])" office:value-type="float" office:value="0" calcext:value-type="float">
            <text:p>0</text:p>
          </table:table-cell>
          <table:table-cell table:formula="of:=[.H72]-(([.H72]-[.G7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485" calcext:value-type="float">
            <text:p>491.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73]-(([.F73]-[.H74])*[.$K$1])" office:value-type="float" office:value="0" calcext:value-type="float">
            <text:p>0</text:p>
          </table:table-cell>
          <table:table-cell table:formula="of:=[.G73]-(([.G73]-[.B74])*[.$I$1])" office:value-type="float" office:value="0" calcext:value-type="float">
            <text:p>0</text:p>
          </table:table-cell>
          <table:table-cell table:formula="of:=[.H73]-(([.H73]-[.G7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552" calcext:value-type="float">
            <text:p>491.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74]-(([.F74]-[.H75])*[.$K$1])" office:value-type="float" office:value="0" calcext:value-type="float">
            <text:p>0</text:p>
          </table:table-cell>
          <table:table-cell table:formula="of:=[.G74]-(([.G74]-[.B75])*[.$I$1])" office:value-type="float" office:value="0" calcext:value-type="float">
            <text:p>0</text:p>
          </table:table-cell>
          <table:table-cell table:formula="of:=[.H74]-(([.H74]-[.G7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623" calcext:value-type="float">
            <text:p>491.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75]-(([.F75]-[.H76])*[.$K$1])" office:value-type="float" office:value="0" calcext:value-type="float">
            <text:p>0</text:p>
          </table:table-cell>
          <table:table-cell table:formula="of:=[.G75]-(([.G75]-[.B76])*[.$I$1])" office:value-type="float" office:value="0" calcext:value-type="float">
            <text:p>0</text:p>
          </table:table-cell>
          <table:table-cell table:formula="of:=[.H75]-(([.H75]-[.G7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693" calcext:value-type="float">
            <text:p>491.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76]-(([.F76]-[.H77])*[.$K$1])" office:value-type="float" office:value="0" calcext:value-type="float">
            <text:p>0</text:p>
          </table:table-cell>
          <table:table-cell table:formula="of:=[.G76]-(([.G76]-[.B77])*[.$I$1])" office:value-type="float" office:value="0" calcext:value-type="float">
            <text:p>0</text:p>
          </table:table-cell>
          <table:table-cell table:formula="of:=[.H76]-(([.H76]-[.G7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762" calcext:value-type="float">
            <text:p>491.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77]-(([.F77]-[.H78])*[.$K$1])" office:value-type="float" office:value="0" calcext:value-type="float">
            <text:p>0</text:p>
          </table:table-cell>
          <table:table-cell table:formula="of:=[.G77]-(([.G77]-[.B78])*[.$I$1])" office:value-type="float" office:value="0" calcext:value-type="float">
            <text:p>0</text:p>
          </table:table-cell>
          <table:table-cell table:formula="of:=[.H77]-(([.H77]-[.G7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833" calcext:value-type="float">
            <text:p>491.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78]-(([.F78]-[.H79])*[.$K$1])" office:value-type="float" office:value="0" calcext:value-type="float">
            <text:p>0</text:p>
          </table:table-cell>
          <table:table-cell table:formula="of:=[.G78]-(([.G78]-[.B79])*[.$I$1])" office:value-type="float" office:value="0" calcext:value-type="float">
            <text:p>0</text:p>
          </table:table-cell>
          <table:table-cell table:formula="of:=[.H78]-(([.H78]-[.G7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901" calcext:value-type="float">
            <text:p>491.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79]-(([.F79]-[.H80])*[.$K$1])" office:value-type="float" office:value="0" calcext:value-type="float">
            <text:p>0</text:p>
          </table:table-cell>
          <table:table-cell table:formula="of:=[.G79]-(([.G79]-[.B80])*[.$I$1])" office:value-type="float" office:value="0" calcext:value-type="float">
            <text:p>0</text:p>
          </table:table-cell>
          <table:table-cell table:formula="of:=[.H79]-(([.H79]-[.G8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1.966" calcext:value-type="float">
            <text:p>491.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80]-(([.F80]-[.H81])*[.$K$1])" office:value-type="float" office:value="0" calcext:value-type="float">
            <text:p>0</text:p>
          </table:table-cell>
          <table:table-cell table:formula="of:=[.G80]-(([.G80]-[.B81])*[.$I$1])" office:value-type="float" office:value="0" calcext:value-type="float">
            <text:p>0</text:p>
          </table:table-cell>
          <table:table-cell table:formula="of:=[.H80]-(([.H80]-[.G8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038" calcext:value-type="float">
            <text:p>492.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81]-(([.F81]-[.H82])*[.$K$1])" office:value-type="float" office:value="0" calcext:value-type="float">
            <text:p>0</text:p>
          </table:table-cell>
          <table:table-cell table:formula="of:=[.G81]-(([.G81]-[.B82])*[.$I$1])" office:value-type="float" office:value="0" calcext:value-type="float">
            <text:p>0</text:p>
          </table:table-cell>
          <table:table-cell table:formula="of:=[.H81]-(([.H81]-[.G8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107" calcext:value-type="float">
            <text:p>492.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82]-(([.F82]-[.H83])*[.$K$1])" office:value-type="float" office:value="0" calcext:value-type="float">
            <text:p>0</text:p>
          </table:table-cell>
          <table:table-cell table:formula="of:=[.G82]-(([.G82]-[.B83])*[.$I$1])" office:value-type="float" office:value="0" calcext:value-type="float">
            <text:p>0</text:p>
          </table:table-cell>
          <table:table-cell table:formula="of:=[.H82]-(([.H82]-[.G8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18" calcext:value-type="float">
            <text:p>492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83]-(([.F83]-[.H84])*[.$K$1])" office:value-type="float" office:value="0" calcext:value-type="float">
            <text:p>0</text:p>
          </table:table-cell>
          <table:table-cell table:formula="of:=[.G83]-(([.G83]-[.B84])*[.$I$1])" office:value-type="float" office:value="0" calcext:value-type="float">
            <text:p>0</text:p>
          </table:table-cell>
          <table:table-cell table:formula="of:=[.H83]-(([.H83]-[.G8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252" calcext:value-type="float">
            <text:p>492.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84]-(([.F84]-[.H85])*[.$K$1])" office:value-type="float" office:value="0" calcext:value-type="float">
            <text:p>0</text:p>
          </table:table-cell>
          <table:table-cell table:formula="of:=[.G84]-(([.G84]-[.B85])*[.$I$1])" office:value-type="float" office:value="0" calcext:value-type="float">
            <text:p>0</text:p>
          </table:table-cell>
          <table:table-cell table:formula="of:=[.H84]-(([.H84]-[.G8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32" calcext:value-type="float">
            <text:p>492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85]-(([.F85]-[.H86])*[.$K$1])" office:value-type="float" office:value="0" calcext:value-type="float">
            <text:p>0</text:p>
          </table:table-cell>
          <table:table-cell table:formula="of:=[.G85]-(([.G85]-[.B86])*[.$I$1])" office:value-type="float" office:value="0" calcext:value-type="float">
            <text:p>0</text:p>
          </table:table-cell>
          <table:table-cell table:formula="of:=[.H85]-(([.H85]-[.G8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388" calcext:value-type="float">
            <text:p>492.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86]-(([.F86]-[.H87])*[.$K$1])" office:value-type="float" office:value="0" calcext:value-type="float">
            <text:p>0</text:p>
          </table:table-cell>
          <table:table-cell table:formula="of:=[.G86]-(([.G86]-[.B87])*[.$I$1])" office:value-type="float" office:value="0" calcext:value-type="float">
            <text:p>0</text:p>
          </table:table-cell>
          <table:table-cell table:formula="of:=[.H86]-(([.H86]-[.G8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455" calcext:value-type="float">
            <text:p>492.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87]-(([.F87]-[.H88])*[.$K$1])" office:value-type="float" office:value="0" calcext:value-type="float">
            <text:p>0</text:p>
          </table:table-cell>
          <table:table-cell table:formula="of:=[.G87]-(([.G87]-[.B88])*[.$I$1])" office:value-type="float" office:value="0" calcext:value-type="float">
            <text:p>0</text:p>
          </table:table-cell>
          <table:table-cell table:formula="of:=[.H87]-(([.H87]-[.G8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521" calcext:value-type="float">
            <text:p>492.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88]-(([.F88]-[.H89])*[.$K$1])" office:value-type="float" office:value="0" calcext:value-type="float">
            <text:p>0</text:p>
          </table:table-cell>
          <table:table-cell table:formula="of:=[.G88]-(([.G88]-[.B89])*[.$I$1])" office:value-type="float" office:value="0" calcext:value-type="float">
            <text:p>0</text:p>
          </table:table-cell>
          <table:table-cell table:formula="of:=[.H88]-(([.H88]-[.G8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588" calcext:value-type="float">
            <text:p>492.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89]-(([.F89]-[.H90])*[.$K$1])" office:value-type="float" office:value="0" calcext:value-type="float">
            <text:p>0</text:p>
          </table:table-cell>
          <table:table-cell table:formula="of:=[.G89]-(([.G89]-[.B90])*[.$I$1])" office:value-type="float" office:value="0" calcext:value-type="float">
            <text:p>0</text:p>
          </table:table-cell>
          <table:table-cell table:formula="of:=[.H89]-(([.H89]-[.G9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656" calcext:value-type="float">
            <text:p>492.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90]-(([.F90]-[.H91])*[.$K$1])" office:value-type="float" office:value="0" calcext:value-type="float">
            <text:p>0</text:p>
          </table:table-cell>
          <table:table-cell table:formula="of:=[.G90]-(([.G90]-[.B91])*[.$I$1])" office:value-type="float" office:value="0" calcext:value-type="float">
            <text:p>0</text:p>
          </table:table-cell>
          <table:table-cell table:formula="of:=[.H90]-(([.H90]-[.G9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728" calcext:value-type="float">
            <text:p>492.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91]-(([.F91]-[.H92])*[.$K$1])" office:value-type="float" office:value="0" calcext:value-type="float">
            <text:p>0</text:p>
          </table:table-cell>
          <table:table-cell table:formula="of:=[.G91]-(([.G91]-[.B92])*[.$I$1])" office:value-type="float" office:value="0" calcext:value-type="float">
            <text:p>0</text:p>
          </table:table-cell>
          <table:table-cell table:formula="of:=[.H91]-(([.H91]-[.G9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801" calcext:value-type="float">
            <text:p>492.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92]-(([.F92]-[.H93])*[.$K$1])" office:value-type="float" office:value="0" calcext:value-type="float">
            <text:p>0</text:p>
          </table:table-cell>
          <table:table-cell table:formula="of:=[.G92]-(([.G92]-[.B93])*[.$I$1])" office:value-type="float" office:value="0" calcext:value-type="float">
            <text:p>0</text:p>
          </table:table-cell>
          <table:table-cell table:formula="of:=[.H92]-(([.H92]-[.G9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866" calcext:value-type="float">
            <text:p>492.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93]-(([.F93]-[.H94])*[.$K$1])" office:value-type="float" office:value="0" calcext:value-type="float">
            <text:p>0</text:p>
          </table:table-cell>
          <table:table-cell table:formula="of:=[.G93]-(([.G93]-[.B94])*[.$I$1])" office:value-type="float" office:value="0" calcext:value-type="float">
            <text:p>0</text:p>
          </table:table-cell>
          <table:table-cell table:formula="of:=[.H93]-(([.H93]-[.G9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2.934" calcext:value-type="float">
            <text:p>492.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94]-(([.F94]-[.H95])*[.$K$1])" office:value-type="float" office:value="0" calcext:value-type="float">
            <text:p>0</text:p>
          </table:table-cell>
          <table:table-cell table:formula="of:=[.G94]-(([.G94]-[.B95])*[.$I$1])" office:value-type="float" office:value="0" calcext:value-type="float">
            <text:p>0</text:p>
          </table:table-cell>
          <table:table-cell table:formula="of:=[.H94]-(([.H94]-[.G9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004" calcext:value-type="float">
            <text:p>493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95]-(([.F95]-[.H96])*[.$K$1])" office:value-type="float" office:value="0" calcext:value-type="float">
            <text:p>0</text:p>
          </table:table-cell>
          <table:table-cell table:formula="of:=[.G95]-(([.G95]-[.B96])*[.$I$1])" office:value-type="float" office:value="0" calcext:value-type="float">
            <text:p>0</text:p>
          </table:table-cell>
          <table:table-cell table:formula="of:=[.H95]-(([.H95]-[.G9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072" calcext:value-type="float">
            <text:p>493.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16015625" calcext:value-type="float">
            <text:p>8398.3916015625</text:p>
          </table:table-cell>
          <table:table-cell/>
          <table:table-cell table:formula="of:=[.F96]-(([.F96]-[.H97])*[.$K$1])" office:value-type="float" office:value="0" calcext:value-type="float">
            <text:p>0</text:p>
          </table:table-cell>
          <table:table-cell table:formula="of:=[.G96]-(([.G96]-[.B97])*[.$I$1])" office:value-type="float" office:value="0" calcext:value-type="float">
            <text:p>0</text:p>
          </table:table-cell>
          <table:table-cell table:formula="of:=[.H96]-(([.H96]-[.G9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141" calcext:value-type="float">
            <text:p>493.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55078125" calcext:value-type="float">
            <text:p>8398.3955078125</text:p>
          </table:table-cell>
          <table:table-cell/>
          <table:table-cell table:formula="of:=[.F97]-(([.F97]-[.H98])*[.$K$1])" office:value-type="float" office:value="0" calcext:value-type="float">
            <text:p>0</text:p>
          </table:table-cell>
          <table:table-cell table:formula="of:=[.G97]-(([.G97]-[.B98])*[.$I$1])" office:value-type="float" office:value="0" calcext:value-type="float">
            <text:p>0</text:p>
          </table:table-cell>
          <table:table-cell table:formula="of:=[.H97]-(([.H97]-[.G9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211" calcext:value-type="float">
            <text:p>493.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98]-(([.F98]-[.H99])*[.$K$1])" office:value-type="float" office:value="0" calcext:value-type="float">
            <text:p>0</text:p>
          </table:table-cell>
          <table:table-cell table:formula="of:=[.G98]-(([.G98]-[.B99])*[.$I$1])" office:value-type="float" office:value="0" calcext:value-type="float">
            <text:p>0</text:p>
          </table:table-cell>
          <table:table-cell table:formula="of:=[.H98]-(([.H98]-[.G9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281" calcext:value-type="float">
            <text:p>493.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99]-(([.F99]-[.H100])*[.$K$1])" office:value-type="float" office:value="0" calcext:value-type="float">
            <text:p>0</text:p>
          </table:table-cell>
          <table:table-cell table:formula="of:=[.G99]-(([.G99]-[.B100])*[.$I$1])" office:value-type="float" office:value="0" calcext:value-type="float">
            <text:p>0</text:p>
          </table:table-cell>
          <table:table-cell table:formula="of:=[.H99]-(([.H99]-[.G10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35" calcext:value-type="float">
            <text:p>493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00]-(([.F100]-[.H101])*[.$K$1])" office:value-type="float" office:value="0" calcext:value-type="float">
            <text:p>0</text:p>
          </table:table-cell>
          <table:table-cell table:formula="of:=[.G100]-(([.G100]-[.B101])*[.$I$1])" office:value-type="float" office:value="0" calcext:value-type="float">
            <text:p>0</text:p>
          </table:table-cell>
          <table:table-cell table:formula="of:=[.H100]-(([.H100]-[.G10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42" calcext:value-type="float">
            <text:p>493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01]-(([.F101]-[.H102])*[.$K$1])" office:value-type="float" office:value="0" calcext:value-type="float">
            <text:p>0</text:p>
          </table:table-cell>
          <table:table-cell table:formula="of:=[.G101]-(([.G101]-[.B102])*[.$I$1])" office:value-type="float" office:value="0" calcext:value-type="float">
            <text:p>0</text:p>
          </table:table-cell>
          <table:table-cell table:formula="of:=[.H101]-(([.H101]-[.G10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49" calcext:value-type="float">
            <text:p>493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02]-(([.F102]-[.H103])*[.$K$1])" office:value-type="float" office:value="0" calcext:value-type="float">
            <text:p>0</text:p>
          </table:table-cell>
          <table:table-cell table:formula="of:=[.G102]-(([.G102]-[.B103])*[.$I$1])" office:value-type="float" office:value="0" calcext:value-type="float">
            <text:p>0</text:p>
          </table:table-cell>
          <table:table-cell table:formula="of:=[.H102]-(([.H102]-[.G10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56" calcext:value-type="float">
            <text:p>493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03]-(([.F103]-[.H104])*[.$K$1])" office:value-type="float" office:value="0" calcext:value-type="float">
            <text:p>0</text:p>
          </table:table-cell>
          <table:table-cell table:formula="of:=[.G103]-(([.G103]-[.B104])*[.$I$1])" office:value-type="float" office:value="0" calcext:value-type="float">
            <text:p>0</text:p>
          </table:table-cell>
          <table:table-cell table:formula="of:=[.H103]-(([.H103]-[.G10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632" calcext:value-type="float">
            <text:p>493.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04]-(([.F104]-[.H105])*[.$K$1])" office:value-type="float" office:value="0" calcext:value-type="float">
            <text:p>0</text:p>
          </table:table-cell>
          <table:table-cell table:formula="of:=[.G104]-(([.G104]-[.B105])*[.$I$1])" office:value-type="float" office:value="0" calcext:value-type="float">
            <text:p>0</text:p>
          </table:table-cell>
          <table:table-cell table:formula="of:=[.H104]-(([.H104]-[.G10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711" calcext:value-type="float">
            <text:p>493.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05]-(([.F105]-[.H106])*[.$K$1])" office:value-type="float" office:value="0" calcext:value-type="float">
            <text:p>0</text:p>
          </table:table-cell>
          <table:table-cell table:formula="of:=[.G105]-(([.G105]-[.B106])*[.$I$1])" office:value-type="float" office:value="0" calcext:value-type="float">
            <text:p>0</text:p>
          </table:table-cell>
          <table:table-cell table:formula="of:=[.H105]-(([.H105]-[.G10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777" calcext:value-type="float">
            <text:p>493.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06]-(([.F106]-[.H107])*[.$K$1])" office:value-type="float" office:value="0" calcext:value-type="float">
            <text:p>0</text:p>
          </table:table-cell>
          <table:table-cell table:formula="of:=[.G106]-(([.G106]-[.B107])*[.$I$1])" office:value-type="float" office:value="0" calcext:value-type="float">
            <text:p>0</text:p>
          </table:table-cell>
          <table:table-cell table:formula="of:=[.H106]-(([.H106]-[.G10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848" calcext:value-type="float">
            <text:p>493.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07]-(([.F107]-[.H108])*[.$K$1])" office:value-type="float" office:value="0" calcext:value-type="float">
            <text:p>0</text:p>
          </table:table-cell>
          <table:table-cell table:formula="of:=[.G107]-(([.G107]-[.B108])*[.$I$1])" office:value-type="float" office:value="0" calcext:value-type="float">
            <text:p>0</text:p>
          </table:table-cell>
          <table:table-cell table:formula="of:=[.H107]-(([.H107]-[.G10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92" calcext:value-type="float">
            <text:p>493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08]-(([.F108]-[.H109])*[.$K$1])" office:value-type="float" office:value="0" calcext:value-type="float">
            <text:p>0</text:p>
          </table:table-cell>
          <table:table-cell table:formula="of:=[.G108]-(([.G108]-[.B109])*[.$I$1])" office:value-type="float" office:value="0" calcext:value-type="float">
            <text:p>0</text:p>
          </table:table-cell>
          <table:table-cell table:formula="of:=[.H108]-(([.H108]-[.G10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3.993" calcext:value-type="float">
            <text:p>493.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09]-(([.F109]-[.H110])*[.$K$1])" office:value-type="float" office:value="0" calcext:value-type="float">
            <text:p>0</text:p>
          </table:table-cell>
          <table:table-cell table:formula="of:=[.G109]-(([.G109]-[.B110])*[.$I$1])" office:value-type="float" office:value="0" calcext:value-type="float">
            <text:p>0</text:p>
          </table:table-cell>
          <table:table-cell table:formula="of:=[.H109]-(([.H109]-[.G11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064" calcext:value-type="float">
            <text:p>494.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10]-(([.F110]-[.H111])*[.$K$1])" office:value-type="float" office:value="0" calcext:value-type="float">
            <text:p>0</text:p>
          </table:table-cell>
          <table:table-cell table:formula="of:=[.G110]-(([.G110]-[.B111])*[.$I$1])" office:value-type="float" office:value="0" calcext:value-type="float">
            <text:p>0</text:p>
          </table:table-cell>
          <table:table-cell table:formula="of:=[.H110]-(([.H110]-[.G11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136" calcext:value-type="float">
            <text:p>494.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11]-(([.F111]-[.H112])*[.$K$1])" office:value-type="float" office:value="0" calcext:value-type="float">
            <text:p>0</text:p>
          </table:table-cell>
          <table:table-cell table:formula="of:=[.G111]-(([.G111]-[.B112])*[.$I$1])" office:value-type="float" office:value="0" calcext:value-type="float">
            <text:p>0</text:p>
          </table:table-cell>
          <table:table-cell table:formula="of:=[.H111]-(([.H111]-[.G11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21" calcext:value-type="float">
            <text:p>494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12]-(([.F112]-[.H113])*[.$K$1])" office:value-type="float" office:value="0" calcext:value-type="float">
            <text:p>0</text:p>
          </table:table-cell>
          <table:table-cell table:formula="of:=[.G112]-(([.G112]-[.B113])*[.$I$1])" office:value-type="float" office:value="0" calcext:value-type="float">
            <text:p>0</text:p>
          </table:table-cell>
          <table:table-cell table:formula="of:=[.H112]-(([.H112]-[.G11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281" calcext:value-type="float">
            <text:p>494.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13]-(([.F113]-[.H114])*[.$K$1])" office:value-type="float" office:value="0" calcext:value-type="float">
            <text:p>0</text:p>
          </table:table-cell>
          <table:table-cell table:formula="of:=[.G113]-(([.G113]-[.B114])*[.$I$1])" office:value-type="float" office:value="0" calcext:value-type="float">
            <text:p>0</text:p>
          </table:table-cell>
          <table:table-cell table:formula="of:=[.H113]-(([.H113]-[.G11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348" calcext:value-type="float">
            <text:p>494.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14]-(([.F114]-[.H115])*[.$K$1])" office:value-type="float" office:value="0" calcext:value-type="float">
            <text:p>0</text:p>
          </table:table-cell>
          <table:table-cell table:formula="of:=[.G114]-(([.G114]-[.B115])*[.$I$1])" office:value-type="float" office:value="0" calcext:value-type="float">
            <text:p>0</text:p>
          </table:table-cell>
          <table:table-cell table:formula="of:=[.H114]-(([.H114]-[.G11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413" calcext:value-type="float">
            <text:p>494.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15]-(([.F115]-[.H116])*[.$K$1])" office:value-type="float" office:value="0" calcext:value-type="float">
            <text:p>0</text:p>
          </table:table-cell>
          <table:table-cell table:formula="of:=[.G115]-(([.G115]-[.B116])*[.$I$1])" office:value-type="float" office:value="0" calcext:value-type="float">
            <text:p>0</text:p>
          </table:table-cell>
          <table:table-cell table:formula="of:=[.H115]-(([.H115]-[.G11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485" calcext:value-type="float">
            <text:p>494.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16]-(([.F116]-[.H117])*[.$K$1])" office:value-type="float" office:value="0" calcext:value-type="float">
            <text:p>0</text:p>
          </table:table-cell>
          <table:table-cell table:formula="of:=[.G116]-(([.G116]-[.B117])*[.$I$1])" office:value-type="float" office:value="0" calcext:value-type="float">
            <text:p>0</text:p>
          </table:table-cell>
          <table:table-cell table:formula="of:=[.H116]-(([.H116]-[.G11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549" calcext:value-type="float">
            <text:p>494.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17]-(([.F117]-[.H118])*[.$K$1])" office:value-type="float" office:value="0" calcext:value-type="float">
            <text:p>0</text:p>
          </table:table-cell>
          <table:table-cell table:formula="of:=[.G117]-(([.G117]-[.B118])*[.$I$1])" office:value-type="float" office:value="0" calcext:value-type="float">
            <text:p>0</text:p>
          </table:table-cell>
          <table:table-cell table:formula="of:=[.H117]-(([.H117]-[.G11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613" calcext:value-type="float">
            <text:p>494.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18]-(([.F118]-[.H119])*[.$K$1])" office:value-type="float" office:value="0" calcext:value-type="float">
            <text:p>0</text:p>
          </table:table-cell>
          <table:table-cell table:formula="of:=[.G118]-(([.G118]-[.B119])*[.$I$1])" office:value-type="float" office:value="0" calcext:value-type="float">
            <text:p>0</text:p>
          </table:table-cell>
          <table:table-cell table:formula="of:=[.H118]-(([.H118]-[.G11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681" calcext:value-type="float">
            <text:p>494.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19]-(([.F119]-[.H120])*[.$K$1])" office:value-type="float" office:value="0" calcext:value-type="float">
            <text:p>0</text:p>
          </table:table-cell>
          <table:table-cell table:formula="of:=[.G119]-(([.G119]-[.B120])*[.$I$1])" office:value-type="float" office:value="0" calcext:value-type="float">
            <text:p>0</text:p>
          </table:table-cell>
          <table:table-cell table:formula="of:=[.H119]-(([.H119]-[.G12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753" calcext:value-type="float">
            <text:p>494.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20]-(([.F120]-[.H121])*[.$K$1])" office:value-type="float" office:value="0" calcext:value-type="float">
            <text:p>0</text:p>
          </table:table-cell>
          <table:table-cell table:formula="of:=[.G120]-(([.G120]-[.B121])*[.$I$1])" office:value-type="float" office:value="0" calcext:value-type="float">
            <text:p>0</text:p>
          </table:table-cell>
          <table:table-cell table:formula="of:=[.H120]-(([.H120]-[.G12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825" calcext:value-type="float">
            <text:p>494.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21]-(([.F121]-[.H122])*[.$K$1])" office:value-type="float" office:value="0" calcext:value-type="float">
            <text:p>0</text:p>
          </table:table-cell>
          <table:table-cell table:formula="of:=[.G121]-(([.G121]-[.B122])*[.$I$1])" office:value-type="float" office:value="0" calcext:value-type="float">
            <text:p>0</text:p>
          </table:table-cell>
          <table:table-cell table:formula="of:=[.H121]-(([.H121]-[.G12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895" calcext:value-type="float">
            <text:p>494.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22]-(([.F122]-[.H123])*[.$K$1])" office:value-type="float" office:value="0" calcext:value-type="float">
            <text:p>0</text:p>
          </table:table-cell>
          <table:table-cell table:formula="of:=[.G122]-(([.G122]-[.B123])*[.$I$1])" office:value-type="float" office:value="0" calcext:value-type="float">
            <text:p>0</text:p>
          </table:table-cell>
          <table:table-cell table:formula="of:=[.H122]-(([.H122]-[.G12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4.969" calcext:value-type="float">
            <text:p>494.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23]-(([.F123]-[.H124])*[.$K$1])" office:value-type="float" office:value="0" calcext:value-type="float">
            <text:p>0</text:p>
          </table:table-cell>
          <table:table-cell table:formula="of:=[.G123]-(([.G123]-[.B124])*[.$I$1])" office:value-type="float" office:value="0" calcext:value-type="float">
            <text:p>0</text:p>
          </table:table-cell>
          <table:table-cell table:formula="of:=[.H123]-(([.H123]-[.G12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033" calcext:value-type="float">
            <text:p>495.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24]-(([.F124]-[.H125])*[.$K$1])" office:value-type="float" office:value="0" calcext:value-type="float">
            <text:p>0</text:p>
          </table:table-cell>
          <table:table-cell table:formula="of:=[.G124]-(([.G124]-[.B125])*[.$I$1])" office:value-type="float" office:value="0" calcext:value-type="float">
            <text:p>0</text:p>
          </table:table-cell>
          <table:table-cell table:formula="of:=[.H124]-(([.H124]-[.G12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105" calcext:value-type="float">
            <text:p>495.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25]-(([.F125]-[.H126])*[.$K$1])" office:value-type="float" office:value="0" calcext:value-type="float">
            <text:p>0</text:p>
          </table:table-cell>
          <table:table-cell table:formula="of:=[.G125]-(([.G125]-[.B126])*[.$I$1])" office:value-type="float" office:value="0" calcext:value-type="float">
            <text:p>0</text:p>
          </table:table-cell>
          <table:table-cell table:formula="of:=[.H125]-(([.H125]-[.G12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176" calcext:value-type="float">
            <text:p>495.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26]-(([.F126]-[.H127])*[.$K$1])" office:value-type="float" office:value="0" calcext:value-type="float">
            <text:p>0</text:p>
          </table:table-cell>
          <table:table-cell table:formula="of:=[.G126]-(([.G126]-[.B127])*[.$I$1])" office:value-type="float" office:value="0" calcext:value-type="float">
            <text:p>0</text:p>
          </table:table-cell>
          <table:table-cell table:formula="of:=[.H126]-(([.H126]-[.G12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252" calcext:value-type="float">
            <text:p>495.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27]-(([.F127]-[.H128])*[.$K$1])" office:value-type="float" office:value="0" calcext:value-type="float">
            <text:p>0</text:p>
          </table:table-cell>
          <table:table-cell table:formula="of:=[.G127]-(([.G127]-[.B128])*[.$I$1])" office:value-type="float" office:value="0" calcext:value-type="float">
            <text:p>0</text:p>
          </table:table-cell>
          <table:table-cell table:formula="of:=[.H127]-(([.H127]-[.G12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325" calcext:value-type="float">
            <text:p>495.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28]-(([.F128]-[.H129])*[.$K$1])" office:value-type="float" office:value="0" calcext:value-type="float">
            <text:p>0</text:p>
          </table:table-cell>
          <table:table-cell table:formula="of:=[.G128]-(([.G128]-[.B129])*[.$I$1])" office:value-type="float" office:value="0" calcext:value-type="float">
            <text:p>0</text:p>
          </table:table-cell>
          <table:table-cell table:formula="of:=[.H128]-(([.H128]-[.G12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389" calcext:value-type="float">
            <text:p>495.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29]-(([.F129]-[.H130])*[.$K$1])" office:value-type="float" office:value="0" calcext:value-type="float">
            <text:p>0</text:p>
          </table:table-cell>
          <table:table-cell table:formula="of:=[.G129]-(([.G129]-[.B130])*[.$I$1])" office:value-type="float" office:value="0" calcext:value-type="float">
            <text:p>0</text:p>
          </table:table-cell>
          <table:table-cell table:formula="of:=[.H129]-(([.H129]-[.G13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472" calcext:value-type="float">
            <text:p>495.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6484375" calcext:value-type="float">
            <text:p>8398.396484375</text:p>
          </table:table-cell>
          <table:table-cell/>
          <table:table-cell table:formula="of:=[.F130]-(([.F130]-[.H131])*[.$K$1])" office:value-type="float" office:value="0" calcext:value-type="float">
            <text:p>0</text:p>
          </table:table-cell>
          <table:table-cell table:formula="of:=[.G130]-(([.G130]-[.B131])*[.$I$1])" office:value-type="float" office:value="0" calcext:value-type="float">
            <text:p>0</text:p>
          </table:table-cell>
          <table:table-cell table:formula="of:=[.H130]-(([.H130]-[.G13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548" calcext:value-type="float">
            <text:p>495.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935546875" calcext:value-type="float">
            <text:p>8398.3935546875</text:p>
          </table:table-cell>
          <table:table-cell/>
          <table:table-cell table:formula="of:=[.F131]-(([.F131]-[.H132])*[.$K$1])" office:value-type="float" office:value="0" calcext:value-type="float">
            <text:p>0</text:p>
          </table:table-cell>
          <table:table-cell table:formula="of:=[.G131]-(([.G131]-[.B132])*[.$I$1])" office:value-type="float" office:value="0" calcext:value-type="float">
            <text:p>0</text:p>
          </table:table-cell>
          <table:table-cell table:formula="of:=[.H131]-(([.H131]-[.G13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618" calcext:value-type="float">
            <text:p>495.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76953125" calcext:value-type="float">
            <text:p>8398.3876953125</text:p>
          </table:table-cell>
          <table:table-cell/>
          <table:table-cell table:formula="of:=[.F132]-(([.F132]-[.H133])*[.$K$1])" office:value-type="float" office:value="0" calcext:value-type="float">
            <text:p>0</text:p>
          </table:table-cell>
          <table:table-cell table:formula="of:=[.G132]-(([.G132]-[.B133])*[.$I$1])" office:value-type="float" office:value="0" calcext:value-type="float">
            <text:p>0</text:p>
          </table:table-cell>
          <table:table-cell table:formula="of:=[.H132]-(([.H132]-[.G13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689" calcext:value-type="float">
            <text:p>495.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28125" calcext:value-type="float">
            <text:p>8398.3828125</text:p>
          </table:table-cell>
          <table:table-cell/>
          <table:table-cell table:formula="of:=[.F133]-(([.F133]-[.H134])*[.$K$1])" office:value-type="float" office:value="0" calcext:value-type="float">
            <text:p>0</text:p>
          </table:table-cell>
          <table:table-cell table:formula="of:=[.G133]-(([.G133]-[.B134])*[.$I$1])" office:value-type="float" office:value="0" calcext:value-type="float">
            <text:p>0</text:p>
          </table:table-cell>
          <table:table-cell table:formula="of:=[.H133]-(([.H133]-[.G13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769" calcext:value-type="float">
            <text:p>495.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34]-(([.F134]-[.H135])*[.$K$1])" office:value-type="float" office:value="0" calcext:value-type="float">
            <text:p>0</text:p>
          </table:table-cell>
          <table:table-cell table:formula="of:=[.G134]-(([.G134]-[.B135])*[.$I$1])" office:value-type="float" office:value="0" calcext:value-type="float">
            <text:p>0</text:p>
          </table:table-cell>
          <table:table-cell table:formula="of:=[.H134]-(([.H134]-[.G13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84" calcext:value-type="float">
            <text:p>495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35]-(([.F135]-[.H136])*[.$K$1])" office:value-type="float" office:value="0" calcext:value-type="float">
            <text:p>0</text:p>
          </table:table-cell>
          <table:table-cell table:formula="of:=[.G135]-(([.G135]-[.B136])*[.$I$1])" office:value-type="float" office:value="0" calcext:value-type="float">
            <text:p>0</text:p>
          </table:table-cell>
          <table:table-cell table:formula="of:=[.H135]-(([.H135]-[.G13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91" calcext:value-type="float">
            <text:p>495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36]-(([.F136]-[.H137])*[.$K$1])" office:value-type="float" office:value="0" calcext:value-type="float">
            <text:p>0</text:p>
          </table:table-cell>
          <table:table-cell table:formula="of:=[.G136]-(([.G136]-[.B137])*[.$I$1])" office:value-type="float" office:value="0" calcext:value-type="float">
            <text:p>0</text:p>
          </table:table-cell>
          <table:table-cell table:formula="of:=[.H136]-(([.H136]-[.G13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5.985" calcext:value-type="float">
            <text:p>495.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37]-(([.F137]-[.H138])*[.$K$1])" office:value-type="float" office:value="0" calcext:value-type="float">
            <text:p>0</text:p>
          </table:table-cell>
          <table:table-cell table:formula="of:=[.G137]-(([.G137]-[.B138])*[.$I$1])" office:value-type="float" office:value="0" calcext:value-type="float">
            <text:p>0</text:p>
          </table:table-cell>
          <table:table-cell table:formula="of:=[.H137]-(([.H137]-[.G13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056" calcext:value-type="float">
            <text:p>496.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38]-(([.F138]-[.H139])*[.$K$1])" office:value-type="float" office:value="0" calcext:value-type="float">
            <text:p>0</text:p>
          </table:table-cell>
          <table:table-cell table:formula="of:=[.G138]-(([.G138]-[.B139])*[.$I$1])" office:value-type="float" office:value="0" calcext:value-type="float">
            <text:p>0</text:p>
          </table:table-cell>
          <table:table-cell table:formula="of:=[.H138]-(([.H138]-[.G13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128" calcext:value-type="float">
            <text:p>496.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39]-(([.F139]-[.H140])*[.$K$1])" office:value-type="float" office:value="0" calcext:value-type="float">
            <text:p>0</text:p>
          </table:table-cell>
          <table:table-cell table:formula="of:=[.G139]-(([.G139]-[.B140])*[.$I$1])" office:value-type="float" office:value="0" calcext:value-type="float">
            <text:p>0</text:p>
          </table:table-cell>
          <table:table-cell table:formula="of:=[.H139]-(([.H139]-[.G14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207" calcext:value-type="float">
            <text:p>496.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40]-(([.F140]-[.H141])*[.$K$1])" office:value-type="float" office:value="0" calcext:value-type="float">
            <text:p>0</text:p>
          </table:table-cell>
          <table:table-cell table:formula="of:=[.G140]-(([.G140]-[.B141])*[.$I$1])" office:value-type="float" office:value="0" calcext:value-type="float">
            <text:p>0</text:p>
          </table:table-cell>
          <table:table-cell table:formula="of:=[.H140]-(([.H140]-[.G14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279" calcext:value-type="float">
            <text:p>496.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41]-(([.F141]-[.H142])*[.$K$1])" office:value-type="float" office:value="0" calcext:value-type="float">
            <text:p>0</text:p>
          </table:table-cell>
          <table:table-cell table:formula="of:=[.G141]-(([.G141]-[.B142])*[.$I$1])" office:value-type="float" office:value="0" calcext:value-type="float">
            <text:p>0</text:p>
          </table:table-cell>
          <table:table-cell table:formula="of:=[.H141]-(([.H141]-[.G14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347" calcext:value-type="float">
            <text:p>496.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42]-(([.F142]-[.H143])*[.$K$1])" office:value-type="float" office:value="0" calcext:value-type="float">
            <text:p>0</text:p>
          </table:table-cell>
          <table:table-cell table:formula="of:=[.G142]-(([.G142]-[.B143])*[.$I$1])" office:value-type="float" office:value="0" calcext:value-type="float">
            <text:p>0</text:p>
          </table:table-cell>
          <table:table-cell table:formula="of:=[.H142]-(([.H142]-[.G14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416" calcext:value-type="float">
            <text:p>496.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43]-(([.F143]-[.H144])*[.$K$1])" office:value-type="float" office:value="0" calcext:value-type="float">
            <text:p>0</text:p>
          </table:table-cell>
          <table:table-cell table:formula="of:=[.G143]-(([.G143]-[.B144])*[.$I$1])" office:value-type="float" office:value="0" calcext:value-type="float">
            <text:p>0</text:p>
          </table:table-cell>
          <table:table-cell table:formula="of:=[.H143]-(([.H143]-[.G144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481" calcext:value-type="float">
            <text:p>496.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44]-(([.F144]-[.H145])*[.$K$1])" office:value-type="float" office:value="0" calcext:value-type="float">
            <text:p>0</text:p>
          </table:table-cell>
          <table:table-cell table:formula="of:=[.G144]-(([.G144]-[.B145])*[.$I$1])" office:value-type="float" office:value="0" calcext:value-type="float">
            <text:p>0</text:p>
          </table:table-cell>
          <table:table-cell table:formula="of:=[.H144]-(([.H144]-[.G145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553" calcext:value-type="float">
            <text:p>496.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45]-(([.F145]-[.H146])*[.$K$1])" office:value-type="float" office:value="0" calcext:value-type="float">
            <text:p>0</text:p>
          </table:table-cell>
          <table:table-cell table:formula="of:=[.G145]-(([.G145]-[.B146])*[.$I$1])" office:value-type="float" office:value="0" calcext:value-type="float">
            <text:p>0</text:p>
          </table:table-cell>
          <table:table-cell table:formula="of:=[.H145]-(([.H145]-[.G146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625" calcext:value-type="float">
            <text:p>496.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46]-(([.F146]-[.H147])*[.$K$1])" office:value-type="float" office:value="0" calcext:value-type="float">
            <text:p>0</text:p>
          </table:table-cell>
          <table:table-cell table:formula="of:=[.G146]-(([.G146]-[.B147])*[.$I$1])" office:value-type="float" office:value="0" calcext:value-type="float">
            <text:p>0</text:p>
          </table:table-cell>
          <table:table-cell table:formula="of:=[.H146]-(([.H146]-[.G147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693" calcext:value-type="float">
            <text:p>496.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47]-(([.F147]-[.H148])*[.$K$1])" office:value-type="float" office:value="0" calcext:value-type="float">
            <text:p>0</text:p>
          </table:table-cell>
          <table:table-cell table:formula="of:=[.G147]-(([.G147]-[.B148])*[.$I$1])" office:value-type="float" office:value="0" calcext:value-type="float">
            <text:p>0</text:p>
          </table:table-cell>
          <table:table-cell table:formula="of:=[.H147]-(([.H147]-[.G148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768" calcext:value-type="float">
            <text:p>496.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48]-(([.F148]-[.H149])*[.$K$1])" office:value-type="float" office:value="0" calcext:value-type="float">
            <text:p>0</text:p>
          </table:table-cell>
          <table:table-cell table:formula="of:=[.G148]-(([.G148]-[.B149])*[.$I$1])" office:value-type="float" office:value="0" calcext:value-type="float">
            <text:p>0</text:p>
          </table:table-cell>
          <table:table-cell table:formula="of:=[.H148]-(([.H148]-[.G149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841" calcext:value-type="float">
            <text:p>496.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49]-(([.F149]-[.H150])*[.$K$1])" office:value-type="float" office:value="0" calcext:value-type="float">
            <text:p>0</text:p>
          </table:table-cell>
          <table:table-cell table:formula="of:=[.G149]-(([.G149]-[.B150])*[.$I$1])" office:value-type="float" office:value="0" calcext:value-type="float">
            <text:p>0</text:p>
          </table:table-cell>
          <table:table-cell table:formula="of:=[.H149]-(([.H149]-[.G150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91" calcext:value-type="float">
            <text:p>496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50]-(([.F150]-[.H151])*[.$K$1])" office:value-type="float" office:value="0" calcext:value-type="float">
            <text:p>0</text:p>
          </table:table-cell>
          <table:table-cell table:formula="of:=[.G150]-(([.G150]-[.B151])*[.$I$1])" office:value-type="float" office:value="0" calcext:value-type="float">
            <text:p>0</text:p>
          </table:table-cell>
          <table:table-cell table:formula="of:=[.H150]-(([.H150]-[.G151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6.977" calcext:value-type="float">
            <text:p>496.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51]-(([.F151]-[.H152])*[.$K$1])" office:value-type="float" office:value="0" calcext:value-type="float">
            <text:p>0</text:p>
          </table:table-cell>
          <table:table-cell table:formula="of:=[.G151]-(([.G151]-[.B152])*[.$I$1])" office:value-type="float" office:value="0" calcext:value-type="float">
            <text:p>0</text:p>
          </table:table-cell>
          <table:table-cell table:formula="of:=[.H151]-(([.H151]-[.G152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7.053" calcext:value-type="float">
            <text:p>497.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.380859375" calcext:value-type="float">
            <text:p>8398.380859375</text:p>
          </table:table-cell>
          <table:table-cell/>
          <table:table-cell table:formula="of:=[.F152]-(([.F152]-[.H153])*[.$K$1])" office:value-type="float" office:value="0" calcext:value-type="float">
            <text:p>0</text:p>
          </table:table-cell>
          <table:table-cell table:formula="of:=[.G152]-(([.G152]-[.B153])*[.$I$1])" office:value-type="float" office:value="0" calcext:value-type="float">
            <text:p>0</text:p>
          </table:table-cell>
          <table:table-cell table:formula="of:=[.H152]-(([.H152]-[.G153])*[.$J$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97.125" calcext:value-type="float">
            <text:p>497.125</text:p>
          </table:table-cell>
          <table:table-cell office:value-type="float" office:value="477.130126953125" calcext:value-type="float">
            <text:p>477.130126953125</text:p>
          </table:table-cell>
          <table:table-cell office:value-type="float" office:value="0" calcext:value-type="float">
            <text:p>0</text:p>
          </table:table-cell>
          <table:table-cell office:value-type="float" office:value="8399.0009765625" calcext:value-type="float">
            <text:p>8399.0009765625</text:p>
          </table:table-cell>
          <table:table-cell/>
          <table:table-cell table:formula="of:=[.F153]-(([.F153]-[.H154])*[.$K$1])" office:value-type="float" office:value="124.053833007813" calcext:value-type="float">
            <text:p>124.053833007813</text:p>
          </table:table-cell>
          <table:table-cell table:formula="of:=[.G153]-(([.G153]-[.B154])*[.$I$1])" office:value-type="float" office:value="381.7041015625" calcext:value-type="float">
            <text:p>381.7041015625</text:p>
          </table:table-cell>
          <table:table-cell table:formula="of:=[.H153]-(([.H153]-[.G154])*[.$J$1])" office:value-type="float" office:value="248.107666015625" calcext:value-type="float">
            <text:p>248.107666015625</text:p>
          </table:table-cell>
          <table:table-cell table:number-columns-repeated="13"/>
        </table:table-row>
        <table:table-row table:style-name="ro1">
          <table:table-cell office:value-type="float" office:value="497.201" calcext:value-type="float">
            <text:p>497.201</text:p>
          </table:table-cell>
          <table:table-cell office:value-type="float" office:value="2009.248046875" calcext:value-type="float">
            <text:p>2009.248046875</text:p>
          </table:table-cell>
          <table:table-cell office:value-type="float" office:value="0" calcext:value-type="float">
            <text:p>0</text:p>
          </table:table-cell>
          <table:table-cell office:value-type="float" office:value="8402.111328125" calcext:value-type="float">
            <text:p>8402.111328125</text:p>
          </table:table-cell>
          <table:table-cell/>
          <table:table-cell table:formula="of:=[.F154]-(([.F154]-[.H155])*[.$K$1])" office:value-type="float" office:value="652.661016845703" calcext:value-type="float">
            <text:p>652.661016845703</text:p>
          </table:table-cell>
          <table:table-cell table:formula="of:=[.G154]-(([.G154]-[.B155])*[.$I$1])" office:value-type="float" office:value="1683.7392578125" calcext:value-type="float">
            <text:p>1683.7392578125</text:p>
          </table:table-cell>
          <table:table-cell table:formula="of:=[.H154]-(([.H154]-[.G155])*[.$J$1])" office:value-type="float" office:value="1181.26820068359" calcext:value-type="float">
            <text:p>1181.26820068359</text:p>
          </table:table-cell>
          <table:table-cell table:number-columns-repeated="13"/>
        </table:table-row>
        <table:table-row table:style-name="ro1">
          <table:table-cell office:value-type="float" office:value="497.281" calcext:value-type="float">
            <text:p>497.281</text:p>
          </table:table-cell>
          <table:table-cell office:value-type="float" office:value="2215.47436523438" calcext:value-type="float">
            <text:p>2215.47436523438</text:p>
          </table:table-cell>
          <table:table-cell office:value-type="float" office:value="0" calcext:value-type="float">
            <text:p>0</text:p>
          </table:table-cell>
          <table:table-cell office:value-type="float" office:value="8407.451171875" calcext:value-type="float">
            <text:p>8407.451171875</text:p>
          </table:table-cell>
          <table:table-cell/>
          <table:table-cell table:formula="of:=[.F155]-(([.F155]-[.H156])*[.$K$1])" office:value-type="float" office:value="1218.51883026123" calcext:value-type="float">
            <text:p>1218.51883026123</text:p>
          </table:table-cell>
          <table:table-cell table:formula="of:=[.G155]-(([.G155]-[.B156])*[.$I$1])" office:value-type="float" office:value="2109.12734375" calcext:value-type="float">
            <text:p>2109.12734375</text:p>
          </table:table-cell>
          <table:table-cell table:formula="of:=[.H155]-(([.H155]-[.G156])*[.$J$1])" office:value-type="float" office:value="1784.37664367676" calcext:value-type="float">
            <text:p>1784.37664367676</text:p>
          </table:table-cell>
          <table:table-cell table:number-columns-repeated="13"/>
        </table:table-row>
        <table:table-row table:style-name="ro1">
          <table:table-cell office:value-type="float" office:value="497.352" calcext:value-type="float">
            <text:p>497.352</text:p>
          </table:table-cell>
          <table:table-cell office:value-type="float" office:value="2236.09692382813" calcext:value-type="float">
            <text:p>2236.09692382813</text:p>
          </table:table-cell>
          <table:table-cell office:value-type="float" office:value="0" calcext:value-type="float">
            <text:p>0</text:p>
          </table:table-cell>
          <table:table-cell office:value-type="float" office:value="8413.33203125" calcext:value-type="float">
            <text:p>8413.33203125</text:p>
          </table:table-cell>
          <table:table-cell/>
          <table:table-cell table:formula="of:=[.F156]-(([.F156]-[.H157])*[.$K$1])" office:value-type="float" office:value="1640.00380531311" calcext:value-type="float">
            <text:p>1640.00380531311</text:p>
          </table:table-cell>
          <table:table-cell table:formula="of:=[.G156]-(([.G156]-[.B157])*[.$I$1])" office:value-type="float" office:value="2210.70300781251" calcext:value-type="float">
            <text:p>2210.70300781251</text:p>
          </table:table-cell>
          <table:table-cell table:formula="of:=[.H156]-(([.H156]-[.G157])*[.$J$1])" office:value-type="float" office:value="2061.48878036499" calcext:value-type="float">
            <text:p>2061.48878036499</text:p>
          </table:table-cell>
          <table:table-cell table:number-columns-repeated="13"/>
        </table:table-row>
        <table:table-row table:style-name="ro1">
          <table:table-cell office:value-type="float" office:value="497.427" calcext:value-type="float">
            <text:p>497.427</text:p>
          </table:table-cell>
          <table:table-cell office:value-type="float" office:value="2132.13012695313" calcext:value-type="float">
            <text:p>2132.13012695313</text:p>
          </table:table-cell>
          <table:table-cell office:value-type="float" office:value="0" calcext:value-type="float">
            <text:p>0</text:p>
          </table:table-cell>
          <table:table-cell office:value-type="float" office:value="8421.67578125" calcext:value-type="float">
            <text:p>8421.67578125</text:p>
          </table:table-cell>
          <table:table-cell/>
          <table:table-cell table:formula="of:=[.F157]-(([.F157]-[.H158])*[.$K$1])" office:value-type="float" office:value="1878.81196773606" calcext:value-type="float">
            <text:p>1878.81196773606</text:p>
          </table:table-cell>
          <table:table-cell table:formula="of:=[.G157]-(([.G157]-[.B158])*[.$I$1])" office:value-type="float" office:value="2147.84470312501" calcext:value-type="float">
            <text:p>2147.84470312501</text:p>
          </table:table-cell>
          <table:table-cell table:formula="of:=[.H157]-(([.H157]-[.G158])*[.$J$1])" office:value-type="float" office:value="2117.620130159" calcext:value-type="float">
            <text:p>2117.620130159</text:p>
          </table:table-cell>
          <table:table-cell table:number-columns-repeated="13"/>
        </table:table-row>
        <table:table-row table:style-name="ro1">
          <table:table-cell office:value-type="float" office:value="497.497" calcext:value-type="float">
            <text:p>497.497</text:p>
          </table:table-cell>
          <table:table-cell office:value-type="float" office:value="2227.7626953125" calcext:value-type="float">
            <text:p>2227.7626953125</text:p>
          </table:table-cell>
          <table:table-cell office:value-type="float" office:value="0" calcext:value-type="float">
            <text:p>0</text:p>
          </table:table-cell>
          <table:table-cell office:value-type="float" office:value="8429.4033203125" calcext:value-type="float">
            <text:p>8429.4033203125</text:p>
          </table:table-cell>
          <table:table-cell/>
          <table:table-cell table:formula="of:=[.F158]-(([.F158]-[.H159])*[.$K$1])" office:value-type="float" office:value="2028.81771313023" calcext:value-type="float">
            <text:p>2028.81771313023</text:p>
          </table:table-cell>
          <table:table-cell table:formula="of:=[.G158]-(([.G158]-[.B159])*[.$I$1])" office:value-type="float" office:value="2211.779096875" calcext:value-type="float">
            <text:p>2211.779096875</text:p>
          </table:table-cell>
          <table:table-cell table:formula="of:=[.H158]-(([.H158]-[.G159])*[.$J$1])" office:value-type="float" office:value="2178.8234585244" calcext:value-type="float">
            <text:p>2178.8234585244</text:p>
          </table:table-cell>
          <table:table-cell table:number-columns-repeated="13"/>
        </table:table-row>
        <table:table-row table:style-name="ro1">
          <table:table-cell office:value-type="float" office:value="497.564" calcext:value-type="float">
            <text:p>497.564</text:p>
          </table:table-cell>
          <table:table-cell office:value-type="float" office:value="2025.26794433594" calcext:value-type="float">
            <text:p>2025.26794433594</text:p>
          </table:table-cell>
          <table:table-cell office:value-type="float" office:value="0" calcext:value-type="float">
            <text:p>0</text:p>
          </table:table-cell>
          <table:table-cell office:value-type="float" office:value="8437.748046875" calcext:value-type="float">
            <text:p>8437.748046875</text:p>
          </table:table-cell>
          <table:table-cell/>
          <table:table-cell table:formula="of:=[.F159]-(([.F159]-[.H160])*[.$K$1])" office:value-type="float" office:value="2066.0382686311" calcext:value-type="float">
            <text:p>2066.0382686311</text:p>
          </table:table-cell>
          <table:table-cell table:formula="of:=[.G159]-(([.G159]-[.B160])*[.$I$1])" office:value-type="float" office:value="2062.57017484375" calcext:value-type="float">
            <text:p>2062.57017484375</text:p>
          </table:table-cell>
          <table:table-cell table:formula="of:=[.H159]-(([.H159]-[.G160])*[.$J$1])" office:value-type="float" office:value="2103.25882413198" calcext:value-type="float">
            <text:p>2103.25882413198</text:p>
          </table:table-cell>
          <table:table-cell table:number-columns-repeated="13"/>
        </table:table-row>
        <table:table-row table:style-name="ro1">
          <table:table-cell office:value-type="float" office:value="497.642" calcext:value-type="float">
            <text:p>497.642</text:p>
          </table:table-cell>
          <table:table-cell office:value-type="float" office:value="1845.97509765625" calcext:value-type="float">
            <text:p>1845.97509765625</text:p>
          </table:table-cell>
          <table:table-cell office:value-type="float" office:value="0" calcext:value-type="float">
            <text:p>0</text:p>
          </table:table-cell>
          <table:table-cell office:value-type="float" office:value="8447.892578125" calcext:value-type="float">
            <text:p>8447.892578125</text:p>
          </table:table-cell>
          <table:table-cell/>
          <table:table-cell table:formula="of:=[.F160]-(([.F160]-[.H161])*[.$K$1])" office:value-type="float" office:value="2015.11001529412" calcext:value-type="float">
            <text:p>2015.11001529412</text:p>
          </table:table-cell>
          <table:table-cell table:formula="of:=[.G160]-(([.G160]-[.B161])*[.$I$1])" office:value-type="float" office:value="1889.29411309375" calcext:value-type="float">
            <text:p>1889.29411309375</text:p>
          </table:table-cell>
          <table:table-cell table:formula="of:=[.H160]-(([.H160]-[.G161])*[.$J$1])" office:value-type="float" office:value="1964.18176195713" calcext:value-type="float">
            <text:p>1964.18176195713</text:p>
          </table:table-cell>
          <table:table-cell table:number-columns-repeated="13"/>
        </table:table-row>
        <table:table-row table:style-name="ro1">
          <table:table-cell office:value-type="float" office:value="497.712" calcext:value-type="float">
            <text:p>497.712</text:p>
          </table:table-cell>
          <table:table-cell office:value-type="float" office:value="2411.20483398438" calcext:value-type="float">
            <text:p>2411.20483398438</text:p>
          </table:table-cell>
          <table:table-cell office:value-type="float" office:value="0" calcext:value-type="float">
            <text:p>0</text:p>
          </table:table-cell>
          <table:table-cell office:value-type="float" office:value="8458.5390625" calcext:value-type="float">
            <text:p>8458.5390625</text:p>
          </table:table-cell>
          <table:table-cell/>
          <table:table-cell table:formula="of:=[.F161]-(([.F161]-[.H162])*[.$K$1])" office:value-type="float" office:value="2101.00419017659" calcext:value-type="float">
            <text:p>2101.00419017659</text:p>
          </table:table-cell>
          <table:table-cell table:formula="of:=[.G161]-(([.G161]-[.B162])*[.$I$1])" office:value-type="float" office:value="2306.82268980625" calcext:value-type="float">
            <text:p>2306.82268980625</text:p>
          </table:table-cell>
          <table:table-cell table:formula="of:=[.H161]-(([.H161]-[.G162])*[.$J$1])" office:value-type="float" office:value="2186.89836505906" calcext:value-type="float">
            <text:p>2186.89836505906</text:p>
          </table:table-cell>
          <table:table-cell table:number-columns-repeated="13"/>
        </table:table-row>
        <table:table-row table:style-name="ro1">
          <table:table-cell office:value-type="float" office:value="497.784" calcext:value-type="float">
            <text:p>497.784</text:p>
          </table:table-cell>
          <table:table-cell office:value-type="float" office:value="2202.65551757813" calcext:value-type="float">
            <text:p>2202.65551757813</text:p>
          </table:table-cell>
          <table:table-cell office:value-type="float" office:value="0" calcext:value-type="float">
            <text:p>0</text:p>
          </table:table-cell>
          <table:table-cell office:value-type="float" office:value="8467.6708984375" calcext:value-type="float">
            <text:p>8467.6708984375</text:p>
          </table:table-cell>
          <table:table-cell/>
          <table:table-cell table:formula="of:=[.F162]-(([.F162]-[.H163])*[.$K$1])" office:value-type="float" office:value="2155.84321838135" calcext:value-type="float">
            <text:p>2155.84321838135</text:p>
          </table:table-cell>
          <table:table-cell table:formula="of:=[.G162]-(([.G162]-[.B163])*[.$I$1])" office:value-type="float" office:value="2223.48895202376" calcext:value-type="float">
            <text:p>2223.48895202376</text:p>
          </table:table-cell>
          <table:table-cell table:formula="of:=[.H162]-(([.H162]-[.G163])*[.$J$1])" office:value-type="float" office:value="2210.68224658611" calcext:value-type="float">
            <text:p>2210.68224658611</text:p>
          </table:table-cell>
          <table:table-cell table:number-columns-repeated="13"/>
        </table:table-row>
        <table:table-row table:style-name="ro1">
          <table:table-cell office:value-type="float" office:value="497.858" calcext:value-type="float">
            <text:p>497.858</text:p>
          </table:table-cell>
          <table:table-cell office:value-type="float" office:value="2128.7861328125" calcext:value-type="float">
            <text:p>2128.7861328125</text:p>
          </table:table-cell>
          <table:table-cell office:value-type="float" office:value="0" calcext:value-type="float">
            <text:p>0</text:p>
          </table:table-cell>
          <table:table-cell office:value-type="float" office:value="8478.873046875" calcext:value-type="float">
            <text:p>8478.873046875</text:p>
          </table:table-cell>
          <table:table-cell/>
          <table:table-cell table:formula="of:=[.F163]-(([.F163]-[.H164])*[.$K$1])" office:value-type="float" office:value="2162.80217875604" calcext:value-type="float">
            <text:p>2162.80217875604</text:p>
          </table:table-cell>
          <table:table-cell table:formula="of:=[.G163]-(([.G163]-[.B164])*[.$I$1])" office:value-type="float" office:value="2147.72669665475" calcext:value-type="float">
            <text:p>2147.72669665475</text:p>
          </table:table-cell>
          <table:table-cell table:formula="of:=[.H163]-(([.H163]-[.G164])*[.$J$1])" office:value-type="float" office:value="2169.76113913073" calcext:value-type="float">
            <text:p>2169.76113913073</text:p>
          </table:table-cell>
          <table:table-cell table:number-columns-repeated="13"/>
        </table:table-row>
        <table:table-row table:style-name="ro1">
          <table:table-cell office:value-type="float" office:value="497.928" calcext:value-type="float">
            <text:p>497.928</text:p>
          </table:table-cell>
          <table:table-cell office:value-type="float" office:value="2015.37036132813" calcext:value-type="float">
            <text:p>2015.37036132813</text:p>
          </table:table-cell>
          <table:table-cell office:value-type="float" office:value="0" calcext:value-type="float">
            <text:p>0</text:p>
          </table:table-cell>
          <table:table-cell office:value-type="float" office:value="8489.7587890625" calcext:value-type="float">
            <text:p>8489.7587890625</text:p>
          </table:table-cell>
          <table:table-cell/>
          <table:table-cell table:formula="of:=[.F164]-(([.F164]-[.H165])*[.$K$1])" office:value-type="float" office:value="2124.70781795377" calcext:value-type="float">
            <text:p>2124.70781795377</text:p>
          </table:table-cell>
          <table:table-cell table:formula="of:=[.G164]-(([.G164]-[.B165])*[.$I$1])" office:value-type="float" office:value="2041.84162839345" calcext:value-type="float">
            <text:p>2041.84162839345</text:p>
          </table:table-cell>
          <table:table-cell table:formula="of:=[.H164]-(([.H164]-[.G165])*[.$J$1])" office:value-type="float" office:value="2086.6134571515" calcext:value-type="float">
            <text:p>2086.6134571515</text:p>
          </table:table-cell>
          <table:table-cell table:number-columns-repeated="13"/>
        </table:table-row>
        <table:table-row table:style-name="ro1">
          <table:table-cell office:value-type="float" office:value="497.997" calcext:value-type="float">
            <text:p>497.997</text:p>
          </table:table-cell>
          <table:table-cell office:value-type="float" office:value="2163.07202148438" calcext:value-type="float">
            <text:p>2163.07202148438</text:p>
          </table:table-cell>
          <table:table-cell office:value-type="float" office:value="0" calcext:value-type="float">
            <text:p>0</text:p>
          </table:table-cell>
          <table:table-cell office:value-type="float" office:value="8498.9228515625" calcext:value-type="float">
            <text:p>8498.9228515625</text:p>
          </table:table-cell>
          <table:table-cell/>
          <table:table-cell table:formula="of:=[.F165]-(([.F165]-[.H166])*[.$K$1])" office:value-type="float" office:value="2122.62969540991" calcext:value-type="float">
            <text:p>2122.62969540991</text:p>
          </table:table-cell>
          <table:table-cell table:formula="of:=[.G165]-(([.G165]-[.B166])*[.$I$1])" office:value-type="float" office:value="2138.8259428662" calcext:value-type="float">
            <text:p>2138.8259428662</text:p>
          </table:table-cell>
          <table:table-cell table:formula="of:=[.H165]-(([.H165]-[.G166])*[.$J$1])" office:value-type="float" office:value="2120.55157286605" calcext:value-type="float">
            <text:p>2120.55157286605</text:p>
          </table:table-cell>
          <table:table-cell table:number-columns-repeated="13"/>
        </table:table-row>
        <table:table-row table:style-name="ro1">
          <table:table-cell office:value-type="float" office:value="498.07" calcext:value-type="float">
            <text:p>498.07</text:p>
          </table:table-cell>
          <table:table-cell office:value-type="float" office:value="1665.0791015625" calcext:value-type="float">
            <text:p>1665.0791015625</text:p>
          </table:table-cell>
          <table:table-cell office:value-type="float" office:value="0" calcext:value-type="float">
            <text:p>0</text:p>
          </table:table-cell>
          <table:table-cell office:value-type="float" office:value="8509.6982421875" calcext:value-type="float">
            <text:p>8509.6982421875</text:p>
          </table:table-cell>
          <table:table-cell/>
          <table:table-cell table:formula="of:=[.F166]-(([.F166]-[.H167])*[.$K$1])" office:value-type="float" office:value="2004.35562564907" calcext:value-type="float">
            <text:p>2004.35562564907</text:p>
          </table:table-cell>
          <table:table-cell table:formula="of:=[.G166]-(([.G166]-[.B167])*[.$I$1])" office:value-type="float" office:value="1759.82846982324" calcext:value-type="float">
            <text:p>1759.82846982324</text:p>
          </table:table-cell>
          <table:table-cell table:formula="of:=[.H166]-(([.H166]-[.G167])*[.$J$1])" office:value-type="float" office:value="1886.08155588822" calcext:value-type="float">
            <text:p>1886.08155588822</text:p>
          </table:table-cell>
          <table:table-cell table:number-columns-repeated="13"/>
        </table:table-row>
        <table:table-row table:style-name="ro1">
          <table:table-cell office:value-type="float" office:value="498.141" calcext:value-type="float">
            <text:p>498.141</text:p>
          </table:table-cell>
          <table:table-cell office:value-type="float" office:value="1665.0791015625" calcext:value-type="float">
            <text:p>1665.0791015625</text:p>
          </table:table-cell>
          <table:table-cell office:value-type="float" office:value="0" calcext:value-type="float">
            <text:p>0</text:p>
          </table:table-cell>
          <table:table-cell office:value-type="float" office:value="8520.0732421875" calcext:value-type="float">
            <text:p>8520.0732421875</text:p>
          </table:table-cell>
          <table:table-cell/>
          <table:table-cell table:formula="of:=[.F167]-(([.F167]-[.H168])*[.$K$1])" office:value-type="float" office:value="1879.55150204973" calcext:value-type="float">
            <text:p>1879.55150204973</text:p>
          </table:table-cell>
          <table:table-cell table:formula="of:=[.G167]-(([.G167]-[.B168])*[.$I$1])" office:value-type="float" office:value="1684.02897521465" calcext:value-type="float">
            <text:p>1684.02897521465</text:p>
          </table:table-cell>
          <table:table-cell table:formula="of:=[.H167]-(([.H167]-[.G168])*[.$J$1])" office:value-type="float" office:value="1754.7473784504" calcext:value-type="float">
            <text:p>1754.7473784504</text:p>
          </table:table-cell>
          <table:table-cell table:number-columns-repeated="13"/>
        </table:table-row>
        <table:table-row table:style-name="ro1">
          <table:table-cell office:value-type="float" office:value="498.208" calcext:value-type="float">
            <text:p>498.208</text:p>
          </table:table-cell>
          <table:table-cell office:value-type="float" office:value="2817.23095703125" calcext:value-type="float">
            <text:p>2817.23095703125</text:p>
          </table:table-cell>
          <table:table-cell office:value-type="float" office:value="0" calcext:value-type="float">
            <text:p>0</text:p>
          </table:table-cell>
          <table:table-cell office:value-type="float" office:value="8530.353515625" calcext:value-type="float">
            <text:p>8530.353515625</text:p>
          </table:table-cell>
          <table:table-cell/>
          <table:table-cell table:formula="of:=[.F168]-(([.F168]-[.H169])*[.$K$1])" office:value-type="float" office:value="2088.79847447076" calcext:value-type="float">
            <text:p>2088.79847447076</text:p>
          </table:table-cell>
          <table:table-cell table:formula="of:=[.G168]-(([.G168]-[.B169])*[.$I$1])" office:value-type="float" office:value="2590.59056066793" calcext:value-type="float">
            <text:p>2590.59056066793</text:p>
          </table:table-cell>
          <table:table-cell table:formula="of:=[.H168]-(([.H168]-[.G169])*[.$J$1])" office:value-type="float" office:value="2298.04544689179" calcext:value-type="float">
            <text:p>2298.04544689179</text:p>
          </table:table-cell>
          <table:table-cell table:number-columns-repeated="13"/>
        </table:table-row>
        <table:table-row table:style-name="ro1">
          <table:table-cell office:value-type="float" office:value="498.277" calcext:value-type="float">
            <text:p>498.277</text:p>
          </table:table-cell>
          <table:table-cell office:value-type="float" office:value="2349.287109375" calcext:value-type="float">
            <text:p>2349.287109375</text:p>
          </table:table-cell>
          <table:table-cell office:value-type="float" office:value="0" calcext:value-type="float">
            <text:p>0</text:p>
          </table:table-cell>
          <table:table-cell office:value-type="float" office:value="8537.5458984375" calcext:value-type="float">
            <text:p>8537.5458984375</text:p>
          </table:table-cell>
          <table:table-cell/>
          <table:table-cell table:formula="of:=[.F169]-(([.F169]-[.H170])*[.$K$1])" office:value-type="float" office:value="2225.76022532236" calcext:value-type="float">
            <text:p>2225.76022532236</text:p>
          </table:table-cell>
          <table:table-cell table:formula="of:=[.G169]-(([.G169]-[.B170])*[.$I$1])" office:value-type="float" office:value="2397.54779963359" calcext:value-type="float">
            <text:p>2397.54779963359</text:p>
          </table:table-cell>
          <table:table-cell table:formula="of:=[.H169]-(([.H169]-[.G170])*[.$J$1])" office:value-type="float" office:value="2362.72197617396" calcext:value-type="float">
            <text:p>2362.72197617396</text:p>
          </table:table-cell>
          <table:table-cell table:number-columns-repeated="13"/>
        </table:table-row>
        <table:table-row table:style-name="ro1">
          <table:table-cell office:value-type="float" office:value="498.341" calcext:value-type="float">
            <text:p>498.341</text:p>
          </table:table-cell>
          <table:table-cell office:value-type="float" office:value="1772.34814453125" calcext:value-type="float">
            <text:p>1772.34814453125</text:p>
          </table:table-cell>
          <table:table-cell office:value-type="float" office:value="0" calcext:value-type="float">
            <text:p>0</text:p>
          </table:table-cell>
          <table:table-cell office:value-type="float" office:value="8547.4736328125" calcext:value-type="float">
            <text:p>8547.4736328125</text:p>
          </table:table-cell>
          <table:table-cell/>
          <table:table-cell table:formula="of:=[.F170]-(([.F170]-[.H171])*[.$K$1])" office:value-type="float" office:value="2143.00758304593" calcext:value-type="float">
            <text:p>2143.00758304593</text:p>
          </table:table-cell>
          <table:table-cell table:formula="of:=[.G170]-(([.G170]-[.B171])*[.$I$1])" office:value-type="float" office:value="1897.38807555172" calcext:value-type="float">
            <text:p>1897.38807555172</text:p>
          </table:table-cell>
          <table:table-cell table:formula="of:=[.H170]-(([.H170]-[.G171])*[.$J$1])" office:value-type="float" office:value="2060.2549407695" calcext:value-type="float">
            <text:p>2060.2549407695</text:p>
          </table:table-cell>
          <table:table-cell table:number-columns-repeated="13"/>
        </table:table-row>
        <table:table-row table:style-name="ro1">
          <table:table-cell office:value-type="float" office:value="498.414" calcext:value-type="float">
            <text:p>498.414</text:p>
          </table:table-cell>
          <table:table-cell office:value-type="float" office:value="1820.68310546875" calcext:value-type="float">
            <text:p>1820.68310546875</text:p>
          </table:table-cell>
          <table:table-cell office:value-type="float" office:value="0" calcext:value-type="float">
            <text:p>0</text:p>
          </table:table-cell>
          <table:table-cell office:value-type="float" office:value="8558.8427734375" calcext:value-type="float">
            <text:p>8558.8427734375</text:p>
          </table:table-cell>
          <table:table-cell/>
          <table:table-cell table:formula="of:=[.F171]-(([.F171]-[.H172])*[.$K$1])" office:value-type="float" office:value="2028.75623849037" calcext:value-type="float">
            <text:p>2028.75623849037</text:p>
          </table:table-cell>
          <table:table-cell table:formula="of:=[.G171]-(([.G171]-[.B172])*[.$I$1])" office:value-type="float" office:value="1836.02409948534" calcext:value-type="float">
            <text:p>1836.02409948534</text:p>
          </table:table-cell>
          <table:table-cell table:formula="of:=[.H171]-(([.H171]-[.G172])*[.$J$1])" office:value-type="float" office:value="1914.5048939348" calcext:value-type="float">
            <text:p>1914.5048939348</text:p>
          </table:table-cell>
          <table:table-cell table:number-columns-repeated="13"/>
        </table:table-row>
        <table:table-row table:style-name="ro1">
          <table:table-cell office:value-type="float" office:value="498.473" calcext:value-type="float">
            <text:p>498.473</text:p>
          </table:table-cell>
          <table:table-cell office:value-type="float" office:value="1984.56005859375" calcext:value-type="float">
            <text:p>1984.56005859375</text:p>
          </table:table-cell>
          <table:table-cell office:value-type="float" office:value="0" calcext:value-type="float">
            <text:p>0</text:p>
          </table:table-cell>
          <table:table-cell office:value-type="float" office:value="8568.0458984375" calcext:value-type="float">
            <text:p>8568.0458984375</text:p>
          </table:table-cell>
          <table:table-cell/>
          <table:table-cell table:formula="of:=[.F172]-(([.F172]-[.H173])*[.$K$1])" office:value-type="float" office:value="1984.74365738469" calcext:value-type="float">
            <text:p>1984.74365738469</text:p>
          </table:table-cell>
          <table:table-cell table:formula="of:=[.G172]-(([.G172]-[.B173])*[.$I$1])" office:value-type="float" office:value="1954.85286677207" calcext:value-type="float">
            <text:p>1954.85286677207</text:p>
          </table:table-cell>
          <table:table-cell table:formula="of:=[.H172]-(([.H172]-[.G173])*[.$J$1])" office:value-type="float" office:value="1940.73107627902" calcext:value-type="float">
            <text:p>1940.73107627902</text:p>
          </table:table-cell>
          <table:table-cell table:number-columns-repeated="13"/>
        </table:table-row>
        <table:table-row table:style-name="ro1">
          <table:table-cell office:value-type="float" office:value="498.537" calcext:value-type="float">
            <text:p>498.537</text:p>
          </table:table-cell>
          <table:table-cell office:value-type="float" office:value="2159.99096679688" calcext:value-type="float">
            <text:p>2159.99096679688</text:p>
          </table:table-cell>
          <table:table-cell office:value-type="float" office:value="0" calcext:value-type="float">
            <text:p>0</text:p>
          </table:table-cell>
          <table:table-cell office:value-type="float" office:value="8577.0361328125" calcext:value-type="float">
            <text:p>8577.0361328125</text:p>
          </table:table-cell>
          <table:table-cell/>
          <table:table-cell table:formula="of:=[.F173]-(([.F173]-[.H174])*[.$K$1])" office:value-type="float" office:value="2020.66285474855" calcext:value-type="float">
            <text:p>2020.66285474855</text:p>
          </table:table-cell>
          <table:table-cell table:formula="of:=[.G173]-(([.G173]-[.B174])*[.$I$1])" office:value-type="float" office:value="2118.96334679192" calcext:value-type="float">
            <text:p>2118.96334679192</text:p>
          </table:table-cell>
          <table:table-cell table:formula="of:=[.H173]-(([.H173]-[.G174])*[.$J$1])" office:value-type="float" office:value="2056.5820521124" calcext:value-type="float">
            <text:p>2056.5820521124</text:p>
          </table:table-cell>
          <table:table-cell table:number-columns-repeated="13"/>
        </table:table-row>
        <table:table-row table:style-name="ro1">
          <table:table-cell office:value-type="float" office:value="498.618" calcext:value-type="float">
            <text:p>498.618</text:p>
          </table:table-cell>
          <table:table-cell office:value-type="float" office:value="1859.44750976563" calcext:value-type="float">
            <text:p>1859.44750976563</text:p>
          </table:table-cell>
          <table:table-cell office:value-type="float" office:value="0" calcext:value-type="float">
            <text:p>0</text:p>
          </table:table-cell>
          <table:table-cell office:value-type="float" office:value="8589.7978515625" calcext:value-type="float">
            <text:p>8589.7978515625</text:p>
          </table:table-cell>
          <table:table-cell/>
          <table:table-cell table:formula="of:=[.F174]-(([.F174]-[.H175])*[.$K$1])" office:value-type="float" office:value="1991.42225657448" calcext:value-type="float">
            <text:p>1991.42225657448</text:p>
          </table:table-cell>
          <table:table-cell table:formula="of:=[.G174]-(([.G174]-[.B175])*[.$I$1])" office:value-type="float" office:value="1911.35067717089" calcext:value-type="float">
            <text:p>1911.35067717089</text:p>
          </table:table-cell>
          <table:table-cell table:formula="of:=[.H174]-(([.H174]-[.G175])*[.$J$1])" office:value-type="float" office:value="1962.18165840042" calcext:value-type="float">
            <text:p>1962.18165840042</text:p>
          </table:table-cell>
          <table:table-cell table:number-columns-repeated="13"/>
        </table:table-row>
        <table:table-row table:style-name="ro1">
          <table:table-cell office:value-type="float" office:value="498.692" calcext:value-type="float">
            <text:p>498.692</text:p>
          </table:table-cell>
          <table:table-cell office:value-type="float" office:value="2306.52319335938" calcext:value-type="float">
            <text:p>2306.52319335938</text:p>
          </table:table-cell>
          <table:table-cell office:value-type="float" office:value="0" calcext:value-type="float">
            <text:p>0</text:p>
          </table:table-cell>
          <table:table-cell office:value-type="float" office:value="8600.421875" calcext:value-type="float">
            <text:p>8600.421875</text:p>
          </table:table-cell>
          <table:table-cell/>
          <table:table-cell table:formula="of:=[.F175]-(([.F175]-[.H176])*[.$K$1])" office:value-type="float" office:value="2063.02674279686" calcext:value-type="float">
            <text:p>2063.02674279686</text:p>
          </table:table-cell>
          <table:table-cell table:formula="of:=[.G175]-(([.G175]-[.B176])*[.$I$1])" office:value-type="float" office:value="2227.48869012168" calcext:value-type="float">
            <text:p>2227.48869012168</text:p>
          </table:table-cell>
          <table:table-cell table:formula="of:=[.H175]-(([.H175]-[.G176])*[.$J$1])" office:value-type="float" office:value="2134.63122901924" calcext:value-type="float">
            <text:p>2134.63122901924</text:p>
          </table:table-cell>
          <table:table-cell table:number-columns-repeated="13"/>
        </table:table-row>
        <table:table-row table:style-name="ro1">
          <table:table-cell office:value-type="float" office:value="498.765" calcext:value-type="float">
            <text:p>498.765</text:p>
          </table:table-cell>
          <table:table-cell office:value-type="float" office:value="2457.25952148438" calcext:value-type="float">
            <text:p>2457.25952148438</text:p>
          </table:table-cell>
          <table:table-cell office:value-type="float" office:value="0" calcext:value-type="float">
            <text:p>0</text:p>
          </table:table-cell>
          <table:table-cell office:value-type="float" office:value="8610.8212890625" calcext:value-type="float">
            <text:p>8610.8212890625</text:p>
          </table:table-cell>
          <table:table-cell/>
          <table:table-cell table:formula="of:=[.F176]-(([.F176]-[.H177])*[.$K$1])" office:value-type="float" office:value="2188.74807692065" calcext:value-type="float">
            <text:p>2188.74807692065</text:p>
          </table:table-cell>
          <table:table-cell table:formula="of:=[.G176]-(([.G176]-[.B177])*[.$I$1])" office:value-type="float" office:value="2411.30535521184" calcext:value-type="float">
            <text:p>2411.30535521184</text:p>
          </table:table-cell>
          <table:table-cell table:formula="of:=[.H176]-(([.H176]-[.G177])*[.$J$1])" office:value-type="float" office:value="2314.46941104443" calcext:value-type="float">
            <text:p>2314.46941104443</text:p>
          </table:table-cell>
          <table:table-cell table:number-columns-repeated="13"/>
        </table:table-row>
        <table:table-row table:style-name="ro1">
          <table:table-cell office:value-type="float" office:value="498.841" calcext:value-type="float">
            <text:p>498.841</text:p>
          </table:table-cell>
          <table:table-cell office:value-type="float" office:value="1995.20324707031" calcext:value-type="float">
            <text:p>1995.20324707031</text:p>
          </table:table-cell>
          <table:table-cell office:value-type="float" office:value="0" calcext:value-type="float">
            <text:p>0</text:p>
          </table:table-cell>
          <table:table-cell office:value-type="float" office:value="8621.4912109375" calcext:value-type="float">
            <text:p>8621.4912109375</text:p>
          </table:table-cell>
          <table:table-cell/>
          <table:table-cell table:formula="of:=[.F177]-(([.F177]-[.H178])*[.$K$1])" office:value-type="float" office:value="2174.89387772015" calcext:value-type="float">
            <text:p>2174.89387772015</text:p>
          </table:table-cell>
          <table:table-cell table:formula="of:=[.G177]-(([.G177]-[.B178])*[.$I$1])" office:value-type="float" office:value="2078.42366869862" calcext:value-type="float">
            <text:p>2078.42366869862</text:p>
          </table:table-cell>
          <table:table-cell table:formula="of:=[.H177]-(([.H177]-[.G178])*[.$J$1])" office:value-type="float" office:value="2161.03967851965" calcext:value-type="float">
            <text:p>2161.03967851965</text:p>
          </table:table-cell>
          <table:table-cell table:number-columns-repeated="13"/>
        </table:table-row>
        <table:table-row table:style-name="ro1">
          <table:table-cell office:value-type="float" office:value="499.01" calcext:value-type="float">
            <text:p>499.01</text:p>
          </table:table-cell>
          <table:table-cell office:value-type="float" office:value="1777.97961425781" calcext:value-type="float">
            <text:p>1777.97961425781</text:p>
          </table:table-cell>
          <table:table-cell office:value-type="float" office:value="0" calcext:value-type="float">
            <text:p>0</text:p>
          </table:table-cell>
          <table:table-cell office:value-type="float" office:value="8646.134765625" calcext:value-type="float">
            <text:p>8646.134765625</text:p>
          </table:table-cell>
          <table:table-cell/>
          <table:table-cell table:formula="of:=[.F178]-(([.F178]-[.H179])*[.$K$1])" office:value-type="float" office:value="2063.00112077345" calcext:value-type="float">
            <text:p>2063.00112077345</text:p>
          </table:table-cell>
          <table:table-cell table:formula="of:=[.G178]-(([.G178]-[.B179])*[.$I$1])" office:value-type="float" office:value="1838.06842514597" calcext:value-type="float">
            <text:p>1838.06842514597</text:p>
          </table:table-cell>
          <table:table-cell table:formula="of:=[.H178]-(([.H178]-[.G179])*[.$J$1])" office:value-type="float" office:value="1951.10836382676" calcext:value-type="float">
            <text:p>1951.10836382676</text:p>
          </table:table-cell>
          <table:table-cell table:number-columns-repeated="13"/>
        </table:table-row>
        <table:table-row table:style-name="ro1">
          <table:table-cell office:value-type="float" office:value="499.077" calcext:value-type="float">
            <text:p>499.077</text:p>
          </table:table-cell>
          <table:table-cell office:value-type="float" office:value="1768.23181152344" calcext:value-type="float">
            <text:p>1768.23181152344</text:p>
          </table:table-cell>
          <table:table-cell office:value-type="float" office:value="0" calcext:value-type="float">
            <text:p>0</text:p>
          </table:table-cell>
          <table:table-cell office:value-type="float" office:value="8655.0771484375" calcext:value-type="float">
            <text:p>8655.0771484375</text:p>
          </table:table-cell>
          <table:table-cell/>
          <table:table-cell table:formula="of:=[.F179]-(([.F179]-[.H180])*[.$K$1])" office:value-type="float" office:value="1952.15924268699" calcext:value-type="float">
            <text:p>1952.15924268699</text:p>
          </table:table-cell>
          <table:table-cell table:formula="of:=[.G179]-(([.G179]-[.B180])*[.$I$1])" office:value-type="float" office:value="1782.19913424795" calcext:value-type="float">
            <text:p>1782.19913424795</text:p>
          </table:table-cell>
          <table:table-cell table:formula="of:=[.H179]-(([.H179]-[.G180])*[.$J$1])" office:value-type="float" office:value="1841.31736460053" calcext:value-type="float">
            <text:p>1841.31736460053</text:p>
          </table:table-cell>
          <table:table-cell table:number-columns-repeated="13"/>
        </table:table-row>
        <table:table-row table:style-name="ro1">
          <table:table-cell office:value-type="float" office:value="499.148" calcext:value-type="float">
            <text:p>499.148</text:p>
          </table:table-cell>
          <table:table-cell office:value-type="float" office:value="1767.25695800781" calcext:value-type="float">
            <text:p>1767.25695800781</text:p>
          </table:table-cell>
          <table:table-cell office:value-type="float" office:value="0" calcext:value-type="float">
            <text:p>0</text:p>
          </table:table-cell>
          <table:table-cell office:value-type="float" office:value="8664.24609375" calcext:value-type="float">
            <text:p>8664.24609375</text:p>
          </table:table-cell>
          <table:table-cell/>
          <table:table-cell table:formula="of:=[.F180]-(([.F180]-[.H181])*[.$K$1])" office:value-type="float" office:value="1873.63991295674" calcext:value-type="float">
            <text:p>1873.63991295674</text:p>
          </table:table-cell>
          <table:table-cell table:formula="of:=[.G180]-(([.G180]-[.B181])*[.$I$1])" office:value-type="float" office:value="1770.24539325584" calcext:value-type="float">
            <text:p>1770.24539325584</text:p>
          </table:table-cell>
          <table:table-cell table:formula="of:=[.H180]-(([.H180]-[.G181])*[.$J$1])" office:value-type="float" office:value="1795.12058322648" calcext:value-type="float">
            <text:p>1795.12058322648</text:p>
          </table:table-cell>
          <table:table-cell table:number-columns-repeated="13"/>
        </table:table-row>
        <table:table-row table:style-name="ro1">
          <table:table-cell office:value-type="float" office:value="499.223" calcext:value-type="float">
            <text:p>499.223</text:p>
          </table:table-cell>
          <table:table-cell office:value-type="float" office:value="2032.23193359375" calcext:value-type="float">
            <text:p>2032.23193359375</text:p>
          </table:table-cell>
          <table:table-cell office:value-type="float" office:value="0" calcext:value-type="float">
            <text:p>0</text:p>
          </table:table-cell>
          <table:table-cell office:value-type="float" office:value="8675.1259765625" calcext:value-type="float">
            <text:p>8675.1259765625</text:p>
          </table:table-cell>
          <table:table-cell/>
          <table:table-cell table:formula="of:=[.F181]-(([.F181]-[.H182])*[.$K$1])" office:value-type="float" office:value="1894.41231183901" calcext:value-type="float">
            <text:p>1894.41231183901</text:p>
          </table:table-cell>
          <table:table-cell table:formula="of:=[.G181]-(([.G181]-[.B182])*[.$I$1])" office:value-type="float" office:value="1979.83462552617" calcext:value-type="float">
            <text:p>1979.83462552617</text:p>
          </table:table-cell>
          <table:table-cell table:formula="of:=[.H181]-(([.H181]-[.G182])*[.$J$1])" office:value-type="float" office:value="1915.18471072128" calcext:value-type="float">
            <text:p>1915.18471072128</text:p>
          </table:table-cell>
          <table:table-cell table:number-columns-repeated="13"/>
        </table:table-row>
        <table:table-row table:style-name="ro1">
          <table:table-cell office:value-type="float" office:value="499.302" calcext:value-type="float">
            <text:p>499.302</text:p>
          </table:table-cell>
          <table:table-cell office:value-type="float" office:value="2429.83056640625" calcext:value-type="float">
            <text:p>2429.83056640625</text:p>
          </table:table-cell>
          <table:table-cell office:value-type="float" office:value="0" calcext:value-type="float">
            <text:p>0</text:p>
          </table:table-cell>
          <table:table-cell office:value-type="float" office:value="8685.603515625" calcext:value-type="float">
            <text:p>8685.603515625</text:p>
          </table:table-cell>
          <table:table-cell/>
          <table:table-cell table:formula="of:=[.F182]-(([.F182]-[.H183])*[.$K$1])" office:value-type="float" office:value="2042.80867822055" calcext:value-type="float">
            <text:p>2042.80867822055</text:p>
          </table:table-cell>
          <table:table-cell table:formula="of:=[.G182]-(([.G182]-[.B183])*[.$I$1])" office:value-type="float" office:value="2339.83137823023" calcext:value-type="float">
            <text:p>2339.83137823023</text:p>
          </table:table-cell>
          <table:table-cell table:formula="of:=[.H182]-(([.H182]-[.G183])*[.$J$1])" office:value-type="float" office:value="2191.2050446021" calcext:value-type="float">
            <text:p>2191.2050446021</text:p>
          </table:table-cell>
          <table:table-cell table:number-columns-repeated="13"/>
        </table:table-row>
        <table:table-row table:style-name="ro1">
          <table:table-cell office:value-type="float" office:value="499.387" calcext:value-type="float">
            <text:p>499.387</text:p>
          </table:table-cell>
          <table:table-cell office:value-type="float" office:value="2151.50366210938" calcext:value-type="float">
            <text:p>2151.50366210938</text:p>
          </table:table-cell>
          <table:table-cell office:value-type="float" office:value="0" calcext:value-type="float">
            <text:p>0</text:p>
          </table:table-cell>
          <table:table-cell office:value-type="float" office:value="8698.0458984375" calcext:value-type="float">
            <text:p>8698.0458984375</text:p>
          </table:table-cell>
          <table:table-cell/>
          <table:table-cell table:formula="of:=[.F183]-(([.F183]-[.H184])*[.$K$1])" office:value-type="float" office:value="2116.34521364905" calcext:value-type="float">
            <text:p>2116.34521364905</text:p>
          </table:table-cell>
          <table:table-cell table:formula="of:=[.G183]-(([.G183]-[.B184])*[.$I$1])" office:value-type="float" office:value="2189.16920533355" calcext:value-type="float">
            <text:p>2189.16920533355</text:p>
          </table:table-cell>
          <table:table-cell table:formula="of:=[.H183]-(([.H183]-[.G184])*[.$J$1])" office:value-type="float" office:value="2189.88174907754" calcext:value-type="float">
            <text:p>2189.88174907754</text:p>
          </table:table-cell>
          <table:table-cell table:number-columns-repeated="13"/>
        </table:table-row>
        <table:table-row table:style-name="ro1">
          <table:table-cell office:value-type="float" office:value="499.461" calcext:value-type="float">
            <text:p>499.461</text:p>
          </table:table-cell>
          <table:table-cell office:value-type="float" office:value="2600.80126953125" calcext:value-type="float">
            <text:p>2600.80126953125</text:p>
          </table:table-cell>
          <table:table-cell office:value-type="float" office:value="0" calcext:value-type="float">
            <text:p>0</text:p>
          </table:table-cell>
          <table:table-cell office:value-type="float" office:value="8708.787109375" calcext:value-type="float">
            <text:p>8708.787109375</text:p>
          </table:table-cell>
          <table:table-cell/>
          <table:table-cell table:formula="of:=[.F184]-(([.F184]-[.H185])*[.$K$1])" office:value-type="float" office:value="2259.9062413379" calcext:value-type="float">
            <text:p>2259.9062413379</text:p>
          </table:table-cell>
          <table:table-cell table:formula="of:=[.G184]-(([.G184]-[.B185])*[.$I$1])" office:value-type="float" office:value="2518.47485669171" calcext:value-type="float">
            <text:p>2518.47485669171</text:p>
          </table:table-cell>
          <table:table-cell table:formula="of:=[.H184]-(([.H184]-[.G185])*[.$J$1])" office:value-type="float" office:value="2403.46726902675" calcext:value-type="float">
            <text:p>2403.46726902675</text:p>
          </table:table-cell>
          <table:table-cell table:number-columns-repeated="13"/>
        </table:table-row>
        <table:table-row table:style-name="ro1">
          <table:table-cell office:value-type="float" office:value="499.531" calcext:value-type="float">
            <text:p>499.531</text:p>
          </table:table-cell>
          <table:table-cell office:value-type="float" office:value="2062.57177734375" calcext:value-type="float">
            <text:p>2062.57177734375</text:p>
          </table:table-cell>
          <table:table-cell office:value-type="float" office:value="0" calcext:value-type="float">
            <text:p>0</text:p>
          </table:table-cell>
          <table:table-cell office:value-type="float" office:value="8719.232421875" calcext:value-type="float">
            <text:p>8719.232421875</text:p>
          </table:table-cell>
          <table:table-cell/>
          <table:table-cell table:formula="of:=[.F185]-(([.F185]-[.H186])*[.$K$1])" office:value-type="float" office:value="2250.52942054297" calcext:value-type="float">
            <text:p>2250.52942054297</text:p>
          </table:table-cell>
          <table:table-cell table:formula="of:=[.G185]-(([.G185]-[.B186])*[.$I$1])" office:value-type="float" office:value="2153.75239321334" calcext:value-type="float">
            <text:p>2153.75239321334</text:p>
          </table:table-cell>
          <table:table-cell table:formula="of:=[.H185]-(([.H185]-[.G186])*[.$J$1])" office:value-type="float" office:value="2241.15259974804" calcext:value-type="float">
            <text:p>2241.15259974804</text:p>
          </table:table-cell>
          <table:table-cell table:number-columns-repeated="13"/>
        </table:table-row>
        <table:table-row table:style-name="ro1">
          <table:table-cell office:value-type="float" office:value="499.597" calcext:value-type="float">
            <text:p>499.597</text:p>
          </table:table-cell>
          <table:table-cell office:value-type="float" office:value="2220.806640625" calcext:value-type="float">
            <text:p>2220.806640625</text:p>
          </table:table-cell>
          <table:table-cell office:value-type="float" office:value="0" calcext:value-type="float">
            <text:p>0</text:p>
          </table:table-cell>
          <table:table-cell office:value-type="float" office:value="8728.0224609375" calcext:value-type="float">
            <text:p>8728.0224609375</text:p>
          </table:table-cell>
          <table:table-cell/>
          <table:table-cell table:formula="of:=[.F186]-(([.F186]-[.H187])*[.$K$1])" office:value-type="float" office:value="2234.87004734876" calcext:value-type="float">
            <text:p>2234.87004734876</text:p>
          </table:table-cell>
          <table:table-cell table:formula="of:=[.G186]-(([.G186]-[.B187])*[.$I$1])" office:value-type="float" office:value="2207.39579114267" calcext:value-type="float">
            <text:p>2207.39579114267</text:p>
          </table:table-cell>
          <table:table-cell table:formula="of:=[.H186]-(([.H186]-[.G187])*[.$J$1])" office:value-type="float" office:value="2219.21067415455" calcext:value-type="float">
            <text:p>2219.21067415455</text:p>
          </table:table-cell>
          <table:table-cell table:number-columns-repeated="13"/>
        </table:table-row>
        <table:table-row table:style-name="ro1">
          <table:table-cell office:value-type="float" office:value="499.668" calcext:value-type="float">
            <text:p>499.668</text:p>
          </table:table-cell>
          <table:table-cell office:value-type="float" office:value="2024.57238769531" calcext:value-type="float">
            <text:p>2024.57238769531</text:p>
          </table:table-cell>
          <table:table-cell office:value-type="float" office:value="0" calcext:value-type="float">
            <text:p>0</text:p>
          </table:table-cell>
          <table:table-cell office:value-type="float" office:value="8736.9775390625" calcext:value-type="float">
            <text:p>8736.9775390625</text:p>
          </table:table-cell>
          <table:table-cell/>
          <table:table-cell table:formula="of:=[.F187]-(([.F187]-[.H188])*[.$K$1])" office:value-type="float" office:value="2175.66643887648" calcext:value-type="float">
            <text:p>2175.66643887648</text:p>
          </table:table-cell>
          <table:table-cell table:formula="of:=[.G187]-(([.G187]-[.B188])*[.$I$1])" office:value-type="float" office:value="2061.13706838478" calcext:value-type="float">
            <text:p>2061.13706838478</text:p>
          </table:table-cell>
          <table:table-cell table:formula="of:=[.H187]-(([.H187]-[.G188])*[.$J$1])" office:value-type="float" office:value="2116.4628304042" calcext:value-type="float">
            <text:p>2116.4628304042</text:p>
          </table:table-cell>
          <table:table-cell table:number-columns-repeated="13"/>
        </table:table-row>
        <table:table-row table:style-name="ro1">
          <table:table-cell office:value-type="float" office:value="499.742" calcext:value-type="float">
            <text:p>499.742</text:p>
          </table:table-cell>
          <table:table-cell office:value-type="float" office:value="2004.94897460938" calcext:value-type="float">
            <text:p>2004.94897460938</text:p>
          </table:table-cell>
          <table:table-cell office:value-type="float" office:value="0" calcext:value-type="float">
            <text:p>0</text:p>
          </table:table-cell>
          <table:table-cell office:value-type="float" office:value="8747.6201171875" calcext:value-type="float">
            <text:p>8747.6201171875</text:p>
          </table:table-cell>
          <table:table-cell/>
          <table:table-cell table:formula="of:=[.F188]-(([.F188]-[.H189])*[.$K$1])" office:value-type="float" office:value="2113.47485760242" calcext:value-type="float">
            <text:p>2113.47485760242</text:p>
          </table:table-cell>
          <table:table-cell table:formula="of:=[.G188]-(([.G188]-[.B189])*[.$I$1])" office:value-type="float" office:value="2016.18659336446" calcext:value-type="float">
            <text:p>2016.18659336446</text:p>
          </table:table-cell>
          <table:table-cell table:formula="of:=[.H188]-(([.H188]-[.G189])*[.$J$1])" office:value-type="float" office:value="2051.28327632837" calcext:value-type="float">
            <text:p>2051.28327632837</text:p>
          </table:table-cell>
          <table:table-cell table:number-columns-repeated="13"/>
        </table:table-row>
        <table:table-row table:style-name="ro1">
          <table:table-cell office:value-type="float" office:value="499.812" calcext:value-type="float">
            <text:p>499.812</text:p>
          </table:table-cell>
          <table:table-cell office:value-type="float" office:value="2268.05908203125" calcext:value-type="float">
            <text:p>2268.05908203125</text:p>
          </table:table-cell>
          <table:table-cell office:value-type="float" office:value="0" calcext:value-type="float">
            <text:p>0</text:p>
          </table:table-cell>
          <table:table-cell office:value-type="float" office:value="8756.5810546875" calcext:value-type="float">
            <text:p>8756.5810546875</text:p>
          </table:table-cell>
          <table:table-cell/>
          <table:table-cell table:formula="of:=[.F189]-(([.F189]-[.H190])*[.$K$1])" office:value-type="float" office:value="2136.45949205549" calcext:value-type="float">
            <text:p>2136.45949205549</text:p>
          </table:table-cell>
          <table:table-cell table:formula="of:=[.G189]-(([.G189]-[.B190])*[.$I$1])" office:value-type="float" office:value="2217.68458429789" calcext:value-type="float">
            <text:p>2217.68458429789</text:p>
          </table:table-cell>
          <table:table-cell table:formula="of:=[.H189]-(([.H189]-[.G190])*[.$J$1])" office:value-type="float" office:value="2159.44412650856" calcext:value-type="float">
            <text:p>2159.44412650856</text:p>
          </table:table-cell>
          <table:table-cell table:number-columns-repeated="13"/>
        </table:table-row>
        <table:table-row table:style-name="ro1">
          <table:table-cell office:value-type="float" office:value="499.883" calcext:value-type="float">
            <text:p>499.883</text:p>
          </table:table-cell>
          <table:table-cell office:value-type="float" office:value="2029.29760742188" calcext:value-type="float">
            <text:p>2029.29760742188</text:p>
          </table:table-cell>
          <table:table-cell office:value-type="float" office:value="0" calcext:value-type="float">
            <text:p>0</text:p>
          </table:table-cell>
          <table:table-cell office:value-type="float" office:value="8765.671875" calcext:value-type="float">
            <text:p>8765.671875</text:p>
          </table:table-cell>
          <table:table-cell/>
          <table:table-cell table:formula="of:=[.F190]-(([.F190]-[.H191])*[.$K$1])" office:value-type="float" office:value="2117.8993440758" calcext:value-type="float">
            <text:p>2117.8993440758</text:p>
          </table:table-cell>
          <table:table-cell table:formula="of:=[.G190]-(([.G190]-[.B191])*[.$I$1])" office:value-type="float" office:value="2066.97500279708" calcext:value-type="float">
            <text:p>2066.97500279708</text:p>
          </table:table-cell>
          <table:table-cell table:formula="of:=[.H190]-(([.H190]-[.G191])*[.$J$1])" office:value-type="float" office:value="2099.3391960961" calcext:value-type="float">
            <text:p>2099.3391960961</text:p>
          </table:table-cell>
          <table:table-cell table:number-columns-repeated="13"/>
        </table:table-row>
        <table:table-row table:style-name="ro1">
          <table:table-cell office:value-type="float" office:value="499.949" calcext:value-type="float">
            <text:p>499.949</text:p>
          </table:table-cell>
          <table:table-cell office:value-type="float" office:value="2376.52270507813" calcext:value-type="float">
            <text:p>2376.52270507813</text:p>
          </table:table-cell>
          <table:table-cell office:value-type="float" office:value="0" calcext:value-type="float">
            <text:p>0</text:p>
          </table:table-cell>
          <table:table-cell office:value-type="float" office:value="8772.8232421875" calcext:value-type="float">
            <text:p>8772.8232421875</text:p>
          </table:table-cell>
          <table:table-cell/>
          <table:table-cell table:formula="of:=[.F191]-(([.F191]-[.H192])*[.$K$1])" office:value-type="float" office:value="2178.58330985684" calcext:value-type="float">
            <text:p>2178.58330985684</text:p>
          </table:table-cell>
          <table:table-cell table:formula="of:=[.G191]-(([.G191]-[.B192])*[.$I$1])" office:value-type="float" office:value="2314.61316462192" calcext:value-type="float">
            <text:p>2314.61316462192</text:p>
          </table:table-cell>
          <table:table-cell table:formula="of:=[.H191]-(([.H191]-[.G192])*[.$J$1])" office:value-type="float" office:value="2239.26727563788" calcext:value-type="float">
            <text:p>2239.26727563788</text:p>
          </table:table-cell>
          <table:table-cell table:number-columns-repeated="13"/>
        </table:table-row>
        <table:table-row table:style-name="ro1">
          <table:table-cell office:value-type="float" office:value="500.021" calcext:value-type="float">
            <text:p>500.021</text:p>
          </table:table-cell>
          <table:table-cell office:value-type="float" office:value="1987.12963867188" calcext:value-type="float">
            <text:p>1987.12963867188</text:p>
          </table:table-cell>
          <table:table-cell office:value-type="float" office:value="0" calcext:value-type="float">
            <text:p>0</text:p>
          </table:table-cell>
          <table:table-cell office:value-type="float" office:value="8784.275390625" calcext:value-type="float">
            <text:p>8784.275390625</text:p>
          </table:table-cell>
          <table:table-cell/>
          <table:table-cell table:formula="of:=[.F192]-(([.F192]-[.H193])*[.$K$1])" office:value-type="float" office:value="2148.26698992016" calcext:value-type="float">
            <text:p>2148.26698992016</text:p>
          </table:table-cell>
          <table:table-cell table:formula="of:=[.G192]-(([.G192]-[.B193])*[.$I$1])" office:value-type="float" office:value="2052.62634386189" calcext:value-type="float">
            <text:p>2052.62634386189</text:p>
          </table:table-cell>
          <table:table-cell table:formula="of:=[.H192]-(([.H192]-[.G193])*[.$J$1])" office:value-type="float" office:value="2117.95066998349" calcext:value-type="float">
            <text:p>2117.95066998349</text:p>
          </table:table-cell>
          <table:table-cell table:number-columns-repeated="13"/>
        </table:table-row>
        <table:table-row table:style-name="ro1">
          <table:table-cell office:value-type="float" office:value="500.094" calcext:value-type="float">
            <text:p>500.094</text:p>
          </table:table-cell>
          <table:table-cell office:value-type="float" office:value="1948.19018554688" calcext:value-type="float">
            <text:p>1948.19018554688</text:p>
          </table:table-cell>
          <table:table-cell office:value-type="float" office:value="0" calcext:value-type="float">
            <text:p>0</text:p>
          </table:table-cell>
          <table:table-cell office:value-type="float" office:value="8795.4140625" calcext:value-type="float">
            <text:p>8795.4140625</text:p>
          </table:table-cell>
          <table:table-cell/>
          <table:table-cell table:formula="of:=[.F193]-(([.F193]-[.H194])*[.$K$1])" office:value-type="float" office:value="2084.7250228004" calcext:value-type="float">
            <text:p>2084.7250228004</text:p>
          </table:table-cell>
          <table:table-cell table:formula="of:=[.G193]-(([.G193]-[.B194])*[.$I$1])" office:value-type="float" office:value="1969.07741720988" calcext:value-type="float">
            <text:p>1969.07741720988</text:p>
          </table:table-cell>
          <table:table-cell table:formula="of:=[.H193]-(([.H193]-[.G194])*[.$J$1])" office:value-type="float" office:value="2021.18305568064" calcext:value-type="float">
            <text:p>2021.18305568064</text:p>
          </table:table-cell>
          <table:table-cell table:number-columns-repeated="13"/>
        </table:table-row>
        <table:table-row table:style-name="ro1">
          <table:table-cell office:value-type="float" office:value="500.175" calcext:value-type="float">
            <text:p>500.175</text:p>
          </table:table-cell>
          <table:table-cell office:value-type="float" office:value="2103.33959960938" calcext:value-type="float">
            <text:p>2103.33959960938</text:p>
          </table:table-cell>
          <table:table-cell office:value-type="float" office:value="0" calcext:value-type="float">
            <text:p>0</text:p>
          </table:table-cell>
          <table:table-cell office:value-type="float" office:value="8806.1171875" calcext:value-type="float">
            <text:p>8806.1171875</text:p>
          </table:table-cell>
          <table:table-cell/>
          <table:table-cell table:formula="of:=[.F194]-(([.F194]-[.H195])*[.$K$1])" office:value-type="float" office:value="2070.9278741614" calcext:value-type="float">
            <text:p>2070.9278741614</text:p>
          </table:table-cell>
          <table:table-cell table:formula="of:=[.G194]-(([.G194]-[.B195])*[.$I$1])" office:value-type="float" office:value="2076.48716312948" calcext:value-type="float">
            <text:p>2076.48716312948</text:p>
          </table:table-cell>
          <table:table-cell table:formula="of:=[.H194]-(([.H194]-[.G195])*[.$J$1])" office:value-type="float" office:value="2057.13072552239" calcext:value-type="float">
            <text:p>2057.13072552239</text:p>
          </table:table-cell>
          <table:table-cell table:number-columns-repeated="13"/>
        </table:table-row>
        <table:table-row table:style-name="ro1">
          <table:table-cell office:value-type="float" office:value="500.248" calcext:value-type="float">
            <text:p>500.248</text:p>
          </table:table-cell>
          <table:table-cell office:value-type="float" office:value="2277.89794921875" calcext:value-type="float">
            <text:p>2277.89794921875</text:p>
          </table:table-cell>
          <table:table-cell office:value-type="float" office:value="0" calcext:value-type="float">
            <text:p>0</text:p>
          </table:table-cell>
          <table:table-cell office:value-type="float" office:value="8815.1162109375" calcext:value-type="float">
            <text:p>8815.1162109375</text:p>
          </table:table-cell>
          <table:table-cell/>
          <table:table-cell table:formula="of:=[.F195]-(([.F195]-[.H196])*[.$K$1])" office:value-type="float" office:value="2122.68694644741" calcext:value-type="float">
            <text:p>2122.68694644741</text:p>
          </table:table-cell>
          <table:table-cell table:formula="of:=[.G195]-(([.G195]-[.B196])*[.$I$1])" office:value-type="float" office:value="2237.6157920009" calcext:value-type="float">
            <text:p>2237.6157920009</text:p>
          </table:table-cell>
          <table:table-cell table:formula="of:=[.H195]-(([.H195]-[.G196])*[.$J$1])" office:value-type="float" office:value="2174.44601873342" calcext:value-type="float">
            <text:p>2174.44601873342</text:p>
          </table:table-cell>
          <table:table-cell table:number-columns-repeated="13"/>
        </table:table-row>
        <table:table-row table:style-name="ro1">
          <table:table-cell office:value-type="float" office:value="500.32" calcext:value-type="float">
            <text:p>500.32</text:p>
          </table:table-cell>
          <table:table-cell office:value-type="float" office:value="2348.3681640625" calcext:value-type="float">
            <text:p>2348.3681640625</text:p>
          </table:table-cell>
          <table:table-cell office:value-type="float" office:value="0" calcext:value-type="float">
            <text:p>0</text:p>
          </table:table-cell>
          <table:table-cell office:value-type="float" office:value="8825.7529296875" calcext:value-type="float">
            <text:p>8825.7529296875</text:p>
          </table:table-cell>
          <table:table-cell/>
          <table:table-cell table:formula="of:=[.F196]-(([.F196]-[.H197])*[.$K$1])" office:value-type="float" office:value="2197.89227563836" calcext:value-type="float">
            <text:p>2197.89227563836</text:p>
          </table:table-cell>
          <table:table-cell table:formula="of:=[.G196]-(([.G196]-[.B197])*[.$I$1])" office:value-type="float" office:value="2326.21768965018" calcext:value-type="float">
            <text:p>2326.21768965018</text:p>
          </table:table-cell>
          <table:table-cell table:formula="of:=[.H196]-(([.H196]-[.G197])*[.$J$1])" office:value-type="float" office:value="2273.09760482931" calcext:value-type="float">
            <text:p>2273.09760482931</text:p>
          </table:table-cell>
          <table:table-cell table:number-columns-repeated="13"/>
        </table:table-row>
        <table:table-row table:style-name="ro1">
          <table:table-cell office:value-type="float" office:value="500.389" calcext:value-type="float">
            <text:p>500.389</text:p>
          </table:table-cell>
          <table:table-cell office:value-type="float" office:value="1931.29956054688" calcext:value-type="float">
            <text:p>1931.29956054688</text:p>
          </table:table-cell>
          <table:table-cell office:value-type="float" office:value="0" calcext:value-type="float">
            <text:p>0</text:p>
          </table:table-cell>
          <table:table-cell office:value-type="float" office:value="8836.3740234375" calcext:value-type="float">
            <text:p>8836.3740234375</text:p>
          </table:table-cell>
          <table:table-cell/>
          <table:table-cell table:formula="of:=[.F197]-(([.F197]-[.H198])*[.$K$1])" office:value-type="float" office:value="2150.08025423376" calcext:value-type="float">
            <text:p>2150.08025423376</text:p>
          </table:table-cell>
          <table:table-cell table:formula="of:=[.G197]-(([.G197]-[.B198])*[.$I$1])" office:value-type="float" office:value="2010.28318636754" calcext:value-type="float">
            <text:p>2010.28318636754</text:p>
          </table:table-cell>
          <table:table-cell table:formula="of:=[.H197]-(([.H197]-[.G198])*[.$J$1])" office:value-type="float" office:value="2102.26823282916" calcext:value-type="float">
            <text:p>2102.26823282916</text:p>
          </table:table-cell>
          <table:table-cell table:number-columns-repeated="13"/>
        </table:table-row>
        <table:table-row table:style-name="ro1">
          <table:table-cell office:value-type="float" office:value="500.458" calcext:value-type="float">
            <text:p>500.458</text:p>
          </table:table-cell>
          <table:table-cell office:value-type="float" office:value="2419.7373046875" calcext:value-type="float">
            <text:p>2419.7373046875</text:p>
          </table:table-cell>
          <table:table-cell office:value-type="float" office:value="0" calcext:value-type="float">
            <text:p>0</text:p>
          </table:table-cell>
          <table:table-cell office:value-type="float" office:value="8844.8984375" calcext:value-type="float">
            <text:p>8844.8984375</text:p>
          </table:table-cell>
          <table:table-cell/>
          <table:table-cell table:formula="of:=[.F198]-(([.F198]-[.H199])*[.$K$1])" office:value-type="float" office:value="2202.73717419462" calcext:value-type="float">
            <text:p>2202.73717419462</text:p>
          </table:table-cell>
          <table:table-cell table:formula="of:=[.G198]-(([.G198]-[.B199])*[.$I$1])" office:value-type="float" office:value="2337.84648102351" calcext:value-type="float">
            <text:p>2337.84648102351</text:p>
          </table:table-cell>
          <table:table-cell table:formula="of:=[.H198]-(([.H198]-[.G199])*[.$J$1])" office:value-type="float" office:value="2255.39409415549" calcext:value-type="float">
            <text:p>2255.39409415549</text:p>
          </table:table-cell>
          <table:table-cell table:number-columns-repeated="13"/>
        </table:table-row>
        <table:table-row table:style-name="ro1">
          <table:table-cell office:value-type="float" office:value="500.525" calcext:value-type="float">
            <text:p>500.525</text:p>
          </table:table-cell>
          <table:table-cell office:value-type="float" office:value="1832.40747070313" calcext:value-type="float">
            <text:p>1832.40747070313</text:p>
          </table:table-cell>
          <table:table-cell office:value-type="float" office:value="0" calcext:value-type="float">
            <text:p>0</text:p>
          </table:table-cell>
          <table:table-cell office:value-type="float" office:value="8853.9912109375" calcext:value-type="float">
            <text:p>8853.9912109375</text:p>
          </table:table-cell>
          <table:table-cell/>
          <table:table-cell table:formula="of:=[.F199]-(([.F199]-[.H200])*[.$K$1])" office:value-type="float" office:value="2124.44851722386" calcext:value-type="float">
            <text:p>2124.44851722386</text:p>
          </table:table-cell>
          <table:table-cell table:formula="of:=[.G199]-(([.G199]-[.B200])*[.$I$1])" office:value-type="float" office:value="1933.49527276721" calcext:value-type="float">
            <text:p>1933.49527276721</text:p>
          </table:table-cell>
          <table:table-cell table:formula="of:=[.H199]-(([.H199]-[.G200])*[.$J$1])" office:value-type="float" office:value="2046.1598602531" calcext:value-type="float">
            <text:p>2046.1598602531</text:p>
          </table:table-cell>
          <table:table-cell table:number-columns-repeated="13"/>
        </table:table-row>
        <table:table-row table:style-name="ro1">
          <table:table-cell office:value-type="float" office:value="500.593" calcext:value-type="float">
            <text:p>500.593</text:p>
          </table:table-cell>
          <table:table-cell office:value-type="float" office:value="2144.77587890625" calcext:value-type="float">
            <text:p>2144.77587890625</text:p>
          </table:table-cell>
          <table:table-cell office:value-type="float" office:value="0" calcext:value-type="float">
            <text:p>0</text:p>
          </table:table-cell>
          <table:table-cell office:value-type="float" office:value="8862.73828125" calcext:value-type="float">
            <text:p>8862.73828125</text:p>
          </table:table-cell>
          <table:table-cell/>
          <table:table-cell table:formula="of:=[.F200]-(([.F200]-[.H201])*[.$K$1])" office:value-type="float" office:value="2103.62115540172" calcext:value-type="float">
            <text:p>2103.62115540172</text:p>
          </table:table-cell>
          <table:table-cell table:formula="of:=[.G200]-(([.G200]-[.B201])*[.$I$1])" office:value-type="float" office:value="2102.51975767844" calcext:value-type="float">
            <text:p>2102.51975767844</text:p>
          </table:table-cell>
          <table:table-cell table:formula="of:=[.H200]-(([.H200]-[.G201])*[.$J$1])" office:value-type="float" office:value="2082.79379357957" calcext:value-type="float">
            <text:p>2082.79379357957</text:p>
          </table:table-cell>
          <table:table-cell table:number-columns-repeated="13"/>
        </table:table-row>
        <table:table-row table:style-name="ro1">
          <table:table-cell office:value-type="float" office:value="500.665" calcext:value-type="float">
            <text:p>500.665</text:p>
          </table:table-cell>
          <table:table-cell office:value-type="float" office:value="1857.92590332031" calcext:value-type="float">
            <text:p>1857.92590332031</text:p>
          </table:table-cell>
          <table:table-cell office:value-type="float" office:value="0" calcext:value-type="float">
            <text:p>0</text:p>
          </table:table-cell>
          <table:table-cell office:value-type="float" office:value="8873.556640625" calcext:value-type="float">
            <text:p>8873.556640625</text:p>
          </table:table-cell>
          <table:table-cell/>
          <table:table-cell table:formula="of:=[.F201]-(([.F201]-[.H202])*[.$K$1])" office:value-type="float" office:value="2036.02401068966" calcext:value-type="float">
            <text:p>2036.02401068966</text:p>
          </table:table-cell>
          <table:table-cell table:formula="of:=[.G201]-(([.G201]-[.B202])*[.$I$1])" office:value-type="float" office:value="1906.84467419194" calcext:value-type="float">
            <text:p>1906.84467419194</text:p>
          </table:table-cell>
          <table:table-cell table:formula="of:=[.H201]-(([.H201]-[.G202])*[.$J$1])" office:value-type="float" office:value="1968.42686597761" calcext:value-type="float">
            <text:p>1968.42686597761</text:p>
          </table:table-cell>
          <table:table-cell table:number-columns-repeated="13"/>
        </table:table-row>
        <table:table-row table:style-name="ro1">
          <table:table-cell office:value-type="float" office:value="500.732" calcext:value-type="float">
            <text:p>500.732</text:p>
          </table:table-cell>
          <table:table-cell office:value-type="float" office:value="1988.28430175781" calcext:value-type="float">
            <text:p>1988.28430175781</text:p>
          </table:table-cell>
          <table:table-cell office:value-type="float" office:value="0" calcext:value-type="float">
            <text:p>0</text:p>
          </table:table-cell>
          <table:table-cell office:value-type="float" office:value="8882.2822265625" calcext:value-type="float">
            <text:p>8882.2822265625</text:p>
          </table:table-cell>
          <table:table-cell/>
          <table:table-cell table:formula="of:=[.F202]-(([.F202]-[.H203])*[.$K$1])" office:value-type="float" office:value="2003.38552917042" calcext:value-type="float">
            <text:p>2003.38552917042</text:p>
          </table:table-cell>
          <table:table-cell table:formula="of:=[.G202]-(([.G202]-[.B203])*[.$I$1])" office:value-type="float" office:value="1971.99637624464" calcext:value-type="float">
            <text:p>1971.99637624464</text:p>
          </table:table-cell>
          <table:table-cell table:formula="of:=[.H202]-(([.H202]-[.G203])*[.$J$1])" office:value-type="float" office:value="1970.74704765118" calcext:value-type="float">
            <text:p>1970.74704765118</text:p>
          </table:table-cell>
          <table:table-cell table:number-columns-repeated="13"/>
        </table:table-row>
        <table:table-row table:style-name="ro1">
          <table:table-cell office:value-type="float" office:value="500.8" calcext:value-type="float">
            <text:p>500.8</text:p>
          </table:table-cell>
          <table:table-cell office:value-type="float" office:value="2266.392578125" calcext:value-type="float">
            <text:p>2266.392578125</text:p>
          </table:table-cell>
          <table:table-cell office:value-type="float" office:value="0" calcext:value-type="float">
            <text:p>0</text:p>
          </table:table-cell>
          <table:table-cell office:value-type="float" office:value="8891.384765625" calcext:value-type="float">
            <text:p>8891.384765625</text:p>
          </table:table-cell>
          <table:table-cell/>
          <table:table-cell table:formula="of:=[.F203]-(([.F203]-[.H204])*[.$K$1])" office:value-type="float" office:value="2064.01533269257" calcext:value-type="float">
            <text:p>2064.01533269257</text:p>
          </table:table-cell>
          <table:table-cell table:formula="of:=[.G203]-(([.G203]-[.B204])*[.$I$1])" office:value-type="float" office:value="2207.51333774893" calcext:value-type="float">
            <text:p>2207.51333774893</text:p>
          </table:table-cell>
          <table:table-cell table:formula="of:=[.H203]-(([.H203]-[.G204])*[.$J$1])" office:value-type="float" office:value="2124.64513621471" calcext:value-type="float">
            <text:p>2124.64513621471</text:p>
          </table:table-cell>
          <table:table-cell table:number-columns-repeated="13"/>
        </table:table-row>
        <table:table-row table:style-name="ro1">
          <table:table-cell office:value-type="float" office:value="500.871" calcext:value-type="float">
            <text:p>500.871</text:p>
          </table:table-cell>
          <table:table-cell office:value-type="float" office:value="2029.13098144531" calcext:value-type="float">
            <text:p>2029.13098144531</text:p>
          </table:table-cell>
          <table:table-cell office:value-type="float" office:value="0" calcext:value-type="float">
            <text:p>0</text:p>
          </table:table-cell>
          <table:table-cell office:value-type="float" office:value="8902.1875" calcext:value-type="float">
            <text:p>8902.1875</text:p>
          </table:table-cell>
          <table:table-cell/>
          <table:table-cell table:formula="of:=[.F204]-(([.F204]-[.H205])*[.$K$1])" office:value-type="float" office:value="2074.88298731332" calcext:value-type="float">
            <text:p>2074.88298731332</text:p>
          </table:table-cell>
          <table:table-cell table:formula="of:=[.G204]-(([.G204]-[.B205])*[.$I$1])" office:value-type="float" office:value="2064.80745270603" calcext:value-type="float">
            <text:p>2064.80745270603</text:p>
          </table:table-cell>
          <table:table-cell table:formula="of:=[.H204]-(([.H204]-[.G205])*[.$J$1])" office:value-type="float" office:value="2085.75064193407" calcext:value-type="float">
            <text:p>2085.75064193407</text:p>
          </table:table-cell>
          <table:table-cell table:number-columns-repeated="13"/>
        </table:table-row>
        <table:table-row table:style-name="ro1">
          <table:table-cell office:value-type="float" office:value="500.944" calcext:value-type="float">
            <text:p>500.944</text:p>
          </table:table-cell>
          <table:table-cell office:value-type="float" office:value="2111.43359375" calcext:value-type="float">
            <text:p>2111.43359375</text:p>
          </table:table-cell>
          <table:table-cell office:value-type="float" office:value="0" calcext:value-type="float">
            <text:p>0</text:p>
          </table:table-cell>
          <table:table-cell office:value-type="float" office:value="8912.623046875" calcext:value-type="float">
            <text:p>8912.623046875</text:p>
          </table:table-cell>
          <table:table-cell/>
          <table:table-cell table:formula="of:=[.F205]-(([.F205]-[.H206])*[.$K$1])" office:value-type="float" office:value="2085.63307479601" calcext:value-type="float">
            <text:p>2085.63307479601</text:p>
          </table:table-cell>
          <table:table-cell table:formula="of:=[.G205]-(([.G205]-[.B206])*[.$I$1])" office:value-type="float" office:value="2102.10836554121" calcext:value-type="float">
            <text:p>2102.10836554121</text:p>
          </table:table-cell>
          <table:table-cell table:formula="of:=[.H205]-(([.H205]-[.G206])*[.$J$1])" office:value-type="float" office:value="2096.38316227871" calcext:value-type="float">
            <text:p>2096.38316227871</text:p>
          </table:table-cell>
          <table:table-cell table:number-columns-repeated="13"/>
        </table:table-row>
        <table:table-row table:style-name="ro1">
          <table:table-cell office:value-type="float" office:value="501.017" calcext:value-type="float">
            <text:p>501.017</text:p>
          </table:table-cell>
          <table:table-cell office:value-type="float" office:value="2066.64965820313" calcext:value-type="float">
            <text:p>2066.64965820313</text:p>
          </table:table-cell>
          <table:table-cell office:value-type="float" office:value="0" calcext:value-type="float">
            <text:p>0</text:p>
          </table:table-cell>
          <table:table-cell office:value-type="float" office:value="8922.740234375" calcext:value-type="float">
            <text:p>8922.740234375</text:p>
          </table:table-cell>
          <table:table-cell/>
          <table:table-cell table:formula="of:=[.F206]-(([.F206]-[.H207])*[.$K$1])" office:value-type="float" office:value="2083.64954568977" calcext:value-type="float">
            <text:p>2083.64954568977</text:p>
          </table:table-cell>
          <table:table-cell table:formula="of:=[.G206]-(([.G206]-[.B207])*[.$I$1])" office:value-type="float" office:value="2073.74139967075" calcext:value-type="float">
            <text:p>2073.74139967075</text:p>
          </table:table-cell>
          <table:table-cell table:formula="of:=[.H206]-(([.H206]-[.G207])*[.$J$1])" office:value-type="float" office:value="2081.66601658353" calcext:value-type="float">
            <text:p>2081.66601658353</text:p>
          </table:table-cell>
          <table:table-cell table:number-columns-repeated="13"/>
        </table:table-row>
        <table:table-row table:style-name="ro1">
          <table:table-cell office:value-type="float" office:value="501.085" calcext:value-type="float">
            <text:p>501.085</text:p>
          </table:table-cell>
          <table:table-cell office:value-type="float" office:value="2327.24340820313" calcext:value-type="float">
            <text:p>2327.24340820313</text:p>
          </table:table-cell>
          <table:table-cell office:value-type="float" office:value="0" calcext:value-type="float">
            <text:p>0</text:p>
          </table:table-cell>
          <table:table-cell office:value-type="float" office:value="8931.3994140625" calcext:value-type="float">
            <text:p>8931.3994140625</text:p>
          </table:table-cell>
          <table:table-cell/>
          <table:table-cell table:formula="of:=[.F207]-(([.F207]-[.H208])*[.$K$1])" office:value-type="float" office:value="2145.99280285842" calcext:value-type="float">
            <text:p>2145.99280285842</text:p>
          </table:table-cell>
          <table:table-cell table:formula="of:=[.G207]-(([.G207]-[.B208])*[.$I$1])" office:value-type="float" office:value="2276.54300649665" calcext:value-type="float">
            <text:p>2276.54300649665</text:p>
          </table:table-cell>
          <table:table-cell table:formula="of:=[.H207]-(([.H207]-[.G208])*[.$J$1])" office:value-type="float" office:value="2208.33606002706" calcext:value-type="float">
            <text:p>2208.33606002706</text:p>
          </table:table-cell>
          <table:table-cell table:number-columns-repeated="13"/>
        </table:table-row>
        <table:table-row table:style-name="ro1">
          <table:table-cell office:value-type="float" office:value="501.153" calcext:value-type="float">
            <text:p>501.153</text:p>
          </table:table-cell>
          <table:table-cell office:value-type="float" office:value="2141.24487304688" calcext:value-type="float">
            <text:p>2141.24487304688</text:p>
          </table:table-cell>
          <table:table-cell office:value-type="float" office:value="0" calcext:value-type="float">
            <text:p>0</text:p>
          </table:table-cell>
          <table:table-cell office:value-type="float" office:value="8940.349609375" calcext:value-type="float">
            <text:p>8940.349609375</text:p>
          </table:table-cell>
          <table:table-cell/>
          <table:table-cell table:formula="of:=[.F208]-(([.F208]-[.H209])*[.$K$1])" office:value-type="float" office:value="2164.15417434842" calcext:value-type="float">
            <text:p>2164.15417434842</text:p>
          </table:table-cell>
          <table:table-cell table:formula="of:=[.G208]-(([.G208]-[.B209])*[.$I$1])" office:value-type="float" office:value="2168.30449973683" calcext:value-type="float">
            <text:p>2168.30449973683</text:p>
          </table:table-cell>
          <table:table-cell table:formula="of:=[.H208]-(([.H208]-[.G209])*[.$J$1])" office:value-type="float" office:value="2182.31554583841" calcext:value-type="float">
            <text:p>2182.31554583841</text:p>
          </table:table-cell>
          <table:table-cell table:number-columns-repeated="13"/>
        </table:table-row>
        <table:table-row table:style-name="ro1">
          <table:table-cell office:value-type="float" office:value="501.224" calcext:value-type="float">
            <text:p>501.224</text:p>
          </table:table-cell>
          <table:table-cell office:value-type="float" office:value="2122.64501953125" calcext:value-type="float">
            <text:p>2122.64501953125</text:p>
          </table:table-cell>
          <table:table-cell office:value-type="float" office:value="0" calcext:value-type="float">
            <text:p>0</text:p>
          </table:table-cell>
          <table:table-cell office:value-type="float" office:value="8950.658203125" calcext:value-type="float">
            <text:p>8950.658203125</text:p>
          </table:table-cell>
          <table:table-cell/>
          <table:table-cell table:formula="of:=[.F209]-(([.F209]-[.H210])*[.$K$1])" office:value-type="float" office:value="2156.80980525695" calcext:value-type="float">
            <text:p>2156.80980525695</text:p>
          </table:table-cell>
          <table:table-cell table:formula="of:=[.G209]-(([.G209]-[.B210])*[.$I$1])" office:value-type="float" office:value="2131.77691557237" calcext:value-type="float">
            <text:p>2131.77691557237</text:p>
          </table:table-cell>
          <table:table-cell table:formula="of:=[.H209]-(([.H209]-[.G210])*[.$J$1])" office:value-type="float" office:value="2149.46543616548" calcext:value-type="float">
            <text:p>2149.46543616548</text:p>
          </table:table-cell>
          <table:table-cell table:number-columns-repeated="13"/>
        </table:table-row>
        <table:table-row table:style-name="ro1">
          <table:table-cell office:value-type="float" office:value="501.29" calcext:value-type="float">
            <text:p>501.29</text:p>
          </table:table-cell>
          <table:table-cell office:value-type="float" office:value="1908.72729492188" calcext:value-type="float">
            <text:p>1908.72729492188</text:p>
          </table:table-cell>
          <table:table-cell office:value-type="float" office:value="0" calcext:value-type="float">
            <text:p>0</text:p>
          </table:table-cell>
          <table:table-cell office:value-type="float" office:value="8959.3720703125" calcext:value-type="float">
            <text:p>8959.3720703125</text:p>
          </table:table-cell>
          <table:table-cell/>
          <table:table-cell table:formula="of:=[.F210]-(([.F210]-[.H211])*[.$K$1])" office:value-type="float" office:value="2089.39595014933" calcext:value-type="float">
            <text:p>2089.39595014933</text:p>
          </table:table-cell>
          <table:table-cell table:formula="of:=[.G210]-(([.G210]-[.B211])*[.$I$1])" office:value-type="float" office:value="1953.33721905198" calcext:value-type="float">
            <text:p>1953.33721905198</text:p>
          </table:table-cell>
          <table:table-cell table:formula="of:=[.H210]-(([.H210]-[.G211])*[.$J$1])" office:value-type="float" office:value="2021.9820950417" calcext:value-type="float">
            <text:p>2021.9820950417</text:p>
          </table:table-cell>
          <table:table-cell table:number-columns-repeated="13"/>
        </table:table-row>
        <table:table-row table:style-name="ro1">
          <table:table-cell office:value-type="float" office:value="501.357" calcext:value-type="float">
            <text:p>501.357</text:p>
          </table:table-cell>
          <table:table-cell office:value-type="float" office:value="1993.36437988281" calcext:value-type="float">
            <text:p>1993.36437988281</text:p>
          </table:table-cell>
          <table:table-cell office:value-type="float" office:value="0" calcext:value-type="float">
            <text:p>0</text:p>
          </table:table-cell>
          <table:table-cell office:value-type="float" office:value="8968.1513671875" calcext:value-type="float">
            <text:p>8968.1513671875</text:p>
          </table:table-cell>
          <table:table-cell/>
          <table:table-cell table:formula="of:=[.F211]-(([.F211]-[.H212])*[.$K$1])" office:value-type="float" office:value="2043.78649971487" calcext:value-type="float">
            <text:p>2043.78649971487</text:p>
          </table:table-cell>
          <table:table-cell table:formula="of:=[.G211]-(([.G211]-[.B212])*[.$I$1])" office:value-type="float" office:value="1985.35894771664" calcext:value-type="float">
            <text:p>1985.35894771664</text:p>
          </table:table-cell>
          <table:table-cell table:formula="of:=[.H211]-(([.H211]-[.G212])*[.$J$1])" office:value-type="float" office:value="1998.17704928041" calcext:value-type="float">
            <text:p>1998.17704928041</text:p>
          </table:table-cell>
          <table:table-cell table:number-columns-repeated="13"/>
        </table:table-row>
        <table:table-row table:style-name="ro1">
          <table:table-cell office:value-type="float" office:value="501.426" calcext:value-type="float">
            <text:p>501.426</text:p>
          </table:table-cell>
          <table:table-cell office:value-type="float" office:value="2001.828125" calcext:value-type="float">
            <text:p>2001.828125</text:p>
          </table:table-cell>
          <table:table-cell office:value-type="float" office:value="0" calcext:value-type="float">
            <text:p>0</text:p>
          </table:table-cell>
          <table:table-cell office:value-type="float" office:value="8978.578125" calcext:value-type="float">
            <text:p>8978.578125</text:p>
          </table:table-cell>
          <table:table-cell/>
          <table:table-cell table:formula="of:=[.F212]-(([.F212]-[.H213])*[.$K$1])" office:value-type="float" office:value="2021.09787758309" calcext:value-type="float">
            <text:p>2021.09787758309</text:p>
          </table:table-cell>
          <table:table-cell table:formula="of:=[.G212]-(([.G212]-[.B213])*[.$I$1])" office:value-type="float" office:value="1998.53428954333" calcext:value-type="float">
            <text:p>1998.53428954333</text:p>
          </table:table-cell>
          <table:table-cell table:formula="of:=[.H212]-(([.H212]-[.G213])*[.$J$1])" office:value-type="float" office:value="1998.40925545131" calcext:value-type="float">
            <text:p>1998.40925545131</text:p>
          </table:table-cell>
          <table:table-cell table:number-columns-repeated="13"/>
        </table:table-row>
        <table:table-row table:style-name="ro1">
          <table:table-cell office:value-type="float" office:value="501.495" calcext:value-type="float">
            <text:p>501.495</text:p>
          </table:table-cell>
          <table:table-cell office:value-type="float" office:value="2161.7177734375" calcext:value-type="float">
            <text:p>2161.7177734375</text:p>
          </table:table-cell>
          <table:table-cell office:value-type="float" office:value="0" calcext:value-type="float">
            <text:p>0</text:p>
          </table:table-cell>
          <table:table-cell office:value-type="float" office:value="8987.2451171875" calcext:value-type="float">
            <text:p>8987.2451171875</text:p>
          </table:table-cell>
          <table:table-cell/>
          <table:table-cell table:formula="of:=[.F213]-(([.F213]-[.H214])*[.$K$1])" office:value-type="float" office:value="2052.22190840959" calcext:value-type="float">
            <text:p>2052.22190840959</text:p>
          </table:table-cell>
          <table:table-cell table:formula="of:=[.G213]-(([.G213]-[.B214])*[.$I$1])" office:value-type="float" office:value="2129.08107665867" calcext:value-type="float">
            <text:p>2129.08107665867</text:p>
          </table:table-cell>
          <table:table-cell table:formula="of:=[.H213]-(([.H213]-[.G214])*[.$J$1])" office:value-type="float" office:value="2083.34593923609" calcext:value-type="float">
            <text:p>2083.34593923609</text:p>
          </table:table-cell>
          <table:table-cell table:number-columns-repeated="13"/>
        </table:table-row>
        <table:table-row table:style-name="ro1">
          <table:table-cell office:value-type="float" office:value="501.572" calcext:value-type="float">
            <text:p>501.572</text:p>
          </table:table-cell>
          <table:table-cell office:value-type="float" office:value="2071.67797851563" calcext:value-type="float">
            <text:p>2071.67797851563</text:p>
          </table:table-cell>
          <table:table-cell office:value-type="float" office:value="0" calcext:value-type="float">
            <text:p>0</text:p>
          </table:table-cell>
          <table:table-cell office:value-type="float" office:value="8997.6826171875" calcext:value-type="float">
            <text:p>8997.6826171875</text:p>
          </table:table-cell>
          <table:table-cell/>
          <table:table-cell table:formula="of:=[.F214]-(([.F214]-[.H215])*[.$K$1])" office:value-type="float" office:value="2067.72303796799" calcext:value-type="float">
            <text:p>2067.72303796799</text:p>
          </table:table-cell>
          <table:table-cell table:formula="of:=[.G214]-(([.G214]-[.B215])*[.$I$1])" office:value-type="float" office:value="2083.15859814424" calcext:value-type="float">
            <text:p>2083.15859814424</text:p>
          </table:table-cell>
          <table:table-cell table:formula="of:=[.H214]-(([.H214]-[.G215])*[.$J$1])" office:value-type="float" office:value="2083.22416752639" calcext:value-type="float">
            <text:p>2083.22416752639</text:p>
          </table:table-cell>
          <table:table-cell table:number-columns-repeated="13"/>
        </table:table-row>
        <table:table-row table:style-name="ro1">
          <table:table-cell office:value-type="float" office:value="501.644" calcext:value-type="float">
            <text:p>501.644</text:p>
          </table:table-cell>
          <table:table-cell office:value-type="float" office:value="2380.7607421875" calcext:value-type="float">
            <text:p>2380.7607421875</text:p>
          </table:table-cell>
          <table:table-cell office:value-type="float" office:value="0" calcext:value-type="float">
            <text:p>0</text:p>
          </table:table-cell>
          <table:table-cell office:value-type="float" office:value="9008.1923828125" calcext:value-type="float">
            <text:p>9008.1923828125</text:p>
          </table:table-cell>
          <table:table-cell/>
          <table:table-cell table:formula="of:=[.F215]-(([.F215]-[.H216])*[.$K$1])" office:value-type="float" office:value="2152.82885014924" calcext:value-type="float">
            <text:p>2152.82885014924</text:p>
          </table:table-cell>
          <table:table-cell table:formula="of:=[.G215]-(([.G215]-[.B216])*[.$I$1])" office:value-type="float" office:value="2321.24031337885" calcext:value-type="float">
            <text:p>2321.24031337885</text:p>
          </table:table-cell>
          <table:table-cell table:formula="of:=[.H215]-(([.H215]-[.G216])*[.$J$1])" office:value-type="float" office:value="2237.93466233049" calcext:value-type="float">
            <text:p>2237.93466233049</text:p>
          </table:table-cell>
          <table:table-cell table:number-columns-repeated="13"/>
        </table:table-row>
        <table:table-row table:style-name="ro1">
          <table:table-cell office:value-type="float" office:value="501.713" calcext:value-type="float">
            <text:p>501.713</text:p>
          </table:table-cell>
          <table:table-cell office:value-type="float" office:value="1987.55334472656" calcext:value-type="float">
            <text:p>1987.55334472656</text:p>
          </table:table-cell>
          <table:table-cell office:value-type="float" office:value="0" calcext:value-type="float">
            <text:p>0</text:p>
          </table:table-cell>
          <table:table-cell office:value-type="float" office:value="9018.2744140625" calcext:value-type="float">
            <text:p>9018.2744140625</text:p>
          </table:table-cell>
          <table:table-cell/>
          <table:table-cell table:formula="of:=[.F216]-(([.F216]-[.H217])*[.$K$1])" office:value-type="float" office:value="2135.69748098098" calcext:value-type="float">
            <text:p>2135.69748098098</text:p>
          </table:table-cell>
          <table:table-cell table:formula="of:=[.G216]-(([.G216]-[.B217])*[.$I$1])" office:value-type="float" office:value="2054.29073845702" calcext:value-type="float">
            <text:p>2054.29073845702</text:p>
          </table:table-cell>
          <table:table-cell table:formula="of:=[.H216]-(([.H216]-[.G217])*[.$J$1])" office:value-type="float" office:value="2118.56611181273" calcext:value-type="float">
            <text:p>2118.56611181273</text:p>
          </table:table-cell>
          <table:table-cell table:number-columns-repeated="13"/>
        </table:table-row>
        <table:table-row table:style-name="ro1">
          <table:table-cell office:value-type="float" office:value="501.784" calcext:value-type="float">
            <text:p>501.784</text:p>
          </table:table-cell>
          <table:table-cell office:value-type="float" office:value="2266.3193359375" calcext:value-type="float">
            <text:p>2266.3193359375</text:p>
          </table:table-cell>
          <table:table-cell office:value-type="float" office:value="0" calcext:value-type="float">
            <text:p>0</text:p>
          </table:table-cell>
          <table:table-cell office:value-type="float" office:value="9028.359375" calcext:value-type="float">
            <text:p>9028.359375</text:p>
          </table:table-cell>
          <table:table-cell/>
          <table:table-cell table:formula="of:=[.F217]-(([.F217]-[.H218])*[.$K$1])" office:value-type="float" office:value="2161.36973540118" calcext:value-type="float">
            <text:p>2161.36973540118</text:p>
          </table:table-cell>
          <table:table-cell table:formula="of:=[.G217]-(([.G217]-[.B218])*[.$I$1])" office:value-type="float" office:value="2223.9136164414" calcext:value-type="float">
            <text:p>2223.9136164414</text:p>
          </table:table-cell>
          <table:table-cell table:formula="of:=[.H217]-(([.H217]-[.G218])*[.$J$1])" office:value-type="float" office:value="2187.04198982137" calcext:value-type="float">
            <text:p>2187.04198982137</text:p>
          </table:table-cell>
          <table:table-cell table:number-columns-repeated="13"/>
        </table:table-row>
        <table:table-row table:style-name="ro1">
          <table:table-cell office:value-type="float" office:value="501.925" calcext:value-type="float">
            <text:p>501.925</text:p>
          </table:table-cell>
          <table:table-cell office:value-type="float" office:value="1856.96362304688" calcext:value-type="float">
            <text:p>1856.96362304688</text:p>
          </table:table-cell>
          <table:table-cell office:value-type="float" office:value="0" calcext:value-type="float">
            <text:p>0</text:p>
          </table:table-cell>
          <table:table-cell office:value-type="float" office:value="9047.7890625" calcext:value-type="float">
            <text:p>9047.7890625</text:p>
          </table:table-cell>
          <table:table-cell/>
          <table:table-cell table:formula="of:=[.F218]-(([.F218]-[.H219])*[.$K$1])" office:value-type="float" office:value="2090.78214298021" calcext:value-type="float">
            <text:p>2090.78214298021</text:p>
          </table:table-cell>
          <table:table-cell table:formula="of:=[.G218]-(([.G218]-[.B219])*[.$I$1])" office:value-type="float" office:value="1930.35362172578" calcext:value-type="float">
            <text:p>1930.35362172578</text:p>
          </table:table-cell>
          <table:table-cell table:formula="of:=[.H218]-(([.H218]-[.G219])*[.$J$1])" office:value-type="float" office:value="2020.19455055924" calcext:value-type="float">
            <text:p>2020.19455055924</text:p>
          </table:table-cell>
          <table:table-cell table:number-columns-repeated="13"/>
        </table:table-row>
        <table:table-row table:style-name="ro1">
          <table:table-cell office:value-type="float" office:value="501.988" calcext:value-type="float">
            <text:p>501.988</text:p>
          </table:table-cell>
          <table:table-cell office:value-type="float" office:value="1935.17358398438" calcext:value-type="float">
            <text:p>1935.17358398438</text:p>
          </table:table-cell>
          <table:table-cell office:value-type="float" office:value="0" calcext:value-type="float">
            <text:p>0</text:p>
          </table:table-cell>
          <table:table-cell office:value-type="float" office:value="9055.6025390625" calcext:value-type="float">
            <text:p>9055.6025390625</text:p>
          </table:table-cell>
          <table:table-cell/>
          <table:table-cell table:formula="of:=[.F219]-(([.F219]-[.H220])*[.$K$1])" office:value-type="float" office:value="2027.54323508609" calcext:value-type="float">
            <text:p>2027.54323508609</text:p>
          </table:table-cell>
          <table:table-cell table:formula="of:=[.G219]-(([.G219]-[.B220])*[.$I$1])" office:value-type="float" office:value="1934.20959153266" calcext:value-type="float">
            <text:p>1934.20959153266</text:p>
          </table:table-cell>
          <table:table-cell table:formula="of:=[.H219]-(([.H219]-[.G220])*[.$J$1])" office:value-type="float" office:value="1964.30432719196" calcext:value-type="float">
            <text:p>1964.30432719196</text:p>
          </table:table-cell>
          <table:table-cell table:number-columns-repeated="13"/>
        </table:table-row>
        <table:table-row table:style-name="ro1">
          <table:table-cell office:value-type="float" office:value="502.054" calcext:value-type="float">
            <text:p>502.054</text:p>
          </table:table-cell>
          <table:table-cell office:value-type="float" office:value="1889.98010253906" calcext:value-type="float">
            <text:p>1889.98010253906</text:p>
          </table:table-cell>
          <table:table-cell office:value-type="float" office:value="0" calcext:value-type="float">
            <text:p>0</text:p>
          </table:table-cell>
          <table:table-cell office:value-type="float" office:value="9064.99609375" calcext:value-type="float">
            <text:p>9064.99609375</text:p>
          </table:table-cell>
          <table:table-cell/>
          <table:table-cell table:formula="of:=[.F220]-(([.F220]-[.H221])*[.$K$1])" office:value-type="float" office:value="1974.64332491141" calcext:value-type="float">
            <text:p>1974.64332491141</text:p>
          </table:table-cell>
          <table:table-cell table:formula="of:=[.G220]-(([.G220]-[.B221])*[.$I$1])" office:value-type="float" office:value="1898.82600033778" calcext:value-type="float">
            <text:p>1898.82600033778</text:p>
          </table:table-cell>
          <table:table-cell table:formula="of:=[.H220]-(([.H220]-[.G221])*[.$J$1])" office:value-type="float" office:value="1921.74341473674" calcext:value-type="float">
            <text:p>1921.74341473674</text:p>
          </table:table-cell>
          <table:table-cell table:number-columns-repeated="13"/>
        </table:table-row>
        <table:table-row table:style-name="ro1">
          <table:table-cell office:value-type="float" office:value="502.128" calcext:value-type="float">
            <text:p>502.128</text:p>
          </table:table-cell>
          <table:table-cell office:value-type="float" office:value="2309.57641601563" calcext:value-type="float">
            <text:p>2309.57641601563</text:p>
          </table:table-cell>
          <table:table-cell office:value-type="float" office:value="0" calcext:value-type="float">
            <text:p>0</text:p>
          </table:table-cell>
          <table:table-cell office:value-type="float" office:value="9074.6337890625" calcext:value-type="float">
            <text:p>9074.6337890625</text:p>
          </table:table-cell>
          <table:table-cell/>
          <table:table-cell table:formula="of:=[.F221]-(([.F221]-[.H222])*[.$K$1])" office:value-type="float" office:value="2047.54031822066" calcext:value-type="float">
            <text:p>2047.54031822066</text:p>
          </table:table-cell>
          <table:table-cell table:formula="of:=[.G221]-(([.G221]-[.B222])*[.$I$1])" office:value-type="float" office:value="2227.42633288006" calcext:value-type="float">
            <text:p>2227.42633288006</text:p>
          </table:table-cell>
          <table:table-cell table:formula="of:=[.H221]-(([.H221]-[.G222])*[.$J$1])" office:value-type="float" office:value="2120.4373115299" calcext:value-type="float">
            <text:p>2120.4373115299</text:p>
          </table:table-cell>
          <table:table-cell table:number-columns-repeated="13"/>
        </table:table-row>
        <table:table-row table:style-name="ro1">
          <table:table-cell office:value-type="float" office:value="502.203" calcext:value-type="float">
            <text:p>502.203</text:p>
          </table:table-cell>
          <table:table-cell office:value-type="float" office:value="2298.52172851563" calcext:value-type="float">
            <text:p>2298.52172851563</text:p>
          </table:table-cell>
          <table:table-cell office:value-type="float" office:value="0" calcext:value-type="float">
            <text:p>0</text:p>
          </table:table-cell>
          <table:table-cell office:value-type="float" office:value="9084.478515625" calcext:value-type="float">
            <text:p>9084.478515625</text:p>
          </table:table-cell>
          <table:table-cell/>
          <table:table-cell table:formula="of:=[.F222]-(([.F222]-[.H223])*[.$K$1])" office:value-type="float" office:value="2137.24504967933" calcext:value-type="float">
            <text:p>2137.24504967933</text:p>
          </table:table-cell>
          <table:table-cell table:formula="of:=[.G222]-(([.G222]-[.B223])*[.$I$1])" office:value-type="float" office:value="2284.30264938852" calcext:value-type="float">
            <text:p>2284.30264938852</text:p>
          </table:table-cell>
          <table:table-cell table:formula="of:=[.H222]-(([.H222]-[.G223])*[.$J$1])" office:value-type="float" office:value="2226.949781138" calcext:value-type="float">
            <text:p>2226.949781138</text:p>
          </table:table-cell>
          <table:table-cell table:number-columns-repeated="13"/>
        </table:table-row>
        <table:table-row table:style-name="ro1">
          <table:table-cell office:value-type="float" office:value="502.322" calcext:value-type="float">
            <text:p>502.322</text:p>
          </table:table-cell>
          <table:table-cell office:value-type="float" office:value="1873.18994140625" calcext:value-type="float">
            <text:p>1873.18994140625</text:p>
          </table:table-cell>
          <table:table-cell office:value-type="float" office:value="0" calcext:value-type="float">
            <text:p>0</text:p>
          </table:table-cell>
          <table:table-cell office:value-type="float" office:value="9100.65234375" calcext:value-type="float">
            <text:p>9100.65234375</text:p>
          </table:table-cell>
          <table:table-cell/>
          <table:table-cell table:formula="of:=[.F223]-(([.F223]-[.H224])*[.$K$1])" office:value-type="float" office:value="2093.84779351469" calcext:value-type="float">
            <text:p>2093.84779351469</text:p>
          </table:table-cell>
          <table:table-cell table:formula="of:=[.G223]-(([.G223]-[.B224])*[.$I$1])" office:value-type="float" office:value="1955.4124830027" calcext:value-type="float">
            <text:p>1955.4124830027</text:p>
          </table:table-cell>
          <table:table-cell table:formula="of:=[.H223]-(([.H223]-[.G224])*[.$J$1])" office:value-type="float" office:value="2050.45053735006" calcext:value-type="float">
            <text:p>2050.45053735006</text:p>
          </table:table-cell>
          <table:table-cell table:number-columns-repeated="13"/>
        </table:table-row>
        <table:table-row table:style-name="ro1">
          <table:table-cell office:value-type="float" office:value="502.395" calcext:value-type="float">
            <text:p>502.395</text:p>
          </table:table-cell>
          <table:table-cell office:value-type="float" office:value="1724.73852539063" calcext:value-type="float">
            <text:p>1724.73852539063</text:p>
          </table:table-cell>
          <table:table-cell office:value-type="float" office:value="0" calcext:value-type="float">
            <text:p>0</text:p>
          </table:table-cell>
          <table:table-cell office:value-type="float" office:value="9110.6533203125" calcext:value-type="float">
            <text:p>9110.6533203125</text:p>
          </table:table-cell>
          <table:table-cell/>
          <table:table-cell table:formula="of:=[.F224]-(([.F224]-[.H225])*[.$K$1])" office:value-type="float" office:value="1981.28656879035" calcext:value-type="float">
            <text:p>1981.28656879035</text:p>
          </table:table-cell>
          <table:table-cell table:formula="of:=[.G224]-(([.G224]-[.B225])*[.$I$1])" office:value-type="float" office:value="1770.87331691304" calcext:value-type="float">
            <text:p>1770.87331691304</text:p>
          </table:table-cell>
          <table:table-cell table:formula="of:=[.H224]-(([.H224]-[.G225])*[.$J$1])" office:value-type="float" office:value="1868.725344066" calcext:value-type="float">
            <text:p>1868.725344066</text:p>
          </table:table-cell>
          <table:table-cell table:number-columns-repeated="13"/>
        </table:table-row>
        <table:table-row table:style-name="ro1">
          <table:table-cell office:value-type="float" office:value="502.468" calcext:value-type="float">
            <text:p>502.468</text:p>
          </table:table-cell>
          <table:table-cell office:value-type="float" office:value="2027.98010253906" calcext:value-type="float">
            <text:p>2027.98010253906</text:p>
          </table:table-cell>
          <table:table-cell office:value-type="float" office:value="0" calcext:value-type="float">
            <text:p>0</text:p>
          </table:table-cell>
          <table:table-cell office:value-type="float" office:value="9120.3623046875" calcext:value-type="float">
            <text:p>9120.3623046875</text:p>
          </table:table-cell>
          <table:table-cell/>
          <table:table-cell table:formula="of:=[.F225]-(([.F225]-[.H226])*[.$K$1])" office:value-type="float" office:value="1960.05181186623" calcext:value-type="float">
            <text:p>1960.05181186623</text:p>
          </table:table-cell>
          <table:table-cell table:formula="of:=[.G225]-(([.G225]-[.B226])*[.$I$1])" office:value-type="float" office:value="1976.55874541386" calcext:value-type="float">
            <text:p>1976.55874541386</text:p>
          </table:table-cell>
          <table:table-cell table:formula="of:=[.H225]-(([.H225]-[.G226])*[.$J$1])" office:value-type="float" office:value="1938.81705494211" calcext:value-type="float">
            <text:p>1938.81705494211</text:p>
          </table:table-cell>
          <table:table-cell table:number-columns-repeated="13"/>
        </table:table-row>
        <table:table-row table:style-name="ro1">
          <table:table-cell office:value-type="float" office:value="502.533" calcext:value-type="float">
            <text:p>502.533</text:p>
          </table:table-cell>
          <table:table-cell office:value-type="float" office:value="2058.30419921875" calcext:value-type="float">
            <text:p>2058.30419921875</text:p>
          </table:table-cell>
          <table:table-cell office:value-type="float" office:value="0" calcext:value-type="float">
            <text:p>0</text:p>
          </table:table-cell>
          <table:table-cell office:value-type="float" office:value="9128.4775390625" calcext:value-type="float">
            <text:p>9128.4775390625</text:p>
          </table:table-cell>
          <table:table-cell/>
          <table:table-cell table:formula="of:=[.F226]-(([.F226]-[.H227])*[.$K$1])" office:value-type="float" office:value="1982.95430079676" calcext:value-type="float">
            <text:p>1982.95430079676</text:p>
          </table:table-cell>
          <table:table-cell table:formula="of:=[.G226]-(([.G226]-[.B227])*[.$I$1])" office:value-type="float" office:value="2041.95510845777" calcext:value-type="float">
            <text:p>2041.95510845777</text:p>
          </table:table-cell>
          <table:table-cell table:formula="of:=[.H226]-(([.H226]-[.G227])*[.$J$1])" office:value-type="float" office:value="2005.85678972729" calcext:value-type="float">
            <text:p>2005.85678972729</text:p>
          </table:table-cell>
          <table:table-cell table:number-columns-repeated="13"/>
        </table:table-row>
        <table:table-row table:style-name="ro1">
          <table:table-cell office:value-type="float" office:value="502.608" calcext:value-type="float">
            <text:p>502.608</text:p>
          </table:table-cell>
          <table:table-cell office:value-type="float" office:value="2008.32214355469" calcext:value-type="float">
            <text:p>2008.32214355469</text:p>
          </table:table-cell>
          <table:table-cell office:value-type="float" office:value="0" calcext:value-type="float">
            <text:p>0</text:p>
          </table:table-cell>
          <table:table-cell office:value-type="float" office:value="9138.31640625" calcext:value-type="float">
            <text:p>9138.31640625</text:p>
          </table:table-cell>
          <table:table-cell/>
          <table:table-cell table:formula="of:=[.F227]-(([.F227]-[.H228])*[.$K$1])" office:value-type="float" office:value="1997.39292797463" calcext:value-type="float">
            <text:p>1997.39292797463</text:p>
          </table:table-cell>
          <table:table-cell table:formula="of:=[.G227]-(([.G227]-[.B228])*[.$I$1])" office:value-type="float" office:value="2015.04873653531" calcext:value-type="float">
            <text:p>2015.04873653531</text:p>
          </table:table-cell>
          <table:table-cell table:formula="of:=[.H227]-(([.H227]-[.G228])*[.$J$1])" office:value-type="float" office:value="2011.8315551525" calcext:value-type="float">
            <text:p>2011.8315551525</text:p>
          </table:table-cell>
          <table:table-cell table:number-columns-repeated="13"/>
        </table:table-row>
        <table:table-row table:style-name="ro1">
          <table:table-cell office:value-type="float" office:value="502.68" calcext:value-type="float">
            <text:p>502.68</text:p>
          </table:table-cell>
          <table:table-cell office:value-type="float" office:value="2480.4541015625" calcext:value-type="float">
            <text:p>2480.4541015625</text:p>
          </table:table-cell>
          <table:table-cell office:value-type="float" office:value="0" calcext:value-type="float">
            <text:p>0</text:p>
          </table:table-cell>
          <table:table-cell office:value-type="float" office:value="9148.5166015625" calcext:value-type="float">
            <text:p>9148.5166015625</text:p>
          </table:table-cell>
          <table:table-cell/>
          <table:table-cell table:formula="of:=[.F228]-(([.F228]-[.H229])*[.$K$1])" office:value-type="float" office:value="2126.66322042005" calcext:value-type="float">
            <text:p>2126.66322042005</text:p>
          </table:table-cell>
          <table:table-cell table:formula="of:=[.G228]-(([.G228]-[.B229])*[.$I$1])" office:value-type="float" office:value="2387.37302855706" calcext:value-type="float">
            <text:p>2387.37302855706</text:p>
          </table:table-cell>
          <table:table-cell table:formula="of:=[.H228]-(([.H228]-[.G229])*[.$J$1])" office:value-type="float" office:value="2255.93351286546" calcext:value-type="float">
            <text:p>2255.93351286546</text:p>
          </table:table-cell>
          <table:table-cell table:number-columns-repeated="13"/>
        </table:table-row>
        <table:table-row table:style-name="ro1">
          <table:table-cell office:value-type="float" office:value="502.75" calcext:value-type="float">
            <text:p>502.75</text:p>
          </table:table-cell>
          <table:table-cell office:value-type="float" office:value="2209.58056640625" calcext:value-type="float">
            <text:p>2209.58056640625</text:p>
          </table:table-cell>
          <table:table-cell office:value-type="float" office:value="0" calcext:value-type="float">
            <text:p>0</text:p>
          </table:table-cell>
          <table:table-cell office:value-type="float" office:value="9157.134765625" calcext:value-type="float">
            <text:p>9157.134765625</text:p>
          </table:table-cell>
          <table:table-cell/>
          <table:table-cell table:formula="of:=[.F229]-(([.F229]-[.H230])*[.$K$1])" office:value-type="float" office:value="2187.79016908331" calcext:value-type="float">
            <text:p>2187.79016908331</text:p>
          </table:table-cell>
          <table:table-cell table:formula="of:=[.G229]-(([.G229]-[.B230])*[.$I$1])" office:value-type="float" office:value="2245.13905883641" calcext:value-type="float">
            <text:p>2245.13905883641</text:p>
          </table:table-cell>
          <table:table-cell table:formula="of:=[.H229]-(([.H229]-[.G230])*[.$J$1])" office:value-type="float" office:value="2248.91711774658" calcext:value-type="float">
            <text:p>2248.91711774658</text:p>
          </table:table-cell>
          <table:table-cell table:number-columns-repeated="13"/>
        </table:table-row>
        <table:table-row table:style-name="ro1">
          <table:table-cell office:value-type="float" office:value="502.816" calcext:value-type="float">
            <text:p>502.816</text:p>
          </table:table-cell>
          <table:table-cell office:value-type="float" office:value="2129.478515625" calcext:value-type="float">
            <text:p>2129.478515625</text:p>
          </table:table-cell>
          <table:table-cell office:value-type="float" office:value="0" calcext:value-type="float">
            <text:p>0</text:p>
          </table:table-cell>
          <table:table-cell office:value-type="float" office:value="9165.5439453125" calcext:value-type="float">
            <text:p>9165.5439453125</text:p>
          </table:table-cell>
          <table:table-cell/>
          <table:table-cell table:formula="of:=[.F230]-(([.F230]-[.H231])*[.$K$1])" office:value-type="float" office:value="2187.05403303418" calcext:value-type="float">
            <text:p>2187.05403303418</text:p>
          </table:table-cell>
          <table:table-cell table:formula="of:=[.G230]-(([.G230]-[.B231])*[.$I$1])" office:value-type="float" office:value="2152.61062426728" calcext:value-type="float">
            <text:p>2152.61062426728</text:p>
          </table:table-cell>
          <table:table-cell table:formula="of:=[.H230]-(([.H230]-[.G231])*[.$J$1])" office:value-type="float" office:value="2186.31789698504" calcext:value-type="float">
            <text:p>2186.31789698504</text:p>
          </table:table-cell>
          <table:table-cell table:number-columns-repeated="13"/>
        </table:table-row>
        <table:table-row table:style-name="ro1">
          <table:table-cell office:value-type="float" office:value="502.886" calcext:value-type="float">
            <text:p>502.886</text:p>
          </table:table-cell>
          <table:table-cell office:value-type="float" office:value="1962.42517089844" calcext:value-type="float">
            <text:p>1962.42517089844</text:p>
          </table:table-cell>
          <table:table-cell office:value-type="float" office:value="0" calcext:value-type="float">
            <text:p>0</text:p>
          </table:table-cell>
          <table:table-cell office:value-type="float" office:value="9176.14453125" calcext:value-type="float">
            <text:p>9176.14453125</text:p>
          </table:table-cell>
          <table:table-cell/>
          <table:table-cell table:formula="of:=[.F231]-(([.F231]-[.H232])*[.$K$1])" office:value-type="float" office:value="2126.28288350044" calcext:value-type="float">
            <text:p>2126.28288350044</text:p>
          </table:table-cell>
          <table:table-cell table:formula="of:=[.G231]-(([.G231]-[.B232])*[.$I$1])" office:value-type="float" office:value="2000.46226157221" calcext:value-type="float">
            <text:p>2000.46226157221</text:p>
          </table:table-cell>
          <table:table-cell table:formula="of:=[.H231]-(([.H231]-[.G232])*[.$J$1])" office:value-type="float" office:value="2065.5117339667" calcext:value-type="float">
            <text:p>2065.5117339667</text:p>
          </table:table-cell>
          <table:table-cell table:number-columns-repeated="13"/>
        </table:table-row>
        <table:table-row table:style-name="ro1">
          <table:table-cell office:value-type="float" office:value="502.955" calcext:value-type="float">
            <text:p>502.955</text:p>
          </table:table-cell>
          <table:table-cell office:value-type="float" office:value="1892.70532226563" calcext:value-type="float">
            <text:p>1892.70532226563</text:p>
          </table:table-cell>
          <table:table-cell office:value-type="float" office:value="0" calcext:value-type="float">
            <text:p>0</text:p>
          </table:table-cell>
          <table:table-cell office:value-type="float" office:value="9184.630859375" calcext:value-type="float">
            <text:p>9184.630859375</text:p>
          </table:table-cell>
          <table:table-cell/>
          <table:table-cell table:formula="of:=[.F232]-(([.F232]-[.H233])*[.$K$1])" office:value-type="float" office:value="2046.73942598565" calcext:value-type="float">
            <text:p>2046.73942598565</text:p>
          </table:table-cell>
          <table:table-cell table:formula="of:=[.G232]-(([.G232]-[.B233])*[.$I$1])" office:value-type="float" office:value="1914.25671012695" calcext:value-type="float">
            <text:p>1914.25671012695</text:p>
          </table:table-cell>
          <table:table-cell table:formula="of:=[.H232]-(([.H232]-[.G233])*[.$J$1])" office:value-type="float" office:value="1967.19596847086" calcext:value-type="float">
            <text:p>1967.19596847086</text:p>
          </table:table-cell>
          <table:table-cell table:number-columns-repeated="13"/>
        </table:table-row>
        <table:table-row table:style-name="ro1">
          <table:table-cell office:value-type="float" office:value="503.029" calcext:value-type="float">
            <text:p>503.029</text:p>
          </table:table-cell>
          <table:table-cell office:value-type="float" office:value="2415.87768554688" calcext:value-type="float">
            <text:p>2415.87768554688</text:p>
          </table:table-cell>
          <table:table-cell office:value-type="float" office:value="0" calcext:value-type="float">
            <text:p>0</text:p>
          </table:table-cell>
          <table:table-cell office:value-type="float" office:value="9193.1357421875" calcext:value-type="float">
            <text:p>9193.1357421875</text:p>
          </table:table-cell>
          <table:table-cell/>
          <table:table-cell table:formula="of:=[.F233]-(([.F233]-[.H234])*[.$K$1])" office:value-type="float" office:value="2120.18389187567" calcext:value-type="float">
            <text:p>2120.18389187567</text:p>
          </table:table-cell>
          <table:table-cell table:formula="of:=[.G233]-(([.G233]-[.B234])*[.$I$1])" office:value-type="float" office:value="2315.55349046289" calcext:value-type="float">
            <text:p>2315.55349046289</text:p>
          </table:table-cell>
          <table:table-cell table:formula="of:=[.H233]-(([.H233]-[.G234])*[.$J$1])" office:value-type="float" office:value="2193.62835776568" calcext:value-type="float">
            <text:p>2193.62835776568</text:p>
          </table:table-cell>
          <table:table-cell table:number-columns-repeated="13"/>
        </table:table-row>
        <table:table-row table:style-name="ro1">
          <table:table-cell office:value-type="float" office:value="503.097" calcext:value-type="float">
            <text:p>503.097</text:p>
          </table:table-cell>
          <table:table-cell office:value-type="float" office:value="1885.0361328125" calcext:value-type="float">
            <text:p>1885.0361328125</text:p>
          </table:table-cell>
          <table:table-cell office:value-type="float" office:value="0" calcext:value-type="float">
            <text:p>0</text:p>
          </table:table-cell>
          <table:table-cell office:value-type="float" office:value="9203.8603515625" calcext:value-type="float">
            <text:p>9203.8603515625</text:p>
          </table:table-cell>
          <table:table-cell/>
          <table:table-cell table:formula="of:=[.F234]-(([.F234]-[.H235])*[.$K$1])" office:value-type="float" office:value="2084.59727995817" calcext:value-type="float">
            <text:p>2084.59727995817</text:p>
          </table:table-cell>
          <table:table-cell table:formula="of:=[.G234]-(([.G234]-[.B235])*[.$I$1])" office:value-type="float" office:value="1971.13960434258" calcext:value-type="float">
            <text:p>1971.13960434258</text:p>
          </table:table-cell>
          <table:table-cell table:formula="of:=[.H234]-(([.H234]-[.G235])*[.$J$1])" office:value-type="float" office:value="2049.01066804066" calcext:value-type="float">
            <text:p>2049.01066804066</text:p>
          </table:table-cell>
          <table:table-cell table:number-columns-repeated="13"/>
        </table:table-row>
        <table:table-row table:style-name="ro1">
          <table:table-cell office:value-type="float" office:value="503.168" calcext:value-type="float">
            <text:p>503.168</text:p>
          </table:table-cell>
          <table:table-cell office:value-type="float" office:value="2150.03857421875" calcext:value-type="float">
            <text:p>2150.03857421875</text:p>
          </table:table-cell>
          <table:table-cell office:value-type="float" office:value="0" calcext:value-type="float">
            <text:p>0</text:p>
          </table:table-cell>
          <table:table-cell office:value-type="float" office:value="9214.2587890625" calcext:value-type="float">
            <text:p>9214.2587890625</text:p>
          </table:table-cell>
          <table:table-cell/>
          <table:table-cell table:formula="of:=[.F235]-(([.F235]-[.H236])*[.$K$1])" office:value-type="float" office:value="2088.00961046534" calcext:value-type="float">
            <text:p>2088.00961046534</text:p>
          </table:table-cell>
          <table:table-cell table:formula="of:=[.G235]-(([.G235]-[.B236])*[.$I$1])" office:value-type="float" office:value="2114.25878024352" calcext:value-type="float">
            <text:p>2114.25878024352</text:p>
          </table:table-cell>
          <table:table-cell table:formula="of:=[.H235]-(([.H235]-[.G236])*[.$J$1])" office:value-type="float" office:value="2091.42194097252" calcext:value-type="float">
            <text:p>2091.42194097252</text:p>
          </table:table-cell>
          <table:table-cell table:number-columns-repeated="13"/>
        </table:table-row>
        <table:table-row table:style-name="ro1">
          <table:table-cell office:value-type="float" office:value="503.237" calcext:value-type="float">
            <text:p>503.237</text:p>
          </table:table-cell>
          <table:table-cell office:value-type="float" office:value="2070.51000976563" calcext:value-type="float">
            <text:p>2070.51000976563</text:p>
          </table:table-cell>
          <table:table-cell office:value-type="float" office:value="0" calcext:value-type="float">
            <text:p>0</text:p>
          </table:table-cell>
          <table:table-cell office:value-type="float" office:value="9222.8271484375" calcext:value-type="float">
            <text:p>9222.8271484375</text:p>
          </table:table-cell>
          <table:table-cell/>
          <table:table-cell table:formula="of:=[.F236]-(([.F236]-[.H237])*[.$K$1])" office:value-type="float" office:value="2085.76306815775" calcext:value-type="float">
            <text:p>2085.76306815775</text:p>
          </table:table-cell>
          <table:table-cell table:formula="of:=[.G236]-(([.G236]-[.B237])*[.$I$1])" office:value-type="float" office:value="2079.25976386121" calcext:value-type="float">
            <text:p>2079.25976386121</text:p>
          </table:table-cell>
          <table:table-cell table:formula="of:=[.H236]-(([.H236]-[.G237])*[.$J$1])" office:value-type="float" office:value="2083.51652585017" calcext:value-type="float">
            <text:p>2083.51652585017</text:p>
          </table:table-cell>
          <table:table-cell table:number-columns-repeated="13"/>
        </table:table-row>
        <table:table-row table:style-name="ro1">
          <table:table-cell office:value-type="float" office:value="503.31" calcext:value-type="float">
            <text:p>503.31</text:p>
          </table:table-cell>
          <table:table-cell office:value-type="float" office:value="2274.615234375" calcext:value-type="float">
            <text:p>2274.615234375</text:p>
          </table:table-cell>
          <table:table-cell office:value-type="float" office:value="0" calcext:value-type="float">
            <text:p>0</text:p>
          </table:table-cell>
          <table:table-cell office:value-type="float" office:value="9231.30078125" calcext:value-type="float">
            <text:p>9231.30078125</text:p>
          </table:table-cell>
          <table:table-cell/>
          <table:table-cell table:formula="of:=[.F237]-(([.F237]-[.H238])*[.$K$1])" office:value-type="float" office:value="2134.04877169113" calcext:value-type="float">
            <text:p>2134.04877169113</text:p>
          </table:table-cell>
          <table:table-cell table:formula="of:=[.G237]-(([.G237]-[.B238])*[.$I$1])" office:value-type="float" office:value="2235.54414027224" calcext:value-type="float">
            <text:p>2235.54414027224</text:p>
          </table:table-cell>
          <table:table-cell table:formula="of:=[.H237]-(([.H237]-[.G238])*[.$J$1])" office:value-type="float" office:value="2182.33447522452" calcext:value-type="float">
            <text:p>2182.33447522452</text:p>
          </table:table-cell>
          <table:table-cell table:number-columns-repeated="13"/>
        </table:table-row>
        <table:table-row table:style-name="ro1">
          <table:table-cell office:value-type="float" office:value="503.382" calcext:value-type="float">
            <text:p>503.382</text:p>
          </table:table-cell>
          <table:table-cell office:value-type="float" office:value="1870.90991210938" calcext:value-type="float">
            <text:p>1870.90991210938</text:p>
          </table:table-cell>
          <table:table-cell office:value-type="float" office:value="0" calcext:value-type="float">
            <text:p>0</text:p>
          </table:table-cell>
          <table:table-cell office:value-type="float" office:value="9241.908203125" calcext:value-type="float">
            <text:p>9241.908203125</text:p>
          </table:table-cell>
          <table:table-cell/>
          <table:table-cell table:formula="of:=[.F238]-(([.F238]-[.H239])*[.$K$1])" office:value-type="float" office:value="2080.67986527599" calcext:value-type="float">
            <text:p>2080.67986527599</text:p>
          </table:table-cell>
          <table:table-cell table:formula="of:=[.G238]-(([.G238]-[.B239])*[.$I$1])" office:value-type="float" office:value="1943.83675774195" calcext:value-type="float">
            <text:p>1943.83675774195</text:p>
          </table:table-cell>
          <table:table-cell table:formula="of:=[.H238]-(([.H238]-[.G239])*[.$J$1])" office:value-type="float" office:value="2027.31095886085" calcext:value-type="float">
            <text:p>2027.31095886085</text:p>
          </table:table-cell>
          <table:table-cell table:number-columns-repeated="13"/>
        </table:table-row>
        <table:table-row table:style-name="ro1">
          <table:table-cell office:value-type="float" office:value="503.45" calcext:value-type="float">
            <text:p>503.45</text:p>
          </table:table-cell>
          <table:table-cell office:value-type="float" office:value="1989.58264160156" calcext:value-type="float">
            <text:p>1989.58264160156</text:p>
          </table:table-cell>
          <table:table-cell office:value-type="float" office:value="0" calcext:value-type="float">
            <text:p>0</text:p>
          </table:table-cell>
          <table:table-cell office:value-type="float" office:value="9250.4853515625" calcext:value-type="float">
            <text:p>9250.4853515625</text:p>
          </table:table-cell>
          <table:table-cell/>
          <table:table-cell table:formula="of:=[.F239]-(([.F239]-[.H240])*[.$K$1])" office:value-type="float" office:value="2038.76022650828" calcext:value-type="float">
            <text:p>2038.76022650828</text:p>
          </table:table-cell>
          <table:table-cell table:formula="of:=[.G239]-(([.G239]-[.B240])*[.$I$1])" office:value-type="float" office:value="1980.43346482964" calcext:value-type="float">
            <text:p>1980.43346482964</text:p>
          </table:table-cell>
          <table:table-cell table:formula="of:=[.H239]-(([.H239]-[.G240])*[.$J$1])" office:value-type="float" office:value="1996.84058774056" calcext:value-type="float">
            <text:p>1996.84058774056</text:p>
          </table:table-cell>
          <table:table-cell table:number-columns-repeated="13"/>
        </table:table-row>
        <table:table-row table:style-name="ro1">
          <table:table-cell office:value-type="float" office:value="503.521" calcext:value-type="float">
            <text:p>503.521</text:p>
          </table:table-cell>
          <table:table-cell office:value-type="float" office:value="2107.47875976563" calcext:value-type="float">
            <text:p>2107.47875976563</text:p>
          </table:table-cell>
          <table:table-cell office:value-type="float" office:value="0" calcext:value-type="float">
            <text:p>0</text:p>
          </table:table-cell>
          <table:table-cell office:value-type="float" office:value="9260.857421875" calcext:value-type="float">
            <text:p>9260.857421875</text:p>
          </table:table-cell>
          <table:table-cell/>
          <table:table-cell table:formula="of:=[.F240]-(([.F240]-[.H241])*[.$K$1])" office:value-type="float" office:value="2045.49986886173" calcext:value-type="float">
            <text:p>2045.49986886173</text:p>
          </table:table-cell>
          <table:table-cell table:formula="of:=[.G240]-(([.G240]-[.B241])*[.$I$1])" office:value-type="float" office:value="2082.06970077843" calcext:value-type="float">
            <text:p>2082.06970077843</text:p>
          </table:table-cell>
          <table:table-cell table:formula="of:=[.H240]-(([.H240]-[.G241])*[.$J$1])" office:value-type="float" office:value="2052.23951121518" calcext:value-type="float">
            <text:p>2052.23951121518</text:p>
          </table:table-cell>
          <table:table-cell table:number-columns-repeated="13"/>
        </table:table-row>
        <table:table-row table:style-name="ro1">
          <table:table-cell office:value-type="float" office:value="503.588" calcext:value-type="float">
            <text:p>503.588</text:p>
          </table:table-cell>
          <table:table-cell office:value-type="float" office:value="2331.326171875" calcext:value-type="float">
            <text:p>2331.326171875</text:p>
          </table:table-cell>
          <table:table-cell office:value-type="float" office:value="0" calcext:value-type="float">
            <text:p>0</text:p>
          </table:table-cell>
          <table:table-cell office:value-type="float" office:value="9267.4482421875" calcext:value-type="float">
            <text:p>9267.4482421875</text:p>
          </table:table-cell>
          <table:table-cell/>
          <table:table-cell table:formula="of:=[.F241]-(([.F241]-[.H242])*[.$K$1])" office:value-type="float" office:value="2123.37118413162" calcext:value-type="float">
            <text:p>2123.37118413162</text:p>
          </table:table-cell>
          <table:table-cell table:formula="of:=[.G241]-(([.G241]-[.B242])*[.$I$1])" office:value-type="float" office:value="2281.47487765569" calcext:value-type="float">
            <text:p>2281.47487765569</text:p>
          </table:table-cell>
          <table:table-cell table:formula="of:=[.H241]-(([.H241]-[.G242])*[.$J$1])" office:value-type="float" office:value="2201.24249940151" calcext:value-type="float">
            <text:p>2201.24249940151</text:p>
          </table:table-cell>
          <table:table-cell table:number-columns-repeated="13"/>
        </table:table-row>
        <table:table-row table:style-name="ro1">
          <table:table-cell office:value-type="float" office:value="503.657" calcext:value-type="float">
            <text:p>503.657</text:p>
          </table:table-cell>
          <table:table-cell office:value-type="float" office:value="2088.63891601563" calcext:value-type="float">
            <text:p>2088.63891601563</text:p>
          </table:table-cell>
          <table:table-cell office:value-type="float" office:value="0" calcext:value-type="float">
            <text:p>0</text:p>
          </table:table-cell>
          <table:table-cell office:value-type="float" office:value="9276.5625" calcext:value-type="float">
            <text:p>9276.5625</text:p>
          </table:table-cell>
          <table:table-cell/>
          <table:table-cell table:formula="of:=[.F242]-(([.F242]-[.H243])*[.$K$1])" office:value-type="float" office:value="2138.24501467276" calcext:value-type="float">
            <text:p>2138.24501467276</text:p>
          </table:table-cell>
          <table:table-cell table:formula="of:=[.G242]-(([.G242]-[.B243])*[.$I$1])" office:value-type="float" office:value="2127.20610834364" calcext:value-type="float">
            <text:p>2127.20610834364</text:p>
          </table:table-cell>
          <table:table-cell table:formula="of:=[.H242]-(([.H242]-[.G243])*[.$J$1])" office:value-type="float" office:value="2153.11884521389" calcext:value-type="float">
            <text:p>2153.11884521389</text:p>
          </table:table-cell>
          <table:table-cell table:number-columns-repeated="13"/>
        </table:table-row>
        <table:table-row table:style-name="ro1">
          <table:table-cell office:value-type="float" office:value="503.726" calcext:value-type="float">
            <text:p>503.726</text:p>
          </table:table-cell>
          <table:table-cell office:value-type="float" office:value="1799.29772949219" calcext:value-type="float">
            <text:p>1799.29772949219</text:p>
          </table:table-cell>
          <table:table-cell office:value-type="float" office:value="0" calcext:value-type="float">
            <text:p>0</text:p>
          </table:table-cell>
          <table:table-cell office:value-type="float" office:value="9285.9140625" calcext:value-type="float">
            <text:p>9285.9140625</text:p>
          </table:table-cell>
          <table:table-cell/>
          <table:table-cell table:formula="of:=[.F243]-(([.F243]-[.H244])*[.$K$1])" office:value-type="float" office:value="2052.00411195912" calcext:value-type="float">
            <text:p>2052.00411195912</text:p>
          </table:table-cell>
          <table:table-cell table:formula="of:=[.G243]-(([.G243]-[.B244])*[.$I$1])" office:value-type="float" office:value="1864.87940526248" calcext:value-type="float">
            <text:p>1864.87940526248</text:p>
          </table:table-cell>
          <table:table-cell table:formula="of:=[.H243]-(([.H243]-[.G244])*[.$J$1])" office:value-type="float" office:value="1965.76320924548" calcext:value-type="float">
            <text:p>1965.76320924548</text:p>
          </table:table-cell>
          <table:table-cell table:number-columns-repeated="13"/>
        </table:table-row>
        <table:table-row table:style-name="ro1">
          <table:table-cell office:value-type="float" office:value="503.797" calcext:value-type="float">
            <text:p>503.797</text:p>
          </table:table-cell>
          <table:table-cell office:value-type="float" office:value="1982.42150878906" calcext:value-type="float">
            <text:p>1982.42150878906</text:p>
          </table:table-cell>
          <table:table-cell office:value-type="float" office:value="0" calcext:value-type="float">
            <text:p>0</text:p>
          </table:table-cell>
          <table:table-cell office:value-type="float" office:value="9296.7919921875" calcext:value-type="float">
            <text:p>9296.7919921875</text:p>
          </table:table-cell>
          <table:table-cell/>
          <table:table-cell table:formula="of:=[.F244]-(([.F244]-[.H245])*[.$K$1])" office:value-type="float" office:value="2006.65737122473" calcext:value-type="float">
            <text:p>2006.65737122473</text:p>
          </table:table-cell>
          <table:table-cell table:formula="of:=[.G244]-(([.G244]-[.B245])*[.$I$1])" office:value-type="float" office:value="1958.91308808374" calcext:value-type="float">
            <text:p>1958.91308808374</text:p>
          </table:table-cell>
          <table:table-cell table:formula="of:=[.H244]-(([.H244]-[.G245])*[.$J$1])" office:value-type="float" office:value="1961.31063049035" calcext:value-type="float">
            <text:p>1961.31063049035</text:p>
          </table:table-cell>
          <table:table-cell table:number-columns-repeated="13"/>
        </table:table-row>
        <table:table-row table:style-name="ro1">
          <table:table-cell office:value-type="float" office:value="503.864" calcext:value-type="float">
            <text:p>503.864</text:p>
          </table:table-cell>
          <table:table-cell office:value-type="float" office:value="2053.74829101563" calcext:value-type="float">
            <text:p>2053.74829101563</text:p>
          </table:table-cell>
          <table:table-cell office:value-type="float" office:value="0" calcext:value-type="float">
            <text:p>0</text:p>
          </table:table-cell>
          <table:table-cell office:value-type="float" office:value="9305.625" calcext:value-type="float">
            <text:p>9305.625</text:p>
          </table:table-cell>
          <table:table-cell/>
          <table:table-cell table:formula="of:=[.F245]-(([.F245]-[.H246])*[.$K$1])" office:value-type="float" office:value="2007.86195233768" calcext:value-type="float">
            <text:p>2007.86195233768</text:p>
          </table:table-cell>
          <table:table-cell table:formula="of:=[.G245]-(([.G245]-[.B246])*[.$I$1])" office:value-type="float" office:value="2034.78125042925" calcext:value-type="float">
            <text:p>2034.78125042925</text:p>
          </table:table-cell>
          <table:table-cell table:formula="of:=[.H245]-(([.H245]-[.G246])*[.$J$1])" office:value-type="float" office:value="2009.06653345064" calcext:value-type="float">
            <text:p>2009.06653345064</text:p>
          </table:table-cell>
          <table:table-cell table:number-columns-repeated="13"/>
        </table:table-row>
        <table:table-row table:style-name="ro1">
          <table:table-cell office:value-type="float" office:value="503.935" calcext:value-type="float">
            <text:p>503.935</text:p>
          </table:table-cell>
          <table:table-cell office:value-type="float" office:value="2060.88110351563" calcext:value-type="float">
            <text:p>2060.88110351563</text:p>
          </table:table-cell>
          <table:table-cell office:value-type="float" office:value="0" calcext:value-type="float">
            <text:p>0</text:p>
          </table:table-cell>
          <table:table-cell office:value-type="float" office:value="9316.1708984375" calcext:value-type="float">
            <text:p>9316.1708984375</text:p>
          </table:table-cell>
          <table:table-cell/>
          <table:table-cell table:formula="of:=[.F246]-(([.F246]-[.H247])*[.$K$1])" office:value-type="float" office:value="2023.60748771467" calcext:value-type="float">
            <text:p>2023.60748771467</text:p>
          </table:table-cell>
          <table:table-cell table:formula="of:=[.G246]-(([.G246]-[.B247])*[.$I$1])" office:value-type="float" office:value="2055.66113289835" calcext:value-type="float">
            <text:p>2055.66113289835</text:p>
          </table:table-cell>
          <table:table-cell table:formula="of:=[.H246]-(([.H246]-[.G247])*[.$J$1])" office:value-type="float" office:value="2039.35302309165" calcext:value-type="float">
            <text:p>2039.35302309165</text:p>
          </table:table-cell>
          <table:table-cell table:number-columns-repeated="13"/>
        </table:table-row>
        <table:table-row table:style-name="ro1">
          <table:table-cell office:value-type="float" office:value="504.005" calcext:value-type="float">
            <text:p>504.005</text:p>
          </table:table-cell>
          <table:table-cell office:value-type="float" office:value="2061.59423828125" calcext:value-type="float">
            <text:p>2061.59423828125</text:p>
          </table:table-cell>
          <table:table-cell office:value-type="float" office:value="0" calcext:value-type="float">
            <text:p>0</text:p>
          </table:table-cell>
          <table:table-cell office:value-type="float" office:value="9326.3388671875" calcext:value-type="float">
            <text:p>9326.3388671875</text:p>
          </table:table-cell>
          <table:table-cell/>
          <table:table-cell table:formula="of:=[.F247]-(([.F247]-[.H248])*[.$K$1])" office:value-type="float" office:value="2038.32299848989" calcext:value-type="float">
            <text:p>2038.32299848989</text:p>
          </table:table-cell>
          <table:table-cell table:formula="of:=[.G247]-(([.G247]-[.B248])*[.$I$1])" office:value-type="float" office:value="2060.40761720467" calcext:value-type="float">
            <text:p>2060.40761720467</text:p>
          </table:table-cell>
          <table:table-cell table:formula="of:=[.H247]-(([.H247]-[.G248])*[.$J$1])" office:value-type="float" office:value="2053.03850926511" calcext:value-type="float">
            <text:p>2053.03850926511</text:p>
          </table:table-cell>
          <table:table-cell table:number-columns-repeated="13"/>
        </table:table-row>
        <table:table-row table:style-name="ro1">
          <table:table-cell office:value-type="float" office:value="504.078" calcext:value-type="float">
            <text:p>504.078</text:p>
          </table:table-cell>
          <table:table-cell office:value-type="float" office:value="2220.708984375" calcext:value-type="float">
            <text:p>2220.708984375</text:p>
          </table:table-cell>
          <table:table-cell office:value-type="float" office:value="0" calcext:value-type="float">
            <text:p>0</text:p>
          </table:table-cell>
          <table:table-cell office:value-type="float" office:value="9334.9013671875" calcext:value-type="float">
            <text:p>9334.9013671875</text:p>
          </table:table-cell>
          <table:table-cell/>
          <table:table-cell table:formula="of:=[.F248]-(([.F248]-[.H249])*[.$K$1])" office:value-type="float" office:value="2089.75406942214" calcext:value-type="float">
            <text:p>2089.75406942214</text:p>
          </table:table-cell>
          <table:table-cell table:formula="of:=[.G248]-(([.G248]-[.B249])*[.$I$1])" office:value-type="float" office:value="2188.64871094093" calcext:value-type="float">
            <text:p>2188.64871094093</text:p>
          </table:table-cell>
          <table:table-cell table:formula="of:=[.H248]-(([.H248]-[.G249])*[.$J$1])" office:value-type="float" office:value="2141.1851403544" calcext:value-type="float">
            <text:p>2141.1851403544</text:p>
          </table:table-cell>
          <table:table-cell table:number-columns-repeated="13"/>
        </table:table-row>
        <table:table-row table:style-name="ro1">
          <table:table-cell office:value-type="float" office:value="504.148" calcext:value-type="float">
            <text:p>504.148</text:p>
          </table:table-cell>
          <table:table-cell office:value-type="float" office:value="2395.66381835938" calcext:value-type="float">
            <text:p>2395.66381835938</text:p>
          </table:table-cell>
          <table:table-cell office:value-type="float" office:value="0" calcext:value-type="float">
            <text:p>0</text:p>
          </table:table-cell>
          <table:table-cell office:value-type="float" office:value="9343.4873046875" calcext:value-type="float">
            <text:p>9343.4873046875</text:p>
          </table:table-cell>
          <table:table-cell/>
          <table:table-cell table:formula="of:=[.F249]-(([.F249]-[.H250])*[.$K$1])" office:value-type="float" office:value="2184.71919325769" calcext:value-type="float">
            <text:p>2184.71919325769</text:p>
          </table:table-cell>
          <table:table-cell table:formula="of:=[.G249]-(([.G249]-[.B250])*[.$I$1])" office:value-type="float" office:value="2354.26079687569" calcext:value-type="float">
            <text:p>2354.26079687569</text:p>
          </table:table-cell>
          <table:table-cell table:formula="of:=[.H249]-(([.H249]-[.G250])*[.$J$1])" office:value-type="float" office:value="2279.68431709324" calcext:value-type="float">
            <text:p>2279.68431709324</text:p>
          </table:table-cell>
          <table:table-cell table:number-columns-repeated="13"/>
        </table:table-row>
        <table:table-row table:style-name="ro1">
          <table:table-cell office:value-type="float" office:value="504.22" calcext:value-type="float">
            <text:p>504.22</text:p>
          </table:table-cell>
          <table:table-cell office:value-type="float" office:value="1830.00024414063" calcext:value-type="float">
            <text:p>1830.00024414063</text:p>
          </table:table-cell>
          <table:table-cell office:value-type="float" office:value="0" calcext:value-type="float">
            <text:p>0</text:p>
          </table:table-cell>
          <table:table-cell office:value-type="float" office:value="9354.1806640625" calcext:value-type="float">
            <text:p>9354.1806640625</text:p>
          </table:table-cell>
          <table:table-cell/>
          <table:table-cell table:formula="of:=[.F250]-(([.F250]-[.H251])*[.$K$1])" office:value-type="float" office:value="2120.13136739365" calcext:value-type="float">
            <text:p>2120.13136739365</text:p>
          </table:table-cell>
          <table:table-cell table:formula="of:=[.G250]-(([.G250]-[.B251])*[.$I$1])" office:value-type="float" office:value="1934.85235468764" calcext:value-type="float">
            <text:p>1934.85235468764</text:p>
          </table:table-cell>
          <table:table-cell table:formula="of:=[.H250]-(([.H250]-[.G251])*[.$J$1])" office:value-type="float" office:value="2055.5435415296" calcext:value-type="float">
            <text:p>2055.5435415296</text:p>
          </table:table-cell>
          <table:table-cell table:number-columns-repeated="13"/>
        </table:table-row>
        <table:table-row table:style-name="ro1">
          <table:table-cell office:value-type="float" office:value="504.289" calcext:value-type="float">
            <text:p>504.289</text:p>
          </table:table-cell>
          <table:table-cell office:value-type="float" office:value="2250.56420898438" calcext:value-type="float">
            <text:p>2250.56420898438</text:p>
          </table:table-cell>
          <table:table-cell office:value-type="float" office:value="0" calcext:value-type="float">
            <text:p>0</text:p>
          </table:table-cell>
          <table:table-cell office:value-type="float" office:value="9363.080078125" calcext:value-type="float">
            <text:p>9363.080078125</text:p>
          </table:table-cell>
          <table:table-cell/>
          <table:table-cell table:formula="of:=[.F251]-(([.F251]-[.H252])*[.$K$1])" office:value-type="float" office:value="2130.69790085514" calcext:value-type="float">
            <text:p>2130.69790085514</text:p>
          </table:table-cell>
          <table:table-cell table:formula="of:=[.G251]-(([.G251]-[.B252])*[.$I$1])" office:value-type="float" office:value="2187.42183812503" calcext:value-type="float">
            <text:p>2187.42183812503</text:p>
          </table:table-cell>
          <table:table-cell table:formula="of:=[.H251]-(([.H251]-[.G252])*[.$J$1])" office:value-type="float" office:value="2141.26443431663" calcext:value-type="float">
            <text:p>2141.26443431663</text:p>
          </table:table-cell>
          <table:table-cell table:number-columns-repeated="13"/>
        </table:table-row>
        <table:table-row table:style-name="ro1">
          <table:table-cell office:value-type="float" office:value="504.367" calcext:value-type="float">
            <text:p>504.367</text:p>
          </table:table-cell>
          <table:table-cell office:value-type="float" office:value="1868.50476074219" calcext:value-type="float">
            <text:p>1868.50476074219</text:p>
          </table:table-cell>
          <table:table-cell office:value-type="float" office:value="0" calcext:value-type="float">
            <text:p>0</text:p>
          </table:table-cell>
          <table:table-cell office:value-type="float" office:value="9374.93359375" calcext:value-type="float">
            <text:p>9374.93359375</text:p>
          </table:table-cell>
          <table:table-cell/>
          <table:table-cell table:formula="of:=[.F252]-(([.F252]-[.H253])*[.$K$1])" office:value-type="float" office:value="2068.06388370408" calcext:value-type="float">
            <text:p>2068.06388370408</text:p>
          </table:table-cell>
          <table:table-cell table:formula="of:=[.G252]-(([.G252]-[.B253])*[.$I$1])" office:value-type="float" office:value="1932.28817621876" calcext:value-type="float">
            <text:p>1932.28817621876</text:p>
          </table:table-cell>
          <table:table-cell table:formula="of:=[.H252]-(([.H252]-[.G253])*[.$J$1])" office:value-type="float" office:value="2005.42986655301" calcext:value-type="float">
            <text:p>2005.42986655301</text:p>
          </table:table-cell>
          <table:table-cell table:number-columns-repeated="13"/>
        </table:table-row>
        <table:table-row table:style-name="ro1">
          <table:table-cell office:value-type="float" office:value="504.436" calcext:value-type="float">
            <text:p>504.436</text:p>
          </table:table-cell>
          <table:table-cell office:value-type="float" office:value="2413.45776367188" calcext:value-type="float">
            <text:p>2413.45776367188</text:p>
          </table:table-cell>
          <table:table-cell office:value-type="float" office:value="0" calcext:value-type="float">
            <text:p>0</text:p>
          </table:table-cell>
          <table:table-cell office:value-type="float" office:value="9384.958984375" calcext:value-type="float">
            <text:p>9384.958984375</text:p>
          </table:table-cell>
          <table:table-cell/>
          <table:table-cell table:formula="of:=[.F253]-(([.F253]-[.H254])*[.$K$1])" office:value-type="float" office:value="2138.07991850772" calcext:value-type="float">
            <text:p>2138.07991850772</text:p>
          </table:table-cell>
          <table:table-cell table:formula="of:=[.G253]-(([.G253]-[.B254])*[.$I$1])" office:value-type="float" office:value="2317.22384618126" calcext:value-type="float">
            <text:p>2317.22384618126</text:p>
          </table:table-cell>
          <table:table-cell table:formula="of:=[.H253]-(([.H253]-[.G254])*[.$J$1])" office:value-type="float" office:value="2208.09595331137" calcext:value-type="float">
            <text:p>2208.09595331137</text:p>
          </table:table-cell>
          <table:table-cell table:number-columns-repeated="13"/>
        </table:table-row>
        <table:table-row table:style-name="ro1">
          <table:table-cell office:value-type="float" office:value="504.51" calcext:value-type="float">
            <text:p>504.51</text:p>
          </table:table-cell>
          <table:table-cell office:value-type="float" office:value="2096.85205078125" calcext:value-type="float">
            <text:p>2096.85205078125</text:p>
          </table:table-cell>
          <table:table-cell office:value-type="float" office:value="0" calcext:value-type="float">
            <text:p>0</text:p>
          </table:table-cell>
          <table:table-cell office:value-type="float" office:value="9394.82421875" calcext:value-type="float">
            <text:p>9394.82421875</text:p>
          </table:table-cell>
          <table:table-cell/>
          <table:table-cell table:formula="of:=[.F254]-(([.F254]-[.H255])*[.$K$1])" office:value-type="float" office:value="2151.25783428826" calcext:value-type="float">
            <text:p>2151.25783428826</text:p>
          </table:table-cell>
          <table:table-cell table:formula="of:=[.G254]-(([.G254]-[.B255])*[.$I$1])" office:value-type="float" office:value="2140.92640986125" calcext:value-type="float">
            <text:p>2140.92640986125</text:p>
          </table:table-cell>
          <table:table-cell table:formula="of:=[.H254]-(([.H254]-[.G255])*[.$J$1])" office:value-type="float" office:value="2164.43575006879" calcext:value-type="float">
            <text:p>2164.43575006879</text:p>
          </table:table-cell>
          <table:table-cell table:number-columns-repeated="13"/>
        </table:table-row>
        <table:table-row table:style-name="ro1">
          <table:table-cell office:value-type="float" office:value="504.577" calcext:value-type="float">
            <text:p>504.577</text:p>
          </table:table-cell>
          <table:table-cell office:value-type="float" office:value="2277.24926757813" calcext:value-type="float">
            <text:p>2277.24926757813</text:p>
          </table:table-cell>
          <table:table-cell office:value-type="float" office:value="0" calcext:value-type="float">
            <text:p>0</text:p>
          </table:table-cell>
          <table:table-cell office:value-type="float" office:value="9403.2529296875" calcext:value-type="float">
            <text:p>9403.2529296875</text:p>
          </table:table-cell>
          <table:table-cell/>
          <table:table-cell table:formula="of:=[.F255]-(([.F255]-[.H256])*[.$K$1])" office:value-type="float" office:value="2185.65019961746" calcext:value-type="float">
            <text:p>2185.65019961746</text:p>
          </table:table-cell>
          <table:table-cell table:formula="of:=[.G255]-(([.G255]-[.B256])*[.$I$1])" office:value-type="float" office:value="2249.98469603475" calcext:value-type="float">
            <text:p>2249.98469603475</text:p>
          </table:table-cell>
          <table:table-cell table:formula="of:=[.H255]-(([.H255]-[.G256])*[.$J$1])" office:value-type="float" office:value="2220.04256494667" calcext:value-type="float">
            <text:p>2220.04256494667</text:p>
          </table:table-cell>
          <table:table-cell table:number-columns-repeated="13"/>
        </table:table-row>
        <table:table-row table:style-name="ro1">
          <table:table-cell office:value-type="float" office:value="504.649" calcext:value-type="float">
            <text:p>504.649</text:p>
          </table:table-cell>
          <table:table-cell office:value-type="float" office:value="2030.21667480469" calcext:value-type="float">
            <text:p>2030.21667480469</text:p>
          </table:table-cell>
          <table:table-cell office:value-type="float" office:value="0" calcext:value-type="float">
            <text:p>0</text:p>
          </table:table-cell>
          <table:table-cell office:value-type="float" office:value="9413.4228515625" calcext:value-type="float">
            <text:p>9413.4228515625</text:p>
          </table:table-cell>
          <table:table-cell/>
          <table:table-cell table:formula="of:=[.F256]-(([.F256]-[.H257])*[.$K$1])" office:value-type="float" office:value="2155.43788936588" calcext:value-type="float">
            <text:p>2155.43788936588</text:p>
          </table:table-cell>
          <table:table-cell table:formula="of:=[.G256]-(([.G256]-[.B257])*[.$I$1])" office:value-type="float" office:value="2074.1702790507" calcext:value-type="float">
            <text:p>2074.1702790507</text:p>
          </table:table-cell>
          <table:table-cell table:formula="of:=[.H256]-(([.H256]-[.G257])*[.$J$1])" office:value-type="float" office:value="2125.22557911429" calcext:value-type="float">
            <text:p>2125.22557911429</text:p>
          </table:table-cell>
          <table:table-cell table:number-columns-repeated="13"/>
        </table:table-row>
        <table:table-row table:style-name="ro1">
          <table:table-cell office:value-type="float" office:value="504.717" calcext:value-type="float">
            <text:p>504.717</text:p>
          </table:table-cell>
          <table:table-cell office:value-type="float" office:value="2164.556640625" calcext:value-type="float">
            <text:p>2164.556640625</text:p>
          </table:table-cell>
          <table:table-cell office:value-type="float" office:value="0" calcext:value-type="float">
            <text:p>0</text:p>
          </table:table-cell>
          <table:table-cell office:value-type="float" office:value="9421.919921875" calcext:value-type="float">
            <text:p>9421.919921875</text:p>
          </table:table-cell>
          <table:table-cell/>
          <table:table-cell table:formula="of:=[.F257]-(([.F257]-[.H258])*[.$K$1])" office:value-type="float" office:value="2147.23921572874" calcext:value-type="float">
            <text:p>2147.23921572874</text:p>
          </table:table-cell>
          <table:table-cell table:formula="of:=[.G257]-(([.G257]-[.B258])*[.$I$1])" office:value-type="float" office:value="2146.47936831014" calcext:value-type="float">
            <text:p>2146.47936831014</text:p>
          </table:table-cell>
          <table:table-cell table:formula="of:=[.H257]-(([.H257]-[.G258])*[.$J$1])" office:value-type="float" office:value="2139.04054209159" calcext:value-type="float">
            <text:p>2139.04054209159</text:p>
          </table:table-cell>
          <table:table-cell table:number-columns-repeated="13"/>
        </table:table-row>
        <table:table-row table:style-name="ro1">
          <table:table-cell office:value-type="float" office:value="504.785" calcext:value-type="float">
            <text:p>504.785</text:p>
          </table:table-cell>
          <table:table-cell office:value-type="float" office:value="2071.9619140625" calcext:value-type="float">
            <text:p>2071.9619140625</text:p>
          </table:table-cell>
          <table:table-cell office:value-type="float" office:value="0" calcext:value-type="float">
            <text:p>0</text:p>
          </table:table-cell>
          <table:table-cell office:value-type="float" office:value="9430.6396484375" calcext:value-type="float">
            <text:p>9430.6396484375</text:p>
          </table:table-cell>
          <table:table-cell/>
          <table:table-cell table:formula="of:=[.F258]-(([.F258]-[.H259])*[.$K$1])" office:value-type="float" office:value="2126.18295932681" calcext:value-type="float">
            <text:p>2126.18295932681</text:p>
          </table:table-cell>
          <table:table-cell table:formula="of:=[.G258]-(([.G258]-[.B259])*[.$I$1])" office:value-type="float" office:value="2086.86540491203" calcext:value-type="float">
            <text:p>2086.86540491203</text:p>
          </table:table-cell>
          <table:table-cell table:formula="of:=[.H258]-(([.H258]-[.G259])*[.$J$1])" office:value-type="float" office:value="2105.12670292488" calcext:value-type="float">
            <text:p>2105.12670292488</text:p>
          </table:table-cell>
          <table:table-cell table:number-columns-repeated="13"/>
        </table:table-row>
        <table:table-row table:style-name="ro1">
          <table:table-cell office:value-type="float" office:value="504.854" calcext:value-type="float">
            <text:p>504.854</text:p>
          </table:table-cell>
          <table:table-cell office:value-type="float" office:value="1956.67346191406" calcext:value-type="float">
            <text:p>1956.67346191406</text:p>
          </table:table-cell>
          <table:table-cell office:value-type="float" office:value="0" calcext:value-type="float">
            <text:p>0</text:p>
          </table:table-cell>
          <table:table-cell office:value-type="float" office:value="9439.3935546875" calcext:value-type="float">
            <text:p>9439.3935546875</text:p>
          </table:table-cell>
          <table:table-cell/>
          <table:table-cell table:formula="of:=[.F259]-(([.F259]-[.H260])*[.$K$1])" office:value-type="float" office:value="2075.87000409219" calcext:value-type="float">
            <text:p>2075.87000409219</text:p>
          </table:table-cell>
          <table:table-cell table:formula="of:=[.G259]-(([.G259]-[.B260])*[.$I$1])" office:value-type="float" office:value="1982.71185051365" calcext:value-type="float">
            <text:p>1982.71185051365</text:p>
          </table:table-cell>
          <table:table-cell table:formula="of:=[.H259]-(([.H259]-[.G260])*[.$J$1])" office:value-type="float" office:value="2025.55704885758" calcext:value-type="float">
            <text:p>2025.55704885758</text:p>
          </table:table-cell>
          <table:table-cell table:number-columns-repeated="13"/>
        </table:table-row>
        <table:table-row table:style-name="ro1">
          <table:table-cell office:value-type="float" office:value="504.922" calcext:value-type="float">
            <text:p>504.922</text:p>
          </table:table-cell>
          <table:table-cell office:value-type="float" office:value="1998.15905761719" calcext:value-type="float">
            <text:p>1998.15905761719</text:p>
          </table:table-cell>
          <table:table-cell office:value-type="float" office:value="0" calcext:value-type="float">
            <text:p>0</text:p>
          </table:table-cell>
          <table:table-cell office:value-type="float" office:value="9449.7705078125" calcext:value-type="float">
            <text:p>9449.7705078125</text:p>
          </table:table-cell>
          <table:table-cell/>
          <table:table-cell table:formula="of:=[.F260]-(([.F260]-[.H261])*[.$K$1])" office:value-type="float" office:value="2040.80511086003" calcext:value-type="float">
            <text:p>2040.80511086003</text:p>
          </table:table-cell>
          <table:table-cell table:formula="of:=[.G260]-(([.G260]-[.B261])*[.$I$1])" office:value-type="float" office:value="1995.06961619648" calcext:value-type="float">
            <text:p>1995.06961619648</text:p>
          </table:table-cell>
          <table:table-cell table:formula="of:=[.H260]-(([.H260]-[.G261])*[.$J$1])" office:value-type="float" office:value="2005.74021762787" calcext:value-type="float">
            <text:p>2005.74021762787</text:p>
          </table:table-cell>
          <table:table-cell table:number-columns-repeated="13"/>
        </table:table-row>
        <table:table-row table:style-name="ro1">
          <table:table-cell office:value-type="float" office:value="504.992" calcext:value-type="float">
            <text:p>504.992</text:p>
          </table:table-cell>
          <table:table-cell office:value-type="float" office:value="2214.36547851563" calcext:value-type="float">
            <text:p>2214.36547851563</text:p>
          </table:table-cell>
          <table:table-cell office:value-type="float" office:value="0" calcext:value-type="float">
            <text:p>0</text:p>
          </table:table-cell>
          <table:table-cell office:value-type="float" office:value="9458.4541015625" calcext:value-type="float">
            <text:p>9458.4541015625</text:p>
          </table:table-cell>
          <table:table-cell/>
          <table:table-cell table:formula="of:=[.F261]-(([.F261]-[.H262])*[.$K$1])" office:value-type="float" office:value="2076.82164298173" calcext:value-type="float">
            <text:p>2076.82164298173</text:p>
          </table:table-cell>
          <table:table-cell table:formula="of:=[.G261]-(([.G261]-[.B262])*[.$I$1])" office:value-type="float" office:value="2170.5063060518" calcext:value-type="float">
            <text:p>2170.5063060518</text:p>
          </table:table-cell>
          <table:table-cell table:formula="of:=[.H261]-(([.H261]-[.G262])*[.$J$1])" office:value-type="float" office:value="2112.83817510342" calcext:value-type="float">
            <text:p>2112.83817510342</text:p>
          </table:table-cell>
          <table:table-cell table:number-columns-repeated="13"/>
        </table:table-row>
        <table:table-row table:style-name="ro1">
          <table:table-cell office:value-type="float" office:value="505.064" calcext:value-type="float">
            <text:p>505.064</text:p>
          </table:table-cell>
          <table:table-cell office:value-type="float" office:value="2182.9716796875" calcext:value-type="float">
            <text:p>2182.9716796875</text:p>
          </table:table-cell>
          <table:table-cell office:value-type="float" office:value="0" calcext:value-type="float">
            <text:p>0</text:p>
          </table:table-cell>
          <table:table-cell office:value-type="float" office:value="9467.4423828125" calcext:value-type="float">
            <text:p>9467.4423828125</text:p>
          </table:table-cell>
          <table:table-cell/>
          <table:table-cell table:formula="of:=[.F262]-(([.F262]-[.H263])*[.$K$1])" office:value-type="float" office:value="2116.81304874608" calcext:value-type="float">
            <text:p>2116.81304874608</text:p>
          </table:table-cell>
          <table:table-cell table:formula="of:=[.G262]-(([.G262]-[.B263])*[.$I$1])" office:value-type="float" office:value="2180.47860496036" calcext:value-type="float">
            <text:p>2180.47860496036</text:p>
          </table:table-cell>
          <table:table-cell table:formula="of:=[.H262]-(([.H262]-[.G263])*[.$J$1])" office:value-type="float" office:value="2156.80445451043" calcext:value-type="float">
            <text:p>2156.80445451043</text:p>
          </table:table-cell>
          <table:table-cell table:number-columns-repeated="13"/>
        </table:table-row>
        <table:table-row table:style-name="ro1">
          <table:table-cell office:value-type="float" office:value="505.136" calcext:value-type="float">
            <text:p>505.136</text:p>
          </table:table-cell>
          <table:table-cell office:value-type="float" office:value="2126.81762695313" calcext:value-type="float">
            <text:p>2126.81762695313</text:p>
          </table:table-cell>
          <table:table-cell office:value-type="float" office:value="0" calcext:value-type="float">
            <text:p>0</text:p>
          </table:table-cell>
          <table:table-cell office:value-type="float" office:value="9478.2275390625" calcext:value-type="float">
            <text:p>9478.2275390625</text:p>
          </table:table-cell>
          <table:table-cell/>
          <table:table-cell table:formula="of:=[.F263]-(([.F263]-[.H264])*[.$K$1])" office:value-type="float" office:value="2130.5509962426" calcext:value-type="float">
            <text:p>2130.5509962426</text:p>
          </table:table-cell>
          <table:table-cell table:formula="of:=[.G263]-(([.G263]-[.B264])*[.$I$1])" office:value-type="float" office:value="2137.54982255458" calcext:value-type="float">
            <text:p>2137.54982255458</text:p>
          </table:table-cell>
          <table:table-cell table:formula="of:=[.H263]-(([.H263]-[.G264])*[.$J$1])" office:value-type="float" office:value="2144.28894373913" calcext:value-type="float">
            <text:p>2144.28894373913</text:p>
          </table:table-cell>
          <table:table-cell table:number-columns-repeated="13"/>
        </table:table-row>
        <table:table-row table:style-name="ro1">
          <table:table-cell office:value-type="float" office:value="505.208" calcext:value-type="float">
            <text:p>505.208</text:p>
          </table:table-cell>
          <table:table-cell office:value-type="float" office:value="1962.15905761719" calcext:value-type="float">
            <text:p>1962.15905761719</text:p>
          </table:table-cell>
          <table:table-cell office:value-type="float" office:value="0" calcext:value-type="float">
            <text:p>0</text:p>
          </table:table-cell>
          <table:table-cell office:value-type="float" office:value="9488.4404296875" calcext:value-type="float">
            <text:p>9488.4404296875</text:p>
          </table:table-cell>
          <table:table-cell/>
          <table:table-cell table:formula="of:=[.F264]-(([.F264]-[.H265])*[.$K$1])" office:value-type="float" office:value="2089.62815672217" calcext:value-type="float">
            <text:p>2089.62815672217</text:p>
          </table:table-cell>
          <table:table-cell table:formula="of:=[.G264]-(([.G264]-[.B265])*[.$I$1])" office:value-type="float" office:value="1997.23721060467" calcext:value-type="float">
            <text:p>1997.23721060467</text:p>
          </table:table-cell>
          <table:table-cell table:formula="of:=[.H264]-(([.H264]-[.G265])*[.$J$1])" office:value-type="float" office:value="2048.70531720173" calcext:value-type="float">
            <text:p>2048.70531720173</text:p>
          </table:table-cell>
          <table:table-cell table:number-columns-repeated="13"/>
        </table:table-row>
        <table:table-row table:style-name="ro1">
          <table:table-cell office:value-type="float" office:value="505.274" calcext:value-type="float">
            <text:p>505.274</text:p>
          </table:table-cell>
          <table:table-cell office:value-type="float" office:value="2369.80883789063" calcext:value-type="float">
            <text:p>2369.80883789063</text:p>
          </table:table-cell>
          <table:table-cell office:value-type="float" office:value="0" calcext:value-type="float">
            <text:p>0</text:p>
          </table:table-cell>
          <table:table-cell office:value-type="float" office:value="9497.1787109375" calcext:value-type="float">
            <text:p>9497.1787109375</text:p>
          </table:table-cell>
          <table:table-cell/>
          <table:table-cell table:formula="of:=[.F265]-(([.F265]-[.H266])*[.$K$1])" office:value-type="float" office:value="2149.30822541225" calcext:value-type="float">
            <text:p>2149.30822541225</text:p>
          </table:table-cell>
          <table:table-cell table:formula="of:=[.G265]-(([.G265]-[.B266])*[.$I$1])" office:value-type="float" office:value="2295.29451243344" calcext:value-type="float">
            <text:p>2295.29451243344</text:p>
          </table:table-cell>
          <table:table-cell table:formula="of:=[.H265]-(([.H265]-[.G266])*[.$J$1])" office:value-type="float" office:value="2208.98829410234" calcext:value-type="float">
            <text:p>2208.98829410234</text:p>
          </table:table-cell>
          <table:table-cell table:number-columns-repeated="13"/>
        </table:table-row>
        <table:table-row table:style-name="ro1">
          <table:table-cell office:value-type="float" office:value="505.343" calcext:value-type="float">
            <text:p>505.343</text:p>
          </table:table-cell>
          <table:table-cell office:value-type="float" office:value="2251.53051757813" calcext:value-type="float">
            <text:p>2251.53051757813</text:p>
          </table:table-cell>
          <table:table-cell office:value-type="float" office:value="0" calcext:value-type="float">
            <text:p>0</text:p>
          </table:table-cell>
          <table:table-cell office:value-type="float" office:value="9505.806640625" calcext:value-type="float">
            <text:p>9505.806640625</text:p>
          </table:table-cell>
          <table:table-cell/>
          <table:table-cell table:formula="of:=[.F266]-(([.F266]-[.H267])*[.$K$1])" office:value-type="float" office:value="2195.81914205252" calcext:value-type="float">
            <text:p>2195.81914205252</text:p>
          </table:table-cell>
          <table:table-cell table:formula="of:=[.G266]-(([.G266]-[.B267])*[.$I$1])" office:value-type="float" office:value="2260.28331654919" calcext:value-type="float">
            <text:p>2260.28331654919</text:p>
          </table:table-cell>
          <table:table-cell table:formula="of:=[.H266]-(([.H266]-[.G267])*[.$J$1])" office:value-type="float" office:value="2242.33005869279" calcext:value-type="float">
            <text:p>2242.33005869279</text:p>
          </table:table-cell>
          <table:table-cell table:number-columns-repeated="13"/>
        </table:table-row>
        <table:table-row table:style-name="ro1">
          <table:table-cell office:value-type="float" office:value="505.413" calcext:value-type="float">
            <text:p>505.413</text:p>
          </table:table-cell>
          <table:table-cell office:value-type="float" office:value="1815.5869140625" calcext:value-type="float">
            <text:p>1815.5869140625</text:p>
          </table:table-cell>
          <table:table-cell office:value-type="float" office:value="0" calcext:value-type="float">
            <text:p>0</text:p>
          </table:table-cell>
          <table:table-cell office:value-type="float" office:value="9514.8525390625" calcext:value-type="float">
            <text:p>9514.8525390625</text:p>
          </table:table-cell>
          <table:table-cell/>
          <table:table-cell table:formula="of:=[.F267]-(([.F267]-[.H268])*[.$K$1])" office:value-type="float" office:value="2109.28834452945" calcext:value-type="float">
            <text:p>2109.28834452945</text:p>
          </table:table-cell>
          <table:table-cell table:formula="of:=[.G267]-(([.G267]-[.B268])*[.$I$1])" office:value-type="float" office:value="1904.52619455984" calcext:value-type="float">
            <text:p>1904.52619455984</text:p>
          </table:table-cell>
          <table:table-cell table:formula="of:=[.H267]-(([.H267]-[.G268])*[.$J$1])" office:value-type="float" office:value="2022.75754700637" calcext:value-type="float">
            <text:p>2022.75754700637</text:p>
          </table:table-cell>
          <table:table-cell table:number-columns-repeated="13"/>
        </table:table-row>
        <table:table-row table:style-name="ro1">
          <table:table-cell office:value-type="float" office:value="505.491" calcext:value-type="float">
            <text:p>505.491</text:p>
          </table:table-cell>
          <table:table-cell office:value-type="float" office:value="1878.021484375" calcext:value-type="float">
            <text:p>1878.021484375</text:p>
          </table:table-cell>
          <table:table-cell office:value-type="float" office:value="0" calcext:value-type="float">
            <text:p>0</text:p>
          </table:table-cell>
          <table:table-cell office:value-type="float" office:value="9526.787109375" calcext:value-type="float">
            <text:p>9526.787109375</text:p>
          </table:table-cell>
          <table:table-cell/>
          <table:table-cell table:formula="of:=[.F268]-(([.F268]-[.H269])*[.$K$1])" office:value-type="float" office:value="2020.70653157473" calcext:value-type="float">
            <text:p>2020.70653157473</text:p>
          </table:table-cell>
          <table:table-cell table:formula="of:=[.G268]-(([.G268]-[.B269])*[.$I$1])" office:value-type="float" office:value="1883.32242641197" calcext:value-type="float">
            <text:p>1883.32242641197</text:p>
          </table:table-cell>
          <table:table-cell table:formula="of:=[.H268]-(([.H268]-[.G269])*[.$J$1])" office:value-type="float" office:value="1932.12471862001" calcext:value-type="float">
            <text:p>1932.12471862001</text:p>
          </table:table-cell>
          <table:table-cell table:number-columns-repeated="13"/>
        </table:table-row>
        <table:table-row table:style-name="ro1">
          <table:table-cell office:value-type="float" office:value="505.566" calcext:value-type="float">
            <text:p>505.566</text:p>
          </table:table-cell>
          <table:table-cell office:value-type="float" office:value="2255.3662109375" calcext:value-type="float">
            <text:p>2255.3662109375</text:p>
          </table:table-cell>
          <table:table-cell office:value-type="float" office:value="0" calcext:value-type="float">
            <text:p>0</text:p>
          </table:table-cell>
          <table:table-cell office:value-type="float" office:value="9536.6630859375" calcext:value-type="float">
            <text:p>9536.6630859375</text:p>
          </table:table-cell>
          <table:table-cell/>
          <table:table-cell table:formula="of:=[.F269]-(([.F269]-[.H270])*[.$K$1])" office:value-type="float" office:value="2057.28626410639" calcext:value-type="float">
            <text:p>2057.28626410639</text:p>
          </table:table-cell>
          <table:table-cell table:formula="of:=[.G269]-(([.G269]-[.B270])*[.$I$1])" office:value-type="float" office:value="2180.95745403239" calcext:value-type="float">
            <text:p>2180.95745403239</text:p>
          </table:table-cell>
          <table:table-cell table:formula="of:=[.H269]-(([.H269]-[.G270])*[.$J$1])" office:value-type="float" office:value="2093.86599663806" calcext:value-type="float">
            <text:p>2093.86599663806</text:p>
          </table:table-cell>
          <table:table-cell table:number-columns-repeated="13"/>
        </table:table-row>
        <table:table-row table:style-name="ro1">
          <table:table-cell office:value-type="float" office:value="505.633" calcext:value-type="float">
            <text:p>505.633</text:p>
          </table:table-cell>
          <table:table-cell office:value-type="float" office:value="2081.04296875" calcext:value-type="float">
            <text:p>2081.04296875</text:p>
          </table:table-cell>
          <table:table-cell office:value-type="float" office:value="0" calcext:value-type="float">
            <text:p>0</text:p>
          </table:table-cell>
          <table:table-cell office:value-type="float" office:value="9546.380859375" calcext:value-type="float">
            <text:p>9546.380859375</text:p>
          </table:table-cell>
          <table:table-cell/>
          <table:table-cell table:formula="of:=[.F270]-(([.F270]-[.H271])*[.$K$1])" office:value-type="float" office:value="2077.90308785196" calcext:value-type="float">
            <text:p>2077.90308785196</text:p>
          </table:table-cell>
          <table:table-cell table:formula="of:=[.G270]-(([.G270]-[.B271])*[.$I$1])" office:value-type="float" office:value="2101.02586580648" calcext:value-type="float">
            <text:p>2101.02586580648</text:p>
          </table:table-cell>
          <table:table-cell table:formula="of:=[.H270]-(([.H270]-[.G271])*[.$J$1])" office:value-type="float" office:value="2098.51991159753" calcext:value-type="float">
            <text:p>2098.51991159753</text:p>
          </table:table-cell>
          <table:table-cell table:number-columns-repeated="13"/>
        </table:table-row>
        <table:table-row table:style-name="ro1">
          <table:table-cell office:value-type="float" office:value="505.704" calcext:value-type="float">
            <text:p>505.704</text:p>
          </table:table-cell>
          <table:table-cell office:value-type="float" office:value="2328.6826171875" calcext:value-type="float">
            <text:p>2328.6826171875</text:p>
          </table:table-cell>
          <table:table-cell office:value-type="float" office:value="0" calcext:value-type="float">
            <text:p>0</text:p>
          </table:table-cell>
          <table:table-cell office:value-type="float" office:value="9556.2802734375" calcext:value-type="float">
            <text:p>9556.2802734375</text:p>
          </table:table-cell>
          <table:table-cell/>
          <table:table-cell table:formula="of:=[.F271]-(([.F271]-[.H272])*[.$K$1])" office:value-type="float" office:value="2148.21669020172" calcext:value-type="float">
            <text:p>2148.21669020172</text:p>
          </table:table-cell>
          <table:table-cell table:formula="of:=[.G271]-(([.G271]-[.B272])*[.$I$1])" office:value-type="float" office:value="2283.1512669113" calcext:value-type="float">
            <text:p>2283.1512669113</text:p>
          </table:table-cell>
          <table:table-cell table:formula="of:=[.H271]-(([.H271]-[.G272])*[.$J$1])" office:value-type="float" office:value="2218.53029255148" calcext:value-type="float">
            <text:p>2218.53029255148</text:p>
          </table:table-cell>
          <table:table-cell table:number-columns-repeated="13"/>
        </table:table-row>
        <table:table-row table:style-name="ro1">
          <table:table-cell office:value-type="float" office:value="505.778" calcext:value-type="float">
            <text:p>505.778</text:p>
          </table:table-cell>
          <table:table-cell office:value-type="float" office:value="2194.4033203125" calcext:value-type="float">
            <text:p>2194.4033203125</text:p>
          </table:table-cell>
          <table:table-cell office:value-type="float" office:value="0" calcext:value-type="float">
            <text:p>0</text:p>
          </table:table-cell>
          <table:table-cell office:value-type="float" office:value="9564.66796875" calcext:value-type="float">
            <text:p>9564.66796875</text:p>
          </table:table-cell>
          <table:table-cell/>
          <table:table-cell table:formula="of:=[.F272]-(([.F272]-[.H273])*[.$K$1])" office:value-type="float" office:value="2181.30084192785" calcext:value-type="float">
            <text:p>2181.30084192785</text:p>
          </table:table-cell>
          <table:table-cell table:formula="of:=[.G272]-(([.G272]-[.B273])*[.$I$1])" office:value-type="float" office:value="2212.15290963226" calcext:value-type="float">
            <text:p>2212.15290963226</text:p>
          </table:table-cell>
          <table:table-cell table:formula="of:=[.H272]-(([.H272]-[.G273])*[.$J$1])" office:value-type="float" office:value="2214.38499365399" calcext:value-type="float">
            <text:p>2214.38499365399</text:p>
          </table:table-cell>
          <table:table-cell table:number-columns-repeated="13"/>
        </table:table-row>
        <table:table-row table:style-name="ro1">
          <table:table-cell office:value-type="float" office:value="505.848" calcext:value-type="float">
            <text:p>505.848</text:p>
          </table:table-cell>
          <table:table-cell office:value-type="float" office:value="2180.97534179688" calcext:value-type="float">
            <text:p>2180.97534179688</text:p>
          </table:table-cell>
          <table:table-cell office:value-type="float" office:value="0" calcext:value-type="float">
            <text:p>0</text:p>
          </table:table-cell>
          <table:table-cell office:value-type="float" office:value="9574.9765625" calcext:value-type="float">
            <text:p>9574.9765625</text:p>
          </table:table-cell>
          <table:table-cell/>
          <table:table-cell table:formula="of:=[.F273]-(([.F273]-[.H274])*[.$K$1])" office:value-type="float" office:value="2189.01132284666" calcext:value-type="float">
            <text:p>2189.01132284666</text:p>
          </table:table-cell>
          <table:table-cell table:formula="of:=[.G273]-(([.G273]-[.B274])*[.$I$1])" office:value-type="float" office:value="2187.21085536396" calcext:value-type="float">
            <text:p>2187.21085536396</text:p>
          </table:table-cell>
          <table:table-cell table:formula="of:=[.H273]-(([.H273]-[.G274])*[.$J$1])" office:value-type="float" office:value="2196.72180376547" calcext:value-type="float">
            <text:p>2196.72180376547</text:p>
          </table:table-cell>
          <table:table-cell table:number-columns-repeated="13"/>
        </table:table-row>
        <table:table-row table:style-name="ro1">
          <table:table-cell office:value-type="float" office:value="505.913" calcext:value-type="float">
            <text:p>505.913</text:p>
          </table:table-cell>
          <table:table-cell office:value-type="float" office:value="2020.58923339844" calcext:value-type="float">
            <text:p>2020.58923339844</text:p>
          </table:table-cell>
          <table:table-cell office:value-type="float" office:value="0" calcext:value-type="float">
            <text:p>0</text:p>
          </table:table-cell>
          <table:table-cell office:value-type="float" office:value="9583.421875" calcext:value-type="float">
            <text:p>9583.421875</text:p>
          </table:table-cell>
          <table:table-cell/>
          <table:table-cell table:formula="of:=[.F274]-(([.F274]-[.H275])*[.$K$1])" office:value-type="float" office:value="2146.45388336454" calcext:value-type="float">
            <text:p>2146.45388336454</text:p>
          </table:table-cell>
          <table:table-cell table:formula="of:=[.G274]-(([.G274]-[.B275])*[.$I$1])" office:value-type="float" office:value="2053.91355779154" calcext:value-type="float">
            <text:p>2053.91355779154</text:p>
          </table:table-cell>
          <table:table-cell table:formula="of:=[.H274]-(([.H274]-[.G275])*[.$J$1])" office:value-type="float" office:value="2103.89644388242" calcext:value-type="float">
            <text:p>2103.89644388242</text:p>
          </table:table-cell>
          <table:table-cell table:number-columns-repeated="13"/>
        </table:table-row>
        <table:table-row table:style-name="ro1">
          <table:table-cell office:value-type="float" office:value="505.988" calcext:value-type="float">
            <text:p>505.988</text:p>
          </table:table-cell>
          <table:table-cell office:value-type="float" office:value="2057.56518554688" calcext:value-type="float">
            <text:p>2057.56518554688</text:p>
          </table:table-cell>
          <table:table-cell office:value-type="float" office:value="0" calcext:value-type="float">
            <text:p>0</text:p>
          </table:table-cell>
          <table:table-cell office:value-type="float" office:value="9593.599609375" calcext:value-type="float">
            <text:p>9593.599609375</text:p>
          </table:table-cell>
          <table:table-cell/>
          <table:table-cell table:formula="of:=[.F275]-(([.F275]-[.H276])*[.$K$1])" office:value-type="float" office:value="2109.88014886033" calcext:value-type="float">
            <text:p>2109.88014886033</text:p>
          </table:table-cell>
          <table:table-cell table:formula="of:=[.G275]-(([.G275]-[.B276])*[.$I$1])" office:value-type="float" office:value="2056.83485999581" calcext:value-type="float">
            <text:p>2056.83485999581</text:p>
          </table:table-cell>
          <table:table-cell table:formula="of:=[.H275]-(([.H275]-[.G276])*[.$J$1])" office:value-type="float" office:value="2073.30641435612" calcext:value-type="float">
            <text:p>2073.30641435612</text:p>
          </table:table-cell>
          <table:table-cell table:number-columns-repeated="13"/>
        </table:table-row>
        <table:table-row table:style-name="ro1">
          <table:table-cell office:value-type="float" office:value="506.053" calcext:value-type="float">
            <text:p>506.053</text:p>
          </table:table-cell>
          <table:table-cell office:value-type="float" office:value="2167.29150390625" calcext:value-type="float">
            <text:p>2167.29150390625</text:p>
          </table:table-cell>
          <table:table-cell office:value-type="float" office:value="0" calcext:value-type="float">
            <text:p>0</text:p>
          </table:table-cell>
          <table:table-cell office:value-type="float" office:value="9602.1123046875" calcext:value-type="float">
            <text:p>9602.1123046875</text:p>
          </table:table-cell>
          <table:table-cell/>
          <table:table-cell table:formula="of:=[.F276]-(([.F276]-[.H277])*[.$K$1])" office:value-type="float" office:value="2114.95875385784" calcext:value-type="float">
            <text:p>2114.95875385784</text:p>
          </table:table-cell>
          <table:table-cell table:formula="of:=[.G276]-(([.G276]-[.B277])*[.$I$1])" office:value-type="float" office:value="2145.20017512416" calcext:value-type="float">
            <text:p>2145.20017512416</text:p>
          </table:table-cell>
          <table:table-cell table:formula="of:=[.H276]-(([.H276]-[.G277])*[.$J$1])" office:value-type="float" office:value="2120.03735885535" calcext:value-type="float">
            <text:p>2120.03735885535</text:p>
          </table:table-cell>
          <table:table-cell table:number-columns-repeated="13"/>
        </table:table-row>
        <table:table-row table:style-name="ro1">
          <table:table-cell office:value-type="float" office:value="506.122" calcext:value-type="float">
            <text:p>506.122</text:p>
          </table:table-cell>
          <table:table-cell office:value-type="float" office:value="2125.24975585938" calcext:value-type="float">
            <text:p>2125.24975585938</text:p>
          </table:table-cell>
          <table:table-cell office:value-type="float" office:value="0" calcext:value-type="float">
            <text:p>0</text:p>
          </table:table-cell>
          <table:table-cell office:value-type="float" office:value="9612.01953125" calcext:value-type="float">
            <text:p>9612.01953125</text:p>
          </table:table-cell>
          <table:table-cell/>
          <table:table-cell table:formula="of:=[.F277]-(([.F277]-[.H278])*[.$K$1])" office:value-type="float" office:value="2120.48886263512" calcext:value-type="float">
            <text:p>2120.48886263512</text:p>
          </table:table-cell>
          <table:table-cell table:formula="of:=[.G277]-(([.G277]-[.B278])*[.$I$1])" office:value-type="float" office:value="2129.23983971234" calcext:value-type="float">
            <text:p>2129.23983971234</text:p>
          </table:table-cell>
          <table:table-cell table:formula="of:=[.H277]-(([.H277]-[.G278])*[.$J$1])" office:value-type="float" office:value="2126.01897141239" calcext:value-type="float">
            <text:p>2126.01897141239</text:p>
          </table:table-cell>
          <table:table-cell table:number-columns-repeated="13"/>
        </table:table-row>
        <table:table-row table:style-name="ro1">
          <table:table-cell office:value-type="float" office:value="506.193" calcext:value-type="float">
            <text:p>506.193</text:p>
          </table:table-cell>
          <table:table-cell office:value-type="float" office:value="1908.98779296875" calcext:value-type="float">
            <text:p>1908.98779296875</text:p>
          </table:table-cell>
          <table:table-cell office:value-type="float" office:value="0" calcext:value-type="float">
            <text:p>0</text:p>
          </table:table-cell>
          <table:table-cell office:value-type="float" office:value="9621.5712890625" calcext:value-type="float">
            <text:p>9621.5712890625</text:p>
          </table:table-cell>
          <table:table-cell/>
          <table:table-cell table:formula="of:=[.F278]-(([.F278]-[.H279])*[.$K$1])" office:value-type="float" office:value="2067.0351670679" calcext:value-type="float">
            <text:p>2067.0351670679</text:p>
          </table:table-cell>
          <table:table-cell table:formula="of:=[.G278]-(([.G278]-[.B279])*[.$I$1])" office:value-type="float" office:value="1953.03820231747" calcext:value-type="float">
            <text:p>1953.03820231747</text:p>
          </table:table-cell>
          <table:table-cell table:formula="of:=[.H278]-(([.H278]-[.G279])*[.$J$1])" office:value-type="float" office:value="2013.58147150069" calcext:value-type="float">
            <text:p>2013.58147150069</text:p>
          </table:table-cell>
          <table:table-cell table:number-columns-repeated="13"/>
        </table:table-row>
        <table:table-row table:style-name="ro1">
          <table:table-cell office:value-type="float" office:value="506.265" calcext:value-type="float">
            <text:p>506.265</text:p>
          </table:table-cell>
          <table:table-cell office:value-type="float" office:value="1940.37609863281" calcext:value-type="float">
            <text:p>1940.37609863281</text:p>
          </table:table-cell>
          <table:table-cell office:value-type="float" office:value="0" calcext:value-type="float">
            <text:p>0</text:p>
          </table:table-cell>
          <table:table-cell office:value-type="float" office:value="9631.2353515625" calcext:value-type="float">
            <text:p>9631.2353515625</text:p>
          </table:table-cell>
          <table:table-cell/>
          <table:table-cell table:formula="of:=[.F279]-(([.F279]-[.H280])*[.$K$1])" office:value-type="float" office:value="2017.33960984174" calcext:value-type="float">
            <text:p>2017.33960984174</text:p>
          </table:table-cell>
          <table:table-cell table:formula="of:=[.G279]-(([.G279]-[.B280])*[.$I$1])" office:value-type="float" office:value="1942.90851936974" calcext:value-type="float">
            <text:p>1942.90851936974</text:p>
          </table:table-cell>
          <table:table-cell table:formula="of:=[.H279]-(([.H279]-[.G280])*[.$J$1])" office:value-type="float" office:value="1967.64405261557" calcext:value-type="float">
            <text:p>1967.64405261557</text:p>
          </table:table-cell>
          <table:table-cell table:number-columns-repeated="13"/>
        </table:table-row>
        <table:table-row table:style-name="ro1">
          <table:table-cell office:value-type="float" office:value="506.336" calcext:value-type="float">
            <text:p>506.336</text:p>
          </table:table-cell>
          <table:table-cell office:value-type="float" office:value="2261.60180664063" calcext:value-type="float">
            <text:p>2261.60180664063</text:p>
          </table:table-cell>
          <table:table-cell office:value-type="float" office:value="0" calcext:value-type="float">
            <text:p>0</text:p>
          </table:table-cell>
          <table:table-cell office:value-type="float" office:value="9639.0078125" calcext:value-type="float">
            <text:p>9639.0078125</text:p>
          </table:table-cell>
          <table:table-cell/>
          <table:table-cell table:formula="of:=[.F280]-(([.F280]-[.H281])*[.$K$1])" office:value-type="float" office:value="2067.31303761419" calcext:value-type="float">
            <text:p>2067.31303761419</text:p>
          </table:table-cell>
          <table:table-cell table:formula="of:=[.G280]-(([.G280]-[.B281])*[.$I$1])" office:value-type="float" office:value="2197.86314918645" calcext:value-type="float">
            <text:p>2197.86314918645</text:p>
          </table:table-cell>
          <table:table-cell table:formula="of:=[.H280]-(([.H280]-[.G281])*[.$J$1])" office:value-type="float" office:value="2117.28646538664" calcext:value-type="float">
            <text:p>2117.28646538664</text:p>
          </table:table-cell>
          <table:table-cell table:number-columns-repeated="13"/>
        </table:table-row>
        <table:table-row table:style-name="ro1">
          <table:table-cell office:value-type="float" office:value="506.401" calcext:value-type="float">
            <text:p>506.401</text:p>
          </table:table-cell>
          <table:table-cell office:value-type="float" office:value="1869.60852050781" calcext:value-type="float">
            <text:p>1869.60852050781</text:p>
          </table:table-cell>
          <table:table-cell office:value-type="float" office:value="0" calcext:value-type="float">
            <text:p>0</text:p>
          </table:table-cell>
          <table:table-cell office:value-type="float" office:value="9647.4765625" calcext:value-type="float">
            <text:p>9647.4765625</text:p>
          </table:table-cell>
          <table:table-cell/>
          <table:table-cell table:formula="of:=[.F281]-(([.F281]-[.H282])*[.$K$1])" office:value-type="float" office:value="2033.14097027891" calcext:value-type="float">
            <text:p>2033.14097027891</text:p>
          </table:table-cell>
          <table:table-cell table:formula="of:=[.G281]-(([.G281]-[.B282])*[.$I$1])" office:value-type="float" office:value="1935.25944624354" calcext:value-type="float">
            <text:p>1935.25944624354</text:p>
          </table:table-cell>
          <table:table-cell table:formula="of:=[.H281]-(([.H281]-[.G282])*[.$J$1])" office:value-type="float" office:value="1998.96890294363" calcext:value-type="float">
            <text:p>1998.96890294363</text:p>
          </table:table-cell>
          <table:table-cell table:number-columns-repeated="13"/>
        </table:table-row>
        <table:table-row table:style-name="ro1">
          <table:table-cell office:value-type="float" office:value="506.471" calcext:value-type="float">
            <text:p>506.471</text:p>
          </table:table-cell>
          <table:table-cell office:value-type="float" office:value="1883.42358398438" calcext:value-type="float">
            <text:p>1883.42358398438</text:p>
          </table:table-cell>
          <table:table-cell office:value-type="float" office:value="0" calcext:value-type="float">
            <text:p>0</text:p>
          </table:table-cell>
          <table:table-cell office:value-type="float" office:value="9657.4306640625" calcext:value-type="float">
            <text:p>9657.4306640625</text:p>
          </table:table-cell>
          <table:table-cell/>
          <table:table-cell table:formula="of:=[.F282]-(([.F282]-[.H283])*[.$K$1])" office:value-type="float" office:value="1981.87203899636" calcext:value-type="float">
            <text:p>1981.87203899636</text:p>
          </table:table-cell>
          <table:table-cell table:formula="of:=[.G282]-(([.G282]-[.B283])*[.$I$1])" office:value-type="float" office:value="1893.79075643621" calcext:value-type="float">
            <text:p>1893.79075643621</text:p>
          </table:table-cell>
          <table:table-cell table:formula="of:=[.H282]-(([.H282]-[.G283])*[.$J$1])" office:value-type="float" office:value="1930.60310771381" calcext:value-type="float">
            <text:p>1930.60310771381</text:p>
          </table:table-cell>
          <table:table-cell table:number-columns-repeated="13"/>
        </table:table-row>
        <table:table-row table:style-name="ro1">
          <table:table-cell office:value-type="float" office:value="506.544" calcext:value-type="float">
            <text:p>506.544</text:p>
          </table:table-cell>
          <table:table-cell office:value-type="float" office:value="2202.89184570313" calcext:value-type="float">
            <text:p>2202.89184570313</text:p>
          </table:table-cell>
          <table:table-cell office:value-type="float" office:value="0" calcext:value-type="float">
            <text:p>0</text:p>
          </table:table-cell>
          <table:table-cell office:value-type="float" office:value="9665.8330078125" calcext:value-type="float">
            <text:p>9665.8330078125</text:p>
          </table:table-cell>
          <table:table-cell/>
          <table:table-cell table:formula="of:=[.F283]-(([.F283]-[.H284])*[.$K$1])" office:value-type="float" office:value="2024.63984239926" calcext:value-type="float">
            <text:p>2024.63984239926</text:p>
          </table:table-cell>
          <table:table-cell table:formula="of:=[.G283]-(([.G283]-[.B284])*[.$I$1])" office:value-type="float" office:value="2141.07162784975" calcext:value-type="float">
            <text:p>2141.07162784975</text:p>
          </table:table-cell>
          <table:table-cell table:formula="of:=[.H283]-(([.H283]-[.G284])*[.$J$1])" office:value-type="float" office:value="2067.40764580217" calcext:value-type="float">
            <text:p>2067.40764580217</text:p>
          </table:table-cell>
          <table:table-cell table:number-columns-repeated="13"/>
        </table:table-row>
        <table:table-row table:style-name="ro1">
          <table:table-cell office:value-type="float" office:value="506.609" calcext:value-type="float">
            <text:p>506.609</text:p>
          </table:table-cell>
          <table:table-cell office:value-type="float" office:value="2234.8388671875" calcext:value-type="float">
            <text:p>2234.8388671875</text:p>
          </table:table-cell>
          <table:table-cell office:value-type="float" office:value="0" calcext:value-type="float">
            <text:p>0</text:p>
          </table:table-cell>
          <table:table-cell office:value-type="float" office:value="9674.6630859375" calcext:value-type="float">
            <text:p>9674.6630859375</text:p>
          </table:table-cell>
          <table:table-cell/>
          <table:table-cell table:formula="of:=[.F284]-(([.F284]-[.H285])*[.$K$1])" office:value-type="float" office:value="2094.34402049399" calcext:value-type="float">
            <text:p>2094.34402049399</text:p>
          </table:table-cell>
          <table:table-cell table:formula="of:=[.G284]-(([.G284]-[.B285])*[.$I$1])" office:value-type="float" office:value="2216.08541931995" calcext:value-type="float">
            <text:p>2216.08541931995</text:p>
          </table:table-cell>
          <table:table-cell table:formula="of:=[.H284]-(([.H284]-[.G285])*[.$J$1])" office:value-type="float" office:value="2164.04819858873" calcext:value-type="float">
            <text:p>2164.04819858873</text:p>
          </table:table-cell>
          <table:table-cell table:number-columns-repeated="13"/>
        </table:table-row>
        <table:table-row table:style-name="ro1">
          <table:table-cell office:value-type="float" office:value="506.68" calcext:value-type="float">
            <text:p>506.68</text:p>
          </table:table-cell>
          <table:table-cell office:value-type="float" office:value="1813.91772460938" calcext:value-type="float">
            <text:p>1813.91772460938</text:p>
          </table:table-cell>
          <table:table-cell office:value-type="float" office:value="0" calcext:value-type="float">
            <text:p>0</text:p>
          </table:table-cell>
          <table:table-cell office:value-type="float" office:value="9684.91015625" calcext:value-type="float">
            <text:p>9684.91015625</text:p>
          </table:table-cell>
          <table:table-cell/>
          <table:table-cell table:formula="of:=[.F285]-(([.F285]-[.H286])*[.$K$1])" office:value-type="float" office:value="2041.54460565426" calcext:value-type="float">
            <text:p>2041.54460565426</text:p>
          </table:table-cell>
          <table:table-cell table:formula="of:=[.G285]-(([.G285]-[.B286])*[.$I$1])" office:value-type="float" office:value="1894.35126355149" calcext:value-type="float">
            <text:p>1894.35126355149</text:p>
          </table:table-cell>
          <table:table-cell table:formula="of:=[.H285]-(([.H285]-[.G286])*[.$J$1])" office:value-type="float" office:value="1988.74519081453" calcext:value-type="float">
            <text:p>1988.74519081453</text:p>
          </table:table-cell>
          <table:table-cell table:number-columns-repeated="13"/>
        </table:table-row>
        <table:table-row table:style-name="ro1">
          <table:table-cell office:value-type="float" office:value="506.749" calcext:value-type="float">
            <text:p>506.749</text:p>
          </table:table-cell>
          <table:table-cell office:value-type="float" office:value="2248.95581054688" calcext:value-type="float">
            <text:p>2248.95581054688</text:p>
          </table:table-cell>
          <table:table-cell office:value-type="float" office:value="0" calcext:value-type="float">
            <text:p>0</text:p>
          </table:table-cell>
          <table:table-cell office:value-type="float" office:value="9693.533203125" calcext:value-type="float">
            <text:p>9693.533203125</text:p>
          </table:table-cell>
          <table:table-cell/>
          <table:table-cell table:formula="of:=[.F286]-(([.F286]-[.H287])*[.$K$1])" office:value-type="float" office:value="2076.66405409271" calcext:value-type="float">
            <text:p>2076.66405409271</text:p>
          </table:table-cell>
          <table:table-cell table:formula="of:=[.G286]-(([.G286]-[.B287])*[.$I$1])" office:value-type="float" office:value="2178.0349011478" calcext:value-type="float">
            <text:p>2178.0349011478</text:p>
          </table:table-cell>
          <table:table-cell table:formula="of:=[.H286]-(([.H286]-[.G287])*[.$J$1])" office:value-type="float" office:value="2111.78350253116" calcext:value-type="float">
            <text:p>2111.78350253116</text:p>
          </table:table-cell>
          <table:table-cell table:number-columns-repeated="13"/>
        </table:table-row>
        <table:table-row table:style-name="ro1">
          <table:table-cell office:value-type="float" office:value="506.821" calcext:value-type="float">
            <text:p>506.821</text:p>
          </table:table-cell>
          <table:table-cell office:value-type="float" office:value="2080.40185546875" calcext:value-type="float">
            <text:p>2080.40185546875</text:p>
          </table:table-cell>
          <table:table-cell office:value-type="float" office:value="0" calcext:value-type="float">
            <text:p>0</text:p>
          </table:table-cell>
          <table:table-cell office:value-type="float" office:value="9702.3759765625" calcext:value-type="float">
            <text:p>9702.3759765625</text:p>
          </table:table-cell>
          <table:table-cell/>
          <table:table-cell table:formula="of:=[.F287]-(([.F287]-[.H288])*[.$K$1])" office:value-type="float" office:value="2090.37089098579" calcext:value-type="float">
            <text:p>2090.37089098579</text:p>
          </table:table-cell>
          <table:table-cell table:formula="of:=[.G287]-(([.G287]-[.B288])*[.$I$1])" office:value-type="float" office:value="2099.92846460456" calcext:value-type="float">
            <text:p>2099.92846460456</text:p>
          </table:table-cell>
          <table:table-cell table:formula="of:=[.H287]-(([.H287]-[.G288])*[.$J$1])" office:value-type="float" office:value="2104.07772787887" calcext:value-type="float">
            <text:p>2104.07772787887</text:p>
          </table:table-cell>
          <table:table-cell table:number-columns-repeated="13"/>
        </table:table-row>
        <table:table-row table:style-name="ro1">
          <table:table-cell office:value-type="float" office:value="506.895" calcext:value-type="float">
            <text:p>506.895</text:p>
          </table:table-cell>
          <table:table-cell office:value-type="float" office:value="2169.5751953125" calcext:value-type="float">
            <text:p>2169.5751953125</text:p>
          </table:table-cell>
          <table:table-cell office:value-type="float" office:value="0" calcext:value-type="float">
            <text:p>0</text:p>
          </table:table-cell>
          <table:table-cell office:value-type="float" office:value="9713.0732421875" calcext:value-type="float">
            <text:p>9713.0732421875</text:p>
          </table:table-cell>
          <table:table-cell/>
          <table:table-cell table:formula="of:=[.F288]-(([.F288]-[.H289])*[.$K$1])" office:value-type="float" office:value="2113.98394885224" calcext:value-type="float">
            <text:p>2113.98394885224</text:p>
          </table:table-cell>
          <table:table-cell table:formula="of:=[.G288]-(([.G288]-[.B289])*[.$I$1])" office:value-type="float" office:value="2155.64584917091" calcext:value-type="float">
            <text:p>2155.64584917091</text:p>
          </table:table-cell>
          <table:table-cell table:formula="of:=[.H288]-(([.H288]-[.G289])*[.$J$1])" office:value-type="float" office:value="2137.5970067187" calcext:value-type="float">
            <text:p>2137.5970067187</text:p>
          </table:table-cell>
          <table:table-cell table:number-columns-repeated="13"/>
        </table:table-row>
        <table:table-row table:style-name="ro1">
          <table:table-cell office:value-type="float" office:value="506.969" calcext:value-type="float">
            <text:p>506.969</text:p>
          </table:table-cell>
          <table:table-cell office:value-type="float" office:value="2390.55053710938" calcext:value-type="float">
            <text:p>2390.55053710938</text:p>
          </table:table-cell>
          <table:table-cell office:value-type="float" office:value="0" calcext:value-type="float">
            <text:p>0</text:p>
          </table:table-cell>
          <table:table-cell office:value-type="float" office:value="9723.7900390625" calcext:value-type="float">
            <text:p>9723.7900390625</text:p>
          </table:table-cell>
          <table:table-cell/>
          <table:table-cell table:formula="of:=[.F289]-(([.F289]-[.H290])*[.$K$1])" office:value-type="float" office:value="2192.73157044644" calcext:value-type="float">
            <text:p>2192.73157044644</text:p>
          </table:table-cell>
          <table:table-cell table:formula="of:=[.G289]-(([.G289]-[.B290])*[.$I$1])" office:value-type="float" office:value="2343.56959952169" calcext:value-type="float">
            <text:p>2343.56959952169</text:p>
          </table:table-cell>
          <table:table-cell table:formula="of:=[.H289]-(([.H289]-[.G290])*[.$J$1])" office:value-type="float" office:value="2271.47919204064" calcext:value-type="float">
            <text:p>2271.47919204064</text:p>
          </table:table-cell>
          <table:table-cell table:number-columns-repeated="13"/>
        </table:table-row>
        <table:table-row table:style-name="ro1">
          <table:table-cell office:value-type="float" office:value="507.04" calcext:value-type="float">
            <text:p>507.04</text:p>
          </table:table-cell>
          <table:table-cell office:value-type="float" office:value="2253.60473632813" calcext:value-type="float">
            <text:p>2253.60473632813</text:p>
          </table:table-cell>
          <table:table-cell office:value-type="float" office:value="0" calcext:value-type="float">
            <text:p>0</text:p>
          </table:table-cell>
          <table:table-cell office:value-type="float" office:value="9732.263671875" calcext:value-type="float">
            <text:p>9732.263671875</text:p>
          </table:table-cell>
          <table:table-cell/>
          <table:table-cell table:formula="of:=[.F290]-(([.F290]-[.H291])*[.$K$1])" office:value-type="float" office:value="2232.14389924456" calcext:value-type="float">
            <text:p>2232.14389924456</text:p>
          </table:table-cell>
          <table:table-cell table:formula="of:=[.G290]-(([.G290]-[.B291])*[.$I$1])" office:value-type="float" office:value="2271.59770896684" calcext:value-type="float">
            <text:p>2271.59770896684</text:p>
          </table:table-cell>
          <table:table-cell table:formula="of:=[.H290]-(([.H290]-[.G291])*[.$J$1])" office:value-type="float" office:value="2271.55622804267" calcext:value-type="float">
            <text:p>2271.55622804267</text:p>
          </table:table-cell>
          <table:table-cell table:number-columns-repeated="13"/>
        </table:table-row>
        <table:table-row table:style-name="ro1">
          <table:table-cell office:value-type="float" office:value="507.113" calcext:value-type="float">
            <text:p>507.113</text:p>
          </table:table-cell>
          <table:table-cell office:value-type="float" office:value="1974.83776855469" calcext:value-type="float">
            <text:p>1974.83776855469</text:p>
          </table:table-cell>
          <table:table-cell office:value-type="float" office:value="0" calcext:value-type="float">
            <text:p>0</text:p>
          </table:table-cell>
          <table:table-cell office:value-type="float" office:value="9742.9697265625" calcext:value-type="float">
            <text:p>9742.9697265625</text:p>
          </table:table-cell>
          <table:table-cell/>
          <table:table-cell table:formula="of:=[.F291]-(([.F291]-[.H292])*[.$K$1])" office:value-type="float" office:value="2174.70596043681" calcext:value-type="float">
            <text:p>2174.70596043681</text:p>
          </table:table-cell>
          <table:table-cell table:formula="of:=[.G291]-(([.G291]-[.B292])*[.$I$1])" office:value-type="float" office:value="2034.18975663712" calcext:value-type="float">
            <text:p>2034.18975663712</text:p>
          </table:table-cell>
          <table:table-cell table:formula="of:=[.H291]-(([.H291]-[.G292])*[.$J$1])" office:value-type="float" office:value="2117.26802162906" calcext:value-type="float">
            <text:p>2117.26802162906</text:p>
          </table:table-cell>
          <table:table-cell table:number-columns-repeated="13"/>
        </table:table-row>
        <table:table-row table:style-name="ro1">
          <table:table-cell office:value-type="float" office:value="507.184" calcext:value-type="float">
            <text:p>507.184</text:p>
          </table:table-cell>
          <table:table-cell office:value-type="float" office:value="2159.01879882813" calcext:value-type="float">
            <text:p>2159.01879882813</text:p>
          </table:table-cell>
          <table:table-cell office:value-type="float" office:value="0" calcext:value-type="float">
            <text:p>0</text:p>
          </table:table-cell>
          <table:table-cell office:value-type="float" office:value="9753.37109375" calcext:value-type="float">
            <text:p>9753.37109375</text:p>
          </table:table-cell>
          <table:table-cell/>
          <table:table-cell table:formula="of:=[.F292]-(([.F292]-[.H293])*[.$K$1])" office:value-type="float" office:value="2151.44210588022" calcext:value-type="float">
            <text:p>2151.44210588022</text:p>
          </table:table-cell>
          <table:table-cell table:formula="of:=[.G292]-(([.G292]-[.B293])*[.$I$1])" office:value-type="float" office:value="2134.05299038993" calcext:value-type="float">
            <text:p>2134.05299038993</text:p>
          </table:table-cell>
          <table:table-cell table:formula="of:=[.H292]-(([.H292]-[.G293])*[.$J$1])" office:value-type="float" office:value="2128.17825132363" calcext:value-type="float">
            <text:p>2128.17825132363</text:p>
          </table:table-cell>
          <table:table-cell table:number-columns-repeated="13"/>
        </table:table-row>
        <table:table-row table:style-name="ro1">
          <table:table-cell office:value-type="float" office:value="507.261" calcext:value-type="float">
            <text:p>507.261</text:p>
          </table:table-cell>
          <table:table-cell office:value-type="float" office:value="2230.45141601563" calcext:value-type="float">
            <text:p>2230.45141601563</text:p>
          </table:table-cell>
          <table:table-cell office:value-type="float" office:value="0" calcext:value-type="float">
            <text:p>0</text:p>
          </table:table-cell>
          <table:table-cell office:value-type="float" office:value="9763.66015625" calcext:value-type="float">
            <text:p>9763.66015625</text:p>
          </table:table-cell>
          <table:table-cell/>
          <table:table-cell table:formula="of:=[.F293]-(([.F293]-[.H294])*[.$K$1])" office:value-type="float" office:value="2166.78305946115" calcext:value-type="float">
            <text:p>2166.78305946115</text:p>
          </table:table-cell>
          <table:table-cell table:formula="of:=[.G293]-(([.G293]-[.B294])*[.$I$1])" office:value-type="float" office:value="2211.17173089049" calcext:value-type="float">
            <text:p>2211.17173089049</text:p>
          </table:table-cell>
          <table:table-cell table:formula="of:=[.H293]-(([.H293]-[.G294])*[.$J$1])" office:value-type="float" office:value="2182.12401304209" calcext:value-type="float">
            <text:p>2182.12401304209</text:p>
          </table:table-cell>
          <table:table-cell table:number-columns-repeated="13"/>
        </table:table-row>
        <table:table-row table:style-name="ro1">
          <table:table-cell office:value-type="float" office:value="507.341" calcext:value-type="float">
            <text:p>507.341</text:p>
          </table:table-cell>
          <table:table-cell office:value-type="float" office:value="2237.5947265625" calcext:value-type="float">
            <text:p>2237.5947265625</text:p>
          </table:table-cell>
          <table:table-cell office:value-type="float" office:value="0" calcext:value-type="float">
            <text:p>0</text:p>
          </table:table-cell>
          <table:table-cell office:value-type="float" office:value="9773.880859375" calcext:value-type="float">
            <text:p>9773.880859375</text:p>
          </table:table-cell>
          <table:table-cell/>
          <table:table-cell table:formula="of:=[.F294]-(([.F294]-[.H295])*[.$K$1])" office:value-type="float" office:value="2190.76402342707" calcext:value-type="float">
            <text:p>2190.76402342707</text:p>
          </table:table-cell>
          <table:table-cell table:formula="of:=[.G294]-(([.G294]-[.B295])*[.$I$1])" office:value-type="float" office:value="2232.3101274281" calcext:value-type="float">
            <text:p>2232.3101274281</text:p>
          </table:table-cell>
          <table:table-cell table:formula="of:=[.H294]-(([.H294]-[.G295])*[.$J$1])" office:value-type="float" office:value="2214.74498739299" calcext:value-type="float">
            <text:p>2214.74498739299</text:p>
          </table:table-cell>
          <table:table-cell table:number-columns-repeated="13"/>
        </table:table-row>
        <table:table-row table:style-name="ro1">
          <table:table-cell office:value-type="float" office:value="507.412" calcext:value-type="float">
            <text:p>507.412</text:p>
          </table:table-cell>
          <table:table-cell office:value-type="float" office:value="2397.3525390625" calcext:value-type="float">
            <text:p>2397.3525390625</text:p>
          </table:table-cell>
          <table:table-cell office:value-type="float" office:value="0" calcext:value-type="float">
            <text:p>0</text:p>
          </table:table-cell>
          <table:table-cell office:value-type="float" office:value="9784.2548828125" calcext:value-type="float">
            <text:p>9784.2548828125</text:p>
          </table:table-cell>
          <table:table-cell/>
          <table:table-cell table:formula="of:=[.F295]-(([.F295]-[.H296])*[.$K$1])" office:value-type="float" office:value="2251.37420294639" calcext:value-type="float">
            <text:p>2251.37420294639</text:p>
          </table:table-cell>
          <table:table-cell table:formula="of:=[.G295]-(([.G295]-[.B296])*[.$I$1])" office:value-type="float" office:value="2364.34405673562" calcext:value-type="float">
            <text:p>2364.34405673562</text:p>
          </table:table-cell>
          <table:table-cell table:formula="of:=[.H295]-(([.H295]-[.G296])*[.$J$1])" office:value-type="float" office:value="2311.9843824657" calcext:value-type="float">
            <text:p>2311.9843824657</text:p>
          </table:table-cell>
          <table:table-cell table:number-columns-repeated="13"/>
        </table:table-row>
        <table:table-row table:style-name="ro1">
          <table:table-cell office:value-type="float" office:value="507.477" calcext:value-type="float">
            <text:p>507.477</text:p>
          </table:table-cell>
          <table:table-cell office:value-type="float" office:value="2095.24145507813" calcext:value-type="float">
            <text:p>2095.24145507813</text:p>
          </table:table-cell>
          <table:table-cell office:value-type="float" office:value="0" calcext:value-type="float">
            <text:p>0</text:p>
          </table:table-cell>
          <table:table-cell office:value-type="float" office:value="9792.837890625" calcext:value-type="float">
            <text:p>9792.837890625</text:p>
          </table:table-cell>
          <table:table-cell/>
          <table:table-cell table:formula="of:=[.F296]-(([.F296]-[.H297])*[.$K$1])" office:value-type="float" office:value="2228.72951041282" calcext:value-type="float">
            <text:p>2228.72951041282</text:p>
          </table:table-cell>
          <table:table-cell table:formula="of:=[.G296]-(([.G296]-[.B297])*[.$I$1])" office:value-type="float" office:value="2149.06197540963" calcext:value-type="float">
            <text:p>2149.06197540963</text:p>
          </table:table-cell>
          <table:table-cell table:formula="of:=[.H296]-(([.H296]-[.G297])*[.$J$1])" office:value-type="float" office:value="2206.08481787925" calcext:value-type="float">
            <text:p>2206.08481787925</text:p>
          </table:table-cell>
          <table:table-cell table:number-columns-repeated="13"/>
        </table:table-row>
        <table:table-row table:style-name="ro1">
          <table:table-cell office:value-type="float" office:value="507.548" calcext:value-type="float">
            <text:p>507.548</text:p>
          </table:table-cell>
          <table:table-cell office:value-type="float" office:value="1959.00146484375" calcext:value-type="float">
            <text:p>1959.00146484375</text:p>
          </table:table-cell>
          <table:table-cell office:value-type="float" office:value="0" calcext:value-type="float">
            <text:p>0</text:p>
          </table:table-cell>
          <table:table-cell office:value-type="float" office:value="9803.0234375" calcext:value-type="float">
            <text:p>9803.0234375</text:p>
          </table:table-cell>
          <table:table-cell/>
          <table:table-cell table:formula="of:=[.F297]-(([.F297]-[.H298])*[.$K$1])" office:value-type="float" office:value="2149.45900759628" calcext:value-type="float">
            <text:p>2149.45900759628</text:p>
          </table:table-cell>
          <table:table-cell table:formula="of:=[.G297]-(([.G297]-[.B298])*[.$I$1])" office:value-type="float" office:value="1997.01356695693" calcext:value-type="float">
            <text:p>1997.01356695693</text:p>
          </table:table-cell>
          <table:table-cell table:formula="of:=[.H297]-(([.H297]-[.G298])*[.$J$1])" office:value-type="float" office:value="2070.18850477974" calcext:value-type="float">
            <text:p>2070.18850477974</text:p>
          </table:table-cell>
          <table:table-cell table:number-columns-repeated="13"/>
        </table:table-row>
        <table:table-row table:style-name="ro1">
          <table:table-cell office:value-type="float" office:value="507.621" calcext:value-type="float">
            <text:p>507.621</text:p>
          </table:table-cell>
          <table:table-cell office:value-type="float" office:value="2051.40625" calcext:value-type="float">
            <text:p>2051.40625</text:p>
          </table:table-cell>
          <table:table-cell office:value-type="float" office:value="0" calcext:value-type="float">
            <text:p>0</text:p>
          </table:table-cell>
          <table:table-cell office:value-type="float" office:value="9811.404296875" calcext:value-type="float">
            <text:p>9811.404296875</text:p>
          </table:table-cell>
          <table:table-cell/>
          <table:table-cell table:formula="of:=[.F298]-(([.F298]-[.H299])*[.$K$1])" office:value-type="float" office:value="2100.1839989868" calcext:value-type="float">
            <text:p>2100.1839989868</text:p>
          </table:table-cell>
          <table:table-cell table:formula="of:=[.G298]-(([.G298]-[.B299])*[.$I$1])" office:value-type="float" office:value="2040.52771339139" calcext:value-type="float">
            <text:p>2040.52771339139</text:p>
          </table:table-cell>
          <table:table-cell table:formula="of:=[.H298]-(([.H298]-[.G299])*[.$J$1])" office:value-type="float" office:value="2050.90899037731" calcext:value-type="float">
            <text:p>2050.90899037731</text:p>
          </table:table-cell>
          <table:table-cell table:number-columns-repeated="13"/>
        </table:table-row>
        <table:table-row table:style-name="ro1">
          <table:table-cell office:value-type="float" office:value="507.697" calcext:value-type="float">
            <text:p>507.697</text:p>
          </table:table-cell>
          <table:table-cell office:value-type="float" office:value="2219.69018554688" calcext:value-type="float">
            <text:p>2219.69018554688</text:p>
          </table:table-cell>
          <table:table-cell office:value-type="float" office:value="0" calcext:value-type="float">
            <text:p>0</text:p>
          </table:table-cell>
          <table:table-cell office:value-type="float" office:value="9821.74609375" calcext:value-type="float">
            <text:p>9821.74609375</text:p>
          </table:table-cell>
          <table:table-cell/>
          <table:table-cell table:formula="of:=[.F299]-(([.F299]-[.H300])*[.$K$1])" office:value-type="float" office:value="2118.75482242206" calcext:value-type="float">
            <text:p>2118.75482242206</text:p>
          </table:table-cell>
          <table:table-cell table:formula="of:=[.G299]-(([.G299]-[.B300])*[.$I$1])" office:value-type="float" office:value="2183.85769111578" calcext:value-type="float">
            <text:p>2183.85769111578</text:p>
          </table:table-cell>
          <table:table-cell table:formula="of:=[.H299]-(([.H299]-[.G300])*[.$J$1])" office:value-type="float" office:value="2137.32564585732" calcext:value-type="float">
            <text:p>2137.32564585732</text:p>
          </table:table-cell>
          <table:table-cell table:number-columns-repeated="13"/>
        </table:table-row>
        <table:table-row table:style-name="ro1">
          <table:table-cell office:value-type="float" office:value="507.769" calcext:value-type="float">
            <text:p>507.769</text:p>
          </table:table-cell>
          <table:table-cell office:value-type="float" office:value="2236.5185546875" calcext:value-type="float">
            <text:p>2236.5185546875</text:p>
          </table:table-cell>
          <table:table-cell office:value-type="float" office:value="0" calcext:value-type="float">
            <text:p>0</text:p>
          </table:table-cell>
          <table:table-cell office:value-type="float" office:value="9830.447265625" calcext:value-type="float">
            <text:p>9830.447265625</text:p>
          </table:table-cell>
          <table:table-cell/>
          <table:table-cell table:formula="of:=[.F300]-(([.F300]-[.H301])*[.$K$1])" office:value-type="float" office:value="2156.85497337733" calcext:value-type="float">
            <text:p>2156.85497337733</text:p>
          </table:table-cell>
          <table:table-cell table:formula="of:=[.G300]-(([.G300]-[.B301])*[.$I$1])" office:value-type="float" office:value="2225.98638197316" calcext:value-type="float">
            <text:p>2225.98638197316</text:p>
          </table:table-cell>
          <table:table-cell table:formula="of:=[.H300]-(([.H300]-[.G301])*[.$J$1])" office:value-type="float" office:value="2194.95512433261" calcext:value-type="float">
            <text:p>2194.95512433261</text:p>
          </table:table-cell>
          <table:table-cell table:number-columns-repeated="13"/>
        </table:table-row>
        <table:table-row table:style-name="ro1">
          <table:table-cell office:value-type="float" office:value="507.841" calcext:value-type="float">
            <text:p>507.841</text:p>
          </table:table-cell>
          <table:table-cell office:value-type="float" office:value="2291.21606445313" calcext:value-type="float">
            <text:p>2291.21606445313</text:p>
          </table:table-cell>
          <table:table-cell office:value-type="float" office:value="0" calcext:value-type="float">
            <text:p>0</text:p>
          </table:table-cell>
          <table:table-cell office:value-type="float" office:value="9839.0537109375" calcext:value-type="float">
            <text:p>9839.0537109375</text:p>
          </table:table-cell>
          <table:table-cell/>
          <table:table-cell table:formula="of:=[.F301]-(([.F301]-[.H302])*[.$K$1])" office:value-type="float" office:value="2202.94992503294" calcext:value-type="float">
            <text:p>2202.94992503294</text:p>
          </table:table-cell>
          <table:table-cell table:formula="of:=[.G301]-(([.G301]-[.B302])*[.$I$1])" office:value-type="float" office:value="2278.17012795714" calcext:value-type="float">
            <text:p>2278.17012795714</text:p>
          </table:table-cell>
          <table:table-cell table:formula="of:=[.H301]-(([.H301]-[.G302])*[.$J$1])" office:value-type="float" office:value="2249.04487668855" calcext:value-type="float">
            <text:p>2249.04487668855</text:p>
          </table:table-cell>
          <table:table-cell table:number-columns-repeated="13"/>
        </table:table-row>
        <table:table-row table:style-name="ro1">
          <table:table-cell office:value-type="float" office:value="507.908" calcext:value-type="float">
            <text:p>507.908</text:p>
          </table:table-cell>
          <table:table-cell office:value-type="float" office:value="1925.58435058594" calcext:value-type="float">
            <text:p>1925.58435058594</text:p>
          </table:table-cell>
          <table:table-cell office:value-type="float" office:value="0" calcext:value-type="float">
            <text:p>0</text:p>
          </table:table-cell>
          <table:table-cell office:value-type="float" office:value="9848.22265625" calcext:value-type="float">
            <text:p>9848.22265625</text:p>
          </table:table-cell>
          <table:table-cell/>
          <table:table-cell table:formula="of:=[.F302]-(([.F302]-[.H303])*[.$K$1])" office:value-type="float" office:value="2143.79080540653" calcext:value-type="float">
            <text:p>2143.79080540653</text:p>
          </table:table-cell>
          <table:table-cell table:formula="of:=[.G302]-(([.G302]-[.B303])*[.$I$1])" office:value-type="float" office:value="1996.10150606018" calcext:value-type="float">
            <text:p>1996.10150606018</text:p>
          </table:table-cell>
          <table:table-cell table:formula="of:=[.H302]-(([.H302]-[.G303])*[.$J$1])" office:value-type="float" office:value="2084.63168578011" calcext:value-type="float">
            <text:p>2084.63168578011</text:p>
          </table:table-cell>
          <table:table-cell table:number-columns-repeated="13"/>
        </table:table-row>
        <table:table-row table:style-name="ro1">
          <table:table-cell office:value-type="float" office:value="508.042" calcext:value-type="float">
            <text:p>508.042</text:p>
          </table:table-cell>
          <table:table-cell office:value-type="float" office:value="1901.26928710938" calcext:value-type="float">
            <text:p>1901.26928710938</text:p>
          </table:table-cell>
          <table:table-cell office:value-type="float" office:value="0" calcext:value-type="float">
            <text:p>0</text:p>
          </table:table-cell>
          <table:table-cell office:value-type="float" office:value="9869.177734375" calcext:value-type="float">
            <text:p>9869.177734375</text:p>
          </table:table-cell>
          <table:table-cell/>
          <table:table-cell table:formula="of:=[.F303]-(([.F303]-[.H304])*[.$K$1])" office:value-type="float" office:value="2060.78256025713" calcext:value-type="float">
            <text:p>2060.78256025713</text:p>
          </table:table-cell>
          <table:table-cell table:formula="of:=[.G303]-(([.G303]-[.B304])*[.$I$1])" office:value-type="float" office:value="1920.23573089954" calcext:value-type="float">
            <text:p>1920.23573089954</text:p>
          </table:table-cell>
          <table:table-cell table:formula="of:=[.H303]-(([.H303]-[.G304])*[.$J$1])" office:value-type="float" office:value="1977.77431510774" calcext:value-type="float">
            <text:p>1977.77431510774</text:p>
          </table:table-cell>
          <table:table-cell table:number-columns-repeated="13"/>
        </table:table-row>
        <table:table-row table:style-name="ro1">
          <table:table-cell office:value-type="float" office:value="508.117" calcext:value-type="float">
            <text:p>508.117</text:p>
          </table:table-cell>
          <table:table-cell office:value-type="float" office:value="2257.69091796875" calcext:value-type="float">
            <text:p>2257.69091796875</text:p>
          </table:table-cell>
          <table:table-cell office:value-type="float" office:value="0" calcext:value-type="float">
            <text:p>0</text:p>
          </table:table-cell>
          <table:table-cell office:value-type="float" office:value="9879.291015625" calcext:value-type="float">
            <text:p>9879.291015625</text:p>
          </table:table-cell>
          <table:table-cell/>
          <table:table-cell table:formula="of:=[.F304]-(([.F304]-[.H305])*[.$K$1])" office:value-type="float" office:value="2088.31674645277" calcext:value-type="float">
            <text:p>2088.31674645277</text:p>
          </table:table-cell>
          <table:table-cell table:formula="of:=[.G304]-(([.G304]-[.B305])*[.$I$1])" office:value-type="float" office:value="2190.19988055491" calcext:value-type="float">
            <text:p>2190.19988055491</text:p>
          </table:table-cell>
          <table:table-cell table:formula="of:=[.H304]-(([.H304]-[.G305])*[.$J$1])" office:value-type="float" office:value="2115.8509326484" calcext:value-type="float">
            <text:p>2115.8509326484</text:p>
          </table:table-cell>
          <table:table-cell table:number-columns-repeated="13"/>
        </table:table-row>
        <table:table-row table:style-name="ro1">
          <table:table-cell office:value-type="float" office:value="508.189" calcext:value-type="float">
            <text:p>508.189</text:p>
          </table:table-cell>
          <table:table-cell office:value-type="float" office:value="2293.33325195313" calcext:value-type="float">
            <text:p>2293.33325195313</text:p>
          </table:table-cell>
          <table:table-cell office:value-type="float" office:value="0" calcext:value-type="float">
            <text:p>0</text:p>
          </table:table-cell>
          <table:table-cell office:value-type="float" office:value="9889.45703125" calcext:value-type="float">
            <text:p>9889.45703125</text:p>
          </table:table-cell>
          <table:table-cell/>
          <table:table-cell table:formula="of:=[.F305]-(([.F305]-[.H306])*[.$K$1])" office:value-type="float" office:value="2153.06192418374" calcext:value-type="float">
            <text:p>2153.06192418374</text:p>
          </table:table-cell>
          <table:table-cell table:formula="of:=[.G305]-(([.G305]-[.B306])*[.$I$1])" office:value-type="float" office:value="2272.70657767349" calcext:value-type="float">
            <text:p>2272.70657767349</text:p>
          </table:table-cell>
          <table:table-cell table:formula="of:=[.H305]-(([.H305]-[.G306])*[.$J$1])" office:value-type="float" office:value="2217.80710191471" calcext:value-type="float">
            <text:p>2217.80710191471</text:p>
          </table:table-cell>
          <table:table-cell table:number-columns-repeated="13"/>
        </table:table-row>
        <table:table-row table:style-name="ro1">
          <table:table-cell office:value-type="float" office:value="508.257" calcext:value-type="float">
            <text:p>508.257</text:p>
          </table:table-cell>
          <table:table-cell office:value-type="float" office:value="2137.85375976563" calcext:value-type="float">
            <text:p>2137.85375976563</text:p>
          </table:table-cell>
          <table:table-cell office:value-type="float" office:value="0" calcext:value-type="float">
            <text:p>0</text:p>
          </table:table-cell>
          <table:table-cell office:value-type="float" office:value="9897.9453125" calcext:value-type="float">
            <text:p>9897.9453125</text:p>
          </table:table-cell>
          <table:table-cell/>
          <table:table-cell table:formula="of:=[.F306]-(([.F306]-[.H307])*[.$K$1])" office:value-type="float" office:value="2168.21511001478" calcext:value-type="float">
            <text:p>2168.21511001478</text:p>
          </table:table-cell>
          <table:table-cell table:formula="of:=[.G306]-(([.G306]-[.B307])*[.$I$1])" office:value-type="float" office:value="2164.8243233472" calcext:value-type="float">
            <text:p>2164.8243233472</text:p>
          </table:table-cell>
          <table:table-cell table:formula="of:=[.H306]-(([.H306]-[.G307])*[.$J$1])" office:value-type="float" office:value="2183.36829584583" calcext:value-type="float">
            <text:p>2183.36829584583</text:p>
          </table:table-cell>
          <table:table-cell table:number-columns-repeated="13"/>
        </table:table-row>
        <table:table-row table:style-name="ro1">
          <table:table-cell office:value-type="float" office:value="508.329" calcext:value-type="float">
            <text:p>508.329</text:p>
          </table:table-cell>
          <table:table-cell office:value-type="float" office:value="2016.27709960938" calcext:value-type="float">
            <text:p>2016.27709960938</text:p>
          </table:table-cell>
          <table:table-cell office:value-type="float" office:value="0" calcext:value-type="float">
            <text:p>0</text:p>
          </table:table-cell>
          <table:table-cell office:value-type="float" office:value="9908.1220703125" calcext:value-type="float">
            <text:p>9908.1220703125</text:p>
          </table:table-cell>
          <table:table-cell/>
          <table:table-cell table:formula="of:=[.F307]-(([.F307]-[.H308])*[.$K$1])" office:value-type="float" office:value="2131.14263369642" calcext:value-type="float">
            <text:p>2131.14263369642</text:p>
          </table:table-cell>
          <table:table-cell table:formula="of:=[.G307]-(([.G307]-[.B308])*[.$I$1])" office:value-type="float" office:value="2045.98654435694" calcext:value-type="float">
            <text:p>2045.98654435694</text:p>
          </table:table-cell>
          <table:table-cell table:formula="of:=[.H307]-(([.H307]-[.G308])*[.$J$1])" office:value-type="float" office:value="2094.07015737805" calcext:value-type="float">
            <text:p>2094.07015737805</text:p>
          </table:table-cell>
          <table:table-cell table:number-columns-repeated="13"/>
        </table:table-row>
        <table:table-row table:style-name="ro1">
          <table:table-cell office:value-type="float" office:value="508.4" calcext:value-type="float">
            <text:p>508.4</text:p>
          </table:table-cell>
          <table:table-cell office:value-type="float" office:value="2216.17724609375" calcext:value-type="float">
            <text:p>2216.17724609375</text:p>
          </table:table-cell>
          <table:table-cell office:value-type="float" office:value="0" calcext:value-type="float">
            <text:p>0</text:p>
          </table:table-cell>
          <table:table-cell office:value-type="float" office:value="9916.6796875" calcext:value-type="float">
            <text:p>9916.6796875</text:p>
          </table:table-cell>
          <table:table-cell/>
          <table:table-cell table:formula="of:=[.F308]-(([.F308]-[.H309])*[.$K$1])" office:value-type="float" office:value="2141.22880375694" calcext:value-type="float">
            <text:p>2141.22880375694</text:p>
          </table:table-cell>
          <table:table-cell table:formula="of:=[.G308]-(([.G308]-[.B309])*[.$I$1])" office:value-type="float" office:value="2182.13910574639" calcext:value-type="float">
            <text:p>2182.13910574639</text:p>
          </table:table-cell>
          <table:table-cell table:formula="of:=[.H308]-(([.H308]-[.G309])*[.$J$1])" office:value-type="float" office:value="2151.31497381747" calcext:value-type="float">
            <text:p>2151.31497381747</text:p>
          </table:table-cell>
          <table:table-cell table:number-columns-repeated="13"/>
        </table:table-row>
        <table:table-row table:style-name="ro1">
          <table:table-cell office:value-type="float" office:value="508.469" calcext:value-type="float">
            <text:p>508.469</text:p>
          </table:table-cell>
          <table:table-cell office:value-type="float" office:value="2130.13818359375" calcext:value-type="float">
            <text:p>2130.13818359375</text:p>
          </table:table-cell>
          <table:table-cell office:value-type="float" office:value="0" calcext:value-type="float">
            <text:p>0</text:p>
          </table:table-cell>
          <table:table-cell office:value-type="float" office:value="9927.0849609375" calcext:value-type="float">
            <text:p>9927.0849609375</text:p>
          </table:table-cell>
          <table:table-cell/>
          <table:table-cell table:formula="of:=[.F309]-(([.F309]-[.H310])*[.$K$1])" office:value-type="float" office:value="2142.76949190442" calcext:value-type="float">
            <text:p>2142.76949190442</text:p>
          </table:table-cell>
          <table:table-cell table:formula="of:=[.G309]-(([.G309]-[.B310])*[.$I$1])" office:value-type="float" office:value="2140.53836802428" calcext:value-type="float">
            <text:p>2140.53836802428</text:p>
          </table:table-cell>
          <table:table-cell table:formula="of:=[.H309]-(([.H309]-[.G310])*[.$J$1])" office:value-type="float" office:value="2144.3101800519" calcext:value-type="float">
            <text:p>2144.3101800519</text:p>
          </table:table-cell>
          <table:table-cell table:number-columns-repeated="13"/>
        </table:table-row>
        <table:table-row table:style-name="ro1">
          <table:table-cell office:value-type="float" office:value="508.539" calcext:value-type="float">
            <text:p>508.539</text:p>
          </table:table-cell>
          <table:table-cell office:value-type="float" office:value="2015.50549316406" calcext:value-type="float">
            <text:p>2015.50549316406</text:p>
          </table:table-cell>
          <table:table-cell office:value-type="float" office:value="0" calcext:value-type="float">
            <text:p>0</text:p>
          </table:table-cell>
          <table:table-cell office:value-type="float" office:value="9937.0908203125" calcext:value-type="float">
            <text:p>9937.0908203125</text:p>
          </table:table-cell>
          <table:table-cell/>
          <table:table-cell table:formula="of:=[.F310]-(([.F310]-[.H311])*[.$K$1])" office:value-type="float" office:value="2109.80544960553" calcext:value-type="float">
            <text:p>2109.80544960553</text:p>
          </table:table-cell>
          <table:table-cell table:formula="of:=[.G310]-(([.G310]-[.B311])*[.$I$1])" office:value-type="float" office:value="2040.5120681361" calcext:value-type="float">
            <text:p>2040.5120681361</text:p>
          </table:table-cell>
          <table:table-cell table:formula="of:=[.H310]-(([.H310]-[.G311])*[.$J$1])" office:value-type="float" office:value="2076.84140730663" calcext:value-type="float">
            <text:p>2076.84140730663</text:p>
          </table:table-cell>
          <table:table-cell table:number-columns-repeated="13"/>
        </table:table-row>
        <table:table-row table:style-name="ro1">
          <table:table-cell office:value-type="float" office:value="508.612" calcext:value-type="float">
            <text:p>508.612</text:p>
          </table:table-cell>
          <table:table-cell office:value-type="float" office:value="2057.05688476563" calcext:value-type="float">
            <text:p>2057.05688476563</text:p>
          </table:table-cell>
          <table:table-cell office:value-type="float" office:value="0" calcext:value-type="float">
            <text:p>0</text:p>
          </table:table-cell>
          <table:table-cell office:value-type="float" office:value="9946.845703125" calcext:value-type="float">
            <text:p>9946.845703125</text:p>
          </table:table-cell>
          <table:table-cell/>
          <table:table-cell table:formula="of:=[.F311]-(([.F311]-[.H312])*[.$K$1])" office:value-type="float" office:value="2085.81804554933" calcext:value-type="float">
            <text:p>2085.81804554933</text:p>
          </table:table-cell>
          <table:table-cell table:formula="of:=[.G311]-(([.G311]-[.B312])*[.$I$1])" office:value-type="float" office:value="2053.74792143973" calcext:value-type="float">
            <text:p>2053.74792143973</text:p>
          </table:table-cell>
          <table:table-cell table:formula="of:=[.H311]-(([.H311]-[.G312])*[.$J$1])" office:value-type="float" office:value="2061.83064149314" calcext:value-type="float">
            <text:p>2061.83064149314</text:p>
          </table:table-cell>
          <table:table-cell table:number-columns-repeated="13"/>
        </table:table-row>
        <table:table-row table:style-name="ro1">
          <table:table-cell office:value-type="float" office:value="508.684" calcext:value-type="float">
            <text:p>508.684</text:p>
          </table:table-cell>
          <table:table-cell office:value-type="float" office:value="1478.052734375" calcext:value-type="float">
            <text:p>1478.052734375</text:p>
          </table:table-cell>
          <table:table-cell office:value-type="float" office:value="0" calcext:value-type="float">
            <text:p>0</text:p>
          </table:table-cell>
          <table:table-cell office:value-type="float" office:value="9955.6708984375" calcext:value-type="float">
            <text:p>9955.6708984375</text:p>
          </table:table-cell>
          <table:table-cell/>
          <table:table-cell table:formula="of:=[.F312]-(([.F312]-[.H313])*[.$K$1])" office:value-type="float" office:value="1921.51671086705" calcext:value-type="float">
            <text:p>1921.51671086705</text:p>
          </table:table-cell>
          <table:table-cell table:formula="of:=[.G312]-(([.G312]-[.B313])*[.$I$1])" office:value-type="float" office:value="1593.19177178795" calcext:value-type="float">
            <text:p>1593.19177178795</text:p>
          </table:table-cell>
          <table:table-cell table:formula="of:=[.H312]-(([.H312]-[.G313])*[.$J$1])" office:value-type="float" office:value="1757.21537618476" calcext:value-type="float">
            <text:p>1757.21537618476</text:p>
          </table:table-cell>
          <table:table-cell table:number-columns-repeated="13"/>
        </table:table-row>
        <table:table-row table:style-name="ro1">
          <table:table-cell office:value-type="float" office:value="508.757" calcext:value-type="float">
            <text:p>508.757</text:p>
          </table:table-cell>
          <table:table-cell office:value-type="float" office:value="200.819702148438" calcext:value-type="float">
            <text:p>200.819702148438</text:p>
          </table:table-cell>
          <table:table-cell office:value-type="float" office:value="0" calcext:value-type="float">
            <text:p>0</text:p>
          </table:table-cell>
          <table:table-cell office:value-type="float" office:value="9961.1923828125" calcext:value-type="float">
            <text:p>9961.1923828125</text:p>
          </table:table-cell>
          <table:table-cell/>
          <table:table-cell table:formula="of:=[.F313]-(([.F313]-[.H314])*[.$K$1])" office:value-type="float" office:value="1424.04163399067" calcext:value-type="float">
            <text:p>1424.04163399067</text:p>
          </table:table-cell>
          <table:table-cell table:formula="of:=[.G313]-(([.G313]-[.B314])*[.$I$1])" office:value-type="float" office:value="479.294116076339" calcext:value-type="float">
            <text:p>479.294116076339</text:p>
          </table:table-cell>
          <table:table-cell table:formula="of:=[.H313]-(([.H313]-[.G314])*[.$J$1])" office:value-type="float" office:value="926.566557114288" calcext:value-type="float">
            <text:p>926.566557114288</text:p>
          </table:table-cell>
          <table:table-cell table:number-columns-repeated="13"/>
        </table:table-row>
        <table:table-row table:style-name="ro1">
          <table:table-cell office:value-type="float" office:value="508.825" calcext:value-type="float">
            <text:p>508.825</text:p>
          </table:table-cell>
          <table:table-cell office:value-type="float" office:value="20.0819702148438" calcext:value-type="float">
            <text:p>20.0819702148438</text:p>
          </table:table-cell>
          <table:table-cell office:value-type="float" office:value="0" calcext:value-type="float">
            <text:p>0</text:p>
          </table:table-cell>
          <table:table-cell office:value-type="float" office:value="9965.1865234375" calcext:value-type="float">
            <text:p>9965.1865234375</text:p>
          </table:table-cell>
          <table:table-cell/>
          <table:table-cell table:formula="of:=[.F314]-(([.F314]-[.H315])*[.$K$1])" office:value-type="float" office:value="910.545394291156" calcext:value-type="float">
            <text:p>910.545394291156</text:p>
          </table:table-cell>
          <table:table-cell table:formula="of:=[.G314]-(([.G314]-[.B315])*[.$I$1])" office:value-type="float" office:value="111.924399387143" calcext:value-type="float">
            <text:p>111.924399387143</text:p>
          </table:table-cell>
          <table:table-cell table:formula="of:=[.H314]-(([.H314]-[.G315])*[.$J$1])" office:value-type="float" office:value="397.049154591644" calcext:value-type="float">
            <text:p>397.049154591644</text:p>
          </table:table-cell>
          <table:table-cell table:number-columns-repeated="13"/>
        </table:table-row>
        <table:table-row table:style-name="ro1">
          <table:table-cell office:value-type="float" office:value="508.894" calcext:value-type="float">
            <text:p>508.894</text:p>
          </table:table-cell>
          <table:table-cell office:value-type="float" office:value="2.00819778442383" calcext:value-type="float">
            <text:p>2.00819778442383</text:p>
          </table:table-cell>
          <table:table-cell office:value-type="float" office:value="0" calcext:value-type="float">
            <text:p>0</text:p>
          </table:table-cell>
          <table:table-cell office:value-type="float" office:value="9967.9892578125" calcext:value-type="float">
            <text:p>9967.9892578125</text:p>
          </table:table-cell>
          <table:table-cell/>
          <table:table-cell table:formula="of:=[.F315]-(([.F315]-[.H316])*[.$K$1])" office:value-type="float" office:value="532.55351658323" calcext:value-type="float">
            <text:p>532.55351658323</text:p>
          </table:table-cell>
          <table:table-cell table:formula="of:=[.G315]-(([.G315]-[.B316])*[.$I$1])" office:value-type="float" office:value="23.9914381049676" calcext:value-type="float">
            <text:p>23.9914381049676</text:p>
          </table:table-cell>
          <table:table-cell table:formula="of:=[.H315]-(([.H315]-[.G316])*[.$J$1])" office:value-type="float" office:value="154.561638875304" calcext:value-type="float">
            <text:p>154.561638875304</text:p>
          </table:table-cell>
          <table:table-cell table:number-columns-repeated="13"/>
        </table:table-row>
        <table:table-row table:style-name="ro1">
          <table:table-cell office:value-type="float" office:value="508.961" calcext:value-type="float">
            <text:p>508.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9.876953125" calcext:value-type="float">
            <text:p>9969.876953125</text:p>
          </table:table-cell>
          <table:table-cell/>
          <table:table-cell table:formula="of:=[.F316]-(([.F316]-[.H317])*[.$K$1])" office:value-type="float" office:value="294.884488571616" calcext:value-type="float">
            <text:p>294.884488571616</text:p>
          </table:table-cell>
          <table:table-cell table:formula="of:=[.G316]-(([.G316]-[.B317])*[.$I$1])" office:value-type="float" office:value="4.79828762099353" calcext:value-type="float">
            <text:p>4.79828762099353</text:p>
          </table:table-cell>
          <table:table-cell table:formula="of:=[.H316]-(([.H316]-[.G317])*[.$J$1])" office:value-type="float" office:value="57.2154605600023" calcext:value-type="float">
            <text:p>57.2154605600023</text:p>
          </table:table-cell>
          <table:table-cell table:number-columns-repeated="13"/>
        </table:table-row>
        <table:table-row table:style-name="ro1">
          <table:table-cell office:value-type="float" office:value="509.026" calcext:value-type="float">
            <text:p>509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1.0615234375" calcext:value-type="float">
            <text:p>9971.0615234375</text:p>
          </table:table-cell>
          <table:table-cell/>
          <table:table-cell table:formula="of:=[.F317]-(([.F317]-[.H318])*[.$K$1])" office:value-type="float" office:value="157.766838579173" calcext:value-type="float">
            <text:p>157.766838579173</text:p>
          </table:table-cell>
          <table:table-cell table:formula="of:=[.G317]-(([.G317]-[.B318])*[.$I$1])" office:value-type="float" office:value="0.959657524198705" calcext:value-type="float">
            <text:p>0.959657524198705</text:p>
          </table:table-cell>
          <table:table-cell table:formula="of:=[.H317]-(([.H317]-[.G318])*[.$J$1])" office:value-type="float" office:value="20.64918858673" calcext:value-type="float">
            <text:p>20.64918858673</text:p>
          </table:table-cell>
          <table:table-cell table:number-columns-repeated="13"/>
        </table:table-row>
        <table:table-row table:style-name="ro1">
          <table:table-cell office:value-type="float" office:value="509.104" calcext:value-type="float">
            <text:p>509.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1.7880859375" calcext:value-type="float">
            <text:p>9971.7880859375</text:p>
          </table:table-cell>
          <table:table-cell/>
          <table:table-cell table:formula="of:=[.F318]-(([.F318]-[.H319])*[.$K$1])" office:value-type="float" office:value="82.5594050313372" calcext:value-type="float">
            <text:p>82.5594050313372</text:p>
          </table:table-cell>
          <table:table-cell table:formula="of:=[.G318]-(([.G318]-[.B319])*[.$I$1])" office:value-type="float" office:value="0.191931504839741" calcext:value-type="float">
            <text:p>0.191931504839741</text:p>
          </table:table-cell>
          <table:table-cell table:formula="of:=[.H318]-(([.H318]-[.G319])*[.$J$1])" office:value-type="float" office:value="7.35197148350131" calcext:value-type="float">
            <text:p>7.35197148350131</text:p>
          </table:table-cell>
          <table:table-cell table:number-columns-repeated="13"/>
        </table:table-row>
        <table:table-row table:style-name="ro1">
          <table:table-cell office:value-type="float" office:value="509.246" calcext:value-type="float">
            <text:p>509.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1.744140625" calcext:value-type="float">
            <text:p>9971.744140625</text:p>
          </table:table-cell>
          <table:table-cell/>
          <table:table-cell table:formula="of:=[.F319]-(([.F319]-[.H320])*[.$K$1])" office:value-type="float" office:value="42.5787730730959" calcext:value-type="float">
            <text:p>42.5787730730959</text:p>
          </table:table-cell>
          <table:table-cell table:formula="of:=[.G319]-(([.G319]-[.B320])*[.$I$1])" office:value-type="float" office:value="0.0383863009679482" calcext:value-type="float">
            <text:p>0.0383863009679482</text:p>
          </table:table-cell>
          <table:table-cell table:formula="of:=[.H319]-(([.H319]-[.G320])*[.$J$1])" office:value-type="float" office:value="2.59814111485463" calcext:value-type="float">
            <text:p>2.59814111485463</text:p>
          </table:table-cell>
          <table:table-cell table:number-columns-repeated="13"/>
        </table:table-row>
        <table:table-row table:style-name="ro1">
          <table:table-cell office:value-type="float" office:value="509.317" calcext:value-type="float">
            <text:p>509.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1.2578125" calcext:value-type="float">
            <text:p>9971.2578125</text:p>
          </table:table-cell>
          <table:table-cell/>
          <table:table-cell table:formula="of:=[.F320]-(([.F320]-[.H321])*[.$K$1])" office:value-type="float" office:value="21.7465563412104" calcext:value-type="float">
            <text:p>21.7465563412104</text:p>
          </table:table-cell>
          <table:table-cell table:formula="of:=[.G320]-(([.G320]-[.B321])*[.$I$1])" office:value-type="float" office:value="0.00767726019358964" calcext:value-type="float">
            <text:p>0.00767726019358964</text:p>
          </table:table-cell>
          <table:table-cell table:formula="of:=[.H320]-(([.H320]-[.G321])*[.$J$1])" office:value-type="float" office:value="0.914339609324952" calcext:value-type="float">
            <text:p>0.914339609324952</text:p>
          </table:table-cell>
          <table:table-cell table:number-columns-repeated="13"/>
        </table:table-row>
        <table:table-row table:style-name="ro1">
          <table:table-cell office:value-type="float" office:value="509.388" calcext:value-type="float">
            <text:p>509.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0.5888671875" calcext:value-type="float">
            <text:p>9970.5888671875</text:p>
          </table:table-cell>
          <table:table-cell/>
          <table:table-cell table:formula="of:=[.F321]-(([.F321]-[.H322])*[.$K$1])" office:value-type="float" office:value="11.0337866241497" calcext:value-type="float">
            <text:p>11.0337866241497</text:p>
          </table:table-cell>
          <table:table-cell table:formula="of:=[.G321]-(([.G321]-[.B322])*[.$I$1])" office:value-type="float" office:value="0.00153545203871793" calcext:value-type="float">
            <text:p>0.00153545203871793</text:p>
          </table:table-cell>
          <table:table-cell table:formula="of:=[.H321]-(([.H321]-[.G322])*[.$J$1])" office:value-type="float" office:value="0.3210169070889" calcext:value-type="float">
            <text:p>0.3210169070889</text:p>
          </table:table-cell>
          <table:table-cell table:number-columns-repeated="13"/>
        </table:table-row>
        <table:table-row table:style-name="ro1">
          <table:table-cell office:value-type="float" office:value="509.454" calcext:value-type="float">
            <text:p>509.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9.9404296875" calcext:value-type="float">
            <text:p>9969.9404296875</text:p>
          </table:table-cell>
          <table:table-cell/>
          <table:table-cell table:formula="of:=[.F322]-(([.F322]-[.H323])*[.$K$1])" office:value-type="float" office:value="5.57317107519791" calcext:value-type="float">
            <text:p>5.57317107519791</text:p>
          </table:table-cell>
          <table:table-cell table:formula="of:=[.G322]-(([.G322]-[.B323])*[.$I$1])" office:value-type="float" office:value="0.000307090407743585" calcext:value-type="float">
            <text:p>0.000307090407743585</text:p>
          </table:table-cell>
          <table:table-cell table:formula="of:=[.H322]-(([.H322]-[.G323])*[.$J$1])" office:value-type="float" office:value="0.112555526246148" calcext:value-type="float">
            <text:p>0.112555526246148</text:p>
          </table:table-cell>
          <table:table-cell table:number-columns-repeated="13"/>
        </table:table-row>
        <table:table-row table:style-name="ro1">
          <table:table-cell office:value-type="float" office:value="509.525" calcext:value-type="float">
            <text:p>509.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9.2392578125" calcext:value-type="float">
            <text:p>9969.2392578125</text:p>
          </table:table-cell>
          <table:table-cell/>
          <table:table-cell table:formula="of:=[.F323]-(([.F323]-[.H324])*[.$K$1])" office:value-type="float" office:value="2.80630271556853" calcext:value-type="float">
            <text:p>2.80630271556853</text:p>
          </table:table-cell>
          <table:table-cell table:formula="of:=[.G323]-(([.G323]-[.B324])*[.$I$1])" office:value-type="float" office:value="0.000061418081548717" calcext:value-type="float">
            <text:p>6.1418081548717E-05</text:p>
          </table:table-cell>
          <table:table-cell table:formula="of:=[.H323]-(([.H323]-[.G324])*[.$J$1])" office:value-type="float" office:value="0.0394343559391586" calcext:value-type="float">
            <text:p>0.0394343559391586</text:p>
          </table:table-cell>
          <table:table-cell table:number-columns-repeated="13"/>
        </table:table-row>
        <table:table-row table:style-name="ro1">
          <table:table-cell office:value-type="float" office:value="509.593" calcext:value-type="float">
            <text:p>509.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.3525390625" calcext:value-type="float">
            <text:p>9968.3525390625</text:p>
          </table:table-cell>
          <table:table-cell/>
          <table:table-cell table:formula="of:=[.F324]-(([.F324]-[.H325])*[.$K$1])" office:value-type="float" office:value="1.41005636224892" calcext:value-type="float">
            <text:p>1.41005636224892</text:p>
          </table:table-cell>
          <table:table-cell table:formula="of:=[.G324]-(([.G324]-[.B325])*[.$I$1])" office:value-type="float" office:value="0.0000122836163097434" calcext:value-type="float">
            <text:p>1.22836163097434E-05</text:p>
          </table:table-cell>
          <table:table-cell table:formula="of:=[.H324]-(([.H324]-[.G325])*[.$J$1])" office:value-type="float" office:value="0.0138100089293068" calcext:value-type="float">
            <text:p>0.0138100089293068</text:p>
          </table:table-cell>
          <table:table-cell table:number-columns-repeated="13"/>
        </table:table-row>
        <table:table-row table:style-name="ro1">
          <table:table-cell office:value-type="float" office:value="509.669" calcext:value-type="float">
            <text:p>509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7.4482421875" calcext:value-type="float">
            <text:p>9967.4482421875</text:p>
          </table:table-cell>
          <table:table-cell/>
          <table:table-cell table:formula="of:=[.F325]-(([.F325]-[.H326])*[.$K$1])" office:value-type="float" office:value="0.707445731122149" calcext:value-type="float">
            <text:p>0.707445731122149</text:p>
          </table:table-cell>
          <table:table-cell table:formula="of:=[.G325]-(([.G325]-[.B326])*[.$I$1])" office:value-type="float" office:value="0.00000245672326194868" calcext:value-type="float">
            <text:p>2.45672326194868E-06</text:p>
          </table:table-cell>
          <table:table-cell table:formula="of:=[.H325]-(([.H325]-[.G326])*[.$J$1])" office:value-type="float" office:value="0.00483509999537766" calcext:value-type="float">
            <text:p>0.00483509999537766</text:p>
          </table:table-cell>
          <table:table-cell table:number-columns-repeated="13"/>
        </table:table-row>
        <table:table-row table:style-name="ro1">
          <table:table-cell office:value-type="float" office:value="509.859" calcext:value-type="float">
            <text:p>509.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5.0712890625" calcext:value-type="float">
            <text:p>9965.0712890625</text:p>
          </table:table-cell>
          <table:table-cell/>
          <table:table-cell table:formula="of:=[.F326]-(([.F326]-[.H327])*[.$K$1])" office:value-type="float" office:value="0.354569167747277" calcext:value-type="float">
            <text:p>0.354569167747277</text:p>
          </table:table-cell>
          <table:table-cell table:formula="of:=[.G326]-(([.G326]-[.B327])*[.$I$1])" office:value-type="float" office:value="0.00000049134465238974" calcext:value-type="float">
            <text:p>4.91344652389736E-07</text:p>
          </table:table-cell>
          <table:table-cell table:formula="of:=[.H326]-(([.H326]-[.G327])*[.$J$1])" office:value-type="float" office:value="0.00169260437240623" calcext:value-type="float">
            <text:p>0.00169260437240623</text:p>
          </table:table-cell>
          <table:table-cell table:number-columns-repeated="13"/>
        </table:table-row>
        <table:table-row table:style-name="ro1">
          <table:table-cell office:value-type="float" office:value="509.928" calcext:value-type="float">
            <text:p>509.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4.36328125" calcext:value-type="float">
            <text:p>9964.36328125</text:p>
          </table:table-cell>
          <table:table-cell/>
          <table:table-cell table:formula="of:=[.F327]-(([.F327]-[.H328])*[.$K$1])" office:value-type="float" office:value="0.177580821576212" calcext:value-type="float">
            <text:p>0.177580821576212</text:p>
          </table:table-cell>
          <table:table-cell table:formula="of:=[.G327]-(([.G327]-[.B328])*[.$I$1])" office:value-type="float" office:value="0.00000009826893047795" calcext:value-type="float">
            <text:p>9.82689304779472E-08</text:p>
          </table:table-cell>
          <table:table-cell table:formula="of:=[.H327]-(([.H327]-[.G328])*[.$J$1])" office:value-type="float" office:value="0.000592475405146992" calcext:value-type="float">
            <text:p>0.000592475405146992</text:p>
          </table:table-cell>
          <table:table-cell table:number-columns-repeated="13"/>
        </table:table-row>
        <table:table-row table:style-name="ro1">
          <table:table-cell office:value-type="float" office:value="510.007" calcext:value-type="float">
            <text:p>51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3.541015625" calcext:value-type="float">
            <text:p>9963.541015625</text:p>
          </table:table-cell>
          <table:table-cell/>
          <table:table-cell table:formula="of:=[.F328]-(([.F328]-[.H329])*[.$K$1])" office:value-type="float" office:value="0.0888941003714873" calcext:value-type="float">
            <text:p>0.0888941003714873</text:p>
          </table:table-cell>
          <table:table-cell table:formula="of:=[.G328]-(([.G328]-[.B329])*[.$I$1])" office:value-type="float" office:value="0.00000001965378609559" calcext:value-type="float">
            <text:p>1.96537860955894E-08</text:p>
          </table:table-cell>
          <table:table-cell table:formula="of:=[.H328]-(([.H328]-[.G329])*[.$J$1])" office:value-type="float" office:value="0.000207379166762409" calcext:value-type="float">
            <text:p>0.000207379166762409</text:p>
          </table:table-cell>
          <table:table-cell table:number-columns-repeated="13"/>
        </table:table-row>
        <table:table-row table:style-name="ro1">
          <table:table-cell office:value-type="float" office:value="510.074" calcext:value-type="float">
            <text:p>510.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2.8818359375" calcext:value-type="float">
            <text:p>9962.8818359375</text:p>
          </table:table-cell>
          <table:table-cell/>
          <table:table-cell table:formula="of:=[.F329]-(([.F329]-[.H330])*[.$K$1])" office:value-type="float" office:value="0.0444833428174232" calcext:value-type="float">
            <text:p>0.0444833428174232</text:p>
          </table:table-cell>
          <table:table-cell table:formula="of:=[.G329]-(([.G329]-[.B330])*[.$I$1])" office:value-type="float" office:value="0.00000000393075721912" calcext:value-type="float">
            <text:p>3.93075721911789E-09</text:p>
          </table:table-cell>
          <table:table-cell table:formula="of:=[.H329]-(([.H329]-[.G330])*[.$J$1])" office:value-type="float" office:value="0.0000725852633590357" calcext:value-type="float">
            <text:p>7.25852633590357E-05</text:p>
          </table:table-cell>
          <table:table-cell table:number-columns-repeated="13"/>
        </table:table-row>
        <table:table-row table:style-name="ro1">
          <table:table-cell office:value-type="float" office:value="510.142" calcext:value-type="float">
            <text:p>510.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2.125" calcext:value-type="float">
            <text:p>9962.125</text:p>
          </table:table-cell>
          <table:table-cell/>
          <table:table-cell table:formula="of:=[.F330]-(([.F330]-[.H331])*[.$K$1])" office:value-type="float" office:value="0.0222543740852986" calcext:value-type="float">
            <text:p>0.0222543740852986</text:p>
          </table:table-cell>
          <table:table-cell table:formula="of:=[.G330]-(([.G330]-[.B331])*[.$I$1])" office:value-type="float" office:value="0.00000000078615144382" calcext:value-type="float">
            <text:p>7.86151443823577E-10</text:p>
          </table:table-cell>
          <table:table-cell table:formula="of:=[.H330]-(([.H330]-[.G331])*[.$J$1])" office:value-type="float" office:value="0.000025405353174101" calcext:value-type="float">
            <text:p>2.5405353174101E-05</text:p>
          </table:table-cell>
          <table:table-cell table:number-columns-repeated="13"/>
        </table:table-row>
        <table:table-row table:style-name="ro1">
          <table:table-cell office:value-type="float" office:value="510.215" calcext:value-type="float">
            <text:p>510.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1.4052734375" calcext:value-type="float">
            <text:p>9961.4052734375</text:p>
          </table:table-cell>
          <table:table-cell/>
          <table:table-cell table:formula="of:=[.F331]-(([.F331]-[.H332])*[.$K$1])" office:value-type="float" office:value="0.0111316330305546" calcext:value-type="float">
            <text:p>0.0111316330305546</text:p>
          </table:table-cell>
          <table:table-cell table:formula="of:=[.G331]-(([.G331]-[.B332])*[.$I$1])" office:value-type="float" office:value="0.00000000015723028876" calcext:value-type="float">
            <text:p>1.57230288764715E-10</text:p>
          </table:table-cell>
          <table:table-cell table:formula="of:=[.H331]-(([.H331]-[.G332])*[.$J$1])" office:value-type="float" office:value="0.00000889197581062304" calcext:value-type="float">
            <text:p>8.89197581062304E-06</text:p>
          </table:table-cell>
          <table:table-cell table:number-columns-repeated="13"/>
        </table:table-row>
        <table:table-row table:style-name="ro1">
          <table:table-cell office:value-type="float" office:value="510.292" calcext:value-type="float">
            <text:p>510.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0.7216796875" calcext:value-type="float">
            <text:p>9960.7216796875</text:p>
          </table:table-cell>
          <table:table-cell/>
          <table:table-cell table:formula="of:=[.F332]-(([.F332]-[.H333])*[.$K$1])" office:value-type="float" office:value="0.00556737262126414" calcext:value-type="float">
            <text:p>0.00556737262126414</text:p>
          </table:table-cell>
          <table:table-cell table:formula="of:=[.G332]-(([.G332]-[.B333])*[.$I$1])" office:value-type="float" office:value="0.00000000003144605775" calcext:value-type="float">
            <text:p>3.14460577529431E-11</text:p>
          </table:table-cell>
          <table:table-cell table:formula="of:=[.H332]-(([.H332]-[.G333])*[.$J$1])" office:value-type="float" office:value="0.00000311221197365561" calcext:value-type="float">
            <text:p>3.11221197365561E-06</text:p>
          </table:table-cell>
          <table:table-cell table:number-columns-repeated="13"/>
        </table:table-row>
        <table:table-row table:style-name="ro1">
          <table:table-cell office:value-type="float" office:value="510.36" calcext:value-type="float">
            <text:p>51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0.1796875" calcext:value-type="float">
            <text:p>9960.1796875</text:p>
          </table:table-cell>
          <table:table-cell/>
          <table:table-cell table:formula="of:=[.F333]-(([.F333]-[.H334])*[.$K$1])" office:value-type="float" office:value="0.00278423094977146" calcext:value-type="float">
            <text:p>0.00278423094977146</text:p>
          </table:table-cell>
          <table:table-cell table:formula="of:=[.G333]-(([.G333]-[.B334])*[.$I$1])" office:value-type="float" office:value="0.00000000000628921155" calcext:value-type="float">
            <text:p>6.28921155058861E-12</text:p>
          </table:table-cell>
          <table:table-cell table:formula="of:=[.H333]-(([.H333]-[.G334])*[.$J$1])" office:value-type="float" office:value="0.00000108927827876697" calcext:value-type="float">
            <text:p>1.08927827876697E-06</text:p>
          </table:table-cell>
          <table:table-cell table:number-columns-repeated="13"/>
        </table:table-row>
        <table:table-row table:style-name="ro1">
          <table:table-cell office:value-type="float" office:value="510.431" calcext:value-type="float">
            <text:p>510.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9.5615234375" calcext:value-type="float">
            <text:p>9959.5615234375</text:p>
          </table:table-cell>
          <table:table-cell/>
          <table:table-cell table:formula="of:=[.F334]-(([.F334]-[.H335])*[.$K$1])" office:value-type="float" office:value="0.00139230609899331" calcext:value-type="float">
            <text:p>0.00139230609899331</text:p>
          </table:table-cell>
          <table:table-cell table:formula="of:=[.G334]-(([.G334]-[.B335])*[.$I$1])" office:value-type="float" office:value="0.00000000000125784231" calcext:value-type="float">
            <text:p>1.25784231011772E-12</text:p>
          </table:table-cell>
          <table:table-cell table:formula="of:=[.H334]-(([.H334]-[.G335])*[.$J$1])" office:value-type="float" office:value="0.00000038124821516594" calcext:value-type="float">
            <text:p>3.81248215165941E-07</text:p>
          </table:table-cell>
          <table:table-cell table:number-columns-repeated="13"/>
        </table:table-row>
        <table:table-row table:style-name="ro1">
          <table:table-cell office:value-type="float" office:value="510.501" calcext:value-type="float">
            <text:p>510.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9.072265625" calcext:value-type="float">
            <text:p>9959.072265625</text:p>
          </table:table-cell>
          <table:table-cell/>
          <table:table-cell table:formula="of:=[.F335]-(([.F335]-[.H336])*[.$K$1])" office:value-type="float" office:value="0.000696219768016069" calcext:value-type="float">
            <text:p>0.000696219768016069</text:p>
          </table:table-cell>
          <table:table-cell table:formula="of:=[.G335]-(([.G335]-[.B336])*[.$I$1])" office:value-type="float" office:value="0.00000000000025156846" calcext:value-type="float">
            <text:p>2.51568462023544E-13</text:p>
          </table:table-cell>
          <table:table-cell table:formula="of:=[.H335]-(([.H335]-[.G336])*[.$J$1])" office:value-type="float" office:value="0.00000013343703882758" calcext:value-type="float">
            <text:p>1.3343703882758E-07</text:p>
          </table:table-cell>
          <table:table-cell table:number-columns-repeated="13"/>
        </table:table-row>
        <table:table-row table:style-name="ro1">
          <table:table-cell office:value-type="float" office:value="510.566" calcext:value-type="float">
            <text:p>510.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8.60546875" calcext:value-type="float">
            <text:p>9958.60546875</text:p>
          </table:table-cell>
          <table:table-cell/>
          <table:table-cell table:formula="of:=[.F336]-(([.F336]-[.H337])*[.$K$1])" office:value-type="float" office:value="0.000348133235506181" calcext:value-type="float">
            <text:p>0.000348133235506181</text:p>
          </table:table-cell>
          <table:table-cell table:formula="of:=[.G336]-(([.G336]-[.B337])*[.$I$1])" office:value-type="float" office:value="0.00000000000005031369" calcext:value-type="float">
            <text:p>5.03136924047089E-14</text:p>
          </table:table-cell>
          <table:table-cell table:formula="of:=[.H336]-(([.H336]-[.G337])*[.$J$1])" office:value-type="float" office:value="0.00000004670299629355" calcext:value-type="float">
            <text:p>4.67029962935529E-08</text:p>
          </table:table-cell>
          <table:table-cell table:number-columns-repeated="13"/>
        </table:table-row>
        <table:table-row table:style-name="ro1">
          <table:table-cell office:value-type="float" office:value="510.647" calcext:value-type="float">
            <text:p>510.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7.990234375" calcext:value-type="float">
            <text:p>9957.990234375</text:p>
          </table:table-cell>
          <table:table-cell/>
          <table:table-cell table:formula="of:=[.F337]-(([.F337]-[.H338])*[.$K$1])" office:value-type="float" office:value="0.000174074790780712" calcext:value-type="float">
            <text:p>0.000174074790780712</text:p>
          </table:table-cell>
          <table:table-cell table:formula="of:=[.G337]-(([.G337]-[.B338])*[.$I$1])" office:value-type="float" office:value="0.00000000000001006274" calcext:value-type="float">
            <text:p>1.00627384809418E-14</text:p>
          </table:table-cell>
          <table:table-cell table:formula="of:=[.H337]-(([.H337]-[.G338])*[.$J$1])" office:value-type="float" office:value="0.00000001634605524352" calcext:value-type="float">
            <text:p>1.63460552435235E-08</text:p>
          </table:table-cell>
          <table:table-cell table:number-columns-repeated="13"/>
        </table:table-row>
        <table:table-row table:style-name="ro1">
          <table:table-cell office:value-type="float" office:value="510.717" calcext:value-type="float">
            <text:p>510.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7.5751953125" calcext:value-type="float">
            <text:p>9957.5751953125</text:p>
          </table:table-cell>
          <table:table-cell/>
          <table:table-cell table:formula="of:=[.F338]-(([.F338]-[.H339])*[.$K$1])" office:value-type="float" office:value="0.0000870402559506779" calcext:value-type="float">
            <text:p>8.70402559506779E-05</text:p>
          </table:table-cell>
          <table:table-cell table:formula="of:=[.G338]-(([.G338]-[.B339])*[.$I$1])" office:value-type="float" office:value="2.01254769618835E-015" calcext:value-type="float">
            <text:p>2.01254769618835E-15</text:p>
          </table:table-cell>
          <table:table-cell table:formula="of:=[.H338]-(([.H338]-[.G339])*[.$J$1])" office:value-type="float" office:value="0.00000000572112064339" calcext:value-type="float">
            <text:p>5.72112064338924E-09</text:p>
          </table:table-cell>
          <table:table-cell table:number-columns-repeated="13"/>
        </table:table-row>
        <table:table-row table:style-name="ro1">
          <table:table-cell office:value-type="float" office:value="510.796" calcext:value-type="float">
            <text:p>510.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7.02734375" calcext:value-type="float">
            <text:p>9957.02734375</text:p>
          </table:table-cell>
          <table:table-cell/>
          <table:table-cell table:formula="of:=[.F339]-(([.F339]-[.H340])*[.$K$1])" office:value-type="float" office:value="0.0000435211291715824" calcext:value-type="float">
            <text:p>4.35211291715824E-05</text:p>
          </table:table-cell>
          <table:table-cell table:formula="of:=[.G339]-(([.G339]-[.B340])*[.$I$1])" office:value-type="float" office:value="4.0250953923767E-016" calcext:value-type="float">
            <text:p>4.0250953923767E-16</text:p>
          </table:table-cell>
          <table:table-cell table:formula="of:=[.H339]-(([.H339]-[.G340])*[.$J$1])" office:value-type="float" office:value="0.00000000200239248682" calcext:value-type="float">
            <text:p>2.00239248681743E-09</text:p>
          </table:table-cell>
          <table:table-cell table:number-columns-repeated="13"/>
        </table:table-row>
        <table:table-row table:style-name="ro1">
          <table:table-cell office:value-type="float" office:value="510.869" calcext:value-type="float">
            <text:p>510.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6.5869140625" calcext:value-type="float">
            <text:p>9956.5869140625</text:p>
          </table:table-cell>
          <table:table-cell/>
          <table:table-cell table:formula="of:=[.F340]-(([.F340]-[.H341])*[.$K$1])" office:value-type="float" office:value="0.0000217609150045025" calcext:value-type="float">
            <text:p>2.17609150045025E-05</text:p>
          </table:table-cell>
          <table:table-cell table:formula="of:=[.G340]-(([.G340]-[.B341])*[.$I$1])" office:value-type="float" office:value="8.05019078475341E-017" calcext:value-type="float">
            <text:p>8.05019078475341E-17</text:p>
          </table:table-cell>
          <table:table-cell table:formula="of:=[.H340]-(([.H340]-[.G341])*[.$J$1])" office:value-type="float" office:value="0.00000000070083742271" calcext:value-type="float">
            <text:p>7.00837422712342E-10</text:p>
          </table:table-cell>
          <table:table-cell table:number-columns-repeated="13"/>
        </table:table-row>
        <table:table-row table:style-name="ro1">
          <table:table-cell office:value-type="float" office:value="510.94" calcext:value-type="float">
            <text:p>510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6.1728515625" calcext:value-type="float">
            <text:p>9956.1728515625</text:p>
          </table:table-cell>
          <table:table-cell/>
          <table:table-cell table:formula="of:=[.F341]-(([.F341]-[.H342])*[.$K$1])" office:value-type="float" office:value="0.0000108805801488055" calcext:value-type="float">
            <text:p>1.08805801488055E-05</text:p>
          </table:table-cell>
          <table:table-cell table:formula="of:=[.G341]-(([.G341]-[.B342])*[.$I$1])" office:value-type="float" office:value="1.61003815695068E-017" calcext:value-type="float">
            <text:p>1.61003815695068E-17</text:p>
          </table:table-cell>
          <table:table-cell table:formula="of:=[.H341]-(([.H341]-[.G342])*[.$J$1])" office:value-type="float" office:value="0.00000000024529310841" calcext:value-type="float">
            <text:p>2.45293108414568E-10</text:p>
          </table:table-cell>
          <table:table-cell table:number-columns-repeated="13"/>
        </table:table-row>
        <table:table-row table:style-name="ro1">
          <table:table-cell office:value-type="float" office:value="511.009" calcext:value-type="float">
            <text:p>511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5.8466796875" calcext:value-type="float">
            <text:p>9955.8466796875</text:p>
          </table:table-cell>
          <table:table-cell/>
          <table:table-cell table:formula="of:=[.F342]-(([.F342]-[.H343])*[.$K$1])" office:value-type="float" office:value="0.00000544033300069776" calcext:value-type="float">
            <text:p>5.44033300069776E-06</text:p>
          </table:table-cell>
          <table:table-cell table:formula="of:=[.G342]-(([.G342]-[.B343])*[.$I$1])" office:value-type="float" office:value="3.22007631390136E-018" calcext:value-type="float">
            <text:p>3.22007631390136E-18</text:p>
          </table:table-cell>
          <table:table-cell table:formula="of:=[.H342]-(([.H342]-[.G343])*[.$J$1])" office:value-type="float" office:value="0.00000000008585259004" calcext:value-type="float">
            <text:p>8.58525900381483E-11</text:p>
          </table:table-cell>
          <table:table-cell table:number-columns-repeated="13"/>
        </table:table-row>
        <table:table-row table:style-name="ro1">
          <table:table-cell office:value-type="float" office:value="511.078" calcext:value-type="float">
            <text:p>511.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5.4755859375" calcext:value-type="float">
            <text:p>9955.4755859375</text:p>
          </table:table-cell>
          <table:table-cell/>
          <table:table-cell table:formula="of:=[.F343]-(([.F343]-[.H344])*[.$K$1])" office:value-type="float" office:value="0.00000272018152455234" calcext:value-type="float">
            <text:p>2.72018152455234E-06</text:p>
          </table:table-cell>
          <table:table-cell table:formula="of:=[.G343]-(([.G343]-[.B344])*[.$I$1])" office:value-type="float" office:value="6.44015262780272E-019" calcext:value-type="float">
            <text:p>6.44015262780272E-19</text:p>
          </table:table-cell>
          <table:table-cell table:formula="of:=[.H343]-(([.H343]-[.G344])*[.$J$1])" office:value-type="float" office:value="0.00000000003004840693" calcext:value-type="float">
            <text:p>3.00484069319618E-11</text:p>
          </table:table-cell>
          <table:table-cell table:number-columns-repeated="13"/>
        </table:table-row>
        <table:table-row table:style-name="ro1">
          <table:table-cell office:value-type="float" office:value="511.146" calcext:value-type="float">
            <text:p>511.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5.126953125" calcext:value-type="float">
            <text:p>9955.126953125</text:p>
          </table:table-cell>
          <table:table-cell/>
          <table:table-cell table:formula="of:=[.F344]-(([.F344]-[.H345])*[.$K$1])" office:value-type="float" office:value="0.00000136009602074743" calcext:value-type="float">
            <text:p>1.36009602074743E-06</text:p>
          </table:table-cell>
          <table:table-cell table:formula="of:=[.G344]-(([.G344]-[.B345])*[.$I$1])" office:value-type="float" office:value="1.28803052556054E-019" calcext:value-type="float">
            <text:p>1.28803052556054E-19</text:p>
          </table:table-cell>
          <table:table-cell table:formula="of:=[.H344]-(([.H344]-[.G345])*[.$J$1])" office:value-type="float" office:value="0.00000000001051694251" calcext:value-type="float">
            <text:p>1.05169425099086E-11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F345]-(([.F345]-[.H346])*[.$K$1])" office:value-type="float" office:value="0.00000068004985083866" calcext:value-type="float">
            <text:p>6.80049850838661E-07</text:p>
          </table:table-cell>
          <table:table-cell table:formula="of:=[.G345]-(([.G345]-[.B346])*[.$I$1])" office:value-type="float" office:value="2.57606105112109E-020" calcext:value-type="float">
            <text:p>2.57606105112109E-20</text:p>
          </table:table-cell>
          <table:table-cell table:formula="of:=[.H345]-(([.H345]-[.G346])*[.$J$1])" office:value-type="float" office:value="0.0000000000036809299" calcext:value-type="float">
            <text:p>3.68092989521241E-12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F346]-(([.F346]-[.H347])*[.$K$1])" office:value-type="float" office:value="0.00000034002492541933" calcext:value-type="float">
            <text:p>3.40024925419331E-07</text:p>
          </table:table-cell>
          <table:table-cell table:formula="of:=[.G346]-(([.G346]-[.B347])*[.$I$1])" office:value-type="float" office:value="5.15212210224217E-021" calcext:value-type="float">
            <text:p>5.15212210224217E-21</text:p>
          </table:table-cell>
          <table:table-cell table:number-columns-repeated="14"/>
        </table:table-row>
        <table:table-row table:style-name="ro1" table:number-rows-repeated="10">
          <table:table-cell table:number-columns-repeated="21"/>
        </table:table-row>
        <table:table-row table:style-name="ro1">
          <table:table-cell table:number-columns-repeated="16"/>
          <table:table-cell office:value-type="string" calcext:value-type="string">
            <text:p>du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dy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string" calcext:value-type="string">
            <text:p>P</text:p>
          </table:table-cell>
          <table:table-cell table:formula="of:=(([.R362]*[.R358])/([.R361]*[.R359]))*1.2" office:value-type="float" office:value="0.00285714285714286" calcext:value-type="float">
            <text:p>0.00285714285714286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I</text:p>
          </table:table-cell>
          <table:table-cell table:formula="of:=2*[.R361]" office:value-type="float" office:value="0.002" calcext:value-type="float">
            <text:p>0.00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Td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D</text:p>
          </table:table-cell>
          <table:table-cell table:formula="of:=0.5*[.R361]" office:value-type="float" office:value="0.0005" calcext:value-type="float">
            <text:p>0.0005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Ts</text:p>
          </table:table-cell>
          <table:table-cell office:value-type="float" office:value="0.005" calcext:value-type="float">
            <text:p>0.00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1T15:51:47.257632190</dc:date>
    <meta:editing-duration>PT2H15M1S</meta:editing-duration>
    <meta:editing-cycles>36</meta:editing-cycles>
    <meta:generator>LibreOffice/7.5.2.2$Linux_X86_64 LibreOffice_project/50$Build-2</meta:generator>
    <meta:document-statistic meta:table-count="1" meta:cell-count="243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1d41a" draw:fill-color="#81d4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8.631cm" svg:height="15.655cm" xlink:href=".." xlink:type="simple" chart:class="chart:scatter" chart:column-mapping="0 3 5 4 1 2" chart:style-name="ch1">
        <chart:legend chart:legend-position="end" svg:x="65.752cm" svg:y="6.532cm" style:legend-expansion="high" chart:style-name="ch2"/>
        <chart:plot-area chart:style-name="ch3" table:cell-range-address="calibr10.A1:calibr10.C345 calibr10.F1:calibr10.H345" svg:x="1.372cm" svg:y="0.313cm" svg:width="63.008cm" svg:height="15.029cm">
          <chart:coordinate-region svg:x="2.365cm" svg:y="0.512cm" svg:width="61.736cm" svg:height="14.1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libr10.F1:calibr10.F345" chart:class="chart:scatter">
            <chart:domain table:cell-range-address="calibr10.A1:calibr10.A345"/>
            <chart:data-point chart:repeated="345"/>
          </chart:series>
          <chart:series chart:style-name="ch8" chart:values-cell-range-address="calibr10.H1:calibr10.H345" chart:class="chart:scatter">
            <chart:data-point chart:repeated="345"/>
          </chart:series>
          <chart:series chart:style-name="ch9" chart:values-cell-range-address="calibr10.G1:calibr10.G345" chart:class="chart:scatter">
            <chart:data-point chart:repeated="345"/>
          </chart:series>
          <chart:series chart:style-name="ch10" chart:values-cell-range-address="calibr10.B1:calibr10.B345" chart:class="chart:scatter">
            <chart:data-point chart:repeated="345"/>
          </chart:series>
          <chart:series chart:style-name="ch11" chart:values-cell-range-address="calibr10.C1:calibr10.C345" chart:class="chart:scatter">
            <chart:data-point chart:repeated="3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5.988">
                <text:p>485.988</text:p>
                <draw:g>
                  <svg:desc>calibr10.A1:calibr10.A345</svg:desc>
                </draw:g>
              </table:table-cell>
              <table:table-cell office:value-type="float" office:value="0">
                <text:p>0</text:p>
                <draw:g>
                  <svg:desc>calibr10.F1:calibr10.F345</svg:desc>
                </draw:g>
              </table:table-cell>
              <table:table-cell office:value-type="float" office:value="0">
                <text:p>0</text:p>
                <draw:g>
                  <svg:desc>calibr10.H1:calibr10.H345</svg:desc>
                </draw:g>
              </table:table-cell>
              <table:table-cell office:value-type="float" office:value="0">
                <text:p>0</text:p>
                <draw:g>
                  <svg:desc>calibr10.G1:calibr10.G345</svg:desc>
                </draw:g>
              </table:table-cell>
              <table:table-cell office:value-type="float" office:value="0">
                <text:p>0</text:p>
                <draw:g>
                  <svg:desc>calibr10.B1:calibr10.B345</svg:desc>
                </draw:g>
              </table:table-cell>
              <table:table-cell office:value-type="float" office:value="0">
                <text:p>0</text:p>
                <draw:g>
                  <svg:desc>calibr10.C1:calibr10.C3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6.053">
                <text:p>486.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6.124">
                <text:p>486.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6.196">
                <text:p>486.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6.272">
                <text:p>486.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6.344">
                <text:p>486.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6.426">
                <text:p>486.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6.497">
                <text:p>486.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6.569">
                <text:p>486.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6.642">
                <text:p>486.6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6.722">
                <text:p>486.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6.789">
                <text:p>486.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6.861">
                <text:p>486.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6.932">
                <text:p>486.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7.008">
                <text:p>487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7.079">
                <text:p>487.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7.152">
                <text:p>487.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7.224">
                <text:p>487.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7.296">
                <text:p>487.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7.369">
                <text:p>487.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7.471">
                <text:p>487.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7.544">
                <text:p>487.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7.612">
                <text:p>487.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7.681">
                <text:p>487.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7.751">
                <text:p>487.7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7.88">
                <text:p>487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7.952">
                <text:p>487.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8.021">
                <text:p>488.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8.091">
                <text:p>488.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8.164">
                <text:p>488.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8.234">
                <text:p>488.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8.309">
                <text:p>488.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8.38">
                <text:p>488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8.448">
                <text:p>488.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8.518">
                <text:p>488.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8.585">
                <text:p>488.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8.656">
                <text:p>488.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8.728">
                <text:p>488.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8.804">
                <text:p>488.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8.875">
                <text:p>488.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8.946">
                <text:p>488.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9.016">
                <text:p>489.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9.185">
                <text:p>489.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9.257">
                <text:p>489.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9.328">
                <text:p>489.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9.4">
                <text:p>489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9.469">
                <text:p>489.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9.542">
                <text:p>489.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9.612">
                <text:p>489.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9.684">
                <text:p>489.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9.757">
                <text:p>489.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9.842">
                <text:p>489.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9.916">
                <text:p>489.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89.988">
                <text:p>489.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0.06">
                <text:p>49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0.131">
                <text:p>490.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0.197">
                <text:p>490.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0.264">
                <text:p>490.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0.332">
                <text:p>490.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0.397">
                <text:p>490.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0.464">
                <text:p>490.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0.536">
                <text:p>490.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0.608">
                <text:p>490.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0.68">
                <text:p>490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0.748">
                <text:p>490.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0.813">
                <text:p>490.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0.884">
                <text:p>490.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0.953">
                <text:p>490.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1.024">
                <text:p>491.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1.089">
                <text:p>491.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1.157">
                <text:p>491.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1.227">
                <text:p>491.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1.3">
                <text:p>49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1.485">
                <text:p>491.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1.552">
                <text:p>491.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1.623">
                <text:p>491.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1.693">
                <text:p>491.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1.762">
                <text:p>491.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1.833">
                <text:p>491.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1.901">
                <text:p>491.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1.966">
                <text:p>491.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2.038">
                <text:p>492.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2.107">
                <text:p>492.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2.18">
                <text:p>492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2.252">
                <text:p>492.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2.32">
                <text:p>492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2.388">
                <text:p>492.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2.455">
                <text:p>492.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2.521">
                <text:p>492.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2.588">
                <text:p>492.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2.656">
                <text:p>492.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2.728">
                <text:p>492.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2.801">
                <text:p>492.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2.866">
                <text:p>492.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2.934">
                <text:p>492.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3.004">
                <text:p>493.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3.072">
                <text:p>493.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3.141">
                <text:p>493.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3.211">
                <text:p>493.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3.281">
                <text:p>493.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3.35">
                <text:p>493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3.42">
                <text:p>493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3.49">
                <text:p>493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3.56">
                <text:p>493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3.632">
                <text:p>493.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3.711">
                <text:p>493.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93.777">
                <text:p>493.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93.848">
                <text:p>493.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3.92">
                <text:p>493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3.993">
                <text:p>493.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4.064">
                <text:p>494.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4.136">
                <text:p>494.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94.21">
                <text:p>494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94.281">
                <text:p>494.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4.348">
                <text:p>494.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94.413">
                <text:p>494.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4.485">
                <text:p>494.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94.549">
                <text:p>494.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4.613">
                <text:p>494.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94.681">
                <text:p>494.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94.753">
                <text:p>494.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94.825">
                <text:p>494.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4.895">
                <text:p>494.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4.969">
                <text:p>494.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95.033">
                <text:p>495.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95.105">
                <text:p>495.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95.176">
                <text:p>495.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5.252">
                <text:p>495.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5.325">
                <text:p>495.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5.389">
                <text:p>495.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5.472">
                <text:p>495.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5.548">
                <text:p>495.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5.618">
                <text:p>495.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95.689">
                <text:p>495.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95.769">
                <text:p>495.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95.84">
                <text:p>495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95.91">
                <text:p>495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95.985">
                <text:p>495.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96.056">
                <text:p>496.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96.128">
                <text:p>496.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6.207">
                <text:p>496.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6.279">
                <text:p>496.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96.347">
                <text:p>496.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96.416">
                <text:p>496.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96.481">
                <text:p>496.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6.553">
                <text:p>496.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6.625">
                <text:p>496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6.693">
                <text:p>496.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6.768">
                <text:p>496.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6.841">
                <text:p>496.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6.91">
                <text:p>496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6.977">
                <text:p>496.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7.053">
                <text:p>497.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7.125">
                <text:p>497.125</text:p>
              </table:table-cell>
              <table:table-cell office:value-type="float" office:value="124.053833007813">
                <text:p>124.053833007813</text:p>
              </table:table-cell>
              <table:table-cell office:value-type="float" office:value="248.107666015625">
                <text:p>248.107666015625</text:p>
              </table:table-cell>
              <table:table-cell office:value-type="float" office:value="381.7041015625">
                <text:p>381.7041015625</text:p>
              </table:table-cell>
              <table:table-cell office:value-type="float" office:value="477.130126953125">
                <text:p>477.13012695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7.201">
                <text:p>497.201</text:p>
              </table:table-cell>
              <table:table-cell office:value-type="float" office:value="652.661016845703">
                <text:p>652.661016845703</text:p>
              </table:table-cell>
              <table:table-cell office:value-type="float" office:value="1181.26820068359">
                <text:p>1181.26820068359</text:p>
              </table:table-cell>
              <table:table-cell office:value-type="float" office:value="1683.7392578125">
                <text:p>1683.7392578125</text:p>
              </table:table-cell>
              <table:table-cell office:value-type="float" office:value="2009.248046875">
                <text:p>2009.2480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7.281">
                <text:p>497.281</text:p>
              </table:table-cell>
              <table:table-cell office:value-type="float" office:value="1218.51883026123">
                <text:p>1218.51883026123</text:p>
              </table:table-cell>
              <table:table-cell office:value-type="float" office:value="1784.37664367676">
                <text:p>1784.37664367676</text:p>
              </table:table-cell>
              <table:table-cell office:value-type="float" office:value="2109.12734375">
                <text:p>2109.12734375</text:p>
              </table:table-cell>
              <table:table-cell office:value-type="float" office:value="2215.47436523438">
                <text:p>2215.47436523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7.352">
                <text:p>497.352</text:p>
              </table:table-cell>
              <table:table-cell office:value-type="float" office:value="1640.00380531311">
                <text:p>1640.00380531311</text:p>
              </table:table-cell>
              <table:table-cell office:value-type="float" office:value="2061.48878036499">
                <text:p>2061.48878036499</text:p>
              </table:table-cell>
              <table:table-cell office:value-type="float" office:value="2210.70300781251">
                <text:p>2210.70300781251</text:p>
              </table:table-cell>
              <table:table-cell office:value-type="float" office:value="2236.09692382813">
                <text:p>2236.09692382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7.427">
                <text:p>497.427</text:p>
              </table:table-cell>
              <table:table-cell office:value-type="float" office:value="1878.81196773606">
                <text:p>1878.81196773606</text:p>
              </table:table-cell>
              <table:table-cell office:value-type="float" office:value="2117.620130159">
                <text:p>2117.620130159</text:p>
              </table:table-cell>
              <table:table-cell office:value-type="float" office:value="2147.84470312501">
                <text:p>2147.84470312501</text:p>
              </table:table-cell>
              <table:table-cell office:value-type="float" office:value="2132.13012695313">
                <text:p>2132.13012695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7.497">
                <text:p>497.497</text:p>
              </table:table-cell>
              <table:table-cell office:value-type="float" office:value="2028.81771313023">
                <text:p>2028.81771313023</text:p>
              </table:table-cell>
              <table:table-cell office:value-type="float" office:value="2178.8234585244">
                <text:p>2178.8234585244</text:p>
              </table:table-cell>
              <table:table-cell office:value-type="float" office:value="2211.779096875">
                <text:p>2211.779096875</text:p>
              </table:table-cell>
              <table:table-cell office:value-type="float" office:value="2227.7626953125">
                <text:p>2227.762695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7.564">
                <text:p>497.564</text:p>
              </table:table-cell>
              <table:table-cell office:value-type="float" office:value="2066.0382686311">
                <text:p>2066.0382686311</text:p>
              </table:table-cell>
              <table:table-cell office:value-type="float" office:value="2103.25882413198">
                <text:p>2103.25882413198</text:p>
              </table:table-cell>
              <table:table-cell office:value-type="float" office:value="2062.57017484375">
                <text:p>2062.57017484375</text:p>
              </table:table-cell>
              <table:table-cell office:value-type="float" office:value="2025.26794433594">
                <text:p>2025.26794433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7.642">
                <text:p>497.642</text:p>
              </table:table-cell>
              <table:table-cell office:value-type="float" office:value="2015.11001529412">
                <text:p>2015.11001529412</text:p>
              </table:table-cell>
              <table:table-cell office:value-type="float" office:value="1964.18176195713">
                <text:p>1964.18176195713</text:p>
              </table:table-cell>
              <table:table-cell office:value-type="float" office:value="1889.29411309375">
                <text:p>1889.29411309375</text:p>
              </table:table-cell>
              <table:table-cell office:value-type="float" office:value="1845.97509765625">
                <text:p>1845.975097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7.712">
                <text:p>497.712</text:p>
              </table:table-cell>
              <table:table-cell office:value-type="float" office:value="2101.00419017659">
                <text:p>2101.00419017659</text:p>
              </table:table-cell>
              <table:table-cell office:value-type="float" office:value="2186.89836505906">
                <text:p>2186.89836505906</text:p>
              </table:table-cell>
              <table:table-cell office:value-type="float" office:value="2306.82268980625">
                <text:p>2306.82268980625</text:p>
              </table:table-cell>
              <table:table-cell office:value-type="float" office:value="2411.20483398438">
                <text:p>2411.20483398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7.784">
                <text:p>497.784</text:p>
              </table:table-cell>
              <table:table-cell office:value-type="float" office:value="2155.84321838135">
                <text:p>2155.84321838135</text:p>
              </table:table-cell>
              <table:table-cell office:value-type="float" office:value="2210.68224658611">
                <text:p>2210.68224658611</text:p>
              </table:table-cell>
              <table:table-cell office:value-type="float" office:value="2223.48895202376">
                <text:p>2223.48895202376</text:p>
              </table:table-cell>
              <table:table-cell office:value-type="float" office:value="2202.65551757813">
                <text:p>2202.65551757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97.858">
                <text:p>497.858</text:p>
              </table:table-cell>
              <table:table-cell office:value-type="float" office:value="2162.80217875604">
                <text:p>2162.80217875604</text:p>
              </table:table-cell>
              <table:table-cell office:value-type="float" office:value="2169.76113913073">
                <text:p>2169.76113913073</text:p>
              </table:table-cell>
              <table:table-cell office:value-type="float" office:value="2147.72669665475">
                <text:p>2147.72669665475</text:p>
              </table:table-cell>
              <table:table-cell office:value-type="float" office:value="2128.7861328125">
                <text:p>2128.78613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7.928">
                <text:p>497.928</text:p>
              </table:table-cell>
              <table:table-cell office:value-type="float" office:value="2124.70781795377">
                <text:p>2124.70781795377</text:p>
              </table:table-cell>
              <table:table-cell office:value-type="float" office:value="2086.6134571515">
                <text:p>2086.6134571515</text:p>
              </table:table-cell>
              <table:table-cell office:value-type="float" office:value="2041.84162839345">
                <text:p>2041.84162839345</text:p>
              </table:table-cell>
              <table:table-cell office:value-type="float" office:value="2015.37036132813">
                <text:p>2015.37036132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7.997">
                <text:p>497.997</text:p>
              </table:table-cell>
              <table:table-cell office:value-type="float" office:value="2122.62969540991">
                <text:p>2122.62969540991</text:p>
              </table:table-cell>
              <table:table-cell office:value-type="float" office:value="2120.55157286605">
                <text:p>2120.55157286605</text:p>
              </table:table-cell>
              <table:table-cell office:value-type="float" office:value="2138.8259428662">
                <text:p>2138.8259428662</text:p>
              </table:table-cell>
              <table:table-cell office:value-type="float" office:value="2163.07202148438">
                <text:p>2163.07202148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8.07">
                <text:p>498.07</text:p>
              </table:table-cell>
              <table:table-cell office:value-type="float" office:value="2004.35562564907">
                <text:p>2004.35562564907</text:p>
              </table:table-cell>
              <table:table-cell office:value-type="float" office:value="1886.08155588822">
                <text:p>1886.08155588822</text:p>
              </table:table-cell>
              <table:table-cell office:value-type="float" office:value="1759.82846982324">
                <text:p>1759.82846982324</text:p>
              </table:table-cell>
              <table:table-cell office:value-type="float" office:value="1665.0791015625">
                <text:p>1665.079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98.141">
                <text:p>498.141</text:p>
              </table:table-cell>
              <table:table-cell office:value-type="float" office:value="1879.55150204973">
                <text:p>1879.55150204973</text:p>
              </table:table-cell>
              <table:table-cell office:value-type="float" office:value="1754.7473784504">
                <text:p>1754.7473784504</text:p>
              </table:table-cell>
              <table:table-cell office:value-type="float" office:value="1684.02897521465">
                <text:p>1684.02897521465</text:p>
              </table:table-cell>
              <table:table-cell office:value-type="float" office:value="1665.0791015625">
                <text:p>1665.079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98.208">
                <text:p>498.208</text:p>
              </table:table-cell>
              <table:table-cell office:value-type="float" office:value="2088.79847447076">
                <text:p>2088.79847447076</text:p>
              </table:table-cell>
              <table:table-cell office:value-type="float" office:value="2298.04544689179">
                <text:p>2298.04544689179</text:p>
              </table:table-cell>
              <table:table-cell office:value-type="float" office:value="2590.59056066793">
                <text:p>2590.59056066793</text:p>
              </table:table-cell>
              <table:table-cell office:value-type="float" office:value="2817.23095703125">
                <text:p>2817.230957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98.277">
                <text:p>498.277</text:p>
              </table:table-cell>
              <table:table-cell office:value-type="float" office:value="2225.76022532236">
                <text:p>2225.76022532236</text:p>
              </table:table-cell>
              <table:table-cell office:value-type="float" office:value="2362.72197617396">
                <text:p>2362.72197617396</text:p>
              </table:table-cell>
              <table:table-cell office:value-type="float" office:value="2397.54779963359">
                <text:p>2397.54779963359</text:p>
              </table:table-cell>
              <table:table-cell office:value-type="float" office:value="2349.287109375">
                <text:p>2349.287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8.341">
                <text:p>498.341</text:p>
              </table:table-cell>
              <table:table-cell office:value-type="float" office:value="2143.00758304593">
                <text:p>2143.00758304593</text:p>
              </table:table-cell>
              <table:table-cell office:value-type="float" office:value="2060.2549407695">
                <text:p>2060.2549407695</text:p>
              </table:table-cell>
              <table:table-cell office:value-type="float" office:value="1897.38807555172">
                <text:p>1897.38807555172</text:p>
              </table:table-cell>
              <table:table-cell office:value-type="float" office:value="1772.34814453125">
                <text:p>1772.3481445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98.414">
                <text:p>498.414</text:p>
              </table:table-cell>
              <table:table-cell office:value-type="float" office:value="2028.75623849037">
                <text:p>2028.75623849037</text:p>
              </table:table-cell>
              <table:table-cell office:value-type="float" office:value="1914.5048939348">
                <text:p>1914.5048939348</text:p>
              </table:table-cell>
              <table:table-cell office:value-type="float" office:value="1836.02409948534">
                <text:p>1836.02409948534</text:p>
              </table:table-cell>
              <table:table-cell office:value-type="float" office:value="1820.68310546875">
                <text:p>1820.68310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98.473">
                <text:p>498.473</text:p>
              </table:table-cell>
              <table:table-cell office:value-type="float" office:value="1984.74365738469">
                <text:p>1984.74365738469</text:p>
              </table:table-cell>
              <table:table-cell office:value-type="float" office:value="1940.73107627902">
                <text:p>1940.73107627902</text:p>
              </table:table-cell>
              <table:table-cell office:value-type="float" office:value="1954.85286677207">
                <text:p>1954.85286677207</text:p>
              </table:table-cell>
              <table:table-cell office:value-type="float" office:value="1984.56005859375">
                <text:p>1984.56005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8.537">
                <text:p>498.537</text:p>
              </table:table-cell>
              <table:table-cell office:value-type="float" office:value="2020.66285474855">
                <text:p>2020.66285474855</text:p>
              </table:table-cell>
              <table:table-cell office:value-type="float" office:value="2056.5820521124">
                <text:p>2056.5820521124</text:p>
              </table:table-cell>
              <table:table-cell office:value-type="float" office:value="2118.96334679192">
                <text:p>2118.96334679192</text:p>
              </table:table-cell>
              <table:table-cell office:value-type="float" office:value="2159.99096679688">
                <text:p>2159.99096679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8.618">
                <text:p>498.618</text:p>
              </table:table-cell>
              <table:table-cell office:value-type="float" office:value="1991.42225657448">
                <text:p>1991.42225657448</text:p>
              </table:table-cell>
              <table:table-cell office:value-type="float" office:value="1962.18165840042">
                <text:p>1962.18165840042</text:p>
              </table:table-cell>
              <table:table-cell office:value-type="float" office:value="1911.35067717089">
                <text:p>1911.35067717089</text:p>
              </table:table-cell>
              <table:table-cell office:value-type="float" office:value="1859.44750976563">
                <text:p>1859.44750976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8.692">
                <text:p>498.692</text:p>
              </table:table-cell>
              <table:table-cell office:value-type="float" office:value="2063.02674279686">
                <text:p>2063.02674279686</text:p>
              </table:table-cell>
              <table:table-cell office:value-type="float" office:value="2134.63122901924">
                <text:p>2134.63122901924</text:p>
              </table:table-cell>
              <table:table-cell office:value-type="float" office:value="2227.48869012168">
                <text:p>2227.48869012168</text:p>
              </table:table-cell>
              <table:table-cell office:value-type="float" office:value="2306.52319335938">
                <text:p>2306.52319335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8.765">
                <text:p>498.765</text:p>
              </table:table-cell>
              <table:table-cell office:value-type="float" office:value="2188.74807692065">
                <text:p>2188.74807692065</text:p>
              </table:table-cell>
              <table:table-cell office:value-type="float" office:value="2314.46941104443">
                <text:p>2314.46941104443</text:p>
              </table:table-cell>
              <table:table-cell office:value-type="float" office:value="2411.30535521184">
                <text:p>2411.30535521184</text:p>
              </table:table-cell>
              <table:table-cell office:value-type="float" office:value="2457.25952148438">
                <text:p>2457.25952148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98.841">
                <text:p>498.841</text:p>
              </table:table-cell>
              <table:table-cell office:value-type="float" office:value="2174.89387772015">
                <text:p>2174.89387772015</text:p>
              </table:table-cell>
              <table:table-cell office:value-type="float" office:value="2161.03967851965">
                <text:p>2161.03967851965</text:p>
              </table:table-cell>
              <table:table-cell office:value-type="float" office:value="2078.42366869862">
                <text:p>2078.42366869862</text:p>
              </table:table-cell>
              <table:table-cell office:value-type="float" office:value="1995.20324707031">
                <text:p>1995.20324707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99.01">
                <text:p>499.01</text:p>
              </table:table-cell>
              <table:table-cell office:value-type="float" office:value="2063.00112077345">
                <text:p>2063.00112077345</text:p>
              </table:table-cell>
              <table:table-cell office:value-type="float" office:value="1951.10836382676">
                <text:p>1951.10836382676</text:p>
              </table:table-cell>
              <table:table-cell office:value-type="float" office:value="1838.06842514597">
                <text:p>1838.06842514597</text:p>
              </table:table-cell>
              <table:table-cell office:value-type="float" office:value="1777.97961425781">
                <text:p>1777.97961425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99.077">
                <text:p>499.077</text:p>
              </table:table-cell>
              <table:table-cell office:value-type="float" office:value="1952.15924268699">
                <text:p>1952.15924268699</text:p>
              </table:table-cell>
              <table:table-cell office:value-type="float" office:value="1841.31736460053">
                <text:p>1841.31736460053</text:p>
              </table:table-cell>
              <table:table-cell office:value-type="float" office:value="1782.19913424795">
                <text:p>1782.19913424795</text:p>
              </table:table-cell>
              <table:table-cell office:value-type="float" office:value="1768.23181152344">
                <text:p>1768.2318115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99.148">
                <text:p>499.148</text:p>
              </table:table-cell>
              <table:table-cell office:value-type="float" office:value="1873.63991295674">
                <text:p>1873.63991295674</text:p>
              </table:table-cell>
              <table:table-cell office:value-type="float" office:value="1795.12058322648">
                <text:p>1795.12058322648</text:p>
              </table:table-cell>
              <table:table-cell office:value-type="float" office:value="1770.24539325584">
                <text:p>1770.24539325584</text:p>
              </table:table-cell>
              <table:table-cell office:value-type="float" office:value="1767.25695800781">
                <text:p>1767.25695800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99.223">
                <text:p>499.223</text:p>
              </table:table-cell>
              <table:table-cell office:value-type="float" office:value="1894.41231183901">
                <text:p>1894.41231183901</text:p>
              </table:table-cell>
              <table:table-cell office:value-type="float" office:value="1915.18471072128">
                <text:p>1915.18471072128</text:p>
              </table:table-cell>
              <table:table-cell office:value-type="float" office:value="1979.83462552617">
                <text:p>1979.83462552617</text:p>
              </table:table-cell>
              <table:table-cell office:value-type="float" office:value="2032.23193359375">
                <text:p>2032.23193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99.302">
                <text:p>499.302</text:p>
              </table:table-cell>
              <table:table-cell office:value-type="float" office:value="2042.80867822055">
                <text:p>2042.80867822055</text:p>
              </table:table-cell>
              <table:table-cell office:value-type="float" office:value="2191.2050446021">
                <text:p>2191.2050446021</text:p>
              </table:table-cell>
              <table:table-cell office:value-type="float" office:value="2339.83137823023">
                <text:p>2339.83137823023</text:p>
              </table:table-cell>
              <table:table-cell office:value-type="float" office:value="2429.83056640625">
                <text:p>2429.830566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99.387">
                <text:p>499.387</text:p>
              </table:table-cell>
              <table:table-cell office:value-type="float" office:value="2116.34521364905">
                <text:p>2116.34521364905</text:p>
              </table:table-cell>
              <table:table-cell office:value-type="float" office:value="2189.88174907754">
                <text:p>2189.88174907754</text:p>
              </table:table-cell>
              <table:table-cell office:value-type="float" office:value="2189.16920533355">
                <text:p>2189.16920533355</text:p>
              </table:table-cell>
              <table:table-cell office:value-type="float" office:value="2151.50366210938">
                <text:p>2151.50366210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99.461">
                <text:p>499.461</text:p>
              </table:table-cell>
              <table:table-cell office:value-type="float" office:value="2259.9062413379">
                <text:p>2259.9062413379</text:p>
              </table:table-cell>
              <table:table-cell office:value-type="float" office:value="2403.46726902675">
                <text:p>2403.46726902675</text:p>
              </table:table-cell>
              <table:table-cell office:value-type="float" office:value="2518.47485669171">
                <text:p>2518.47485669171</text:p>
              </table:table-cell>
              <table:table-cell office:value-type="float" office:value="2600.80126953125">
                <text:p>2600.8012695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99.531">
                <text:p>499.531</text:p>
              </table:table-cell>
              <table:table-cell office:value-type="float" office:value="2250.52942054297">
                <text:p>2250.52942054297</text:p>
              </table:table-cell>
              <table:table-cell office:value-type="float" office:value="2241.15259974804">
                <text:p>2241.15259974804</text:p>
              </table:table-cell>
              <table:table-cell office:value-type="float" office:value="2153.75239321334">
                <text:p>2153.75239321334</text:p>
              </table:table-cell>
              <table:table-cell office:value-type="float" office:value="2062.57177734375">
                <text:p>2062.57177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99.597">
                <text:p>499.597</text:p>
              </table:table-cell>
              <table:table-cell office:value-type="float" office:value="2234.87004734876">
                <text:p>2234.87004734876</text:p>
              </table:table-cell>
              <table:table-cell office:value-type="float" office:value="2219.21067415455">
                <text:p>2219.21067415455</text:p>
              </table:table-cell>
              <table:table-cell office:value-type="float" office:value="2207.39579114267">
                <text:p>2207.39579114267</text:p>
              </table:table-cell>
              <table:table-cell office:value-type="float" office:value="2220.806640625">
                <text:p>2220.8066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99.668">
                <text:p>499.668</text:p>
              </table:table-cell>
              <table:table-cell office:value-type="float" office:value="2175.66643887648">
                <text:p>2175.66643887648</text:p>
              </table:table-cell>
              <table:table-cell office:value-type="float" office:value="2116.4628304042">
                <text:p>2116.4628304042</text:p>
              </table:table-cell>
              <table:table-cell office:value-type="float" office:value="2061.13706838478">
                <text:p>2061.13706838478</text:p>
              </table:table-cell>
              <table:table-cell office:value-type="float" office:value="2024.57238769531">
                <text:p>2024.5723876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99.742">
                <text:p>499.742</text:p>
              </table:table-cell>
              <table:table-cell office:value-type="float" office:value="2113.47485760242">
                <text:p>2113.47485760242</text:p>
              </table:table-cell>
              <table:table-cell office:value-type="float" office:value="2051.28327632837">
                <text:p>2051.28327632837</text:p>
              </table:table-cell>
              <table:table-cell office:value-type="float" office:value="2016.18659336446">
                <text:p>2016.18659336446</text:p>
              </table:table-cell>
              <table:table-cell office:value-type="float" office:value="2004.94897460938">
                <text:p>2004.94897460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9.812">
                <text:p>499.812</text:p>
              </table:table-cell>
              <table:table-cell office:value-type="float" office:value="2136.45949205549">
                <text:p>2136.45949205549</text:p>
              </table:table-cell>
              <table:table-cell office:value-type="float" office:value="2159.44412650856">
                <text:p>2159.44412650856</text:p>
              </table:table-cell>
              <table:table-cell office:value-type="float" office:value="2217.68458429789">
                <text:p>2217.68458429789</text:p>
              </table:table-cell>
              <table:table-cell office:value-type="float" office:value="2268.05908203125">
                <text:p>2268.05908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9.883">
                <text:p>499.883</text:p>
              </table:table-cell>
              <table:table-cell office:value-type="float" office:value="2117.8993440758">
                <text:p>2117.8993440758</text:p>
              </table:table-cell>
              <table:table-cell office:value-type="float" office:value="2099.3391960961">
                <text:p>2099.3391960961</text:p>
              </table:table-cell>
              <table:table-cell office:value-type="float" office:value="2066.97500279708">
                <text:p>2066.97500279708</text:p>
              </table:table-cell>
              <table:table-cell office:value-type="float" office:value="2029.29760742188">
                <text:p>2029.29760742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9.949">
                <text:p>499.949</text:p>
              </table:table-cell>
              <table:table-cell office:value-type="float" office:value="2178.58330985684">
                <text:p>2178.58330985684</text:p>
              </table:table-cell>
              <table:table-cell office:value-type="float" office:value="2239.26727563788">
                <text:p>2239.26727563788</text:p>
              </table:table-cell>
              <table:table-cell office:value-type="float" office:value="2314.61316462192">
                <text:p>2314.61316462192</text:p>
              </table:table-cell>
              <table:table-cell office:value-type="float" office:value="2376.52270507813">
                <text:p>2376.52270507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00.021">
                <text:p>500.021</text:p>
              </table:table-cell>
              <table:table-cell office:value-type="float" office:value="2148.26698992016">
                <text:p>2148.26698992016</text:p>
              </table:table-cell>
              <table:table-cell office:value-type="float" office:value="2117.95066998349">
                <text:p>2117.95066998349</text:p>
              </table:table-cell>
              <table:table-cell office:value-type="float" office:value="2052.62634386189">
                <text:p>2052.62634386189</text:p>
              </table:table-cell>
              <table:table-cell office:value-type="float" office:value="1987.12963867188">
                <text:p>1987.12963867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0.094">
                <text:p>500.094</text:p>
              </table:table-cell>
              <table:table-cell office:value-type="float" office:value="2084.7250228004">
                <text:p>2084.7250228004</text:p>
              </table:table-cell>
              <table:table-cell office:value-type="float" office:value="2021.18305568064">
                <text:p>2021.18305568064</text:p>
              </table:table-cell>
              <table:table-cell office:value-type="float" office:value="1969.07741720988">
                <text:p>1969.07741720988</text:p>
              </table:table-cell>
              <table:table-cell office:value-type="float" office:value="1948.19018554688">
                <text:p>1948.1901855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0.175">
                <text:p>500.175</text:p>
              </table:table-cell>
              <table:table-cell office:value-type="float" office:value="2070.9278741614">
                <text:p>2070.9278741614</text:p>
              </table:table-cell>
              <table:table-cell office:value-type="float" office:value="2057.13072552239">
                <text:p>2057.13072552239</text:p>
              </table:table-cell>
              <table:table-cell office:value-type="float" office:value="2076.48716312948">
                <text:p>2076.48716312948</text:p>
              </table:table-cell>
              <table:table-cell office:value-type="float" office:value="2103.33959960938">
                <text:p>2103.33959960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0.248">
                <text:p>500.248</text:p>
              </table:table-cell>
              <table:table-cell office:value-type="float" office:value="2122.68694644741">
                <text:p>2122.68694644741</text:p>
              </table:table-cell>
              <table:table-cell office:value-type="float" office:value="2174.44601873342">
                <text:p>2174.44601873342</text:p>
              </table:table-cell>
              <table:table-cell office:value-type="float" office:value="2237.6157920009">
                <text:p>2237.6157920009</text:p>
              </table:table-cell>
              <table:table-cell office:value-type="float" office:value="2277.89794921875">
                <text:p>2277.897949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0.32">
                <text:p>500.32</text:p>
              </table:table-cell>
              <table:table-cell office:value-type="float" office:value="2197.89227563836">
                <text:p>2197.89227563836</text:p>
              </table:table-cell>
              <table:table-cell office:value-type="float" office:value="2273.09760482931">
                <text:p>2273.09760482931</text:p>
              </table:table-cell>
              <table:table-cell office:value-type="float" office:value="2326.21768965018">
                <text:p>2326.21768965018</text:p>
              </table:table-cell>
              <table:table-cell office:value-type="float" office:value="2348.3681640625">
                <text:p>2348.36816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0.389">
                <text:p>500.389</text:p>
              </table:table-cell>
              <table:table-cell office:value-type="float" office:value="2150.08025423376">
                <text:p>2150.08025423376</text:p>
              </table:table-cell>
              <table:table-cell office:value-type="float" office:value="2102.26823282916">
                <text:p>2102.26823282916</text:p>
              </table:table-cell>
              <table:table-cell office:value-type="float" office:value="2010.28318636754">
                <text:p>2010.28318636754</text:p>
              </table:table-cell>
              <table:table-cell office:value-type="float" office:value="1931.29956054688">
                <text:p>1931.2995605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0.458">
                <text:p>500.458</text:p>
              </table:table-cell>
              <table:table-cell office:value-type="float" office:value="2202.73717419462">
                <text:p>2202.73717419462</text:p>
              </table:table-cell>
              <table:table-cell office:value-type="float" office:value="2255.39409415549">
                <text:p>2255.39409415549</text:p>
              </table:table-cell>
              <table:table-cell office:value-type="float" office:value="2337.84648102351">
                <text:p>2337.84648102351</text:p>
              </table:table-cell>
              <table:table-cell office:value-type="float" office:value="2419.7373046875">
                <text:p>2419.73730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0.525">
                <text:p>500.525</text:p>
              </table:table-cell>
              <table:table-cell office:value-type="float" office:value="2124.44851722386">
                <text:p>2124.44851722386</text:p>
              </table:table-cell>
              <table:table-cell office:value-type="float" office:value="2046.1598602531">
                <text:p>2046.1598602531</text:p>
              </table:table-cell>
              <table:table-cell office:value-type="float" office:value="1933.49527276721">
                <text:p>1933.49527276721</text:p>
              </table:table-cell>
              <table:table-cell office:value-type="float" office:value="1832.40747070313">
                <text:p>1832.40747070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0.593">
                <text:p>500.593</text:p>
              </table:table-cell>
              <table:table-cell office:value-type="float" office:value="2103.62115540172">
                <text:p>2103.62115540172</text:p>
              </table:table-cell>
              <table:table-cell office:value-type="float" office:value="2082.79379357957">
                <text:p>2082.79379357957</text:p>
              </table:table-cell>
              <table:table-cell office:value-type="float" office:value="2102.51975767844">
                <text:p>2102.51975767844</text:p>
              </table:table-cell>
              <table:table-cell office:value-type="float" office:value="2144.77587890625">
                <text:p>2144.775878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0.665">
                <text:p>500.665</text:p>
              </table:table-cell>
              <table:table-cell office:value-type="float" office:value="2036.02401068966">
                <text:p>2036.02401068966</text:p>
              </table:table-cell>
              <table:table-cell office:value-type="float" office:value="1968.42686597761">
                <text:p>1968.42686597761</text:p>
              </table:table-cell>
              <table:table-cell office:value-type="float" office:value="1906.84467419194">
                <text:p>1906.84467419194</text:p>
              </table:table-cell>
              <table:table-cell office:value-type="float" office:value="1857.92590332031">
                <text:p>1857.92590332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0.732">
                <text:p>500.732</text:p>
              </table:table-cell>
              <table:table-cell office:value-type="float" office:value="2003.38552917042">
                <text:p>2003.38552917042</text:p>
              </table:table-cell>
              <table:table-cell office:value-type="float" office:value="1970.74704765118">
                <text:p>1970.74704765118</text:p>
              </table:table-cell>
              <table:table-cell office:value-type="float" office:value="1971.99637624464">
                <text:p>1971.99637624464</text:p>
              </table:table-cell>
              <table:table-cell office:value-type="float" office:value="1988.28430175781">
                <text:p>1988.28430175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0.8">
                <text:p>500.8</text:p>
              </table:table-cell>
              <table:table-cell office:value-type="float" office:value="2064.01533269257">
                <text:p>2064.01533269257</text:p>
              </table:table-cell>
              <table:table-cell office:value-type="float" office:value="2124.64513621471">
                <text:p>2124.64513621471</text:p>
              </table:table-cell>
              <table:table-cell office:value-type="float" office:value="2207.51333774893">
                <text:p>2207.51333774893</text:p>
              </table:table-cell>
              <table:table-cell office:value-type="float" office:value="2266.392578125">
                <text:p>2266.3925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0.871">
                <text:p>500.871</text:p>
              </table:table-cell>
              <table:table-cell office:value-type="float" office:value="2074.88298731332">
                <text:p>2074.88298731332</text:p>
              </table:table-cell>
              <table:table-cell office:value-type="float" office:value="2085.75064193407">
                <text:p>2085.75064193407</text:p>
              </table:table-cell>
              <table:table-cell office:value-type="float" office:value="2064.80745270603">
                <text:p>2064.80745270603</text:p>
              </table:table-cell>
              <table:table-cell office:value-type="float" office:value="2029.13098144531">
                <text:p>2029.13098144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0.944">
                <text:p>500.944</text:p>
              </table:table-cell>
              <table:table-cell office:value-type="float" office:value="2085.63307479601">
                <text:p>2085.63307479601</text:p>
              </table:table-cell>
              <table:table-cell office:value-type="float" office:value="2096.38316227871">
                <text:p>2096.38316227871</text:p>
              </table:table-cell>
              <table:table-cell office:value-type="float" office:value="2102.10836554121">
                <text:p>2102.10836554121</text:p>
              </table:table-cell>
              <table:table-cell office:value-type="float" office:value="2111.43359375">
                <text:p>2111.43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1.017">
                <text:p>501.017</text:p>
              </table:table-cell>
              <table:table-cell office:value-type="float" office:value="2083.64954568977">
                <text:p>2083.64954568977</text:p>
              </table:table-cell>
              <table:table-cell office:value-type="float" office:value="2081.66601658353">
                <text:p>2081.66601658353</text:p>
              </table:table-cell>
              <table:table-cell office:value-type="float" office:value="2073.74139967075">
                <text:p>2073.74139967075</text:p>
              </table:table-cell>
              <table:table-cell office:value-type="float" office:value="2066.64965820313">
                <text:p>2066.64965820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1.085">
                <text:p>501.085</text:p>
              </table:table-cell>
              <table:table-cell office:value-type="float" office:value="2145.99280285842">
                <text:p>2145.99280285842</text:p>
              </table:table-cell>
              <table:table-cell office:value-type="float" office:value="2208.33606002706">
                <text:p>2208.33606002706</text:p>
              </table:table-cell>
              <table:table-cell office:value-type="float" office:value="2276.54300649665">
                <text:p>2276.54300649665</text:p>
              </table:table-cell>
              <table:table-cell office:value-type="float" office:value="2327.24340820313">
                <text:p>2327.24340820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1.153">
                <text:p>501.153</text:p>
              </table:table-cell>
              <table:table-cell office:value-type="float" office:value="2164.15417434842">
                <text:p>2164.15417434842</text:p>
              </table:table-cell>
              <table:table-cell office:value-type="float" office:value="2182.31554583841">
                <text:p>2182.31554583841</text:p>
              </table:table-cell>
              <table:table-cell office:value-type="float" office:value="2168.30449973683">
                <text:p>2168.30449973683</text:p>
              </table:table-cell>
              <table:table-cell office:value-type="float" office:value="2141.24487304688">
                <text:p>2141.2448730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1.224">
                <text:p>501.224</text:p>
              </table:table-cell>
              <table:table-cell office:value-type="float" office:value="2156.80980525695">
                <text:p>2156.80980525695</text:p>
              </table:table-cell>
              <table:table-cell office:value-type="float" office:value="2149.46543616548">
                <text:p>2149.46543616548</text:p>
              </table:table-cell>
              <table:table-cell office:value-type="float" office:value="2131.77691557237">
                <text:p>2131.77691557237</text:p>
              </table:table-cell>
              <table:table-cell office:value-type="float" office:value="2122.64501953125">
                <text:p>2122.6450195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1.29">
                <text:p>501.29</text:p>
              </table:table-cell>
              <table:table-cell office:value-type="float" office:value="2089.39595014933">
                <text:p>2089.39595014933</text:p>
              </table:table-cell>
              <table:table-cell office:value-type="float" office:value="2021.9820950417">
                <text:p>2021.9820950417</text:p>
              </table:table-cell>
              <table:table-cell office:value-type="float" office:value="1953.33721905198">
                <text:p>1953.33721905198</text:p>
              </table:table-cell>
              <table:table-cell office:value-type="float" office:value="1908.72729492188">
                <text:p>1908.72729492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1.357">
                <text:p>501.357</text:p>
              </table:table-cell>
              <table:table-cell office:value-type="float" office:value="2043.78649971487">
                <text:p>2043.78649971487</text:p>
              </table:table-cell>
              <table:table-cell office:value-type="float" office:value="1998.17704928041">
                <text:p>1998.17704928041</text:p>
              </table:table-cell>
              <table:table-cell office:value-type="float" office:value="1985.35894771664">
                <text:p>1985.35894771664</text:p>
              </table:table-cell>
              <table:table-cell office:value-type="float" office:value="1993.36437988281">
                <text:p>1993.36437988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1.426">
                <text:p>501.426</text:p>
              </table:table-cell>
              <table:table-cell office:value-type="float" office:value="2021.09787758309">
                <text:p>2021.09787758309</text:p>
              </table:table-cell>
              <table:table-cell office:value-type="float" office:value="1998.40925545131">
                <text:p>1998.40925545131</text:p>
              </table:table-cell>
              <table:table-cell office:value-type="float" office:value="1998.53428954333">
                <text:p>1998.53428954333</text:p>
              </table:table-cell>
              <table:table-cell office:value-type="float" office:value="2001.828125">
                <text:p>2001.8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1.495">
                <text:p>501.495</text:p>
              </table:table-cell>
              <table:table-cell office:value-type="float" office:value="2052.22190840959">
                <text:p>2052.22190840959</text:p>
              </table:table-cell>
              <table:table-cell office:value-type="float" office:value="2083.34593923609">
                <text:p>2083.34593923609</text:p>
              </table:table-cell>
              <table:table-cell office:value-type="float" office:value="2129.08107665867">
                <text:p>2129.08107665867</text:p>
              </table:table-cell>
              <table:table-cell office:value-type="float" office:value="2161.7177734375">
                <text:p>2161.7177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1.572">
                <text:p>501.572</text:p>
              </table:table-cell>
              <table:table-cell office:value-type="float" office:value="2067.72303796799">
                <text:p>2067.72303796799</text:p>
              </table:table-cell>
              <table:table-cell office:value-type="float" office:value="2083.22416752639">
                <text:p>2083.22416752639</text:p>
              </table:table-cell>
              <table:table-cell office:value-type="float" office:value="2083.15859814424">
                <text:p>2083.15859814424</text:p>
              </table:table-cell>
              <table:table-cell office:value-type="float" office:value="2071.67797851563">
                <text:p>2071.6779785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01.644">
                <text:p>501.644</text:p>
              </table:table-cell>
              <table:table-cell office:value-type="float" office:value="2152.82885014924">
                <text:p>2152.82885014924</text:p>
              </table:table-cell>
              <table:table-cell office:value-type="float" office:value="2237.93466233049">
                <text:p>2237.93466233049</text:p>
              </table:table-cell>
              <table:table-cell office:value-type="float" office:value="2321.24031337885">
                <text:p>2321.24031337885</text:p>
              </table:table-cell>
              <table:table-cell office:value-type="float" office:value="2380.7607421875">
                <text:p>2380.760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01.713">
                <text:p>501.713</text:p>
              </table:table-cell>
              <table:table-cell office:value-type="float" office:value="2135.69748098098">
                <text:p>2135.69748098098</text:p>
              </table:table-cell>
              <table:table-cell office:value-type="float" office:value="2118.56611181273">
                <text:p>2118.56611181273</text:p>
              </table:table-cell>
              <table:table-cell office:value-type="float" office:value="2054.29073845702">
                <text:p>2054.29073845702</text:p>
              </table:table-cell>
              <table:table-cell office:value-type="float" office:value="1987.55334472656">
                <text:p>1987.55334472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1.784">
                <text:p>501.784</text:p>
              </table:table-cell>
              <table:table-cell office:value-type="float" office:value="2161.36973540118">
                <text:p>2161.36973540118</text:p>
              </table:table-cell>
              <table:table-cell office:value-type="float" office:value="2187.04198982137">
                <text:p>2187.04198982137</text:p>
              </table:table-cell>
              <table:table-cell office:value-type="float" office:value="2223.9136164414">
                <text:p>2223.9136164414</text:p>
              </table:table-cell>
              <table:table-cell office:value-type="float" office:value="2266.3193359375">
                <text:p>2266.3193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01.925">
                <text:p>501.925</text:p>
              </table:table-cell>
              <table:table-cell office:value-type="float" office:value="2090.78214298021">
                <text:p>2090.78214298021</text:p>
              </table:table-cell>
              <table:table-cell office:value-type="float" office:value="2020.19455055924">
                <text:p>2020.19455055924</text:p>
              </table:table-cell>
              <table:table-cell office:value-type="float" office:value="1930.35362172578">
                <text:p>1930.35362172578</text:p>
              </table:table-cell>
              <table:table-cell office:value-type="float" office:value="1856.96362304688">
                <text:p>1856.9636230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01.988">
                <text:p>501.988</text:p>
              </table:table-cell>
              <table:table-cell office:value-type="float" office:value="2027.54323508609">
                <text:p>2027.54323508609</text:p>
              </table:table-cell>
              <table:table-cell office:value-type="float" office:value="1964.30432719196">
                <text:p>1964.30432719196</text:p>
              </table:table-cell>
              <table:table-cell office:value-type="float" office:value="1934.20959153266">
                <text:p>1934.20959153266</text:p>
              </table:table-cell>
              <table:table-cell office:value-type="float" office:value="1935.17358398438">
                <text:p>1935.17358398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02.054">
                <text:p>502.054</text:p>
              </table:table-cell>
              <table:table-cell office:value-type="float" office:value="1974.64332491141">
                <text:p>1974.64332491141</text:p>
              </table:table-cell>
              <table:table-cell office:value-type="float" office:value="1921.74341473674">
                <text:p>1921.74341473674</text:p>
              </table:table-cell>
              <table:table-cell office:value-type="float" office:value="1898.82600033778">
                <text:p>1898.82600033778</text:p>
              </table:table-cell>
              <table:table-cell office:value-type="float" office:value="1889.98010253906">
                <text:p>1889.98010253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2.128">
                <text:p>502.128</text:p>
              </table:table-cell>
              <table:table-cell office:value-type="float" office:value="2047.54031822066">
                <text:p>2047.54031822066</text:p>
              </table:table-cell>
              <table:table-cell office:value-type="float" office:value="2120.4373115299">
                <text:p>2120.4373115299</text:p>
              </table:table-cell>
              <table:table-cell office:value-type="float" office:value="2227.42633288006">
                <text:p>2227.42633288006</text:p>
              </table:table-cell>
              <table:table-cell office:value-type="float" office:value="2309.57641601563">
                <text:p>2309.5764160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02.203">
                <text:p>502.203</text:p>
              </table:table-cell>
              <table:table-cell office:value-type="float" office:value="2137.24504967933">
                <text:p>2137.24504967933</text:p>
              </table:table-cell>
              <table:table-cell office:value-type="float" office:value="2226.949781138">
                <text:p>2226.949781138</text:p>
              </table:table-cell>
              <table:table-cell office:value-type="float" office:value="2284.30264938852">
                <text:p>2284.30264938852</text:p>
              </table:table-cell>
              <table:table-cell office:value-type="float" office:value="2298.52172851563">
                <text:p>2298.5217285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02.322">
                <text:p>502.322</text:p>
              </table:table-cell>
              <table:table-cell office:value-type="float" office:value="2093.84779351469">
                <text:p>2093.84779351469</text:p>
              </table:table-cell>
              <table:table-cell office:value-type="float" office:value="2050.45053735006">
                <text:p>2050.45053735006</text:p>
              </table:table-cell>
              <table:table-cell office:value-type="float" office:value="1955.4124830027">
                <text:p>1955.4124830027</text:p>
              </table:table-cell>
              <table:table-cell office:value-type="float" office:value="1873.18994140625">
                <text:p>1873.189941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02.395">
                <text:p>502.395</text:p>
              </table:table-cell>
              <table:table-cell office:value-type="float" office:value="1981.28656879035">
                <text:p>1981.28656879035</text:p>
              </table:table-cell>
              <table:table-cell office:value-type="float" office:value="1868.725344066">
                <text:p>1868.725344066</text:p>
              </table:table-cell>
              <table:table-cell office:value-type="float" office:value="1770.87331691304">
                <text:p>1770.87331691304</text:p>
              </table:table-cell>
              <table:table-cell office:value-type="float" office:value="1724.73852539063">
                <text:p>1724.73852539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02.468">
                <text:p>502.468</text:p>
              </table:table-cell>
              <table:table-cell office:value-type="float" office:value="1960.05181186623">
                <text:p>1960.05181186623</text:p>
              </table:table-cell>
              <table:table-cell office:value-type="float" office:value="1938.81705494211">
                <text:p>1938.81705494211</text:p>
              </table:table-cell>
              <table:table-cell office:value-type="float" office:value="1976.55874541386">
                <text:p>1976.55874541386</text:p>
              </table:table-cell>
              <table:table-cell office:value-type="float" office:value="2027.98010253906">
                <text:p>2027.98010253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2.533">
                <text:p>502.533</text:p>
              </table:table-cell>
              <table:table-cell office:value-type="float" office:value="1982.95430079676">
                <text:p>1982.95430079676</text:p>
              </table:table-cell>
              <table:table-cell office:value-type="float" office:value="2005.85678972729">
                <text:p>2005.85678972729</text:p>
              </table:table-cell>
              <table:table-cell office:value-type="float" office:value="2041.95510845777">
                <text:p>2041.95510845777</text:p>
              </table:table-cell>
              <table:table-cell office:value-type="float" office:value="2058.30419921875">
                <text:p>2058.304199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2.608">
                <text:p>502.608</text:p>
              </table:table-cell>
              <table:table-cell office:value-type="float" office:value="1997.39292797463">
                <text:p>1997.39292797463</text:p>
              </table:table-cell>
              <table:table-cell office:value-type="float" office:value="2011.8315551525">
                <text:p>2011.8315551525</text:p>
              </table:table-cell>
              <table:table-cell office:value-type="float" office:value="2015.04873653531">
                <text:p>2015.04873653531</text:p>
              </table:table-cell>
              <table:table-cell office:value-type="float" office:value="2008.32214355469">
                <text:p>2008.32214355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02.68">
                <text:p>502.68</text:p>
              </table:table-cell>
              <table:table-cell office:value-type="float" office:value="2126.66322042005">
                <text:p>2126.66322042005</text:p>
              </table:table-cell>
              <table:table-cell office:value-type="float" office:value="2255.93351286546">
                <text:p>2255.93351286546</text:p>
              </table:table-cell>
              <table:table-cell office:value-type="float" office:value="2387.37302855706">
                <text:p>2387.37302855706</text:p>
              </table:table-cell>
              <table:table-cell office:value-type="float" office:value="2480.4541015625">
                <text:p>2480.45410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2.75">
                <text:p>502.75</text:p>
              </table:table-cell>
              <table:table-cell office:value-type="float" office:value="2187.79016908331">
                <text:p>2187.79016908331</text:p>
              </table:table-cell>
              <table:table-cell office:value-type="float" office:value="2248.91711774658">
                <text:p>2248.91711774658</text:p>
              </table:table-cell>
              <table:table-cell office:value-type="float" office:value="2245.13905883641">
                <text:p>2245.13905883641</text:p>
              </table:table-cell>
              <table:table-cell office:value-type="float" office:value="2209.58056640625">
                <text:p>2209.580566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2.816">
                <text:p>502.816</text:p>
              </table:table-cell>
              <table:table-cell office:value-type="float" office:value="2187.05403303418">
                <text:p>2187.05403303418</text:p>
              </table:table-cell>
              <table:table-cell office:value-type="float" office:value="2186.31789698504">
                <text:p>2186.31789698504</text:p>
              </table:table-cell>
              <table:table-cell office:value-type="float" office:value="2152.61062426728">
                <text:p>2152.61062426728</text:p>
              </table:table-cell>
              <table:table-cell office:value-type="float" office:value="2129.478515625">
                <text:p>2129.4785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2.886">
                <text:p>502.886</text:p>
              </table:table-cell>
              <table:table-cell office:value-type="float" office:value="2126.28288350044">
                <text:p>2126.28288350044</text:p>
              </table:table-cell>
              <table:table-cell office:value-type="float" office:value="2065.5117339667">
                <text:p>2065.5117339667</text:p>
              </table:table-cell>
              <table:table-cell office:value-type="float" office:value="2000.46226157221">
                <text:p>2000.46226157221</text:p>
              </table:table-cell>
              <table:table-cell office:value-type="float" office:value="1962.42517089844">
                <text:p>1962.42517089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2.955">
                <text:p>502.955</text:p>
              </table:table-cell>
              <table:table-cell office:value-type="float" office:value="2046.73942598565">
                <text:p>2046.73942598565</text:p>
              </table:table-cell>
              <table:table-cell office:value-type="float" office:value="1967.19596847086">
                <text:p>1967.19596847086</text:p>
              </table:table-cell>
              <table:table-cell office:value-type="float" office:value="1914.25671012695">
                <text:p>1914.25671012695</text:p>
              </table:table-cell>
              <table:table-cell office:value-type="float" office:value="1892.70532226563">
                <text:p>1892.70532226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3.029">
                <text:p>503.029</text:p>
              </table:table-cell>
              <table:table-cell office:value-type="float" office:value="2120.18389187567">
                <text:p>2120.18389187567</text:p>
              </table:table-cell>
              <table:table-cell office:value-type="float" office:value="2193.62835776568">
                <text:p>2193.62835776568</text:p>
              </table:table-cell>
              <table:table-cell office:value-type="float" office:value="2315.55349046289">
                <text:p>2315.55349046289</text:p>
              </table:table-cell>
              <table:table-cell office:value-type="float" office:value="2415.87768554688">
                <text:p>2415.8776855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3.097">
                <text:p>503.097</text:p>
              </table:table-cell>
              <table:table-cell office:value-type="float" office:value="2084.59727995817">
                <text:p>2084.59727995817</text:p>
              </table:table-cell>
              <table:table-cell office:value-type="float" office:value="2049.01066804066">
                <text:p>2049.01066804066</text:p>
              </table:table-cell>
              <table:table-cell office:value-type="float" office:value="1971.13960434258">
                <text:p>1971.13960434258</text:p>
              </table:table-cell>
              <table:table-cell office:value-type="float" office:value="1885.0361328125">
                <text:p>1885.03613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3.168">
                <text:p>503.168</text:p>
              </table:table-cell>
              <table:table-cell office:value-type="float" office:value="2088.00961046534">
                <text:p>2088.00961046534</text:p>
              </table:table-cell>
              <table:table-cell office:value-type="float" office:value="2091.42194097252">
                <text:p>2091.42194097252</text:p>
              </table:table-cell>
              <table:table-cell office:value-type="float" office:value="2114.25878024352">
                <text:p>2114.25878024352</text:p>
              </table:table-cell>
              <table:table-cell office:value-type="float" office:value="2150.03857421875">
                <text:p>2150.0385742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03.237">
                <text:p>503.237</text:p>
              </table:table-cell>
              <table:table-cell office:value-type="float" office:value="2085.76306815775">
                <text:p>2085.76306815775</text:p>
              </table:table-cell>
              <table:table-cell office:value-type="float" office:value="2083.51652585017">
                <text:p>2083.51652585017</text:p>
              </table:table-cell>
              <table:table-cell office:value-type="float" office:value="2079.25976386121">
                <text:p>2079.25976386121</text:p>
              </table:table-cell>
              <table:table-cell office:value-type="float" office:value="2070.51000976563">
                <text:p>2070.51000976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03.31">
                <text:p>503.31</text:p>
              </table:table-cell>
              <table:table-cell office:value-type="float" office:value="2134.04877169113">
                <text:p>2134.04877169113</text:p>
              </table:table-cell>
              <table:table-cell office:value-type="float" office:value="2182.33447522452">
                <text:p>2182.33447522452</text:p>
              </table:table-cell>
              <table:table-cell office:value-type="float" office:value="2235.54414027224">
                <text:p>2235.54414027224</text:p>
              </table:table-cell>
              <table:table-cell office:value-type="float" office:value="2274.615234375">
                <text:p>2274.6152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03.382">
                <text:p>503.382</text:p>
              </table:table-cell>
              <table:table-cell office:value-type="float" office:value="2080.67986527599">
                <text:p>2080.67986527599</text:p>
              </table:table-cell>
              <table:table-cell office:value-type="float" office:value="2027.31095886085">
                <text:p>2027.31095886085</text:p>
              </table:table-cell>
              <table:table-cell office:value-type="float" office:value="1943.83675774195">
                <text:p>1943.83675774195</text:p>
              </table:table-cell>
              <table:table-cell office:value-type="float" office:value="1870.90991210938">
                <text:p>1870.90991210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03.45">
                <text:p>503.45</text:p>
              </table:table-cell>
              <table:table-cell office:value-type="float" office:value="2038.76022650828">
                <text:p>2038.76022650828</text:p>
              </table:table-cell>
              <table:table-cell office:value-type="float" office:value="1996.84058774056">
                <text:p>1996.84058774056</text:p>
              </table:table-cell>
              <table:table-cell office:value-type="float" office:value="1980.43346482964">
                <text:p>1980.43346482964</text:p>
              </table:table-cell>
              <table:table-cell office:value-type="float" office:value="1989.58264160156">
                <text:p>1989.58264160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3.521">
                <text:p>503.521</text:p>
              </table:table-cell>
              <table:table-cell office:value-type="float" office:value="2045.49986886173">
                <text:p>2045.49986886173</text:p>
              </table:table-cell>
              <table:table-cell office:value-type="float" office:value="2052.23951121518">
                <text:p>2052.23951121518</text:p>
              </table:table-cell>
              <table:table-cell office:value-type="float" office:value="2082.06970077843">
                <text:p>2082.06970077843</text:p>
              </table:table-cell>
              <table:table-cell office:value-type="float" office:value="2107.47875976563">
                <text:p>2107.47875976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03.588">
                <text:p>503.588</text:p>
              </table:table-cell>
              <table:table-cell office:value-type="float" office:value="2123.37118413162">
                <text:p>2123.37118413162</text:p>
              </table:table-cell>
              <table:table-cell office:value-type="float" office:value="2201.24249940151">
                <text:p>2201.24249940151</text:p>
              </table:table-cell>
              <table:table-cell office:value-type="float" office:value="2281.47487765569">
                <text:p>2281.47487765569</text:p>
              </table:table-cell>
              <table:table-cell office:value-type="float" office:value="2331.326171875">
                <text:p>2331.32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3.657">
                <text:p>503.657</text:p>
              </table:table-cell>
              <table:table-cell office:value-type="float" office:value="2138.24501467276">
                <text:p>2138.24501467276</text:p>
              </table:table-cell>
              <table:table-cell office:value-type="float" office:value="2153.11884521389">
                <text:p>2153.11884521389</text:p>
              </table:table-cell>
              <table:table-cell office:value-type="float" office:value="2127.20610834364">
                <text:p>2127.20610834364</text:p>
              </table:table-cell>
              <table:table-cell office:value-type="float" office:value="2088.63891601563">
                <text:p>2088.6389160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3.726">
                <text:p>503.726</text:p>
              </table:table-cell>
              <table:table-cell office:value-type="float" office:value="2052.00411195912">
                <text:p>2052.00411195912</text:p>
              </table:table-cell>
              <table:table-cell office:value-type="float" office:value="1965.76320924548">
                <text:p>1965.76320924548</text:p>
              </table:table-cell>
              <table:table-cell office:value-type="float" office:value="1864.87940526248">
                <text:p>1864.87940526248</text:p>
              </table:table-cell>
              <table:table-cell office:value-type="float" office:value="1799.29772949219">
                <text:p>1799.29772949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03.797">
                <text:p>503.797</text:p>
              </table:table-cell>
              <table:table-cell office:value-type="float" office:value="2006.65737122473">
                <text:p>2006.65737122473</text:p>
              </table:table-cell>
              <table:table-cell office:value-type="float" office:value="1961.31063049035">
                <text:p>1961.31063049035</text:p>
              </table:table-cell>
              <table:table-cell office:value-type="float" office:value="1958.91308808374">
                <text:p>1958.91308808374</text:p>
              </table:table-cell>
              <table:table-cell office:value-type="float" office:value="1982.42150878906">
                <text:p>1982.42150878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3.864">
                <text:p>503.864</text:p>
              </table:table-cell>
              <table:table-cell office:value-type="float" office:value="2007.86195233768">
                <text:p>2007.86195233768</text:p>
              </table:table-cell>
              <table:table-cell office:value-type="float" office:value="2009.06653345064">
                <text:p>2009.06653345064</text:p>
              </table:table-cell>
              <table:table-cell office:value-type="float" office:value="2034.78125042925">
                <text:p>2034.78125042925</text:p>
              </table:table-cell>
              <table:table-cell office:value-type="float" office:value="2053.74829101563">
                <text:p>2053.7482910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03.935">
                <text:p>503.935</text:p>
              </table:table-cell>
              <table:table-cell office:value-type="float" office:value="2023.60748771467">
                <text:p>2023.60748771467</text:p>
              </table:table-cell>
              <table:table-cell office:value-type="float" office:value="2039.35302309165">
                <text:p>2039.35302309165</text:p>
              </table:table-cell>
              <table:table-cell office:value-type="float" office:value="2055.66113289835">
                <text:p>2055.66113289835</text:p>
              </table:table-cell>
              <table:table-cell office:value-type="float" office:value="2060.88110351563">
                <text:p>2060.8811035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4.005">
                <text:p>504.005</text:p>
              </table:table-cell>
              <table:table-cell office:value-type="float" office:value="2038.32299848989">
                <text:p>2038.32299848989</text:p>
              </table:table-cell>
              <table:table-cell office:value-type="float" office:value="2053.03850926511">
                <text:p>2053.03850926511</text:p>
              </table:table-cell>
              <table:table-cell office:value-type="float" office:value="2060.40761720467">
                <text:p>2060.40761720467</text:p>
              </table:table-cell>
              <table:table-cell office:value-type="float" office:value="2061.59423828125">
                <text:p>2061.5942382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4.078">
                <text:p>504.078</text:p>
              </table:table-cell>
              <table:table-cell office:value-type="float" office:value="2089.75406942214">
                <text:p>2089.75406942214</text:p>
              </table:table-cell>
              <table:table-cell office:value-type="float" office:value="2141.1851403544">
                <text:p>2141.1851403544</text:p>
              </table:table-cell>
              <table:table-cell office:value-type="float" office:value="2188.64871094093">
                <text:p>2188.64871094093</text:p>
              </table:table-cell>
              <table:table-cell office:value-type="float" office:value="2220.708984375">
                <text:p>2220.7089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4.148">
                <text:p>504.148</text:p>
              </table:table-cell>
              <table:table-cell office:value-type="float" office:value="2184.71919325769">
                <text:p>2184.71919325769</text:p>
              </table:table-cell>
              <table:table-cell office:value-type="float" office:value="2279.68431709324">
                <text:p>2279.68431709324</text:p>
              </table:table-cell>
              <table:table-cell office:value-type="float" office:value="2354.26079687569">
                <text:p>2354.26079687569</text:p>
              </table:table-cell>
              <table:table-cell office:value-type="float" office:value="2395.66381835938">
                <text:p>2395.66381835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4.22">
                <text:p>504.22</text:p>
              </table:table-cell>
              <table:table-cell office:value-type="float" office:value="2120.13136739365">
                <text:p>2120.13136739365</text:p>
              </table:table-cell>
              <table:table-cell office:value-type="float" office:value="2055.5435415296">
                <text:p>2055.5435415296</text:p>
              </table:table-cell>
              <table:table-cell office:value-type="float" office:value="1934.85235468764">
                <text:p>1934.85235468764</text:p>
              </table:table-cell>
              <table:table-cell office:value-type="float" office:value="1830.00024414063">
                <text:p>1830.00024414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.289">
                <text:p>504.289</text:p>
              </table:table-cell>
              <table:table-cell office:value-type="float" office:value="2130.69790085514">
                <text:p>2130.69790085514</text:p>
              </table:table-cell>
              <table:table-cell office:value-type="float" office:value="2141.26443431663">
                <text:p>2141.26443431663</text:p>
              </table:table-cell>
              <table:table-cell office:value-type="float" office:value="2187.42183812503">
                <text:p>2187.42183812503</text:p>
              </table:table-cell>
              <table:table-cell office:value-type="float" office:value="2250.56420898438">
                <text:p>2250.56420898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4.367">
                <text:p>504.367</text:p>
              </table:table-cell>
              <table:table-cell office:value-type="float" office:value="2068.06388370408">
                <text:p>2068.06388370408</text:p>
              </table:table-cell>
              <table:table-cell office:value-type="float" office:value="2005.42986655301">
                <text:p>2005.42986655301</text:p>
              </table:table-cell>
              <table:table-cell office:value-type="float" office:value="1932.28817621876">
                <text:p>1932.28817621876</text:p>
              </table:table-cell>
              <table:table-cell office:value-type="float" office:value="1868.50476074219">
                <text:p>1868.5047607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4.436">
                <text:p>504.436</text:p>
              </table:table-cell>
              <table:table-cell office:value-type="float" office:value="2138.07991850772">
                <text:p>2138.07991850772</text:p>
              </table:table-cell>
              <table:table-cell office:value-type="float" office:value="2208.09595331137">
                <text:p>2208.09595331137</text:p>
              </table:table-cell>
              <table:table-cell office:value-type="float" office:value="2317.22384618126">
                <text:p>2317.22384618126</text:p>
              </table:table-cell>
              <table:table-cell office:value-type="float" office:value="2413.45776367188">
                <text:p>2413.45776367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4.51">
                <text:p>504.51</text:p>
              </table:table-cell>
              <table:table-cell office:value-type="float" office:value="2151.25783428826">
                <text:p>2151.25783428826</text:p>
              </table:table-cell>
              <table:table-cell office:value-type="float" office:value="2164.43575006879">
                <text:p>2164.43575006879</text:p>
              </table:table-cell>
              <table:table-cell office:value-type="float" office:value="2140.92640986125">
                <text:p>2140.92640986125</text:p>
              </table:table-cell>
              <table:table-cell office:value-type="float" office:value="2096.85205078125">
                <text:p>2096.85205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04.577">
                <text:p>504.577</text:p>
              </table:table-cell>
              <table:table-cell office:value-type="float" office:value="2185.65019961746">
                <text:p>2185.65019961746</text:p>
              </table:table-cell>
              <table:table-cell office:value-type="float" office:value="2220.04256494667">
                <text:p>2220.04256494667</text:p>
              </table:table-cell>
              <table:table-cell office:value-type="float" office:value="2249.98469603475">
                <text:p>2249.98469603475</text:p>
              </table:table-cell>
              <table:table-cell office:value-type="float" office:value="2277.24926757813">
                <text:p>2277.24926757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04.649">
                <text:p>504.649</text:p>
              </table:table-cell>
              <table:table-cell office:value-type="float" office:value="2155.43788936588">
                <text:p>2155.43788936588</text:p>
              </table:table-cell>
              <table:table-cell office:value-type="float" office:value="2125.22557911429">
                <text:p>2125.22557911429</text:p>
              </table:table-cell>
              <table:table-cell office:value-type="float" office:value="2074.1702790507">
                <text:p>2074.1702790507</text:p>
              </table:table-cell>
              <table:table-cell office:value-type="float" office:value="2030.21667480469">
                <text:p>2030.21667480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04.717">
                <text:p>504.717</text:p>
              </table:table-cell>
              <table:table-cell office:value-type="float" office:value="2147.23921572874">
                <text:p>2147.23921572874</text:p>
              </table:table-cell>
              <table:table-cell office:value-type="float" office:value="2139.04054209159">
                <text:p>2139.04054209159</text:p>
              </table:table-cell>
              <table:table-cell office:value-type="float" office:value="2146.47936831014">
                <text:p>2146.47936831014</text:p>
              </table:table-cell>
              <table:table-cell office:value-type="float" office:value="2164.556640625">
                <text:p>2164.5566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04.785">
                <text:p>504.785</text:p>
              </table:table-cell>
              <table:table-cell office:value-type="float" office:value="2126.18295932681">
                <text:p>2126.18295932681</text:p>
              </table:table-cell>
              <table:table-cell office:value-type="float" office:value="2105.12670292488">
                <text:p>2105.12670292488</text:p>
              </table:table-cell>
              <table:table-cell office:value-type="float" office:value="2086.86540491203">
                <text:p>2086.86540491203</text:p>
              </table:table-cell>
              <table:table-cell office:value-type="float" office:value="2071.9619140625">
                <text:p>2071.96191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04.854">
                <text:p>504.854</text:p>
              </table:table-cell>
              <table:table-cell office:value-type="float" office:value="2075.87000409219">
                <text:p>2075.87000409219</text:p>
              </table:table-cell>
              <table:table-cell office:value-type="float" office:value="2025.55704885758">
                <text:p>2025.55704885758</text:p>
              </table:table-cell>
              <table:table-cell office:value-type="float" office:value="1982.71185051365">
                <text:p>1982.71185051365</text:p>
              </table:table-cell>
              <table:table-cell office:value-type="float" office:value="1956.67346191406">
                <text:p>1956.6734619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04.922">
                <text:p>504.922</text:p>
              </table:table-cell>
              <table:table-cell office:value-type="float" office:value="2040.80511086003">
                <text:p>2040.80511086003</text:p>
              </table:table-cell>
              <table:table-cell office:value-type="float" office:value="2005.74021762787">
                <text:p>2005.74021762787</text:p>
              </table:table-cell>
              <table:table-cell office:value-type="float" office:value="1995.06961619648">
                <text:p>1995.06961619648</text:p>
              </table:table-cell>
              <table:table-cell office:value-type="float" office:value="1998.15905761719">
                <text:p>1998.1590576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04.992">
                <text:p>504.992</text:p>
              </table:table-cell>
              <table:table-cell office:value-type="float" office:value="2076.82164298173">
                <text:p>2076.82164298173</text:p>
              </table:table-cell>
              <table:table-cell office:value-type="float" office:value="2112.83817510342">
                <text:p>2112.83817510342</text:p>
              </table:table-cell>
              <table:table-cell office:value-type="float" office:value="2170.5063060518">
                <text:p>2170.5063060518</text:p>
              </table:table-cell>
              <table:table-cell office:value-type="float" office:value="2214.36547851563">
                <text:p>2214.3654785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05.064">
                <text:p>505.064</text:p>
              </table:table-cell>
              <table:table-cell office:value-type="float" office:value="2116.81304874608">
                <text:p>2116.81304874608</text:p>
              </table:table-cell>
              <table:table-cell office:value-type="float" office:value="2156.80445451043">
                <text:p>2156.80445451043</text:p>
              </table:table-cell>
              <table:table-cell office:value-type="float" office:value="2180.47860496036">
                <text:p>2180.47860496036</text:p>
              </table:table-cell>
              <table:table-cell office:value-type="float" office:value="2182.9716796875">
                <text:p>2182.9716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05.136">
                <text:p>505.136</text:p>
              </table:table-cell>
              <table:table-cell office:value-type="float" office:value="2130.5509962426">
                <text:p>2130.5509962426</text:p>
              </table:table-cell>
              <table:table-cell office:value-type="float" office:value="2144.28894373913">
                <text:p>2144.28894373913</text:p>
              </table:table-cell>
              <table:table-cell office:value-type="float" office:value="2137.54982255458">
                <text:p>2137.54982255458</text:p>
              </table:table-cell>
              <table:table-cell office:value-type="float" office:value="2126.81762695313">
                <text:p>2126.81762695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05.208">
                <text:p>505.208</text:p>
              </table:table-cell>
              <table:table-cell office:value-type="float" office:value="2089.62815672217">
                <text:p>2089.62815672217</text:p>
              </table:table-cell>
              <table:table-cell office:value-type="float" office:value="2048.70531720173">
                <text:p>2048.70531720173</text:p>
              </table:table-cell>
              <table:table-cell office:value-type="float" office:value="1997.23721060467">
                <text:p>1997.23721060467</text:p>
              </table:table-cell>
              <table:table-cell office:value-type="float" office:value="1962.15905761719">
                <text:p>1962.1590576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05.274">
                <text:p>505.274</text:p>
              </table:table-cell>
              <table:table-cell office:value-type="float" office:value="2149.30822541225">
                <text:p>2149.30822541225</text:p>
              </table:table-cell>
              <table:table-cell office:value-type="float" office:value="2208.98829410234">
                <text:p>2208.98829410234</text:p>
              </table:table-cell>
              <table:table-cell office:value-type="float" office:value="2295.29451243344">
                <text:p>2295.29451243344</text:p>
              </table:table-cell>
              <table:table-cell office:value-type="float" office:value="2369.80883789063">
                <text:p>2369.80883789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05.343">
                <text:p>505.343</text:p>
              </table:table-cell>
              <table:table-cell office:value-type="float" office:value="2195.81914205252">
                <text:p>2195.81914205252</text:p>
              </table:table-cell>
              <table:table-cell office:value-type="float" office:value="2242.33005869279">
                <text:p>2242.33005869279</text:p>
              </table:table-cell>
              <table:table-cell office:value-type="float" office:value="2260.28331654919">
                <text:p>2260.28331654919</text:p>
              </table:table-cell>
              <table:table-cell office:value-type="float" office:value="2251.53051757813">
                <text:p>2251.53051757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05.413">
                <text:p>505.413</text:p>
              </table:table-cell>
              <table:table-cell office:value-type="float" office:value="2109.28834452945">
                <text:p>2109.28834452945</text:p>
              </table:table-cell>
              <table:table-cell office:value-type="float" office:value="2022.75754700637">
                <text:p>2022.75754700637</text:p>
              </table:table-cell>
              <table:table-cell office:value-type="float" office:value="1904.52619455984">
                <text:p>1904.52619455984</text:p>
              </table:table-cell>
              <table:table-cell office:value-type="float" office:value="1815.5869140625">
                <text:p>1815.58691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05.491">
                <text:p>505.491</text:p>
              </table:table-cell>
              <table:table-cell office:value-type="float" office:value="2020.70653157473">
                <text:p>2020.70653157473</text:p>
              </table:table-cell>
              <table:table-cell office:value-type="float" office:value="1932.12471862001">
                <text:p>1932.12471862001</text:p>
              </table:table-cell>
              <table:table-cell office:value-type="float" office:value="1883.32242641197">
                <text:p>1883.32242641197</text:p>
              </table:table-cell>
              <table:table-cell office:value-type="float" office:value="1878.021484375">
                <text:p>1878.0214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5.566">
                <text:p>505.566</text:p>
              </table:table-cell>
              <table:table-cell office:value-type="float" office:value="2057.28626410639">
                <text:p>2057.28626410639</text:p>
              </table:table-cell>
              <table:table-cell office:value-type="float" office:value="2093.86599663806">
                <text:p>2093.86599663806</text:p>
              </table:table-cell>
              <table:table-cell office:value-type="float" office:value="2180.95745403239">
                <text:p>2180.95745403239</text:p>
              </table:table-cell>
              <table:table-cell office:value-type="float" office:value="2255.3662109375">
                <text:p>2255.3662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05.633">
                <text:p>505.633</text:p>
              </table:table-cell>
              <table:table-cell office:value-type="float" office:value="2077.90308785196">
                <text:p>2077.90308785196</text:p>
              </table:table-cell>
              <table:table-cell office:value-type="float" office:value="2098.51991159753">
                <text:p>2098.51991159753</text:p>
              </table:table-cell>
              <table:table-cell office:value-type="float" office:value="2101.02586580648">
                <text:p>2101.02586580648</text:p>
              </table:table-cell>
              <table:table-cell office:value-type="float" office:value="2081.04296875">
                <text:p>2081.042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05.704">
                <text:p>505.704</text:p>
              </table:table-cell>
              <table:table-cell office:value-type="float" office:value="2148.21669020172">
                <text:p>2148.21669020172</text:p>
              </table:table-cell>
              <table:table-cell office:value-type="float" office:value="2218.53029255148">
                <text:p>2218.53029255148</text:p>
              </table:table-cell>
              <table:table-cell office:value-type="float" office:value="2283.1512669113">
                <text:p>2283.1512669113</text:p>
              </table:table-cell>
              <table:table-cell office:value-type="float" office:value="2328.6826171875">
                <text:p>2328.6826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05.778">
                <text:p>505.778</text:p>
              </table:table-cell>
              <table:table-cell office:value-type="float" office:value="2181.30084192785">
                <text:p>2181.30084192785</text:p>
              </table:table-cell>
              <table:table-cell office:value-type="float" office:value="2214.38499365399">
                <text:p>2214.38499365399</text:p>
              </table:table-cell>
              <table:table-cell office:value-type="float" office:value="2212.15290963226">
                <text:p>2212.15290963226</text:p>
              </table:table-cell>
              <table:table-cell office:value-type="float" office:value="2194.4033203125">
                <text:p>2194.403320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05.848">
                <text:p>505.848</text:p>
              </table:table-cell>
              <table:table-cell office:value-type="float" office:value="2189.01132284666">
                <text:p>2189.01132284666</text:p>
              </table:table-cell>
              <table:table-cell office:value-type="float" office:value="2196.72180376547">
                <text:p>2196.72180376547</text:p>
              </table:table-cell>
              <table:table-cell office:value-type="float" office:value="2187.21085536396">
                <text:p>2187.21085536396</text:p>
              </table:table-cell>
              <table:table-cell office:value-type="float" office:value="2180.97534179688">
                <text:p>2180.97534179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05.913">
                <text:p>505.913</text:p>
              </table:table-cell>
              <table:table-cell office:value-type="float" office:value="2146.45388336454">
                <text:p>2146.45388336454</text:p>
              </table:table-cell>
              <table:table-cell office:value-type="float" office:value="2103.89644388242">
                <text:p>2103.89644388242</text:p>
              </table:table-cell>
              <table:table-cell office:value-type="float" office:value="2053.91355779154">
                <text:p>2053.91355779154</text:p>
              </table:table-cell>
              <table:table-cell office:value-type="float" office:value="2020.58923339844">
                <text:p>2020.58923339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05.988">
                <text:p>505.988</text:p>
              </table:table-cell>
              <table:table-cell office:value-type="float" office:value="2109.88014886033">
                <text:p>2109.88014886033</text:p>
              </table:table-cell>
              <table:table-cell office:value-type="float" office:value="2073.30641435612">
                <text:p>2073.30641435612</text:p>
              </table:table-cell>
              <table:table-cell office:value-type="float" office:value="2056.83485999581">
                <text:p>2056.83485999581</text:p>
              </table:table-cell>
              <table:table-cell office:value-type="float" office:value="2057.56518554688">
                <text:p>2057.5651855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06.053">
                <text:p>506.053</text:p>
              </table:table-cell>
              <table:table-cell office:value-type="float" office:value="2114.95875385784">
                <text:p>2114.95875385784</text:p>
              </table:table-cell>
              <table:table-cell office:value-type="float" office:value="2120.03735885535">
                <text:p>2120.03735885535</text:p>
              </table:table-cell>
              <table:table-cell office:value-type="float" office:value="2145.20017512416">
                <text:p>2145.20017512416</text:p>
              </table:table-cell>
              <table:table-cell office:value-type="float" office:value="2167.29150390625">
                <text:p>2167.291503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06.122">
                <text:p>506.122</text:p>
              </table:table-cell>
              <table:table-cell office:value-type="float" office:value="2120.48886263512">
                <text:p>2120.48886263512</text:p>
              </table:table-cell>
              <table:table-cell office:value-type="float" office:value="2126.01897141239">
                <text:p>2126.01897141239</text:p>
              </table:table-cell>
              <table:table-cell office:value-type="float" office:value="2129.23983971234">
                <text:p>2129.23983971234</text:p>
              </table:table-cell>
              <table:table-cell office:value-type="float" office:value="2125.24975585938">
                <text:p>2125.24975585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06.193">
                <text:p>506.193</text:p>
              </table:table-cell>
              <table:table-cell office:value-type="float" office:value="2067.0351670679">
                <text:p>2067.0351670679</text:p>
              </table:table-cell>
              <table:table-cell office:value-type="float" office:value="2013.58147150069">
                <text:p>2013.58147150069</text:p>
              </table:table-cell>
              <table:table-cell office:value-type="float" office:value="1953.03820231747">
                <text:p>1953.03820231747</text:p>
              </table:table-cell>
              <table:table-cell office:value-type="float" office:value="1908.98779296875">
                <text:p>1908.987792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06.265">
                <text:p>506.265</text:p>
              </table:table-cell>
              <table:table-cell office:value-type="float" office:value="2017.33960984174">
                <text:p>2017.33960984174</text:p>
              </table:table-cell>
              <table:table-cell office:value-type="float" office:value="1967.64405261557">
                <text:p>1967.64405261557</text:p>
              </table:table-cell>
              <table:table-cell office:value-type="float" office:value="1942.90851936974">
                <text:p>1942.90851936974</text:p>
              </table:table-cell>
              <table:table-cell office:value-type="float" office:value="1940.37609863281">
                <text:p>1940.37609863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06.336">
                <text:p>506.336</text:p>
              </table:table-cell>
              <table:table-cell office:value-type="float" office:value="2067.31303761419">
                <text:p>2067.31303761419</text:p>
              </table:table-cell>
              <table:table-cell office:value-type="float" office:value="2117.28646538664">
                <text:p>2117.28646538664</text:p>
              </table:table-cell>
              <table:table-cell office:value-type="float" office:value="2197.86314918645">
                <text:p>2197.86314918645</text:p>
              </table:table-cell>
              <table:table-cell office:value-type="float" office:value="2261.60180664063">
                <text:p>2261.60180664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06.401">
                <text:p>506.401</text:p>
              </table:table-cell>
              <table:table-cell office:value-type="float" office:value="2033.14097027891">
                <text:p>2033.14097027891</text:p>
              </table:table-cell>
              <table:table-cell office:value-type="float" office:value="1998.96890294363">
                <text:p>1998.96890294363</text:p>
              </table:table-cell>
              <table:table-cell office:value-type="float" office:value="1935.25944624354">
                <text:p>1935.25944624354</text:p>
              </table:table-cell>
              <table:table-cell office:value-type="float" office:value="1869.60852050781">
                <text:p>1869.60852050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06.471">
                <text:p>506.471</text:p>
              </table:table-cell>
              <table:table-cell office:value-type="float" office:value="1981.87203899636">
                <text:p>1981.87203899636</text:p>
              </table:table-cell>
              <table:table-cell office:value-type="float" office:value="1930.60310771381">
                <text:p>1930.60310771381</text:p>
              </table:table-cell>
              <table:table-cell office:value-type="float" office:value="1893.79075643621">
                <text:p>1893.79075643621</text:p>
              </table:table-cell>
              <table:table-cell office:value-type="float" office:value="1883.42358398438">
                <text:p>1883.42358398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06.544">
                <text:p>506.544</text:p>
              </table:table-cell>
              <table:table-cell office:value-type="float" office:value="2024.63984239926">
                <text:p>2024.63984239926</text:p>
              </table:table-cell>
              <table:table-cell office:value-type="float" office:value="2067.40764580217">
                <text:p>2067.40764580217</text:p>
              </table:table-cell>
              <table:table-cell office:value-type="float" office:value="2141.07162784975">
                <text:p>2141.07162784975</text:p>
              </table:table-cell>
              <table:table-cell office:value-type="float" office:value="2202.89184570313">
                <text:p>2202.89184570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06.609">
                <text:p>506.609</text:p>
              </table:table-cell>
              <table:table-cell office:value-type="float" office:value="2094.34402049399">
                <text:p>2094.34402049399</text:p>
              </table:table-cell>
              <table:table-cell office:value-type="float" office:value="2164.04819858873">
                <text:p>2164.04819858873</text:p>
              </table:table-cell>
              <table:table-cell office:value-type="float" office:value="2216.08541931995">
                <text:p>2216.08541931995</text:p>
              </table:table-cell>
              <table:table-cell office:value-type="float" office:value="2234.8388671875">
                <text:p>2234.83886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06.68">
                <text:p>506.68</text:p>
              </table:table-cell>
              <table:table-cell office:value-type="float" office:value="2041.54460565426">
                <text:p>2041.54460565426</text:p>
              </table:table-cell>
              <table:table-cell office:value-type="float" office:value="1988.74519081453">
                <text:p>1988.74519081453</text:p>
              </table:table-cell>
              <table:table-cell office:value-type="float" office:value="1894.35126355149">
                <text:p>1894.35126355149</text:p>
              </table:table-cell>
              <table:table-cell office:value-type="float" office:value="1813.91772460938">
                <text:p>1813.91772460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06.749">
                <text:p>506.749</text:p>
              </table:table-cell>
              <table:table-cell office:value-type="float" office:value="2076.66405409271">
                <text:p>2076.66405409271</text:p>
              </table:table-cell>
              <table:table-cell office:value-type="float" office:value="2111.78350253116">
                <text:p>2111.78350253116</text:p>
              </table:table-cell>
              <table:table-cell office:value-type="float" office:value="2178.0349011478">
                <text:p>2178.0349011478</text:p>
              </table:table-cell>
              <table:table-cell office:value-type="float" office:value="2248.95581054688">
                <text:p>2248.9558105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06.821">
                <text:p>506.821</text:p>
              </table:table-cell>
              <table:table-cell office:value-type="float" office:value="2090.37089098579">
                <text:p>2090.37089098579</text:p>
              </table:table-cell>
              <table:table-cell office:value-type="float" office:value="2104.07772787887">
                <text:p>2104.07772787887</text:p>
              </table:table-cell>
              <table:table-cell office:value-type="float" office:value="2099.92846460456">
                <text:p>2099.92846460456</text:p>
              </table:table-cell>
              <table:table-cell office:value-type="float" office:value="2080.40185546875">
                <text:p>2080.40185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06.895">
                <text:p>506.895</text:p>
              </table:table-cell>
              <table:table-cell office:value-type="float" office:value="2113.98394885224">
                <text:p>2113.98394885224</text:p>
              </table:table-cell>
              <table:table-cell office:value-type="float" office:value="2137.5970067187">
                <text:p>2137.5970067187</text:p>
              </table:table-cell>
              <table:table-cell office:value-type="float" office:value="2155.64584917091">
                <text:p>2155.64584917091</text:p>
              </table:table-cell>
              <table:table-cell office:value-type="float" office:value="2169.5751953125">
                <text:p>2169.575195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06.969">
                <text:p>506.969</text:p>
              </table:table-cell>
              <table:table-cell office:value-type="float" office:value="2192.73157044644">
                <text:p>2192.73157044644</text:p>
              </table:table-cell>
              <table:table-cell office:value-type="float" office:value="2271.47919204064">
                <text:p>2271.47919204064</text:p>
              </table:table-cell>
              <table:table-cell office:value-type="float" office:value="2343.56959952169">
                <text:p>2343.56959952169</text:p>
              </table:table-cell>
              <table:table-cell office:value-type="float" office:value="2390.55053710938">
                <text:p>2390.55053710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07.04">
                <text:p>507.04</text:p>
              </table:table-cell>
              <table:table-cell office:value-type="float" office:value="2232.14389924456">
                <text:p>2232.14389924456</text:p>
              </table:table-cell>
              <table:table-cell office:value-type="float" office:value="2271.55622804267">
                <text:p>2271.55622804267</text:p>
              </table:table-cell>
              <table:table-cell office:value-type="float" office:value="2271.59770896684">
                <text:p>2271.59770896684</text:p>
              </table:table-cell>
              <table:table-cell office:value-type="float" office:value="2253.60473632813">
                <text:p>2253.60473632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07.113">
                <text:p>507.113</text:p>
              </table:table-cell>
              <table:table-cell office:value-type="float" office:value="2174.70596043681">
                <text:p>2174.70596043681</text:p>
              </table:table-cell>
              <table:table-cell office:value-type="float" office:value="2117.26802162906">
                <text:p>2117.26802162906</text:p>
              </table:table-cell>
              <table:table-cell office:value-type="float" office:value="2034.18975663712">
                <text:p>2034.18975663712</text:p>
              </table:table-cell>
              <table:table-cell office:value-type="float" office:value="1974.83776855469">
                <text:p>1974.83776855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07.184">
                <text:p>507.184</text:p>
              </table:table-cell>
              <table:table-cell office:value-type="float" office:value="2151.44210588022">
                <text:p>2151.44210588022</text:p>
              </table:table-cell>
              <table:table-cell office:value-type="float" office:value="2128.17825132363">
                <text:p>2128.17825132363</text:p>
              </table:table-cell>
              <table:table-cell office:value-type="float" office:value="2134.05299038993">
                <text:p>2134.05299038993</text:p>
              </table:table-cell>
              <table:table-cell office:value-type="float" office:value="2159.01879882813">
                <text:p>2159.01879882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07.261">
                <text:p>507.261</text:p>
              </table:table-cell>
              <table:table-cell office:value-type="float" office:value="2166.78305946115">
                <text:p>2166.78305946115</text:p>
              </table:table-cell>
              <table:table-cell office:value-type="float" office:value="2182.12401304209">
                <text:p>2182.12401304209</text:p>
              </table:table-cell>
              <table:table-cell office:value-type="float" office:value="2211.17173089049">
                <text:p>2211.17173089049</text:p>
              </table:table-cell>
              <table:table-cell office:value-type="float" office:value="2230.45141601563">
                <text:p>2230.4514160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07.341">
                <text:p>507.341</text:p>
              </table:table-cell>
              <table:table-cell office:value-type="float" office:value="2190.76402342707">
                <text:p>2190.76402342707</text:p>
              </table:table-cell>
              <table:table-cell office:value-type="float" office:value="2214.74498739299">
                <text:p>2214.74498739299</text:p>
              </table:table-cell>
              <table:table-cell office:value-type="float" office:value="2232.3101274281">
                <text:p>2232.3101274281</text:p>
              </table:table-cell>
              <table:table-cell office:value-type="float" office:value="2237.5947265625">
                <text:p>2237.5947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07.412">
                <text:p>507.412</text:p>
              </table:table-cell>
              <table:table-cell office:value-type="float" office:value="2251.37420294639">
                <text:p>2251.37420294639</text:p>
              </table:table-cell>
              <table:table-cell office:value-type="float" office:value="2311.9843824657">
                <text:p>2311.9843824657</text:p>
              </table:table-cell>
              <table:table-cell office:value-type="float" office:value="2364.34405673562">
                <text:p>2364.34405673562</text:p>
              </table:table-cell>
              <table:table-cell office:value-type="float" office:value="2397.3525390625">
                <text:p>2397.352539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07.477">
                <text:p>507.477</text:p>
              </table:table-cell>
              <table:table-cell office:value-type="float" office:value="2228.72951041282">
                <text:p>2228.72951041282</text:p>
              </table:table-cell>
              <table:table-cell office:value-type="float" office:value="2206.08481787925">
                <text:p>2206.08481787925</text:p>
              </table:table-cell>
              <table:table-cell office:value-type="float" office:value="2149.06197540963">
                <text:p>2149.06197540963</text:p>
              </table:table-cell>
              <table:table-cell office:value-type="float" office:value="2095.24145507813">
                <text:p>2095.24145507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07.548">
                <text:p>507.548</text:p>
              </table:table-cell>
              <table:table-cell office:value-type="float" office:value="2149.45900759628">
                <text:p>2149.45900759628</text:p>
              </table:table-cell>
              <table:table-cell office:value-type="float" office:value="2070.18850477974">
                <text:p>2070.18850477974</text:p>
              </table:table-cell>
              <table:table-cell office:value-type="float" office:value="1997.01356695693">
                <text:p>1997.01356695693</text:p>
              </table:table-cell>
              <table:table-cell office:value-type="float" office:value="1959.00146484375">
                <text:p>1959.0014648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07.621">
                <text:p>507.621</text:p>
              </table:table-cell>
              <table:table-cell office:value-type="float" office:value="2100.1839989868">
                <text:p>2100.1839989868</text:p>
              </table:table-cell>
              <table:table-cell office:value-type="float" office:value="2050.90899037731">
                <text:p>2050.90899037731</text:p>
              </table:table-cell>
              <table:table-cell office:value-type="float" office:value="2040.52771339139">
                <text:p>2040.52771339139</text:p>
              </table:table-cell>
              <table:table-cell office:value-type="float" office:value="2051.40625">
                <text:p>2051.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07.697">
                <text:p>507.697</text:p>
              </table:table-cell>
              <table:table-cell office:value-type="float" office:value="2118.75482242206">
                <text:p>2118.75482242206</text:p>
              </table:table-cell>
              <table:table-cell office:value-type="float" office:value="2137.32564585732">
                <text:p>2137.32564585732</text:p>
              </table:table-cell>
              <table:table-cell office:value-type="float" office:value="2183.85769111578">
                <text:p>2183.85769111578</text:p>
              </table:table-cell>
              <table:table-cell office:value-type="float" office:value="2219.69018554688">
                <text:p>2219.6901855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07.769">
                <text:p>507.769</text:p>
              </table:table-cell>
              <table:table-cell office:value-type="float" office:value="2156.85497337733">
                <text:p>2156.85497337733</text:p>
              </table:table-cell>
              <table:table-cell office:value-type="float" office:value="2194.95512433261">
                <text:p>2194.95512433261</text:p>
              </table:table-cell>
              <table:table-cell office:value-type="float" office:value="2225.98638197316">
                <text:p>2225.98638197316</text:p>
              </table:table-cell>
              <table:table-cell office:value-type="float" office:value="2236.5185546875">
                <text:p>2236.518554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07.841">
                <text:p>507.841</text:p>
              </table:table-cell>
              <table:table-cell office:value-type="float" office:value="2202.94992503294">
                <text:p>2202.94992503294</text:p>
              </table:table-cell>
              <table:table-cell office:value-type="float" office:value="2249.04487668855">
                <text:p>2249.04487668855</text:p>
              </table:table-cell>
              <table:table-cell office:value-type="float" office:value="2278.17012795714">
                <text:p>2278.17012795714</text:p>
              </table:table-cell>
              <table:table-cell office:value-type="float" office:value="2291.21606445313">
                <text:p>2291.21606445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07.908">
                <text:p>507.908</text:p>
              </table:table-cell>
              <table:table-cell office:value-type="float" office:value="2143.79080540653">
                <text:p>2143.79080540653</text:p>
              </table:table-cell>
              <table:table-cell office:value-type="float" office:value="2084.63168578011">
                <text:p>2084.63168578011</text:p>
              </table:table-cell>
              <table:table-cell office:value-type="float" office:value="1996.10150606018">
                <text:p>1996.10150606018</text:p>
              </table:table-cell>
              <table:table-cell office:value-type="float" office:value="1925.58435058594">
                <text:p>1925.58435058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08.042">
                <text:p>508.042</text:p>
              </table:table-cell>
              <table:table-cell office:value-type="float" office:value="2060.78256025713">
                <text:p>2060.78256025713</text:p>
              </table:table-cell>
              <table:table-cell office:value-type="float" office:value="1977.77431510774">
                <text:p>1977.77431510774</text:p>
              </table:table-cell>
              <table:table-cell office:value-type="float" office:value="1920.23573089954">
                <text:p>1920.23573089954</text:p>
              </table:table-cell>
              <table:table-cell office:value-type="float" office:value="1901.26928710938">
                <text:p>1901.26928710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08.117">
                <text:p>508.117</text:p>
              </table:table-cell>
              <table:table-cell office:value-type="float" office:value="2088.31674645277">
                <text:p>2088.31674645277</text:p>
              </table:table-cell>
              <table:table-cell office:value-type="float" office:value="2115.8509326484">
                <text:p>2115.8509326484</text:p>
              </table:table-cell>
              <table:table-cell office:value-type="float" office:value="2190.19988055491">
                <text:p>2190.19988055491</text:p>
              </table:table-cell>
              <table:table-cell office:value-type="float" office:value="2257.69091796875">
                <text:p>2257.690917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08.189">
                <text:p>508.189</text:p>
              </table:table-cell>
              <table:table-cell office:value-type="float" office:value="2153.06192418374">
                <text:p>2153.06192418374</text:p>
              </table:table-cell>
              <table:table-cell office:value-type="float" office:value="2217.80710191471">
                <text:p>2217.80710191471</text:p>
              </table:table-cell>
              <table:table-cell office:value-type="float" office:value="2272.70657767349">
                <text:p>2272.70657767349</text:p>
              </table:table-cell>
              <table:table-cell office:value-type="float" office:value="2293.33325195313">
                <text:p>2293.33325195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08.257">
                <text:p>508.257</text:p>
              </table:table-cell>
              <table:table-cell office:value-type="float" office:value="2168.21511001478">
                <text:p>2168.21511001478</text:p>
              </table:table-cell>
              <table:table-cell office:value-type="float" office:value="2183.36829584583">
                <text:p>2183.36829584583</text:p>
              </table:table-cell>
              <table:table-cell office:value-type="float" office:value="2164.8243233472">
                <text:p>2164.8243233472</text:p>
              </table:table-cell>
              <table:table-cell office:value-type="float" office:value="2137.85375976563">
                <text:p>2137.85375976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08.329">
                <text:p>508.329</text:p>
              </table:table-cell>
              <table:table-cell office:value-type="float" office:value="2131.14263369642">
                <text:p>2131.14263369642</text:p>
              </table:table-cell>
              <table:table-cell office:value-type="float" office:value="2094.07015737805">
                <text:p>2094.07015737805</text:p>
              </table:table-cell>
              <table:table-cell office:value-type="float" office:value="2045.98654435694">
                <text:p>2045.98654435694</text:p>
              </table:table-cell>
              <table:table-cell office:value-type="float" office:value="2016.27709960938">
                <text:p>2016.27709960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08.4">
                <text:p>508.4</text:p>
              </table:table-cell>
              <table:table-cell office:value-type="float" office:value="2141.22880375694">
                <text:p>2141.22880375694</text:p>
              </table:table-cell>
              <table:table-cell office:value-type="float" office:value="2151.31497381747">
                <text:p>2151.31497381747</text:p>
              </table:table-cell>
              <table:table-cell office:value-type="float" office:value="2182.13910574639">
                <text:p>2182.13910574639</text:p>
              </table:table-cell>
              <table:table-cell office:value-type="float" office:value="2216.17724609375">
                <text:p>2216.17724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08.469">
                <text:p>508.469</text:p>
              </table:table-cell>
              <table:table-cell office:value-type="float" office:value="2142.76949190442">
                <text:p>2142.76949190442</text:p>
              </table:table-cell>
              <table:table-cell office:value-type="float" office:value="2144.3101800519">
                <text:p>2144.3101800519</text:p>
              </table:table-cell>
              <table:table-cell office:value-type="float" office:value="2140.53836802428">
                <text:p>2140.53836802428</text:p>
              </table:table-cell>
              <table:table-cell office:value-type="float" office:value="2130.13818359375">
                <text:p>2130.138183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08.539">
                <text:p>508.539</text:p>
              </table:table-cell>
              <table:table-cell office:value-type="float" office:value="2109.80544960553">
                <text:p>2109.80544960553</text:p>
              </table:table-cell>
              <table:table-cell office:value-type="float" office:value="2076.84140730663">
                <text:p>2076.84140730663</text:p>
              </table:table-cell>
              <table:table-cell office:value-type="float" office:value="2040.5120681361">
                <text:p>2040.5120681361</text:p>
              </table:table-cell>
              <table:table-cell office:value-type="float" office:value="2015.50549316406">
                <text:p>2015.50549316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08.612">
                <text:p>508.612</text:p>
              </table:table-cell>
              <table:table-cell office:value-type="float" office:value="2085.81804554933">
                <text:p>2085.81804554933</text:p>
              </table:table-cell>
              <table:table-cell office:value-type="float" office:value="2061.83064149314">
                <text:p>2061.83064149314</text:p>
              </table:table-cell>
              <table:table-cell office:value-type="float" office:value="2053.74792143973">
                <text:p>2053.74792143973</text:p>
              </table:table-cell>
              <table:table-cell office:value-type="float" office:value="2057.05688476563">
                <text:p>2057.05688476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08.684">
                <text:p>508.684</text:p>
              </table:table-cell>
              <table:table-cell office:value-type="float" office:value="1921.51671086705">
                <text:p>1921.51671086705</text:p>
              </table:table-cell>
              <table:table-cell office:value-type="float" office:value="1757.21537618476">
                <text:p>1757.21537618476</text:p>
              </table:table-cell>
              <table:table-cell office:value-type="float" office:value="1593.19177178795">
                <text:p>1593.19177178795</text:p>
              </table:table-cell>
              <table:table-cell office:value-type="float" office:value="1478.052734375">
                <text:p>1478.052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08.757">
                <text:p>508.757</text:p>
              </table:table-cell>
              <table:table-cell office:value-type="float" office:value="1424.04163399067">
                <text:p>1424.04163399067</text:p>
              </table:table-cell>
              <table:table-cell office:value-type="float" office:value="926.566557114288">
                <text:p>926.566557114288</text:p>
              </table:table-cell>
              <table:table-cell office:value-type="float" office:value="479.294116076339">
                <text:p>479.294116076339</text:p>
              </table:table-cell>
              <table:table-cell office:value-type="float" office:value="200.819702148438">
                <text:p>200.819702148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08.825">
                <text:p>508.825</text:p>
              </table:table-cell>
              <table:table-cell office:value-type="float" office:value="910.545394291156">
                <text:p>910.545394291156</text:p>
              </table:table-cell>
              <table:table-cell office:value-type="float" office:value="397.049154591644">
                <text:p>397.049154591644</text:p>
              </table:table-cell>
              <table:table-cell office:value-type="float" office:value="111.924399387143">
                <text:p>111.924399387143</text:p>
              </table:table-cell>
              <table:table-cell office:value-type="float" office:value="20.0819702148438">
                <text:p>20.0819702148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08.894">
                <text:p>508.894</text:p>
              </table:table-cell>
              <table:table-cell office:value-type="float" office:value="532.55351658323">
                <text:p>532.55351658323</text:p>
              </table:table-cell>
              <table:table-cell office:value-type="float" office:value="154.561638875304">
                <text:p>154.561638875304</text:p>
              </table:table-cell>
              <table:table-cell office:value-type="float" office:value="23.9914381049676">
                <text:p>23.9914381049676</text:p>
              </table:table-cell>
              <table:table-cell office:value-type="float" office:value="2.00819778442383">
                <text:p>2.00819778442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08.961">
                <text:p>508.961</text:p>
              </table:table-cell>
              <table:table-cell office:value-type="float" office:value="294.884488571616">
                <text:p>294.884488571616</text:p>
              </table:table-cell>
              <table:table-cell office:value-type="float" office:value="57.2154605600023">
                <text:p>57.2154605600023</text:p>
              </table:table-cell>
              <table:table-cell office:value-type="float" office:value="4.79828762099353">
                <text:p>4.79828762099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9.026">
                <text:p>509.026</text:p>
              </table:table-cell>
              <table:table-cell office:value-type="float" office:value="157.766838579173">
                <text:p>157.766838579173</text:p>
              </table:table-cell>
              <table:table-cell office:value-type="float" office:value="20.64918858673">
                <text:p>20.64918858673</text:p>
              </table:table-cell>
              <table:table-cell office:value-type="float" office:value="0.959657524198705">
                <text:p>0.959657524198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09.104">
                <text:p>509.104</text:p>
              </table:table-cell>
              <table:table-cell office:value-type="float" office:value="82.5594050313372">
                <text:p>82.5594050313372</text:p>
              </table:table-cell>
              <table:table-cell office:value-type="float" office:value="7.35197148350131">
                <text:p>7.35197148350131</text:p>
              </table:table-cell>
              <table:table-cell office:value-type="float" office:value="0.191931504839741">
                <text:p>0.191931504839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09.246">
                <text:p>509.246</text:p>
              </table:table-cell>
              <table:table-cell office:value-type="float" office:value="42.5787730730959">
                <text:p>42.5787730730959</text:p>
              </table:table-cell>
              <table:table-cell office:value-type="float" office:value="2.59814111485463">
                <text:p>2.59814111485463</text:p>
              </table:table-cell>
              <table:table-cell office:value-type="float" office:value="0.0383863009679482">
                <text:p>0.0383863009679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09.317">
                <text:p>509.317</text:p>
              </table:table-cell>
              <table:table-cell office:value-type="float" office:value="21.7465563412104">
                <text:p>21.7465563412104</text:p>
              </table:table-cell>
              <table:table-cell office:value-type="float" office:value="0.914339609324952">
                <text:p>0.914339609324952</text:p>
              </table:table-cell>
              <table:table-cell office:value-type="float" office:value="0.00767726019358964">
                <text:p>0.00767726019358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09.388">
                <text:p>509.388</text:p>
              </table:table-cell>
              <table:table-cell office:value-type="float" office:value="11.0337866241497">
                <text:p>11.0337866241497</text:p>
              </table:table-cell>
              <table:table-cell office:value-type="float" office:value="0.3210169070889">
                <text:p>0.3210169070889</text:p>
              </table:table-cell>
              <table:table-cell office:value-type="float" office:value="0.00153545203871793">
                <text:p>0.001535452038717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09.454">
                <text:p>509.454</text:p>
              </table:table-cell>
              <table:table-cell office:value-type="float" office:value="5.57317107519791">
                <text:p>5.57317107519791</text:p>
              </table:table-cell>
              <table:table-cell office:value-type="float" office:value="0.112555526246148">
                <text:p>0.112555526246148</text:p>
              </table:table-cell>
              <table:table-cell office:value-type="float" office:value="0.000307090407743585">
                <text:p>0.000307090407743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09.525">
                <text:p>509.525</text:p>
              </table:table-cell>
              <table:table-cell office:value-type="float" office:value="2.80630271556853">
                <text:p>2.80630271556853</text:p>
              </table:table-cell>
              <table:table-cell office:value-type="float" office:value="0.0394343559391586">
                <text:p>0.0394343559391586</text:p>
              </table:table-cell>
              <table:table-cell office:value-type="float" office:value="0.000061418081548717">
                <text:p>0.0000614180815487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09.593">
                <text:p>509.593</text:p>
              </table:table-cell>
              <table:table-cell office:value-type="float" office:value="1.41005636224892">
                <text:p>1.41005636224892</text:p>
              </table:table-cell>
              <table:table-cell office:value-type="float" office:value="0.0138100089293068">
                <text:p>0.0138100089293068</text:p>
              </table:table-cell>
              <table:table-cell office:value-type="float" office:value="0.0000122836163097434">
                <text:p>0.0000122836163097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09.669">
                <text:p>509.669</text:p>
              </table:table-cell>
              <table:table-cell office:value-type="float" office:value="0.707445731122149">
                <text:p>0.707445731122149</text:p>
              </table:table-cell>
              <table:table-cell office:value-type="float" office:value="0.00483509999537766">
                <text:p>0.00483509999537766</text:p>
              </table:table-cell>
              <table:table-cell office:value-type="float" office:value="0.00000245672326194868">
                <text:p>0.00000245672326194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09.859">
                <text:p>509.859</text:p>
              </table:table-cell>
              <table:table-cell office:value-type="float" office:value="0.354569167747277">
                <text:p>0.354569167747277</text:p>
              </table:table-cell>
              <table:table-cell office:value-type="float" office:value="0.00169260437240623">
                <text:p>0.00169260437240623</text:p>
              </table:table-cell>
              <table:table-cell office:value-type="float" office:value="0.00000049134465238974">
                <text:p>0.00000049134465238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09.928">
                <text:p>509.928</text:p>
              </table:table-cell>
              <table:table-cell office:value-type="float" office:value="0.177580821576212">
                <text:p>0.177580821576212</text:p>
              </table:table-cell>
              <table:table-cell office:value-type="float" office:value="0.000592475405146992">
                <text:p>0.000592475405146992</text:p>
              </table:table-cell>
              <table:table-cell office:value-type="float" office:value="0.00000009826893047795">
                <text:p>0.000000098268930477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10.007">
                <text:p>510.007</text:p>
              </table:table-cell>
              <table:table-cell office:value-type="float" office:value="0.0888941003714873">
                <text:p>0.0888941003714873</text:p>
              </table:table-cell>
              <table:table-cell office:value-type="float" office:value="0.000207379166762409">
                <text:p>0.000207379166762409</text:p>
              </table:table-cell>
              <table:table-cell office:value-type="float" office:value="0.00000001965378609559">
                <text:p>0.00000001965378609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10.074">
                <text:p>510.074</text:p>
              </table:table-cell>
              <table:table-cell office:value-type="float" office:value="0.0444833428174232">
                <text:p>0.0444833428174232</text:p>
              </table:table-cell>
              <table:table-cell office:value-type="float" office:value="0.0000725852633590357">
                <text:p>0.0000725852633590357</text:p>
              </table:table-cell>
              <table:table-cell office:value-type="float" office:value="0.00000000393075721912">
                <text:p>0.00000000393075721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10.142">
                <text:p>510.142</text:p>
              </table:table-cell>
              <table:table-cell office:value-type="float" office:value="0.0222543740852986">
                <text:p>0.0222543740852986</text:p>
              </table:table-cell>
              <table:table-cell office:value-type="float" office:value="0.000025405353174101">
                <text:p>0.000025405353174101</text:p>
              </table:table-cell>
              <table:table-cell office:value-type="float" office:value="0.00000000078615144382">
                <text:p>0.00000000078615144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10.215">
                <text:p>510.215</text:p>
              </table:table-cell>
              <table:table-cell office:value-type="float" office:value="0.0111316330305546">
                <text:p>0.0111316330305546</text:p>
              </table:table-cell>
              <table:table-cell office:value-type="float" office:value="0.00000889197581062304">
                <text:p>0.00000889197581062304</text:p>
              </table:table-cell>
              <table:table-cell office:value-type="float" office:value="0.00000000015723028876">
                <text:p>0.00000000015723028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10.292">
                <text:p>510.292</text:p>
              </table:table-cell>
              <table:table-cell office:value-type="float" office:value="0.00556737262126414">
                <text:p>0.00556737262126414</text:p>
              </table:table-cell>
              <table:table-cell office:value-type="float" office:value="0.00000311221197365561">
                <text:p>0.00000311221197365561</text:p>
              </table:table-cell>
              <table:table-cell office:value-type="float" office:value="0.00000000003144605775">
                <text:p>0.00000000003144605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10.36">
                <text:p>510.36</text:p>
              </table:table-cell>
              <table:table-cell office:value-type="float" office:value="0.00278423094977146">
                <text:p>0.00278423094977146</text:p>
              </table:table-cell>
              <table:table-cell office:value-type="float" office:value="0.00000108927827876697">
                <text:p>0.00000108927827876697</text:p>
              </table:table-cell>
              <table:table-cell office:value-type="float" office:value="0.00000000000628921155">
                <text:p>0.00000000000628921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10.431">
                <text:p>510.431</text:p>
              </table:table-cell>
              <table:table-cell office:value-type="float" office:value="0.00139230609899331">
                <text:p>0.00139230609899331</text:p>
              </table:table-cell>
              <table:table-cell office:value-type="float" office:value="0.00000038124821516594">
                <text:p>0.00000038124821516594</text:p>
              </table:table-cell>
              <table:table-cell office:value-type="float" office:value="0.00000000000125784231">
                <text:p>0.00000000000125784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10.501">
                <text:p>510.501</text:p>
              </table:table-cell>
              <table:table-cell office:value-type="float" office:value="0.000696219768016069">
                <text:p>0.000696219768016069</text:p>
              </table:table-cell>
              <table:table-cell office:value-type="float" office:value="0.00000013343703882758">
                <text:p>0.00000013343703882758</text:p>
              </table:table-cell>
              <table:table-cell office:value-type="float" office:value="0.00000000000025156846">
                <text:p>0.00000000000025156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10.566">
                <text:p>510.566</text:p>
              </table:table-cell>
              <table:table-cell office:value-type="float" office:value="0.000348133235506181">
                <text:p>0.000348133235506181</text:p>
              </table:table-cell>
              <table:table-cell office:value-type="float" office:value="0.00000004670299629355">
                <text:p>0.00000004670299629355</text:p>
              </table:table-cell>
              <table:table-cell office:value-type="float" office:value="0.00000000000005031369">
                <text:p>0.00000000000005031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10.647">
                <text:p>510.647</text:p>
              </table:table-cell>
              <table:table-cell office:value-type="float" office:value="0.000174074790780712">
                <text:p>0.000174074790780712</text:p>
              </table:table-cell>
              <table:table-cell office:value-type="float" office:value="0.00000001634605524352">
                <text:p>0.00000001634605524352</text:p>
              </table:table-cell>
              <table:table-cell office:value-type="float" office:value="0.00000000000001006274">
                <text:p>0.00000000000001006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10.717">
                <text:p>510.717</text:p>
              </table:table-cell>
              <table:table-cell office:value-type="float" office:value="0.0000870402559506779">
                <text:p>0.0000870402559506779</text:p>
              </table:table-cell>
              <table:table-cell office:value-type="float" office:value="0.00000000572112064339">
                <text:p>0.00000000572112064339</text:p>
              </table:table-cell>
              <table:table-cell office:value-type="float" office:value="2.01254769618835E-015">
                <text:p>2.01254769618835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10.796">
                <text:p>510.796</text:p>
              </table:table-cell>
              <table:table-cell office:value-type="float" office:value="0.0000435211291715824">
                <text:p>0.0000435211291715824</text:p>
              </table:table-cell>
              <table:table-cell office:value-type="float" office:value="0.00000000200239248682">
                <text:p>0.00000000200239248682</text:p>
              </table:table-cell>
              <table:table-cell office:value-type="float" office:value="4.0250953923767E-016">
                <text:p>4.0250953923767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10.869">
                <text:p>510.869</text:p>
              </table:table-cell>
              <table:table-cell office:value-type="float" office:value="0.0000217609150045025">
                <text:p>0.0000217609150045025</text:p>
              </table:table-cell>
              <table:table-cell office:value-type="float" office:value="0.00000000070083742271">
                <text:p>0.00000000070083742271</text:p>
              </table:table-cell>
              <table:table-cell office:value-type="float" office:value="8.05019078475341E-017">
                <text:p>8.05019078475341E-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10.94">
                <text:p>510.94</text:p>
              </table:table-cell>
              <table:table-cell office:value-type="float" office:value="0.0000108805801488055">
                <text:p>0.0000108805801488055</text:p>
              </table:table-cell>
              <table:table-cell office:value-type="float" office:value="0.00000000024529310841">
                <text:p>0.00000000024529310841</text:p>
              </table:table-cell>
              <table:table-cell office:value-type="float" office:value="1.61003815695068E-017">
                <text:p>1.61003815695068E-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11.009">
                <text:p>511.009</text:p>
              </table:table-cell>
              <table:table-cell office:value-type="float" office:value="0.00000544033300069776">
                <text:p>0.00000544033300069776</text:p>
              </table:table-cell>
              <table:table-cell office:value-type="float" office:value="0.00000000008585259004">
                <text:p>0.00000000008585259004</text:p>
              </table:table-cell>
              <table:table-cell office:value-type="float" office:value="3.22007631390136E-018">
                <text:p>3.22007631390136E-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11.078">
                <text:p>511.078</text:p>
              </table:table-cell>
              <table:table-cell office:value-type="float" office:value="0.00000272018152455234">
                <text:p>0.00000272018152455234</text:p>
              </table:table-cell>
              <table:table-cell office:value-type="float" office:value="0.00000000003004840693">
                <text:p>0.00000000003004840693</text:p>
              </table:table-cell>
              <table:table-cell office:value-type="float" office:value="6.44015262780272E-019">
                <text:p>6.44015262780272E-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11.146">
                <text:p>511.146</text:p>
              </table:table-cell>
              <table:table-cell office:value-type="float" office:value="0.00000136009602074743">
                <text:p>0.00000136009602074743</text:p>
              </table:table-cell>
              <table:table-cell office:value-type="float" office:value="0.00000000001051694251">
                <text:p>0.00000000001051694251</text:p>
              </table:table-cell>
              <table:table-cell office:value-type="float" office:value="1.28803052556054E-019">
                <text:p>1.28803052556054E-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